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NewMacros.xml"/>
  <manifest:file-entry manifest:media-type="text/xml" manifest:full-path="Basic/Standard/script-lb.xml"/>
  <manifest:file-entry manifest:media-type="text/xml" manifest:full-path="Basic/Standard/ThisDocumen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NewRoman" svg:font-family="TimesNewRoman, 'Times New 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6cm" fo:margin-left="0cm" fo:margin-right="-0.002cm" table:align="margins" fo:keep-with-next="auto" style:writing-mode="lr-tb"/>
    </style:style>
    <style:style style:name="Tableau4.A" style:family="table-column">
      <style:table-column-properties style:column-width="1.304cm" style:rel-column-width="5339*"/>
    </style:style>
    <style:style style:name="Tableau4.B" style:family="table-column">
      <style:table-column-properties style:column-width="2.101cm" style:rel-column-width="8604*"/>
    </style:style>
    <style:style style:name="Tableau4.D" style:family="table-column">
      <style:table-column-properties style:column-width="10.495cm" style:rel-column-width="42988*"/>
    </style:style>
    <style:style style:name="Tableau4.1" style:family="table-row">
      <style:table-row-properties style:keep-together="false" fo:keep-together="always"/>
    </style:style>
    <style:style style:name="Tableau4.A1" style:family="table-cell">
      <style:table-cell-properties fo:background-color="#dddddd" style:border-line-width-bottom="0.035cm 0.035cm 0.035cm" fo:padding="0.06cm" fo:border-left="0.035cm solid #000000" fo:border-right="none" fo:border-top="0.035cm solid #000000" fo:border-bottom="0.106cm double #000000">
        <style:background-image/>
      </style:table-cell-properties>
    </style:style>
    <style:style style:name="Tableau4.B1" style:family="table-cell">
      <style:table-cell-properties fo:background-color="#dddddd" style:border-line-width-bottom="0.035cm 0.035cm 0.035cm" fo:padding="0.06cm" fo:border-left="0.002cm solid #000000" fo:border-right="none" fo:border-top="0.035cm solid #000000" fo:border-bottom="0.106cm double #000000">
        <style:background-image/>
      </style:table-cell-properties>
    </style:style>
    <style:style style:name="Tableau4.D1" style:family="table-cell">
      <style:table-cell-properties fo:background-color="#dddddd" style:border-line-width-bottom="0.035cm 0.035cm 0.035cm" fo:padding="0.06cm" fo:border-left="0.002cm solid #000000" fo:border-right="0.035cm solid #000000" fo:border-top="0.035cm solid #000000" fo:border-bottom="0.106cm double #000000">
        <style:background-image/>
      </style:table-cell-properties>
    </style:style>
    <style:style style:name="Tableau4.A2" style:family="table-cell">
      <style:table-cell-properties style:vertical-align="middle" fo:background-color="#ffffff" fo:padding="0.06cm" fo:border-left="0.035cm solid #000000" fo:border-right="none" fo:border-top="none" fo:border-bottom="0.002cm solid #000000">
        <style:background-image/>
      </style:table-cell-properties>
    </style:style>
    <style:style style:name="Tableau4.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4.D2" style:family="table-cell">
      <style:table-cell-properties style:vertical-align="middle" fo:background-color="#ffffff" fo:padding="0.06cm" fo:border-left="0.002cm solid #000000" fo:border-right="0.035cm solid #000000" fo:border-top="none" fo:border-bottom="0.002cm solid #000000">
        <style:background-image/>
      </style:table-cell-properties>
    </style:style>
    <style:style style:name="Tableau4.7" style:family="table-row">
      <style:table-row-properties style:min-row-height="0.552cm" style:keep-together="false" fo:keep-together="always"/>
    </style:style>
    <style:style style:name="Tableau4.A65" style:family="table-cell">
      <style:table-cell-properties style:vertical-align="middle" fo:background-color="#ffffff" fo:padding="0.06cm" fo:border-left="0.035cm solid #000000" fo:border-right="none" fo:border-top="none" fo:border-bottom="0.035cm solid #000000">
        <style:background-image/>
      </style:table-cell-properties>
    </style:style>
    <style:style style:name="Tableau4.B65" style:family="table-cell">
      <style:table-cell-properties style:vertical-align="middle" fo:background-color="#ffffff" fo:padding="0.06cm" fo:border-left="0.002cm solid #000000" fo:border-right="none" fo:border-top="none" fo:border-bottom="0.035cm solid #000000">
        <style:background-image/>
      </style:table-cell-properties>
    </style:style>
    <style:style style:name="Tableau4.D65" style:family="table-cell">
      <style:table-cell-properties style:vertical-align="middle" fo:background-color="#ffffff" fo:padding="0.06cm" fo:border-left="0.002cm solid #000000" fo:border-right="0.035cm solid #000000" fo:border-top="none" fo:border-bottom="0.035cm solid #000000">
        <style:background-image/>
      </style:table-cell-properties>
    </style:style>
    <style:style style:name="Tableau6" style:family="table">
      <style:table-properties style:width="15.998cm" table:align="margins" style:may-break-between-rows="false" style:writing-mode="lr-tb"/>
    </style:style>
    <style:style style:name="Tableau6.A" style:family="table-column">
      <style:table-column-properties style:column-width="1.12cm" style:rel-column-width="4588*"/>
    </style:style>
    <style:style style:name="Tableau6.B" style:family="table-column">
      <style:table-column-properties style:column-width="1.859cm" style:rel-column-width="7615*"/>
    </style:style>
    <style:style style:name="Tableau6.I" style:family="table-column">
      <style:table-column-properties style:column-width="1.866cm" style:rel-column-width="7642*"/>
    </style:style>
    <style:style style:name="Tableau6.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6.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6.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6.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6.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6.I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6.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6.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6.I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7" style:family="table">
      <style:table-properties style:width="15.998cm" table:align="margins" style:may-break-between-rows="false" style:writing-mode="lr-tb"/>
    </style:style>
    <style:style style:name="Tableau7.A" style:family="table-column">
      <style:table-column-properties style:column-width="1.12cm" style:rel-column-width="4588*"/>
    </style:style>
    <style:style style:name="Tableau7.B" style:family="table-column">
      <style:table-column-properties style:column-width="1.859cm" style:rel-column-width="7615*"/>
    </style:style>
    <style:style style:name="Tableau7.I" style:family="table-column">
      <style:table-column-properties style:column-width="1.866cm" style:rel-column-width="7642*"/>
    </style:style>
    <style:style style:name="Tableau7.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7.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7.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7.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7.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7.I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7.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7.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7.I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8" style:family="table">
      <style:table-properties style:width="15.998cm" table:align="margins" style:may-break-between-rows="false" style:writing-mode="lr-tb"/>
    </style:style>
    <style:style style:name="Tableau8.A" style:family="table-column">
      <style:table-column-properties style:column-width="1.12cm" style:rel-column-width="4588*"/>
    </style:style>
    <style:style style:name="Tableau8.B" style:family="table-column">
      <style:table-column-properties style:column-width="1.859cm" style:rel-column-width="7615*"/>
    </style:style>
    <style:style style:name="Tableau8.I" style:family="table-column">
      <style:table-column-properties style:column-width="1.866cm" style:rel-column-width="7642*"/>
    </style:style>
    <style:style style:name="Tableau8.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8.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8.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8.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8.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8.B3"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8.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8.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8.C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9" style:family="table">
      <style:table-properties style:width="15.998cm" table:align="margins" style:may-break-between-rows="false" style:writing-mode="lr-tb"/>
    </style:style>
    <style:style style:name="Tableau9.A" style:family="table-column">
      <style:table-column-properties style:column-width="1.12cm" style:rel-column-width="4588*"/>
    </style:style>
    <style:style style:name="Tableau9.B" style:family="table-column">
      <style:table-column-properties style:column-width="1.859cm" style:rel-column-width="7615*"/>
    </style:style>
    <style:style style:name="Tableau9.I" style:family="table-column">
      <style:table-column-properties style:column-width="1.866cm" style:rel-column-width="7642*"/>
    </style:style>
    <style:style style:name="Tableau9.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9.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9.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9.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9.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9.B3"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9.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9.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9.C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0" style:family="table">
      <style:table-properties style:width="15.998cm" table:align="margins" style:may-break-between-rows="false" style:writing-mode="lr-tb"/>
    </style:style>
    <style:style style:name="Tableau10.A" style:family="table-column">
      <style:table-column-properties style:column-width="1.12cm" style:rel-column-width="4588*"/>
    </style:style>
    <style:style style:name="Tableau10.B" style:family="table-column">
      <style:table-column-properties style:column-width="1.859cm" style:rel-column-width="7615*"/>
    </style:style>
    <style:style style:name="Tableau10.I" style:family="table-column">
      <style:table-column-properties style:column-width="1.866cm" style:rel-column-width="7642*"/>
    </style:style>
    <style:style style:name="Tableau10.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0.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0.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0.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0.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10.I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0.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0.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10.I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1" style:family="table">
      <style:table-properties style:width="15.998cm" table:align="margins" style:may-break-between-rows="false" style:writing-mode="lr-tb"/>
    </style:style>
    <style:style style:name="Tableau11.A" style:family="table-column">
      <style:table-column-properties style:column-width="1.12cm" style:rel-column-width="4588*"/>
    </style:style>
    <style:style style:name="Tableau11.B" style:family="table-column">
      <style:table-column-properties style:column-width="1.859cm" style:rel-column-width="7615*"/>
    </style:style>
    <style:style style:name="Tableau11.I" style:family="table-column">
      <style:table-column-properties style:column-width="1.866cm" style:rel-column-width="7642*"/>
    </style:style>
    <style:style style:name="Tableau11.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1.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1.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1.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1.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11.I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1.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1.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11.I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2" style:family="table">
      <style:table-properties style:width="15.998cm" table:align="margins" style:may-break-between-rows="false" style:writing-mode="lr-tb"/>
    </style:style>
    <style:style style:name="Tableau12.A" style:family="table-column">
      <style:table-column-properties style:column-width="1.12cm" style:rel-column-width="4588*"/>
    </style:style>
    <style:style style:name="Tableau12.B" style:family="table-column">
      <style:table-column-properties style:column-width="1.859cm" style:rel-column-width="7615*"/>
    </style:style>
    <style:style style:name="Tableau12.I" style:family="table-column">
      <style:table-column-properties style:column-width="1.866cm" style:rel-column-width="7642*"/>
    </style:style>
    <style:style style:name="Tableau12.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2.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2.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2.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2.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2.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2.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3" style:family="table">
      <style:table-properties style:width="15.998cm" table:align="margins" style:may-break-between-rows="false" style:writing-mode="lr-tb"/>
    </style:style>
    <style:style style:name="Tableau13.A" style:family="table-column">
      <style:table-column-properties style:column-width="1.12cm" style:rel-column-width="4588*"/>
    </style:style>
    <style:style style:name="Tableau13.B" style:family="table-column">
      <style:table-column-properties style:column-width="1.859cm" style:rel-column-width="7615*"/>
    </style:style>
    <style:style style:name="Tableau13.I" style:family="table-column">
      <style:table-column-properties style:column-width="1.866cm" style:rel-column-width="7642*"/>
    </style:style>
    <style:style style:name="Tableau13.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3.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3.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3.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3.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3.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3.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4" style:family="table">
      <style:table-properties style:width="15.998cm" table:align="margins" style:may-break-between-rows="false" style:writing-mode="lr-tb"/>
    </style:style>
    <style:style style:name="Tableau14.A" style:family="table-column">
      <style:table-column-properties style:column-width="1.12cm" style:rel-column-width="4588*"/>
    </style:style>
    <style:style style:name="Tableau14.B" style:family="table-column">
      <style:table-column-properties style:column-width="1.859cm" style:rel-column-width="7615*"/>
    </style:style>
    <style:style style:name="Tableau14.I" style:family="table-column">
      <style:table-column-properties style:column-width="1.866cm" style:rel-column-width="7642*"/>
    </style:style>
    <style:style style:name="Tableau14.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4.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4.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4.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4.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4.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4.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5" style:family="table">
      <style:table-properties style:width="15.998cm" table:align="margins" style:may-break-between-rows="false" style:writing-mode="lr-tb"/>
    </style:style>
    <style:style style:name="Tableau15.A" style:family="table-column">
      <style:table-column-properties style:column-width="1.12cm" style:rel-column-width="4588*"/>
    </style:style>
    <style:style style:name="Tableau15.B" style:family="table-column">
      <style:table-column-properties style:column-width="1.859cm" style:rel-column-width="7615*"/>
    </style:style>
    <style:style style:name="Tableau15.I" style:family="table-column">
      <style:table-column-properties style:column-width="1.866cm" style:rel-column-width="7642*"/>
    </style:style>
    <style:style style:name="Tableau15.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5.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5.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5.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5.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5.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5.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6" style:family="table">
      <style:table-properties style:width="15.998cm" table:align="margins" style:may-break-between-rows="false" style:writing-mode="lr-tb"/>
    </style:style>
    <style:style style:name="Tableau16.A" style:family="table-column">
      <style:table-column-properties style:column-width="1.12cm" style:rel-column-width="4588*"/>
    </style:style>
    <style:style style:name="Tableau16.B" style:family="table-column">
      <style:table-column-properties style:column-width="1.859cm" style:rel-column-width="7615*"/>
    </style:style>
    <style:style style:name="Tableau16.I" style:family="table-column">
      <style:table-column-properties style:column-width="1.866cm" style:rel-column-width="7642*"/>
    </style:style>
    <style:style style:name="Tableau16.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6.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6.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6.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6.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6.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6.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7" style:family="table">
      <style:table-properties style:width="15.998cm" table:align="margins" style:may-break-between-rows="false" style:writing-mode="lr-tb"/>
    </style:style>
    <style:style style:name="Tableau17.A" style:family="table-column">
      <style:table-column-properties style:column-width="1.12cm" style:rel-column-width="4588*"/>
    </style:style>
    <style:style style:name="Tableau17.B" style:family="table-column">
      <style:table-column-properties style:column-width="1.859cm" style:rel-column-width="7615*"/>
    </style:style>
    <style:style style:name="Tableau17.I" style:family="table-column">
      <style:table-column-properties style:column-width="1.866cm" style:rel-column-width="7642*"/>
    </style:style>
    <style:style style:name="Tableau17.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7.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7.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7.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7.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7.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7.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8" style:family="table">
      <style:table-properties style:width="15.998cm" table:align="margins" style:may-break-between-rows="false" style:writing-mode="lr-tb"/>
    </style:style>
    <style:style style:name="Tableau18.A" style:family="table-column">
      <style:table-column-properties style:column-width="1.12cm" style:rel-column-width="4588*"/>
    </style:style>
    <style:style style:name="Tableau18.B" style:family="table-column">
      <style:table-column-properties style:column-width="1.859cm" style:rel-column-width="7615*"/>
    </style:style>
    <style:style style:name="Tableau18.I" style:family="table-column">
      <style:table-column-properties style:column-width="1.866cm" style:rel-column-width="7642*"/>
    </style:style>
    <style:style style:name="Tableau18.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8.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8.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8.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8.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8.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8.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9" style:family="table">
      <style:table-properties style:width="15.998cm" table:align="margins" style:may-break-between-rows="false" style:writing-mode="lr-tb"/>
    </style:style>
    <style:style style:name="Tableau19.A" style:family="table-column">
      <style:table-column-properties style:column-width="1.12cm" style:rel-column-width="4588*"/>
    </style:style>
    <style:style style:name="Tableau19.B" style:family="table-column">
      <style:table-column-properties style:column-width="1.859cm" style:rel-column-width="7615*"/>
    </style:style>
    <style:style style:name="Tableau19.I" style:family="table-column">
      <style:table-column-properties style:column-width="1.866cm" style:rel-column-width="7642*"/>
    </style:style>
    <style:style style:name="Tableau19.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9.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9.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9.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9.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19.H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9.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9.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19.H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0" style:family="table">
      <style:table-properties style:width="15.998cm" table:align="margins" style:may-break-between-rows="false" style:writing-mode="lr-tb"/>
    </style:style>
    <style:style style:name="Tableau20.A" style:family="table-column">
      <style:table-column-properties style:column-width="1.12cm" style:rel-column-width="4588*"/>
    </style:style>
    <style:style style:name="Tableau20.B" style:family="table-column">
      <style:table-column-properties style:column-width="1.859cm" style:rel-column-width="7615*"/>
    </style:style>
    <style:style style:name="Tableau20.I" style:family="table-column">
      <style:table-column-properties style:column-width="1.866cm" style:rel-column-width="7642*"/>
    </style:style>
    <style:style style:name="Tableau20.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0.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0.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0.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0.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0.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0.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1" style:family="table">
      <style:table-properties style:width="15.998cm" table:align="margins" style:may-break-between-rows="false" style:writing-mode="lr-tb"/>
    </style:style>
    <style:style style:name="Tableau21.A" style:family="table-column">
      <style:table-column-properties style:column-width="1.12cm" style:rel-column-width="4588*"/>
    </style:style>
    <style:style style:name="Tableau21.B" style:family="table-column">
      <style:table-column-properties style:column-width="1.859cm" style:rel-column-width="7615*"/>
    </style:style>
    <style:style style:name="Tableau21.I" style:family="table-column">
      <style:table-column-properties style:column-width="1.866cm" style:rel-column-width="7642*"/>
    </style:style>
    <style:style style:name="Tableau21.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1.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1.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1.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1.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21.I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1.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1.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21.I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3" style:family="table">
      <style:table-properties style:width="15.998cm" table:align="margins" style:may-break-between-rows="false" style:writing-mode="lr-tb"/>
    </style:style>
    <style:style style:name="Tableau23.A" style:family="table-column">
      <style:table-column-properties style:column-width="1.12cm" style:rel-column-width="4588*"/>
    </style:style>
    <style:style style:name="Tableau23.B" style:family="table-column">
      <style:table-column-properties style:column-width="1.859cm" style:rel-column-width="7615*"/>
    </style:style>
    <style:style style:name="Tableau23.I" style:family="table-column">
      <style:table-column-properties style:column-width="1.866cm" style:rel-column-width="7642*"/>
    </style:style>
    <style:style style:name="Tableau23.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3.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3.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3.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3.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3.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3.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4" style:family="table">
      <style:table-properties style:width="15.998cm" table:align="margins" style:may-break-between-rows="false" style:writing-mode="lr-tb"/>
    </style:style>
    <style:style style:name="Tableau24.A" style:family="table-column">
      <style:table-column-properties style:column-width="1.12cm" style:rel-column-width="4588*"/>
    </style:style>
    <style:style style:name="Tableau24.B" style:family="table-column">
      <style:table-column-properties style:column-width="1.859cm" style:rel-column-width="7615*"/>
    </style:style>
    <style:style style:name="Tableau24.I" style:family="table-column">
      <style:table-column-properties style:column-width="1.866cm" style:rel-column-width="7642*"/>
    </style:style>
    <style:style style:name="Tableau24.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4.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4.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4.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4.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4.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4.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5" style:family="table">
      <style:table-properties style:width="15.998cm" table:align="margins" style:may-break-between-rows="false" style:writing-mode="lr-tb"/>
    </style:style>
    <style:style style:name="Tableau25.A" style:family="table-column">
      <style:table-column-properties style:column-width="1.12cm" style:rel-column-width="4588*"/>
    </style:style>
    <style:style style:name="Tableau25.B" style:family="table-column">
      <style:table-column-properties style:column-width="1.859cm" style:rel-column-width="7615*"/>
    </style:style>
    <style:style style:name="Tableau25.I" style:family="table-column">
      <style:table-column-properties style:column-width="1.866cm" style:rel-column-width="7642*"/>
    </style:style>
    <style:style style:name="Tableau25.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5.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5.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5.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5.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5.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5.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6" style:family="table">
      <style:table-properties style:width="15.998cm" table:align="margins" style:may-break-between-rows="false" style:writing-mode="lr-tb"/>
    </style:style>
    <style:style style:name="Tableau26.A" style:family="table-column">
      <style:table-column-properties style:column-width="1.12cm" style:rel-column-width="4588*"/>
    </style:style>
    <style:style style:name="Tableau26.B" style:family="table-column">
      <style:table-column-properties style:column-width="1.859cm" style:rel-column-width="7615*"/>
    </style:style>
    <style:style style:name="Tableau26.I" style:family="table-column">
      <style:table-column-properties style:column-width="1.866cm" style:rel-column-width="7642*"/>
    </style:style>
    <style:style style:name="Tableau26.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6.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6.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6.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6.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6.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6.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7" style:family="table">
      <style:table-properties style:width="15.998cm" table:align="margins" style:may-break-between-rows="false" style:writing-mode="lr-tb"/>
    </style:style>
    <style:style style:name="Tableau27.A" style:family="table-column">
      <style:table-column-properties style:column-width="1.12cm" style:rel-column-width="4588*"/>
    </style:style>
    <style:style style:name="Tableau27.B" style:family="table-column">
      <style:table-column-properties style:column-width="1.859cm" style:rel-column-width="7615*"/>
    </style:style>
    <style:style style:name="Tableau27.I" style:family="table-column">
      <style:table-column-properties style:column-width="1.866cm" style:rel-column-width="7642*"/>
    </style:style>
    <style:style style:name="Tableau27.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7.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7.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7.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7.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7.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7.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8" style:family="table">
      <style:table-properties style:width="15.998cm" table:align="margins" style:may-break-between-rows="false" style:writing-mode="lr-tb"/>
    </style:style>
    <style:style style:name="Tableau28.A" style:family="table-column">
      <style:table-column-properties style:column-width="1.12cm" style:rel-column-width="4588*"/>
    </style:style>
    <style:style style:name="Tableau28.B" style:family="table-column">
      <style:table-column-properties style:column-width="1.859cm" style:rel-column-width="7615*"/>
    </style:style>
    <style:style style:name="Tableau28.I" style:family="table-column">
      <style:table-column-properties style:column-width="1.866cm" style:rel-column-width="7642*"/>
    </style:style>
    <style:style style:name="Tableau28.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8.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8.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8.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8.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8.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8.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9" style:family="table">
      <style:table-properties style:width="15.998cm" table:align="margins" style:may-break-between-rows="false" style:writing-mode="lr-tb"/>
    </style:style>
    <style:style style:name="Tableau29.A" style:family="table-column">
      <style:table-column-properties style:column-width="1.12cm" style:rel-column-width="4588*"/>
    </style:style>
    <style:style style:name="Tableau29.B" style:family="table-column">
      <style:table-column-properties style:column-width="1.859cm" style:rel-column-width="7615*"/>
    </style:style>
    <style:style style:name="Tableau29.I" style:family="table-column">
      <style:table-column-properties style:column-width="1.866cm" style:rel-column-width="7642*"/>
    </style:style>
    <style:style style:name="Tableau29.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9.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9.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9.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9.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9.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9.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0" style:family="table">
      <style:table-properties style:width="15.998cm" table:align="margins" style:may-break-between-rows="false" style:writing-mode="lr-tb"/>
    </style:style>
    <style:style style:name="Tableau30.A" style:family="table-column">
      <style:table-column-properties style:column-width="1.12cm" style:rel-column-width="4588*"/>
    </style:style>
    <style:style style:name="Tableau30.B" style:family="table-column">
      <style:table-column-properties style:column-width="1.859cm" style:rel-column-width="7615*"/>
    </style:style>
    <style:style style:name="Tableau30.I" style:family="table-column">
      <style:table-column-properties style:column-width="1.866cm" style:rel-column-width="7642*"/>
    </style:style>
    <style:style style:name="Tableau30.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0.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0.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0.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0.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0.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0.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1" style:family="table">
      <style:table-properties style:width="15.998cm" table:align="margins" style:may-break-between-rows="false" style:writing-mode="lr-tb"/>
    </style:style>
    <style:style style:name="Tableau31.A" style:family="table-column">
      <style:table-column-properties style:column-width="1.12cm" style:rel-column-width="4588*"/>
    </style:style>
    <style:style style:name="Tableau31.B" style:family="table-column">
      <style:table-column-properties style:column-width="1.859cm" style:rel-column-width="7615*"/>
    </style:style>
    <style:style style:name="Tableau31.I" style:family="table-column">
      <style:table-column-properties style:column-width="1.866cm" style:rel-column-width="7642*"/>
    </style:style>
    <style:style style:name="Tableau31.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1.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1.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1.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1.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1.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1.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2" style:family="table">
      <style:table-properties style:width="15.998cm" table:align="margins" style:may-break-between-rows="false" style:writing-mode="lr-tb"/>
    </style:style>
    <style:style style:name="Tableau32.A" style:family="table-column">
      <style:table-column-properties style:column-width="1.12cm" style:rel-column-width="4588*"/>
    </style:style>
    <style:style style:name="Tableau32.B" style:family="table-column">
      <style:table-column-properties style:column-width="1.859cm" style:rel-column-width="7615*"/>
    </style:style>
    <style:style style:name="Tableau32.I" style:family="table-column">
      <style:table-column-properties style:column-width="1.866cm" style:rel-column-width="7642*"/>
    </style:style>
    <style:style style:name="Tableau32.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2.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2.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2.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2.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2.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2.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3" style:family="table">
      <style:table-properties style:width="15.998cm" table:align="margins" style:may-break-between-rows="false" style:writing-mode="lr-tb"/>
    </style:style>
    <style:style style:name="Tableau33.A" style:family="table-column">
      <style:table-column-properties style:column-width="1.12cm" style:rel-column-width="4588*"/>
    </style:style>
    <style:style style:name="Tableau33.B" style:family="table-column">
      <style:table-column-properties style:column-width="1.859cm" style:rel-column-width="7615*"/>
    </style:style>
    <style:style style:name="Tableau33.I" style:family="table-column">
      <style:table-column-properties style:column-width="1.866cm" style:rel-column-width="7642*"/>
    </style:style>
    <style:style style:name="Tableau33.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3.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3.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3.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3.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3.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3.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66" style:family="table">
      <style:table-properties style:width="15.998cm" table:align="margins" style:may-break-between-rows="false" style:writing-mode="lr-tb"/>
    </style:style>
    <style:style style:name="Tableau66.A" style:family="table-column">
      <style:table-column-properties style:column-width="1.12cm" style:rel-column-width="4588*"/>
    </style:style>
    <style:style style:name="Tableau66.B" style:family="table-column">
      <style:table-column-properties style:column-width="1.859cm" style:rel-column-width="7615*"/>
    </style:style>
    <style:style style:name="Tableau66.I" style:family="table-column">
      <style:table-column-properties style:column-width="1.866cm" style:rel-column-width="7642*"/>
    </style:style>
    <style:style style:name="Tableau66.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66.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66.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66.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66.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66.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66.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4" style:family="table">
      <style:table-properties style:width="15.998cm" table:align="margins" style:may-break-between-rows="false" style:writing-mode="lr-tb"/>
    </style:style>
    <style:style style:name="Tableau34.A" style:family="table-column">
      <style:table-column-properties style:column-width="1.12cm" style:rel-column-width="4588*"/>
    </style:style>
    <style:style style:name="Tableau34.B" style:family="table-column">
      <style:table-column-properties style:column-width="1.859cm" style:rel-column-width="7615*"/>
    </style:style>
    <style:style style:name="Tableau34.I" style:family="table-column">
      <style:table-column-properties style:column-width="1.866cm" style:rel-column-width="7642*"/>
    </style:style>
    <style:style style:name="Tableau34.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4.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4.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4.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4.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34.F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4.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4.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34.F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1" style:family="table">
      <style:table-properties style:width="15.998cm" table:align="margins" style:may-break-between-rows="false" style:writing-mode="lr-tb"/>
    </style:style>
    <style:style style:name="Tableau1.A" style:family="table-column">
      <style:table-column-properties style:column-width="1.12cm" style:rel-column-width="4588*"/>
    </style:style>
    <style:style style:name="Tableau1.B" style:family="table-column">
      <style:table-column-properties style:column-width="1.859cm" style:rel-column-width="7615*"/>
    </style:style>
    <style:style style:name="Tableau1.I" style:family="table-column">
      <style:table-column-properties style:column-width="1.866cm" style:rel-column-width="7642*"/>
    </style:style>
    <style:style style:name="Tableau1.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1.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1.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1.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1.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1.D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1.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1.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1.D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2" style:family="table">
      <style:table-properties style:width="15.998cm" table:align="margins" style:may-break-between-rows="false" style:writing-mode="lr-tb"/>
    </style:style>
    <style:style style:name="Tableau2.A" style:family="table-column">
      <style:table-column-properties style:column-width="1.12cm" style:rel-column-width="4588*"/>
    </style:style>
    <style:style style:name="Tableau2.B" style:family="table-column">
      <style:table-column-properties style:column-width="1.859cm" style:rel-column-width="7615*"/>
    </style:style>
    <style:style style:name="Tableau2.I" style:family="table-column">
      <style:table-column-properties style:column-width="1.866cm" style:rel-column-width="7642*"/>
    </style:style>
    <style:style style:name="Tableau2.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2.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2.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2.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2.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2.F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2.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2.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 style:family="table">
      <style:table-properties style:width="15.998cm" table:align="margins" style:may-break-between-rows="false" style:writing-mode="lr-tb"/>
    </style:style>
    <style:style style:name="Tableau3.A" style:family="table-column">
      <style:table-column-properties style:column-width="1.12cm" style:rel-column-width="4588*"/>
    </style:style>
    <style:style style:name="Tableau3.B" style:family="table-column">
      <style:table-column-properties style:column-width="1.859cm" style:rel-column-width="7615*"/>
    </style:style>
    <style:style style:name="Tableau3.I" style:family="table-column">
      <style:table-column-properties style:column-width="1.866cm" style:rel-column-width="7642*"/>
    </style:style>
    <style:style style:name="Tableau3.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3.I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3.I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 style:family="table">
      <style:table-properties style:width="15.998cm" table:align="margins" style:may-break-between-rows="false" style:writing-mode="lr-tb"/>
    </style:style>
    <style:style style:name="Tableau5.A" style:family="table-column">
      <style:table-column-properties style:column-width="1.12cm" style:rel-column-width="4588*"/>
    </style:style>
    <style:style style:name="Tableau5.B" style:family="table-column">
      <style:table-column-properties style:column-width="1.859cm" style:rel-column-width="7615*"/>
    </style:style>
    <style:style style:name="Tableau5.I" style:family="table-column">
      <style:table-column-properties style:column-width="1.866cm" style:rel-column-width="7642*"/>
    </style:style>
    <style:style style:name="Tableau5.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5" style:family="table">
      <style:table-properties style:width="15.998cm" table:align="margins" style:may-break-between-rows="false" style:writing-mode="lr-tb"/>
    </style:style>
    <style:style style:name="Tableau35.A" style:family="table-column">
      <style:table-column-properties style:column-width="1.12cm" style:rel-column-width="4588*"/>
    </style:style>
    <style:style style:name="Tableau35.B" style:family="table-column">
      <style:table-column-properties style:column-width="1.859cm" style:rel-column-width="7615*"/>
    </style:style>
    <style:style style:name="Tableau35.I" style:family="table-column">
      <style:table-column-properties style:column-width="1.866cm" style:rel-column-width="7642*"/>
    </style:style>
    <style:style style:name="Tableau35.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5.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5.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5.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5.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35.I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5.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5.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35.I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6" style:family="table">
      <style:table-properties style:width="15.998cm" table:align="margins" style:may-break-between-rows="false" style:writing-mode="lr-tb"/>
    </style:style>
    <style:style style:name="Tableau36.A" style:family="table-column">
      <style:table-column-properties style:column-width="1.12cm" style:rel-column-width="4588*"/>
    </style:style>
    <style:style style:name="Tableau36.B" style:family="table-column">
      <style:table-column-properties style:column-width="1.859cm" style:rel-column-width="7615*"/>
    </style:style>
    <style:style style:name="Tableau36.I" style:family="table-column">
      <style:table-column-properties style:column-width="1.866cm" style:rel-column-width="7642*"/>
    </style:style>
    <style:style style:name="Tableau36.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6.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6.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6.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6.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36.D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6.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6.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36.D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8" style:family="table">
      <style:table-properties style:width="15.998cm" table:align="margins" style:may-break-between-rows="false" style:writing-mode="lr-tb"/>
    </style:style>
    <style:style style:name="Tableau38.A" style:family="table-column">
      <style:table-column-properties style:column-width="1.12cm" style:rel-column-width="4588*"/>
    </style:style>
    <style:style style:name="Tableau38.B" style:family="table-column">
      <style:table-column-properties style:column-width="1.859cm" style:rel-column-width="7615*"/>
    </style:style>
    <style:style style:name="Tableau38.I" style:family="table-column">
      <style:table-column-properties style:column-width="1.866cm" style:rel-column-width="7642*"/>
    </style:style>
    <style:style style:name="Tableau38.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8.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8.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8.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8.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8.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8.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9" style:family="table">
      <style:table-properties style:width="15.998cm" table:align="margins" style:may-break-between-rows="false" style:writing-mode="lr-tb"/>
    </style:style>
    <style:style style:name="Tableau39.A" style:family="table-column">
      <style:table-column-properties style:column-width="1.12cm" style:rel-column-width="4588*"/>
    </style:style>
    <style:style style:name="Tableau39.B" style:family="table-column">
      <style:table-column-properties style:column-width="1.859cm" style:rel-column-width="7615*"/>
    </style:style>
    <style:style style:name="Tableau39.I" style:family="table-column">
      <style:table-column-properties style:column-width="1.866cm" style:rel-column-width="7642*"/>
    </style:style>
    <style:style style:name="Tableau39.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9.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9.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9.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9.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9.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9.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0" style:family="table">
      <style:table-properties style:width="15.998cm" table:align="margins" style:may-break-between-rows="false" style:writing-mode="lr-tb"/>
    </style:style>
    <style:style style:name="Tableau40.A" style:family="table-column">
      <style:table-column-properties style:column-width="1.12cm" style:rel-column-width="4588*"/>
    </style:style>
    <style:style style:name="Tableau40.B" style:family="table-column">
      <style:table-column-properties style:column-width="1.859cm" style:rel-column-width="7615*"/>
    </style:style>
    <style:style style:name="Tableau40.I" style:family="table-column">
      <style:table-column-properties style:column-width="1.866cm" style:rel-column-width="7642*"/>
    </style:style>
    <style:style style:name="Tableau40.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0.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0.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0.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0.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0.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0.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1" style:family="table">
      <style:table-properties style:width="15.998cm" table:align="margins" style:may-break-between-rows="false" style:writing-mode="lr-tb"/>
    </style:style>
    <style:style style:name="Tableau41.A" style:family="table-column">
      <style:table-column-properties style:column-width="1.12cm" style:rel-column-width="4588*"/>
    </style:style>
    <style:style style:name="Tableau41.B" style:family="table-column">
      <style:table-column-properties style:column-width="1.859cm" style:rel-column-width="7615*"/>
    </style:style>
    <style:style style:name="Tableau41.I" style:family="table-column">
      <style:table-column-properties style:column-width="1.866cm" style:rel-column-width="7642*"/>
    </style:style>
    <style:style style:name="Tableau41.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1.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1.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1.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1.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1.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1.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65" style:family="table">
      <style:table-properties style:width="15.998cm" table:align="margins" style:may-break-between-rows="false" style:writing-mode="lr-tb"/>
    </style:style>
    <style:style style:name="Tableau65.A" style:family="table-column">
      <style:table-column-properties style:column-width="1.12cm" style:rel-column-width="4588*"/>
    </style:style>
    <style:style style:name="Tableau65.B" style:family="table-column">
      <style:table-column-properties style:column-width="1.859cm" style:rel-column-width="7615*"/>
    </style:style>
    <style:style style:name="Tableau65.I" style:family="table-column">
      <style:table-column-properties style:column-width="1.866cm" style:rel-column-width="7642*"/>
    </style:style>
    <style:style style:name="Tableau65.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65.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65.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65.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65.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65.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65.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2" style:family="table">
      <style:table-properties style:width="15.998cm" table:align="margins" style:may-break-between-rows="false" style:writing-mode="lr-tb"/>
    </style:style>
    <style:style style:name="Tableau42.A" style:family="table-column">
      <style:table-column-properties style:column-width="1.12cm" style:rel-column-width="4588*"/>
    </style:style>
    <style:style style:name="Tableau42.B" style:family="table-column">
      <style:table-column-properties style:column-width="1.859cm" style:rel-column-width="7615*"/>
    </style:style>
    <style:style style:name="Tableau42.I" style:family="table-column">
      <style:table-column-properties style:column-width="1.866cm" style:rel-column-width="7642*"/>
    </style:style>
    <style:style style:name="Tableau42.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2.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2.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2.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2.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42.D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2.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2.B4"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42.D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3" style:family="table">
      <style:table-properties style:width="15.998cm" table:align="margins" style:may-break-between-rows="false" style:writing-mode="lr-tb"/>
    </style:style>
    <style:style style:name="Tableau43.A" style:family="table-column">
      <style:table-column-properties style:column-width="1.12cm" style:rel-column-width="4588*"/>
    </style:style>
    <style:style style:name="Tableau43.B" style:family="table-column">
      <style:table-column-properties style:column-width="1.859cm" style:rel-column-width="7615*"/>
    </style:style>
    <style:style style:name="Tableau43.I" style:family="table-column">
      <style:table-column-properties style:column-width="1.866cm" style:rel-column-width="7642*"/>
    </style:style>
    <style:style style:name="Tableau43.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3.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3.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3.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3.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43.D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3.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3.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43.D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4" style:family="table">
      <style:table-properties style:width="15.998cm" table:align="margins" style:may-break-between-rows="false" style:writing-mode="lr-tb"/>
    </style:style>
    <style:style style:name="Tableau44.A" style:family="table-column">
      <style:table-column-properties style:column-width="1.12cm" style:rel-column-width="4588*"/>
    </style:style>
    <style:style style:name="Tableau44.B" style:family="table-column">
      <style:table-column-properties style:column-width="1.859cm" style:rel-column-width="7615*"/>
    </style:style>
    <style:style style:name="Tableau44.I" style:family="table-column">
      <style:table-column-properties style:column-width="1.866cm" style:rel-column-width="7642*"/>
    </style:style>
    <style:style style:name="Tableau44.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4.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4.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4.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4.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44.D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4.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4.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44.D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5" style:family="table">
      <style:table-properties style:width="15.998cm" table:align="margins" style:may-break-between-rows="false" style:writing-mode="lr-tb"/>
    </style:style>
    <style:style style:name="Tableau45.A" style:family="table-column">
      <style:table-column-properties style:column-width="1.12cm" style:rel-column-width="4588*"/>
    </style:style>
    <style:style style:name="Tableau45.B" style:family="table-column">
      <style:table-column-properties style:column-width="1.859cm" style:rel-column-width="7615*"/>
    </style:style>
    <style:style style:name="Tableau45.I" style:family="table-column">
      <style:table-column-properties style:column-width="1.866cm" style:rel-column-width="7642*"/>
    </style:style>
    <style:style style:name="Tableau45.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5.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5.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5.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5.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45.D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5.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5.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45.D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6" style:family="table">
      <style:table-properties style:width="15.998cm" table:align="margins" style:may-break-between-rows="false" style:writing-mode="lr-tb"/>
    </style:style>
    <style:style style:name="Tableau46.A" style:family="table-column">
      <style:table-column-properties style:column-width="1.12cm" style:rel-column-width="4588*"/>
    </style:style>
    <style:style style:name="Tableau46.B" style:family="table-column">
      <style:table-column-properties style:column-width="1.859cm" style:rel-column-width="7615*"/>
    </style:style>
    <style:style style:name="Tableau46.I" style:family="table-column">
      <style:table-column-properties style:column-width="1.866cm" style:rel-column-width="7642*"/>
    </style:style>
    <style:style style:name="Tableau46.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6.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6.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6.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6.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46.F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6.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6.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46.F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7" style:family="table">
      <style:table-properties style:width="15.998cm" table:align="margins" style:may-break-between-rows="false" style:writing-mode="lr-tb"/>
    </style:style>
    <style:style style:name="Tableau47.A" style:family="table-column">
      <style:table-column-properties style:column-width="1.12cm" style:rel-column-width="4588*"/>
    </style:style>
    <style:style style:name="Tableau47.B" style:family="table-column">
      <style:table-column-properties style:column-width="1.859cm" style:rel-column-width="7615*"/>
    </style:style>
    <style:style style:name="Tableau47.I" style:family="table-column">
      <style:table-column-properties style:column-width="1.866cm" style:rel-column-width="7642*"/>
    </style:style>
    <style:style style:name="Tableau47.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7.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7.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7.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7.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7.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7.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8" style:family="table">
      <style:table-properties style:width="15.998cm" table:align="margins" style:may-break-between-rows="false" style:writing-mode="lr-tb"/>
    </style:style>
    <style:style style:name="Tableau48.A" style:family="table-column">
      <style:table-column-properties style:column-width="1.12cm" style:rel-column-width="4588*"/>
    </style:style>
    <style:style style:name="Tableau48.B" style:family="table-column">
      <style:table-column-properties style:column-width="1.859cm" style:rel-column-width="7615*"/>
    </style:style>
    <style:style style:name="Tableau48.I" style:family="table-column">
      <style:table-column-properties style:column-width="1.866cm" style:rel-column-width="7642*"/>
    </style:style>
    <style:style style:name="Tableau48.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8.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8.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8.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8.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48.D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8.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8.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48.D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49" style:family="table">
      <style:table-properties style:width="15.998cm" table:align="margins" style:may-break-between-rows="false" style:writing-mode="lr-tb"/>
    </style:style>
    <style:style style:name="Tableau49.A" style:family="table-column">
      <style:table-column-properties style:column-width="1.12cm" style:rel-column-width="4588*"/>
    </style:style>
    <style:style style:name="Tableau49.B" style:family="table-column">
      <style:table-column-properties style:column-width="1.859cm" style:rel-column-width="7615*"/>
    </style:style>
    <style:style style:name="Tableau49.I" style:family="table-column">
      <style:table-column-properties style:column-width="1.866cm" style:rel-column-width="7642*"/>
    </style:style>
    <style:style style:name="Tableau49.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49.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49.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49.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49.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49.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49.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0" style:family="table">
      <style:table-properties style:width="15.998cm" table:align="margins" style:may-break-between-rows="false" style:writing-mode="lr-tb"/>
    </style:style>
    <style:style style:name="Tableau50.A" style:family="table-column">
      <style:table-column-properties style:column-width="1.12cm" style:rel-column-width="4588*"/>
    </style:style>
    <style:style style:name="Tableau50.B" style:family="table-column">
      <style:table-column-properties style:column-width="1.859cm" style:rel-column-width="7615*"/>
    </style:style>
    <style:style style:name="Tableau50.I" style:family="table-column">
      <style:table-column-properties style:column-width="1.866cm" style:rel-column-width="7642*"/>
    </style:style>
    <style:style style:name="Tableau50.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0.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0.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0.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0.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50.H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0.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0.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50.H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1" style:family="table">
      <style:table-properties style:width="15.998cm" table:align="margins" style:may-break-between-rows="false" style:writing-mode="lr-tb"/>
    </style:style>
    <style:style style:name="Tableau51.A" style:family="table-column">
      <style:table-column-properties style:column-width="1.12cm" style:rel-column-width="4588*"/>
    </style:style>
    <style:style style:name="Tableau51.B" style:family="table-column">
      <style:table-column-properties style:column-width="1.859cm" style:rel-column-width="7615*"/>
    </style:style>
    <style:style style:name="Tableau51.I" style:family="table-column">
      <style:table-column-properties style:column-width="1.866cm" style:rel-column-width="7642*"/>
    </style:style>
    <style:style style:name="Tableau51.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1.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1.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1.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1.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51.F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1.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1.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51.F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2" style:family="table">
      <style:table-properties style:width="15.998cm" table:align="margins" style:may-break-between-rows="false" style:writing-mode="lr-tb"/>
    </style:style>
    <style:style style:name="Tableau52.A" style:family="table-column">
      <style:table-column-properties style:column-width="1.12cm" style:rel-column-width="4588*"/>
    </style:style>
    <style:style style:name="Tableau52.B" style:family="table-column">
      <style:table-column-properties style:column-width="1.859cm" style:rel-column-width="7615*"/>
    </style:style>
    <style:style style:name="Tableau52.I" style:family="table-column">
      <style:table-column-properties style:column-width="1.866cm" style:rel-column-width="7642*"/>
    </style:style>
    <style:style style:name="Tableau52.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2.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2.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2.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2.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52.H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2.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2.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52.H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3" style:family="table">
      <style:table-properties style:width="15.998cm" table:align="margins" style:may-break-between-rows="false" style:writing-mode="lr-tb"/>
    </style:style>
    <style:style style:name="Tableau53.A" style:family="table-column">
      <style:table-column-properties style:column-width="1.12cm" style:rel-column-width="4588*"/>
    </style:style>
    <style:style style:name="Tableau53.B" style:family="table-column">
      <style:table-column-properties style:column-width="1.859cm" style:rel-column-width="7615*"/>
    </style:style>
    <style:style style:name="Tableau53.I" style:family="table-column">
      <style:table-column-properties style:column-width="1.866cm" style:rel-column-width="7642*"/>
    </style:style>
    <style:style style:name="Tableau53.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3.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3.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3.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3.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3.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3.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4" style:family="table">
      <style:table-properties style:width="15.998cm" table:align="margins" style:may-break-between-rows="false" style:writing-mode="lr-tb"/>
    </style:style>
    <style:style style:name="Tableau54.A" style:family="table-column">
      <style:table-column-properties style:column-width="1.12cm" style:rel-column-width="4588*"/>
    </style:style>
    <style:style style:name="Tableau54.B" style:family="table-column">
      <style:table-column-properties style:column-width="1.859cm" style:rel-column-width="7615*"/>
    </style:style>
    <style:style style:name="Tableau54.I" style:family="table-column">
      <style:table-column-properties style:column-width="1.866cm" style:rel-column-width="7642*"/>
    </style:style>
    <style:style style:name="Tableau54.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4.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4.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4.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4.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4.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4.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5" style:family="table">
      <style:table-properties style:width="15.998cm" table:align="margins" style:may-break-between-rows="false" style:writing-mode="lr-tb"/>
    </style:style>
    <style:style style:name="Tableau55.A" style:family="table-column">
      <style:table-column-properties style:column-width="1.12cm" style:rel-column-width="4588*"/>
    </style:style>
    <style:style style:name="Tableau55.B" style:family="table-column">
      <style:table-column-properties style:column-width="1.859cm" style:rel-column-width="7615*"/>
    </style:style>
    <style:style style:name="Tableau55.I" style:family="table-column">
      <style:table-column-properties style:column-width="1.866cm" style:rel-column-width="7642*"/>
    </style:style>
    <style:style style:name="Tableau55.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5.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5.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5.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5.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5.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5.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6" style:family="table">
      <style:table-properties style:width="15.998cm" table:align="margins" style:may-break-between-rows="false" style:writing-mode="lr-tb"/>
    </style:style>
    <style:style style:name="Tableau56.A" style:family="table-column">
      <style:table-column-properties style:column-width="1.12cm" style:rel-column-width="4588*"/>
    </style:style>
    <style:style style:name="Tableau56.B" style:family="table-column">
      <style:table-column-properties style:column-width="1.859cm" style:rel-column-width="7615*"/>
    </style:style>
    <style:style style:name="Tableau56.I" style:family="table-column">
      <style:table-column-properties style:column-width="1.866cm" style:rel-column-width="7642*"/>
    </style:style>
    <style:style style:name="Tableau56.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6.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6.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6.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6.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6.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6.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7" style:family="table">
      <style:table-properties style:width="15.998cm" table:align="margins" style:may-break-between-rows="false" style:writing-mode="lr-tb"/>
    </style:style>
    <style:style style:name="Tableau57.A" style:family="table-column">
      <style:table-column-properties style:column-width="1.12cm" style:rel-column-width="4588*"/>
    </style:style>
    <style:style style:name="Tableau57.B" style:family="table-column">
      <style:table-column-properties style:column-width="1.859cm" style:rel-column-width="7615*"/>
    </style:style>
    <style:style style:name="Tableau57.I" style:family="table-column">
      <style:table-column-properties style:column-width="1.866cm" style:rel-column-width="7642*"/>
    </style:style>
    <style:style style:name="Tableau57.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7.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7.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7.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7.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7.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7.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8" style:family="table">
      <style:table-properties style:width="15.998cm" table:align="margins" style:may-break-between-rows="false" style:writing-mode="lr-tb"/>
    </style:style>
    <style:style style:name="Tableau58.A" style:family="table-column">
      <style:table-column-properties style:column-width="1.12cm" style:rel-column-width="4588*"/>
    </style:style>
    <style:style style:name="Tableau58.B" style:family="table-column">
      <style:table-column-properties style:column-width="1.859cm" style:rel-column-width="7615*"/>
    </style:style>
    <style:style style:name="Tableau58.I" style:family="table-column">
      <style:table-column-properties style:column-width="1.866cm" style:rel-column-width="7642*"/>
    </style:style>
    <style:style style:name="Tableau58.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8.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8.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8.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8.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8.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8.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59" style:family="table">
      <style:table-properties style:width="15.998cm" table:align="margins" style:may-break-between-rows="false" style:writing-mode="lr-tb"/>
    </style:style>
    <style:style style:name="Tableau59.A" style:family="table-column">
      <style:table-column-properties style:column-width="1.12cm" style:rel-column-width="4588*"/>
    </style:style>
    <style:style style:name="Tableau59.B" style:family="table-column">
      <style:table-column-properties style:column-width="1.859cm" style:rel-column-width="7615*"/>
    </style:style>
    <style:style style:name="Tableau59.I" style:family="table-column">
      <style:table-column-properties style:column-width="1.866cm" style:rel-column-width="7642*"/>
    </style:style>
    <style:style style:name="Tableau59.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59.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59.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59.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59.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59.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59.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60" style:family="table">
      <style:table-properties style:width="15.998cm" table:align="margins" style:may-break-between-rows="false" style:writing-mode="lr-tb"/>
    </style:style>
    <style:style style:name="Tableau60.A" style:family="table-column">
      <style:table-column-properties style:column-width="1.12cm" style:rel-column-width="4588*"/>
    </style:style>
    <style:style style:name="Tableau60.B" style:family="table-column">
      <style:table-column-properties style:column-width="1.859cm" style:rel-column-width="7615*"/>
    </style:style>
    <style:style style:name="Tableau60.I" style:family="table-column">
      <style:table-column-properties style:column-width="1.866cm" style:rel-column-width="7642*"/>
    </style:style>
    <style:style style:name="Tableau60.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60.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60.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60.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60.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60.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60.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61" style:family="table">
      <style:table-properties style:width="15.998cm" table:align="margins" style:may-break-between-rows="false" style:writing-mode="lr-tb"/>
    </style:style>
    <style:style style:name="Tableau61.A" style:family="table-column">
      <style:table-column-properties style:column-width="1.12cm" style:rel-column-width="4588*"/>
    </style:style>
    <style:style style:name="Tableau61.B" style:family="table-column">
      <style:table-column-properties style:column-width="1.859cm" style:rel-column-width="7615*"/>
    </style:style>
    <style:style style:name="Tableau61.I" style:family="table-column">
      <style:table-column-properties style:column-width="1.866cm" style:rel-column-width="7642*"/>
    </style:style>
    <style:style style:name="Tableau61.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61.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61.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61.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61.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61.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61.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62" style:family="table">
      <style:table-properties style:width="15.998cm" table:align="margins" style:may-break-between-rows="false" style:writing-mode="lr-tb"/>
    </style:style>
    <style:style style:name="Tableau62.A" style:family="table-column">
      <style:table-column-properties style:column-width="1.12cm" style:rel-column-width="4588*"/>
    </style:style>
    <style:style style:name="Tableau62.B" style:family="table-column">
      <style:table-column-properties style:column-width="1.859cm" style:rel-column-width="7615*"/>
    </style:style>
    <style:style style:name="Tableau62.I" style:family="table-column">
      <style:table-column-properties style:column-width="1.866cm" style:rel-column-width="7642*"/>
    </style:style>
    <style:style style:name="Tableau62.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62.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62.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62.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62.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62.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62.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63" style:family="table">
      <style:table-properties style:width="15.998cm" table:align="margins" style:may-break-between-rows="false" style:writing-mode="lr-tb"/>
    </style:style>
    <style:style style:name="Tableau63.A" style:family="table-column">
      <style:table-column-properties style:column-width="1.12cm" style:rel-column-width="4588*"/>
    </style:style>
    <style:style style:name="Tableau63.B" style:family="table-column">
      <style:table-column-properties style:column-width="1.859cm" style:rel-column-width="7615*"/>
    </style:style>
    <style:style style:name="Tableau63.I" style:family="table-column">
      <style:table-column-properties style:column-width="1.866cm" style:rel-column-width="7642*"/>
    </style:style>
    <style:style style:name="Tableau63.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63.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63.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63.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63.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63.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63.B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64" style:family="table">
      <style:table-properties style:width="15.998cm" table:align="margins" style:may-break-between-rows="false" style:writing-mode="lr-tb"/>
    </style:style>
    <style:style style:name="Tableau64.A" style:family="table-column">
      <style:table-column-properties style:column-width="1.12cm" style:rel-column-width="4588*"/>
    </style:style>
    <style:style style:name="Tableau64.B" style:family="table-column">
      <style:table-column-properties style:column-width="1.859cm" style:rel-column-width="7615*"/>
    </style:style>
    <style:style style:name="Tableau64.I" style:family="table-column">
      <style:table-column-properties style:column-width="1.866cm" style:rel-column-width="7642*"/>
    </style:style>
    <style:style style:name="Tableau64.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64.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64.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64.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64.B2" style:family="table-cell">
      <style:table-cell-properties style:vertical-align="middle" fo:background-color="#ffffff" fo:padding="0.06cm" fo:border-left="0.002cm solid #000000" fo:border-right="none" fo:border-top="none" fo:border-bottom="0.002cm solid #000000">
        <style:background-image/>
      </style:table-cell-properties>
    </style:style>
    <style:style style:name="Tableau64.I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64.A3"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64.B3" style:family="table-cell">
      <style:table-cell-properties style:vertical-align="middle" fo:background-color="#ffffff" fo:padding="0.06cm" fo:border-left="0.002cm solid #000000" fo:border-right="none" fo:border-top="none" fo:border-bottom="0.018cm solid #000000">
        <style:background-image/>
      </style:table-cell-properties>
    </style:style>
    <style:style style:name="Tableau64.I3"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Tableau37" style:family="table">
      <style:table-properties style:width="15.998cm" table:align="margins" style:may-break-between-rows="false" style:writing-mode="lr-tb"/>
    </style:style>
    <style:style style:name="Tableau37.A" style:family="table-column">
      <style:table-column-properties style:column-width="1.12cm" style:rel-column-width="4588*"/>
    </style:style>
    <style:style style:name="Tableau37.B" style:family="table-column">
      <style:table-column-properties style:column-width="1.859cm" style:rel-column-width="7615*"/>
    </style:style>
    <style:style style:name="Tableau37.I" style:family="table-column">
      <style:table-column-properties style:column-width="1.866cm" style:rel-column-width="7642*"/>
    </style:style>
    <style:style style:name="Tableau37.A1" style:family="table-cell">
      <style:table-cell-properties style:vertical-align="middle" fo:background-color="#eeeeee" style:border-line-width-right="0.002cm 0.035cm 0.002cm" fo:padding="0.041cm" fo:border-left="0.018cm solid #000000" fo:border-right="0.039cm double #000000" fo:border-top="0.018cm solid #000000" fo:border-bottom="0.002cm solid #000000">
        <style:background-image/>
      </style:table-cell-properties>
    </style:style>
    <style:style style:name="Tableau37.B1" style:family="table-cell">
      <style:table-cell-properties style:vertical-align="middle" fo:background-color="#ffffff" fo:padding="0.06cm" fo:border-left="0.002cm solid #000000" fo:border-right="none" fo:border-top="0.018cm solid #000000" fo:border-bottom="0.002cm solid #000000">
        <style:background-image/>
      </style:table-cell-properties>
    </style:style>
    <style:style style:name="Tableau37.I1" style:family="table-cell">
      <style:table-cell-properties style:vertical-align="middle" fo:background-color="#ffffff" fo:padding="0.06cm" fo:border-left="0.002cm solid #000000" fo:border-right="0.018cm solid #000000" fo:border-top="0.018cm solid #000000" fo:border-bottom="0.002cm solid #000000">
        <style:background-image/>
      </style:table-cell-properties>
    </style:style>
    <style:style style:name="Tableau37.A2" style:family="table-cell">
      <style:table-cell-properties style:vertical-align="middle" fo:background-color="#eeeeee" style:border-line-width-right="0.002cm 0.035cm 0.002cm" fo:padding="0.041cm" fo:border-left="0.018cm solid #000000" fo:border-right="0.039cm double #000000" fo:border-top="none" fo:border-bottom="0.002cm solid #000000">
        <style:background-image/>
      </style:table-cell-properties>
    </style:style>
    <style:style style:name="Tableau37.B2" style:family="table-cell">
      <style:table-cell-properties style:vertical-align="middle" fo:background-color="#ffffff" fo:padding="0.06cm" fo:border-left="0.002cm solid #000000" fo:border-right="0.018cm solid #000000" fo:border-top="none" fo:border-bottom="0.002cm solid #000000">
        <style:background-image/>
      </style:table-cell-properties>
    </style:style>
    <style:style style:name="Tableau37.A4" style:family="table-cell">
      <style:table-cell-properties style:vertical-align="middle" fo:background-color="#eeeeee" style:border-line-width-right="0.002cm 0.035cm 0.002cm" fo:padding="0.041cm" fo:border-left="0.018cm solid #000000" fo:border-right="0.039cm double #000000" fo:border-top="none" fo:border-bottom="0.018cm solid #000000">
        <style:background-image/>
      </style:table-cell-properties>
    </style:style>
    <style:style style:name="Tableau37.B4" style:family="table-cell">
      <style:table-cell-properties style:vertical-align="middle" fo:background-color="#ffffff" fo:padding="0.06cm" fo:border-left="0.002cm solid #000000" fo:border-right="0.018cm solid #000000" fo:border-top="none" fo:border-bottom="0.018cm solid #000000">
        <style:background-image/>
      </style:table-cell-properties>
    </style:style>
    <style:style style:name="P1" style:family="paragraph" style:parent-style-name="Footer">
      <style:paragraph-properties fo:line-height="100%">
        <style:tab-stops>
          <style:tab-stop style:position="7.62cm" style:type="center"/>
          <style:tab-stop style:position="16.002cm" style:type="right"/>
        </style:tab-stops>
      </style:paragraph-properties>
      <style:text-properties style:font-name="Calibri" fo:font-size="6pt" fo:language="en" fo:country="CA" style:font-size-asian="6pt" style:font-size-complex="6pt" style:language-complex="ar" style:country-complex="SA"/>
    </style:style>
    <style:style style:name="P2" style:family="paragraph" style:parent-style-name="Footer">
      <style:paragraph-properties fo:line-height="100%">
        <style:tab-stops>
          <style:tab-stop style:position="7.62cm" style:type="center"/>
          <style:tab-stop style:position="16.002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Footer">
      <style:paragraph-properties fo:line-height="100%">
        <style:tab-stops>
          <style:tab-stop style:position="7.62cm" style:type="center"/>
          <style:tab-stop style:position="16.002cm" style:type="right"/>
        </style:tab-stops>
      </style:paragraph-properties>
      <style:text-properties fo:font-size="11pt" style:font-size-asian="11pt"/>
    </style:style>
    <style:style style:name="P5" style:family="paragraph" style:parent-style-name="Header">
      <style:paragraph-properties fo:text-align="end" style:justify-single-word="false"/>
    </style:style>
    <style:style style:name="P6" style:family="paragraph" style:parent-style-name="Text">
      <style:paragraph-properties fo:margin-top="0cm" fo:margin-bottom="0.199cm" fo:line-height="120%"/>
      <style:text-properties style:font-name="Calibri" fo:language="en" fo:country="CA" style:language-complex="ar" style:country-complex="SA"/>
    </style:style>
    <style:style style:name="P7" style:family="paragraph" style:parent-style-name="Standard">
      <style:paragraph-properties fo:margin-top="0cm" fo:margin-bottom="0.199cm" fo:line-height="120%"/>
      <style:text-properties style:font-name="Calibri" fo:language="en" fo:country="CA" style:language-complex="ar" style:country-complex="SA"/>
    </style:style>
    <style:style style:name="P8" style:family="paragraph" style:parent-style-name="Text">
      <style:paragraph-properties fo:margin-top="0cm" fo:margin-bottom="0.6cm" fo:line-height="120%" fo:text-align="center" style:justify-single-word="false"/>
      <style:text-properties style:font-name="Arial" fo:font-size="10pt" fo:language="en" fo:country="CA" style:font-size-asian="10pt" style:font-size-complex="10pt" style:language-complex="ar" style:country-complex="SA"/>
    </style:style>
    <style:style style:name="P9" style:family="paragraph" style:parent-style-name="Text">
      <style:paragraph-properties fo:margin-top="0cm" fo:margin-bottom="0.6cm" fo:line-height="120%" fo:text-align="center" style:justify-single-word="false"/>
      <style:text-properties style:font-name="Arial" fo:language="en" fo:country="CA" style:language-complex="ar" style:country-complex="SA"/>
    </style:style>
    <style:style style:name="P10" style:family="paragraph" style:parent-style-name="Table_20_Contents">
      <style:text-properties style:font-name="Calibri" fo:font-size="10pt" fo:language="en" fo:country="CA" style:font-size-asian="10pt" style:font-size-complex="10pt" style:language-complex="ar" style:country-complex="SA"/>
    </style:style>
    <style:style style:name="P11" style:family="paragraph" style:parent-style-name="Table_20_Contents">
      <style:paragraph-properties fo:line-height="100%" fo:text-align="center" style:justify-single-word="false"/>
      <style:text-properties style:font-name="Calibri" fo:font-size="10pt" fo:language="en" fo:country="CA" style:font-size-asian="10pt" style:font-size-complex="10pt" style:language-complex="ar" style:country-complex="SA"/>
    </style:style>
    <style:style style:name="P12" style:family="paragraph" style:parent-style-name="Table_20_Contents">
      <style:paragraph-properties fo:line-height="100%" fo:text-align="justify" style:justify-single-word="false"/>
      <style:text-properties style:font-name="Calibri" fo:font-size="10pt" fo:language="en" fo:country="CA" style:font-size-asian="10pt" style:font-size-complex="10pt" style:language-complex="ar" style:country-complex="SA"/>
    </style:style>
    <style:style style:name="P13" style:family="paragraph" style:parent-style-name="Table_20_Contents">
      <style:paragraph-properties fo:text-align="center" style:justify-single-word="false"/>
      <style:text-properties style:font-name="Calibri" fo:font-size="10pt" fo:language="en" fo:country="CA" style:font-size-asian="10pt" style:font-size-complex="10pt" style:language-complex="ar" style:country-complex="SA"/>
    </style:style>
    <style:style style:name="P14" style:family="paragraph" style:parent-style-name="Table_20_Contents">
      <style:paragraph-properties fo:line-height="100%" fo:text-align="center" style:justify-single-word="false"/>
      <style:text-properties style:font-name="Courier New" fo:font-size="10pt" fo:language="en" fo:country="CA" style:font-size-asian="10pt" style:font-size-complex="10pt" style:language-complex="ar" style:country-complex="SA"/>
    </style:style>
    <style:style style:name="P15" style:family="paragraph" style:parent-style-name="Table_20_Contents">
      <style:paragraph-properties fo:line-height="100%" fo:text-align="justify" style:justify-single-word="false"/>
      <style:text-properties style:font-name="Courier New" fo:font-size="10pt" fo:language="en" fo:country="CA" style:font-size-asian="10pt" style:font-size-complex="10pt" style:language-complex="ar" style:country-complex="SA"/>
    </style:style>
    <style:style style:name="P16" style:family="paragraph" style:parent-style-name="Table_20_Contents">
      <style:paragraph-properties fo:text-align="center" style:justify-single-word="false"/>
      <style:text-properties style:font-name="Courier New" fo:font-size="10pt" fo:language="en" fo:country="CA" style:font-size-asian="10pt" style:font-size-complex="10pt" style:language-complex="ar" style:country-complex="SA"/>
    </style:style>
    <style:style style:name="P17" style:family="paragraph" style:parent-style-name="Table_20_Heading">
      <style:paragraph-properties fo:line-height="100%"/>
      <style:text-properties style:font-name="Calibri" fo:font-size="10pt" fo:language="en" fo:country="CA" style:font-size-asian="10pt" style:font-size-complex="10pt" style:language-complex="ar" style:country-complex="SA"/>
    </style:style>
    <style:style style:name="P18" style:family="paragraph" style:parent-style-name="Table_20_Heading">
      <style:paragraph-properties fo:line-height="100%" fo:text-align="center" style:justify-single-word="false"/>
      <style:text-properties style:font-name="Calibri" fo:font-size="10pt" fo:language="en" fo:country="CA" style:font-size-asian="10pt" style:font-size-complex="10pt" style:language-complex="ar" style:country-complex="SA"/>
    </style:style>
    <style:style style:name="P19" style:family="paragraph" style:parent-style-name="Table_20_Contents">
      <style:paragraph-properties fo:text-align="center" style:justify-single-word="false" fo:background-color="#ff6666">
        <style:background-image/>
      </style:paragraph-properties>
      <style:text-properties style:font-name="Courier New" fo:font-size="10pt" fo:language="en" fo:country="CA" style:font-size-asian="10pt" style:font-size-complex="10pt" style:language-complex="ar" style:country-complex="SA"/>
    </style:style>
    <style:style style:name="P20" style:family="paragraph" style:parent-style-name="Standard" style:list-style-name="L1">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1" style:family="paragraph" style:parent-style-name="Standard" style:list-style-name="L2">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2" style:family="paragraph" style:parent-style-name="Standard" style:list-style-name="L3">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3" style:family="paragraph" style:parent-style-name="Standard" style:list-style-name="L5">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4" style:family="paragraph" style:parent-style-name="Standard" style:list-style-name="L6">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5" style:family="paragraph" style:parent-style-name="Standard" style:list-style-name="L7">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6" style:family="paragraph" style:parent-style-name="Standard" style:list-style-name="L8">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7" style:family="paragraph" style:parent-style-name="Standard" style:list-style-name="L9">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8" style:family="paragraph" style:parent-style-name="Standard" style:list-style-name="L10">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29" style:family="paragraph" style:parent-style-name="Standard" style:list-style-name="L11">
      <style:paragraph-properties fo:margin-top="0cm" fo:margin-bottom="0.199cm" fo:line-height="120%"/>
      <style:text-properties style:font-name="Calibri" fo:font-size="10pt" fo:language="en" fo:country="CA" style:font-size-asian="10pt" style:font-size-complex="10pt" style:language-complex="ar" style:country-complex="SA"/>
    </style:style>
    <style:style style:name="P30" style:family="paragraph" style:parent-style-name="Standard" style:list-style-name="L3">
      <style:paragraph-properties fo:margin-top="0cm" fo:margin-bottom="0.199cm" fo:line-height="120%"/>
      <style:text-properties style:font-name="Calibri" fo:language="en" fo:country="CA" style:language-complex="ar" style:country-complex="SA"/>
    </style:style>
    <style:style style:name="P31" style:family="paragraph" style:parent-style-name="Standard">
      <style:paragraph-properties fo:margin-top="0cm" fo:margin-bottom="0.199cm" fo:line-height="120%"/>
      <style:text-properties style:font-name="Calibri" fo:font-size="12pt" fo:language="en" fo:country="CA" style:font-size-asian="12pt" style:font-size-complex="12pt" style:language-complex="ar" style:country-complex="SA"/>
    </style:style>
    <style:style style:name="P32" style:family="paragraph" style:parent-style-name="Standard" style:list-style-name="L4">
      <style:paragraph-properties fo:margin-top="0cm" fo:margin-bottom="0.199cm" fo:line-height="120%"/>
      <style:text-properties fo:font-size="10pt" style:font-size-asian="10pt" style:font-size-complex="10pt"/>
    </style:style>
    <style:style style:name="P33" style:family="paragraph" style:parent-style-name="Standard" style:list-style-name="L12">
      <style:paragraph-properties fo:margin-top="0cm" fo:margin-bottom="0.199cm" fo:line-height="120%"/>
      <style:text-properties fo:font-size="10pt" style:font-size-asian="10pt" style:font-size-complex="10pt"/>
    </style:style>
    <style:style style:name="P34" style:family="paragraph" style:parent-style-name="Text" style:master-page-name="First_20_Page">
      <style:paragraph-properties fo:margin-top="0cm" fo:margin-bottom="0.499cm" fo:line-height="120%" style:page-number="auto"/>
      <style:text-properties style:font-name="Calibri" fo:language="en" fo:country="CA" style:language-complex="ar" style:country-complex="SA"/>
    </style:style>
    <style:style style:name="T1" style:family="text">
      <style:text-properties style:font-name="Calibri"/>
    </style:style>
    <style:style style:name="T2" style:family="text">
      <style:text-properties style:font-name="Calibri" fo:font-size="11pt" fo:language="en" fo:country="CA" style:font-size-asian="11pt" style:language-complex="ar" style:country-complex="SA"/>
    </style:style>
    <style:style style:name="T3" style:family="text">
      <style:text-properties style:font-name="Calibri" fo:font-size="11pt" fo:language="en" fo:country="CA" style:font-name-asian="Times New Roman" style:font-size-asian="11pt" style:font-name-complex="Times New Roman" style:language-complex="ar" style:country-complex="SA"/>
    </style:style>
    <style:style style:name="T4" style:family="text">
      <style:text-properties style:font-name="Calibri" fo:language="en" fo:country="CA" style:language-complex="ar" style:country-complex="SA"/>
    </style:style>
    <style:style style:name="T5" style:family="text">
      <style:text-properties style:font-name="Calibri" fo:language="en" fo:country="CA" fo:font-weight="bold" style:font-weight-asian="bold" style:language-complex="ar" style:country-complex="SA" style:font-weight-complex="bold"/>
    </style:style>
    <style:style style:name="T6" style:family="text">
      <style:text-properties fo:color="#cc0000" style:font-name="Calibri" fo:font-size="11pt" fo:language="en" fo:country="CA" fo:font-weight="bold" style:font-size-asian="11pt" style:font-weight-asian="bold" style:language-complex="ar" style:country-complex="SA" style:font-weight-complex="bold"/>
    </style:style>
    <style:style style:name="T7" style:family="text">
      <style:text-properties style:font-name="Symbol"/>
    </style:style>
    <style:style style:name="T8" style:family="text">
      <style:text-properties style:font-name="Symbol" fo:font-size="11pt" style:font-size-asian="11pt"/>
    </style:style>
    <style:style style:name="T9" style:family="text">
      <style:text-properties fo:font-size="11pt" style:font-size-asian="11pt"/>
    </style:style>
    <style:style style:name="T10" style:family="text">
      <style:text-properties fo:color="#9900ff"/>
    </style:style>
    <style:style style:name="T11" style:family="text">
      <style:text-properties fo:color="#9900ff" style:font-name="Calibri"/>
    </style:style>
    <style:style style:name="T12" style:family="text">
      <style:text-properties fo:color="#9900ff" style:font-name="Calibri" fo:language="en" fo:country="CA" style:language-complex="ar" style:country-complex="SA"/>
    </style:style>
    <style:style style:name="T13" style:family="text">
      <style:text-properties fo:color="#9900ff" fo:font-size="18pt" style:text-underline-style="none" fo:font-weight="bold" style:font-size-asian="18pt" style:font-weight-asian="bold" style:font-size-complex="18pt" style:font-weight-complex="bold"/>
    </style:style>
    <style:style style:name="T14" style:family="text">
      <style:text-properties fo:color="#9900ff" fo:font-weight="bold" style:font-weight-asian="bold" style:font-weight-complex="bold"/>
    </style:style>
    <style:style style:name="T15" style:family="text">
      <style:text-properties fo:color="#9900ff" fo:font-size="10pt" fo:font-weight="bold" style:font-size-asian="10pt" style:font-weight-asian="bold" style:font-size-complex="10pt" style:font-weight-complex="bold"/>
    </style:style>
    <style:style style:name="T16" style:family="text">
      <style:text-properties fo:font-size="12pt" style:font-size-asian="12pt" style:font-size-complex="12pt"/>
    </style:style>
    <style:style style:name="T17" style:family="text">
      <style:text-properties fo:font-weight="bold" style:font-weight-asian="bold" style:font-weight-complex="bold"/>
    </style:style>
    <style:style style:name="T18" style:family="text">
      <style:text-properties style:font-name="Courier New"/>
    </style:style>
    <style:style style:name="T19" style:family="text">
      <style:text-properties style:font-name="Courier New" fo:font-size="10pt" fo:language="en" fo:country="CA" style:font-size-asian="10pt" style:font-size-complex="10pt" style:language-complex="ar" style:country-complex="SA"/>
    </style:style>
    <style:style style:name="T20" style:family="text">
      <style:text-properties style:font-name="Courier New" fo:font-size="10pt" style:font-size-asian="10pt" style:font-size-complex="10pt"/>
    </style:style>
    <style:style style:name="T21" style:family="text">
      <style:text-properties style:font-name="Courier New" fo:font-size="12pt" style:font-size-asian="12pt" style:font-size-complex="12pt"/>
    </style:style>
    <style:style style:name="T22" style:family="text">
      <style:text-properties style:font-name="Courier New" fo:language="en" fo:country="CA" style:language-complex="ar" style:country-complex="SA"/>
    </style:style>
    <style:style style:name="T23" style:family="text">
      <style:text-properties fo:font-size="18pt" style:text-underline-style="none" fo:font-weight="bold" style:font-size-asian="18pt" style:font-weight-asian="bold" style:font-size-complex="18pt" style:font-weight-complex="bold"/>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style:font-size-asian="10pt" style:font-size-complex="10pt"/>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Times New Roman1" style:font-name-asian="Times New Roman" style:font-name-complex="Times New Roman"/>
    </style:style>
    <style:style style:name="T3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18cm" fo:text-indent="-0.635cm" fo:margin-left="1.41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3cm" fo:text-indent="-0.635cm" fo:margin-left="2.0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8cm" fo:text-indent="-0.635cm" fo:margin-left="2.6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3">?</text:span><text:span text:style-name="T23">.Register file</text:span></text:p>
      <text:p text:style-name="P6">Since an SPI command's address field is 6 bits wide, the following table lists all 64 possible register addresses. Some read-only registers are paired with respectively revelant write-only registers to share the same address and one or the other is accessed at this address according to whether the current operation is a reading operation or a writing one.</text:p>
      <table:table table:name="Tableau4" table:style-name="Tableau4">
        <table:table-column table:style-name="Tableau4.A"/>
        <table:table-column table:style-name="Tableau4.B" table:number-columns-repeated="2"/>
        <table:table-column table:style-name="Tableau4.D"/>
        <table:table-header-rows>
          <table:table-row table:style-name="Tableau4.1">
            <table:table-cell table:style-name="Tableau4.A1" office:value-type="string">
              <text:p text:style-name="P18">Address</text:p>
            </table:table-cell>
            <table:table-cell table:style-name="Tableau4.B1" office:value-type="string">
              <text:p text:style-name="P17">read access</text:p>
            </table:table-cell>
            <table:table-cell table:style-name="Tableau4.B1" office:value-type="string">
              <text:p text:style-name="P17">write access</text:p>
            </table:table-cell>
            <table:table-cell table:style-name="Tableau4.D1" office:value-type="string">
              <text:p text:style-name="P17">Brief description</text:p>
            </table:table-cell>
          </table:table-row>
        </table:table-header-rows>
        <table:table-row table:style-name="Tableau4.1">
          <table:table-cell table:style-name="Tableau4.A2" office:value-type="string">
            <text:p text:style-name="P11">0x00</text:p>
          </table:table-cell>
          <table:table-cell table:style-name="Tableau4.B2" office:value-type="string">
            <text:p text:style-name="P14">STATUS1</text:p>
          </table:table-cell>
          <table:table-cell table:style-name="Tableau4.B2" office:value-type="string">
            <text:p text:style-name="P14">IRQ_MASK1</text:p>
          </table:table-cell>
          <table:table-cell table:style-name="Tableau4.D2" table:number-rows-spanned="2" office:value-type="string">
            <text:p text:style-name="P12">Status bits and configuration of the IRQ pin function; polarity and masking of the status bits to enable or disable per bit <text:span text:style-name="T18">IRQ</text:span> triggering.</text:p>
          </table:table-cell>
        </table:table-row>
        <table:table-row table:style-name="Tableau4.1">
          <table:table-cell table:style-name="Tableau4.A2" office:value-type="string">
            <text:p text:style-name="P11">0x01</text:p>
          </table:table-cell>
          <table:table-cell table:style-name="Tableau4.B2" office:value-type="string">
            <text:p text:style-name="P14">STATUS2</text:p>
          </table:table-cell>
          <table:table-cell table:style-name="Tableau4.B2" office:value-type="string">
            <text:p text:style-name="P14">IRQ_MASK2</text:p>
          </table:table-cell>
          <table:covered-table-cell/>
        </table:table-row>
        <table:table-row table:style-name="Tableau4.1">
          <table:table-cell table:style-name="Tableau4.A2" office:value-type="string">
            <text:p text:style-name="P11">0x02</text:p>
          </table:table-cell>
          <table:table-cell table:style-name="Tableau4.B2" office:value-type="string">
            <text:p text:style-name="P14">TXBUFSTAT</text:p>
          </table:table-cell>
          <table:table-cell table:style-name="Tableau4.B2" office:value-type="string">
            <text:p text:style-name="P14">TXBUFTHRS</text:p>
          </table:table-cell>
          <table:table-cell table:style-name="Tableau4.D2" office:value-type="string">
            <text:p text:style-name="P12">Tells TX buffer load on read and sets interrupt threshold for buffer load.</text:p>
          </table:table-cell>
        </table:table-row>
        <table:table-row table:style-name="Tableau4.1">
          <table:table-cell table:style-name="Tableau4.A2" office:value-type="string">
            <text:p text:style-name="P11">0x03</text:p>
          </table:table-cell>
          <table:table-cell table:style-name="Tableau4.B2" office:value-type="string">
            <text:p text:style-name="P14">RXBUFSTAT</text:p>
          </table:table-cell>
          <table:table-cell table:style-name="Tableau4.B2" office:value-type="string">
            <text:p text:style-name="P14">RXBUFTHRS</text:p>
          </table:table-cell>
          <table:table-cell table:style-name="Tableau4.D2" office:value-type="string">
            <text:p text:style-name="P12">Tells RX buffer load on read and sets interrupt threshold for buffer load.</text:p>
          </table:table-cell>
        </table:table-row>
        <table:table-row table:style-name="Tableau4.1">
          <table:table-cell table:style-name="Tableau4.A2" office:value-type="string">
            <text:p text:style-name="P11">0x04</text:p>
          </table:table-cell>
          <table:table-cell table:style-name="Tableau4.B2" table:number-columns-spanned="2" office:value-type="string">
            <text:p text:style-name="P14">SLEEP_CFG</text:p>
          </table:table-cell>
          <table:covered-table-cell/>
          <table:table-cell table:style-name="Tableau4.D2" office:value-type="string">
            <text:p text:style-name="P12">Bitset telling sleep depth and triggering events.</text:p>
          </table:table-cell>
        </table:table-row>
        <table:table-row table:style-name="Tableau4.7">
          <table:table-cell table:style-name="Tableau4.A2" office:value-type="string">
            <text:p text:style-name="P11">0x05</text:p>
          </table:table-cell>
          <table:table-cell table:style-name="Tableau4.B2" table:number-columns-spanned="2" office:value-type="string">
            <text:p text:style-name="P14">TIMER_CFG</text:p>
          </table:table-cell>
          <table:covered-table-cell/>
          <table:table-cell table:style-name="Tableau4.D2" office:value-type="string">
            <text:p text:style-name="P12">Bitset enabling and configuring the use of the automatic waking feature.</text:p>
          </table:table-cell>
        </table:table-row>
        <table:table-row table:style-name="Tableau4.7">
          <table:table-cell table:style-name="Tableau4.A2" office:value-type="string">
            <text:p text:style-name="P11">0x06</text:p>
          </table:table-cell>
          <table:table-cell table:style-name="Tableau4.B2" table:number-rows-spanned="2" office:value-type="string">
            <text:p text:style-name="P14">XTMRCOUNT</text:p>
          </table:table-cell>
          <table:table-cell table:style-name="Tableau4.B2" table:number-rows-spanned="2" office:value-type="string">
            <text:p text:style-name="P14">TMRPERIOD</text:p>
          </table:table-cell>
          <table:table-cell table:style-name="Tableau4.D2" table:number-rows-spanned="2" office:value-type="string">
            <text:p text:style-name="P12">Tells what is the current state of the auto-wake timer of the crystal clock domain and set the period of timers of both clock domains.</text:p>
          </table:table-cell>
        </table:table-row>
        <table:table-row table:style-name="Tableau4.1">
          <table:table-cell table:style-name="Tableau4.A2" office:value-type="string">
            <text:p text:style-name="P11">0x07</text:p>
          </table:table-cell>
          <table:covered-table-cell/>
          <table:covered-table-cell/>
          <table:covered-table-cell/>
        </table:table-row>
        <table:table-row table:style-name="Tableau4.7">
          <table:table-cell table:style-name="Tableau4.A2" office:value-type="string">
            <text:p text:style-name="P11">0x08</text:p>
          </table:table-cell>
          <table:table-cell table:style-name="Tableau4.B2" table:number-columns-spanned="2" office:value-type="string">
            <text:p text:style-name="P14">RX_PWRUP</text:p>
          </table:table-cell>
          <table:covered-table-cell/>
          <table:table-cell table:style-name="Tableau4.D2" office:value-type="string">
            <text:p text:style-name="P12">Time to wait for the RX to start-up and settle in PLL clock cycles.</text:p>
          </table:table-cell>
        </table:table-row>
        <table:table-row table:style-name="Tableau4.7">
          <table:table-cell table:style-name="Tableau4.A2" office:value-type="string">
            <text:p text:style-name="P11">0x09</text:p>
          </table:table-cell>
          <table:table-cell table:style-name="Tableau4.B2" table:number-columns-spanned="2" office:value-type="string">
            <text:p text:style-name="P14">TX_DELAY</text:p>
          </table:table-cell>
          <table:covered-table-cell/>
          <table:table-cell table:style-name="Tableau4.D2" office:value-type="string">
            <text:p text:style-name="P12">Same as <text:span text:style-name="T18">DLL_PWRUP</text:span> but used in TX mode to allow headroom for RX...</text:p>
          </table:table-cell>
        </table:table-row>
        <table:table-row table:style-name="Tableau4.7">
          <table:table-cell table:style-name="Tableau4.A2" office:value-type="string">
            <text:p text:style-name="P11">0x0A</text:p>
          </table:table-cell>
          <table:table-cell table:style-name="Tableau4.B2" table:number-columns-spanned="2" office:value-type="string">
            <text:p text:style-name="P14">DLL_PWRUP</text:p>
          </table:table-cell>
          <table:covered-table-cell/>
          <table:table-cell table:style-name="Tableau4.D2" office:value-type="string">
            <text:p text:style-name="P12">Time to wait for the DLL to start-up and settle in PLL clock cycles x2.</text:p>
          </table:table-cell>
        </table:table-row>
        <table:table-row table:style-name="Tableau4.1">
          <table:table-cell table:style-name="Tableau4.A2" office:value-type="string">
            <text:p text:style-name="P11">0x0B</text:p>
          </table:table-cell>
          <table:table-cell table:style-name="Tableau4.B2" table:number-columns-spanned="2" office:value-type="string">
            <text:p text:style-name="P14">PLL_PWRUP</text:p>
          </table:table-cell>
          <table:covered-table-cell/>
          <table:table-cell table:style-name="Tableau4.D2" office:value-type="string">
            <text:p text:style-name="P12">Time to wait for the PLL to start-up and settle in crystal clock cycles.</text:p>
          </table:table-cell>
        </table:table-row>
        <table:table-row table:style-name="Tableau4.1">
          <table:table-cell table:style-name="Tableau4.A2" office:value-type="string">
            <text:p text:style-name="P11">0x0C</text:p>
          </table:table-cell>
          <table:table-cell table:style-name="Tableau4.B2" office:value-type="string">
            <text:p text:style-name="P14">PLLDIVDEL</text:p>
          </table:table-cell>
          <table:table-cell table:style-name="Tableau4.B2" office:value-type="string">
            <text:p text:style-name="P14">PLL_RATIO</text:p>
          </table:table-cell>
          <table:table-cell table:style-name="Tableau4.D2" office:value-type="string">
            <text:p text:style-name="P12">Sets the PLL divider ratio and tells the extra delay for precise sleep time.</text:p>
          </table:table-cell>
        </table:table-row>
        <table:table-row table:style-name="Tableau4.1">
          <table:table-cell table:style-name="Tableau4.A2" office:value-type="string">
            <text:p text:style-name="P11">0x0D</text:p>
          </table:table-cell>
          <table:table-cell table:style-name="Tableau4.B2" table:number-columns-spanned="2" office:value-type="string">
            <text:p text:style-name="P14">RESISTUNE</text:p>
          </table:table-cell>
          <table:covered-table-cell/>
          <table:table-cell table:style-name="Tableau4.D2" office:value-type="string">
            <text:p text:style-name="P12">Resistor tunings of both the reference buffer and the VCO.</text:p>
          </table:table-cell>
        </table:table-row>
        <table:table-row table:style-name="Tableau4.1">
          <table:table-cell table:style-name="Tableau4.A2" office:value-type="string">
            <text:p text:style-name="P11">0x0E</text:p>
          </table:table-cell>
          <table:table-cell table:style-name="Tableau4.B2" table:number-columns-spanned="2" office:value-type="string">
            <text:p text:style-name="P14">DLL_TUNE</text:p>
          </table:table-cell>
          <table:covered-table-cell/>
          <table:table-cell table:style-name="Tableau4.D2" office:value-type="string">
            <text:p text:style-name="P15"><text:span text:style-name="T1">[</text:span><text:span text:style-name="T11">Left to Michiel</text:span><text:span text:style-name="T1">]</text:span></text:p>
          </table:table-cell>
        </table:table-row>
        <table:table-row table:style-name="Tableau4.1">
          <table:table-cell table:style-name="Tableau4.A2" office:value-type="string">
            <text:p text:style-name="P11">0x0F</text:p>
          </table:table-cell>
          <table:table-cell table:style-name="Tableau4.B2" table:number-columns-spanned="2" office:value-type="string">
            <text:p text:style-name="P14">RANDPHASE</text:p>
          </table:table-cell>
          <table:covered-table-cell/>
          <table:table-cell table:style-name="Tableau4.D2" office:value-type="string">
            <text:p text:style-name="P12">1-bit register enabling the phase randomization of transmitted pulses.</text:p>
          </table:table-cell>
        </table:table-row>
        <table:table-row table:style-name="Tableau4.1">
          <table:table-cell table:style-name="Tableau4.A2" office:value-type="string">
            <text:p text:style-name="P11">0x10</text:p>
          </table:table-cell>
          <table:table-cell table:style-name="Tableau4.B2" table:number-rows-spanned="12" table:number-columns-spanned="2" office:value-type="string">
            <text:p text:style-name="P14">TXPATTERN</text:p>
          </table:table-cell>
          <table:covered-table-cell/>
          <table:table-cell table:style-name="Tableau4.D2" table:number-rows-spanned="12" office:value-type="string">
            <text:p text:style-name="P12">Multi-byte register setting the pulse pattern for the transmitter.</text:p>
            <text:p text:style-name="P12">(Big-Endian MSB first)</text:p>
          </table:table-cell>
        </table:table-row>
        <table:table-row table:style-name="Tableau4.1">
          <table:table-cell table:style-name="Tableau4.A2" office:value-type="string">
            <text:p text:style-name="P11">0x11</text:p>
          </table:table-cell>
          <table:covered-table-cell/>
          <table:covered-table-cell/>
          <table:covered-table-cell/>
        </table:table-row>
        <table:table-row table:style-name="Tableau4.1">
          <table:table-cell table:style-name="Tableau4.A2" office:value-type="string">
            <text:p text:style-name="P11">0x12</text:p>
          </table:table-cell>
          <table:covered-table-cell/>
          <table:covered-table-cell/>
          <table:covered-table-cell/>
        </table:table-row>
        <table:table-row table:style-name="Tableau4.1">
          <table:table-cell table:style-name="Tableau4.A2" office:value-type="string">
            <text:p text:style-name="P11">0x13</text:p>
          </table:table-cell>
          <table:covered-table-cell/>
          <table:covered-table-cell/>
          <table:covered-table-cell/>
        </table:table-row>
        <table:table-row table:style-name="Tableau4.1">
          <table:table-cell table:style-name="Tableau4.A2" office:value-type="string">
            <text:p text:style-name="P11">0x14</text:p>
          </table:table-cell>
          <table:covered-table-cell/>
          <table:covered-table-cell/>
          <table:covered-table-cell/>
        </table:table-row>
        <table:table-row table:style-name="Tableau4.1">
          <table:table-cell table:style-name="Tableau4.A2" office:value-type="string">
            <text:p text:style-name="P11">0x15</text:p>
          </table:table-cell>
          <table:covered-table-cell/>
          <table:covered-table-cell/>
          <table:covered-table-cell/>
        </table:table-row>
        <table:table-row table:style-name="Tableau4.1">
          <table:table-cell table:style-name="Tableau4.A2" office:value-type="string">
            <text:p text:style-name="P11">0x16</text:p>
          </table:table-cell>
          <table:covered-table-cell/>
          <table:covered-table-cell/>
          <table:covered-table-cell/>
        </table:table-row>
        <table:table-row table:style-name="Tableau4.1">
          <table:table-cell table:style-name="Tableau4.A2" office:value-type="string">
            <text:p text:style-name="P11">0x17</text:p>
          </table:table-cell>
          <table:covered-table-cell/>
          <table:covered-table-cell/>
          <table:covered-table-cell/>
        </table:table-row>
        <table:table-row table:style-name="Tableau4.1">
          <table:table-cell table:style-name="Tableau4.A2" office:value-type="string">
            <text:p text:style-name="P11">0x18</text:p>
          </table:table-cell>
          <table:covered-table-cell/>
          <table:covered-table-cell/>
          <table:covered-table-cell/>
        </table:table-row>
        <table:table-row table:style-name="Tableau4.1">
          <table:table-cell table:style-name="Tableau4.A2" office:value-type="string">
            <text:p text:style-name="P11">0x19</text:p>
          </table:table-cell>
          <table:covered-table-cell/>
          <table:covered-table-cell/>
          <table:covered-table-cell/>
        </table:table-row>
        <table:table-row table:style-name="Tableau4.1">
          <table:table-cell table:style-name="Tableau4.A2" office:value-type="string">
            <text:p text:style-name="P11">0x1A</text:p>
          </table:table-cell>
          <table:covered-table-cell/>
          <table:covered-table-cell/>
          <table:covered-table-cell/>
        </table:table-row>
        <table:table-row table:style-name="Tableau4.1">
          <table:table-cell table:style-name="Tableau4.A2" office:value-type="string">
            <text:p text:style-name="P11">0x1B</text:p>
          </table:table-cell>
          <table:covered-table-cell/>
          <table:covered-table-cell/>
          <table:covered-table-cell/>
        </table:table-row>
        <table:table-row table:style-name="Tableau4.1">
          <table:table-cell table:style-name="Tableau4.A2" office:value-type="string">
            <text:p text:style-name="P11">0x1C</text:p>
          </table:table-cell>
          <table:table-cell table:style-name="Tableau4.B2" table:number-columns-spanned="2" office:value-type="string">
            <text:p text:style-name="P14">RXFILTERS</text:p>
          </table:table-cell>
          <table:covered-table-cell/>
          <table:table-cell table:style-name="Tableau4.D2" office:value-type="string">
            <text:p text:style-name="P15"><text:span text:style-name="T1">[</text:span><text:span text:style-name="T11">Left to Michiel</text:span><text:span text:style-name="T1">]</text:span></text:p>
          </table:table-cell>
        </table:table-row>
        <table:table-row table:style-name="Tableau4.1">
          <table:table-cell table:style-name="Tableau4.A2" office:value-type="string">
            <text:p text:style-name="P11">0x1D</text:p>
          </table:table-cell>
          <table:table-cell table:style-name="Tableau4.B2" office:value-type="string">
            <text:p text:style-name="P14">RXGAINNOW</text:p>
          </table:table-cell>
          <table:table-cell table:style-name="Tableau4.B2" office:value-type="string">
            <text:p text:style-name="P14">RXGAINSET</text:p>
          </table:table-cell>
          <table:table-cell table:style-name="Tableau4.D2" office:value-type="string">
            <text:p text:style-name="P12">All stage gains of the RX when conditions allow manual gain control.</text:p>
          </table:table-cell>
        </table:table-row>
        <table:table-row table:style-name="Tableau4.1">
          <table:table-cell table:style-name="Tableau4.A2" office:value-type="string">
            <text:p text:style-name="P11">0x1E</text:p>
          </table:table-cell>
          <table:table-cell table:style-name="Tableau4.B2" office:value-type="string">
            <text:p text:style-name="P14">CALRESULT</text:p>
          </table:table-cell>
          <table:table-cell table:style-name="Tableau4.B2" office:value-type="string">
            <text:p text:style-name="P14">CALIBRSET</text:p>
          </table:table-cell>
          <table:table-cell table:style-name="Tableau4.D2" office:value-type="string">
            <text:p text:style-name="P12">Data bits going in and out of the calibration block</text:p>
          </table:table-cell>
        </table:table-row>
        <table:table-row table:style-name="Tableau4.1">
          <table:table-cell table:style-name="Tableau4.A2" office:value-type="string">
            <text:p text:style-name="P11">0x1F</text:p>
          </table:table-cell>
          <table:table-cell table:style-name="Tableau4.B2" office:value-type="string">
            <text:p text:style-name="P14">PWR_STATE</text:p>
          </table:table-cell>
          <table:table-cell table:style-name="Tableau4.B2" office:value-type="string">
            <text:p text:style-name="P14">COMMANDS</text:p>
          </table:table-cell>
          <table:table-cell table:style-name="Tableau4.D2" office:value-type="string">
            <text:p text:style-name="P12">Triggers important events when written and shows device power state.</text:p>
          </table:table-cell>
        </table:table-row>
        <table:table-row table:style-name="Tableau4.1">
          <table:table-cell table:style-name="Tableau4.A2" office:value-type="string">
            <text:p text:style-name="P11">0x20</text:p>
          </table:table-cell>
          <table:table-cell table:style-name="Tableau4.B2" table:number-rows-spanned="2" office:value-type="string">
            <text:p text:style-name="P14">RX_WAITED</text:p>
          </table:table-cell>
          <table:table-cell table:style-name="Tableau4.B2" office:value-type="string">
            <text:p text:style-name="P14">—</text:p>
          </table:table-cell>
          <table:table-cell table:style-name="Tableau4.D2" table:number-rows-spanned="2" office:value-type="string">
            <text:p text:style-name="P12">Tells how long did the receiver wait powered-up (in idle state) before the last valid frame preamble detection was confirmed.</text:p>
          </table:table-cell>
        </table:table-row>
        <table:table-row table:style-name="Tableau4.1">
          <table:table-cell table:style-name="Tableau4.A2" office:value-type="string">
            <text:p text:style-name="P11">0x21</text:p>
          </table:table-cell>
          <table:covered-table-cell/>
          <table:table-cell table:style-name="Tableau4.B2" office:value-type="string">
            <text:p text:style-name="P14">—</text:p>
          </table:table-cell>
          <table:covered-table-cell/>
        </table:table-row>
        <text:soft-page-break/>
        <table:table-row table:style-name="Tableau4.1">
          <table:table-cell table:style-name="Tableau4.A2" office:value-type="string">
            <text:p text:style-name="P11">0x22</text:p>
          </table:table-cell>
          <table:table-cell table:style-name="Tableau4.B2" office:value-type="string">
            <text:p text:style-name="P14">RSSI</text:p>
          </table:table-cell>
          <table:table-cell table:style-name="Tableau4.B2" office:value-type="string">
            <text:p text:style-name="P14">—</text:p>
          </table:table-cell>
          <table:table-cell table:style-name="Tableau4.D2" office:value-type="string">
            <text:p text:style-name="P12">Signal strength indicator by telling the gain value used for received data.</text:p>
          </table:table-cell>
        </table:table-row>
        <table:table-row table:style-name="Tableau4.1">
          <table:table-cell table:style-name="Tableau4.A2" office:value-type="string">
            <text:p text:style-name="P11">0x23</text:p>
          </table:table-cell>
          <table:table-cell table:style-name="Tableau4.B2" office:value-type="string">
            <text:p text:style-name="P14">NEWPKTSIZ</text:p>
          </table:table-cell>
          <table:table-cell table:style-name="Tableau4.B2" office:value-type="string">
            <text:p text:style-name="P14">—</text:p>
          </table:table-cell>
          <table:table-cell table:style-name="Tableau4.D2" office:value-type="string">
            <text:p text:style-name="P12">Tells how many data bytes was/is in the last/current packet received.</text:p>
          </table:table-cell>
        </table:table-row>
        <table:table-row table:style-name="Tableau4.1">
          <table:table-cell table:style-name="Tableau4.A2" office:value-type="string">
            <text:p text:style-name="P11">0x24</text:p>
          </table:table-cell>
          <table:table-cell table:style-name="Tableau4.B2" table:number-rows-spanned="2" office:value-type="string">
            <text:p text:style-name="P14">NEWPKTADR</text:p>
          </table:table-cell>
          <table:table-cell table:style-name="Tableau4.B2" office:value-type="string">
            <text:p text:style-name="P14">—</text:p>
          </table:table-cell>
          <table:table-cell table:style-name="Tableau4.D2" table:number-rows-spanned="2" office:value-type="string">
            <text:p text:style-name="P12">Tells what is the destination address of the last/current packet received with an address field.</text:p>
          </table:table-cell>
        </table:table-row>
        <table:table-row table:style-name="Tableau4.1">
          <table:table-cell table:style-name="Tableau4.A2" office:value-type="string">
            <text:p text:style-name="P11">0x25</text:p>
          </table:table-cell>
          <table:covered-table-cell/>
          <table:table-cell table:style-name="Tableau4.B2" office:value-type="string">
            <text:p text:style-name="P14">—</text:p>
          </table:table-cell>
          <table:covered-table-cell/>
        </table:table-row>
        <table:table-row table:style-name="Tableau4.1">
          <table:table-cell table:style-name="Tableau4.A2" office:value-type="string">
            <text:p text:style-name="P11">0x26</text:p>
          </table:table-cell>
          <table:table-cell table:style-name="Tableau4.B2" table:number-rows-spanned="2" office:value-type="string">
            <text:p text:style-name="P14">NEWPKTCRC</text:p>
          </table:table-cell>
          <table:table-cell table:style-name="Tableau4.B2" office:value-type="string">
            <text:p text:style-name="P14">—</text:p>
          </table:table-cell>
          <table:table-cell table:style-name="Tableau4.D2" table:number-rows-spanned="2" office:value-type="string">
            <text:p text:style-name="P12">Tells what is the CRC value received at the end of the last packet received (content is invalid and should be ignored if no CRC is enabled).</text:p>
          </table:table-cell>
        </table:table-row>
        <table:table-row table:style-name="Tableau4.1">
          <table:table-cell table:style-name="Tableau4.A2" office:value-type="string">
            <text:p text:style-name="P11">0x27</text:p>
          </table:table-cell>
          <table:covered-table-cell/>
          <table:table-cell table:style-name="Tableau4.B2" office:value-type="string">
            <text:p text:style-name="P14">—</text:p>
          </table:table-cell>
          <table:covered-table-cell/>
        </table:table-row>
        <table:table-row table:style-name="Tableau4.1">
          <table:table-cell table:style-name="Tableau4.A2" office:value-type="string">
            <text:p text:style-name="P11">0x28</text:p>
          </table:table-cell>
          <table:table-cell table:style-name="Tableau4.B2" office:value-type="string">
            <text:p text:style-name="P14">RNSI</text:p>
          </table:table-cell>
          <table:table-cell table:style-name="Tableau4.B2" office:value-type="string">
            <text:p text:style-name="P14">MAXNOILVL</text:p>
          </table:table-cell>
          <table:table-cell table:style-name="Tableau4.D2" office:value-type="string">
            <text:p text:style-name="P12">Noise intensity measured the last time RX was idle (through gain value).</text:p>
          </table:table-cell>
        </table:table-row>
        <table:table-row table:style-name="Tableau4.1">
          <table:table-cell table:style-name="Tableau4.A2" office:value-type="string">
            <text:p text:style-name="P11">0x29</text:p>
          </table:table-cell>
          <table:table-cell table:style-name="Tableau4.B2" table:number-columns-spanned="2" office:value-type="string">
            <text:p text:style-name="P14">MINNOILVL</text:p>
          </table:table-cell>
          <table:covered-table-cell/>
          <table:table-cell table:style-name="Tableau4.D2" office:value-type="string">
            <text:p text:style-name="P12">Target RX noise level in averaged ADC output value when adjusting gain.</text:p>
          </table:table-cell>
        </table:table-row>
        <table:table-row table:style-name="Tableau4.1">
          <table:table-cell table:style-name="Tableau4.A2" office:value-type="string">
            <text:p text:style-name="P11">0x2A</text:p>
          </table:table-cell>
          <table:table-cell table:style-name="Tableau4.B2" table:number-columns-spanned="2" office:value-type="string">
            <text:p text:style-name="P14">MINPULAMP</text:p>
          </table:table-cell>
          <table:covered-table-cell/>
          <table:table-cell table:style-name="Tableau4.D2" office:value-type="string">
            <text:p text:style-name="P12">Tells how much to zoom on pulses (ones) received when adjusting gain.</text:p>
          </table:table-cell>
        </table:table-row>
        <table:table-row table:style-name="Tableau4.1">
          <table:table-cell table:style-name="Tableau4.A2" office:value-type="string">
            <text:p text:style-name="P11">0x2B</text:p>
          </table:table-cell>
          <table:table-cell table:style-name="Tableau4.B2" table:number-columns-spanned="2" office:value-type="string">
            <text:p text:style-name="P14">MINSIGSTR</text:p>
          </table:table-cell>
          <table:covered-table-cell/>
          <table:table-cell table:style-name="Tableau4.D2" office:value-type="string">
            <text:p text:style-name="P12">Preamble detection threshold (low =&gt; sensitive, high =&gt; robust).</text:p>
          </table:table-cell>
        </table:table-row>
        <table:table-row table:style-name="Tableau4.1">
          <table:table-cell table:style-name="Tableau4.A2" office:value-type="string">
            <text:p text:style-name="P11">0x2C</text:p>
          </table:table-cell>
          <table:table-cell table:style-name="Tableau4.B2" table:number-rows-spanned="2" table:number-columns-spanned="2" office:value-type="string">
            <text:p text:style-name="P14">RX_PERIOD</text:p>
          </table:table-cell>
          <table:covered-table-cell/>
          <table:table-cell table:style-name="Tableau4.D2" table:number-rows-spanned="2" office:value-type="string">
            <text:p text:style-name="P12">Waiting period (in PLL clock cycles x8) that the RX must be powered-up and in idle state before triggering an “RX time-out” event.</text:p>
          </table:table-cell>
        </table:table-row>
        <table:table-row table:style-name="Tableau4.1">
          <table:table-cell table:style-name="Tableau4.A2" office:value-type="string">
            <text:p text:style-name="P11">0x2D</text:p>
          </table:table-cell>
          <table:covered-table-cell/>
          <table:covered-table-cell/>
          <table:covered-table-cell/>
        </table:table-row>
        <table:table-row table:style-name="Tableau4.1">
          <table:table-cell table:style-name="Tableau4.A2" office:value-type="string">
            <text:p text:style-name="P11">0x2E</text:p>
          </table:table-cell>
          <table:table-cell table:style-name="Tableau4.B2" table:number-columns-spanned="2" office:value-type="string">
            <text:p text:style-name="P14">CHCLRCHK</text:p>
          </table:table-cell>
          <table:covered-table-cell/>
          <table:table-cell table:style-name="Tableau4.D2" office:value-type="string">
            <text:p text:style-name="P12">Enables and sets the threshold for channel interference detection.</text:p>
          </table:table-cell>
        </table:table-row>
        <table:table-row table:style-name="Tableau4.1">
          <table:table-cell table:style-name="Tableau4.A2" office:value-type="string">
            <text:p text:style-name="P11">0x2F</text:p>
          </table:table-cell>
          <table:table-cell table:style-name="Tableau4.B2" table:number-columns-spanned="2" office:value-type="string">
            <text:p text:style-name="P14">NOISEWAIT</text:p>
          </table:table-cell>
          <table:covered-table-cell/>
          <table:table-cell table:style-name="Tableau4.D2" office:value-type="string">
            <text:p text:style-name="P12">Time to wait between channel interference measurements (PLLclk x16).</text:p>
          </table:table-cell>
        </table:table-row>
        <table:table-row table:style-name="Tableau4.1">
          <table:table-cell table:style-name="Tableau4.A2" office:value-type="string">
            <text:p text:style-name="P11">0x30</text:p>
          </table:table-cell>
          <table:table-cell table:style-name="Tableau4.B2" table:number-columns-spanned="2" office:value-type="string">
            <text:p text:style-name="P14">MAINCTRL</text:p>
          </table:table-cell>
          <table:covered-table-cell/>
          <table:table-cell table:style-name="Tableau4.D2" office:value-type="string">
            <text:p text:style-name="P12">Bitset of most important modem controls.</text:p>
          </table:table-cell>
        </table:table-row>
        <table:table-row table:style-name="Tableau4.1">
          <table:table-cell table:style-name="Tableau4.A2" office:value-type="string">
            <text:p text:style-name="P11">0x31</text:p>
          </table:table-cell>
          <table:table-cell table:style-name="Tableau4.B2" table:number-columns-spanned="2" office:value-type="string">
            <text:p text:style-name="P14">MANUCTRL</text:p>
          </table:table-cell>
          <table:covered-table-cell/>
          <table:table-cell table:style-name="Tableau4.D2" office:value-type="string">
            <text:p text:style-name="P12">Bitset enabling manual controls and setting the decision threshold.</text:p>
          </table:table-cell>
        </table:table-row>
        <table:table-row table:style-name="Tableau4.1">
          <table:table-cell table:style-name="Tableau4.A2" office:value-type="string">
            <text:p text:style-name="P11">0x32</text:p>
          </table:table-cell>
          <table:table-cell table:style-name="Tableau4.B2" table:number-columns-spanned="2" office:value-type="string">
            <text:p text:style-name="P14">PREFRAME</text:p>
          </table:table-cell>
          <table:covered-table-cell/>
          <table:table-cell table:style-name="Tableau4.D2" office:value-type="string">
            <text:p text:style-name="P12">Bitset configuring preamble detection and sync word settings.</text:p>
          </table:table-cell>
        </table:table-row>
        <table:table-row table:style-name="Tableau4.1">
          <table:table-cell table:style-name="Tableau4.A2" office:value-type="string">
            <text:p text:style-name="P11">0x33</text:p>
          </table:table-cell>
          <table:table-cell table:style-name="Tableau4.B2" table:number-columns-spanned="2" office:value-type="string">
            <text:p text:style-name="P14">PREAMBLEN</text:p>
          </table:table-cell>
          <table:covered-table-cell/>
          <table:table-cell table:style-name="Tableau4.D2" office:value-type="string">
            <text:p text:style-name="P12">Sets the packet preamble length in number of bytes + ~2 to 3 bytes.</text:p>
          </table:table-cell>
        </table:table-row>
        <table:table-row table:style-name="Tableau4.1">
          <table:table-cell table:style-name="Tableau4.A2" office:value-type="string">
            <text:p text:style-name="P11">0x34</text:p>
          </table:table-cell>
          <table:table-cell table:style-name="Tableau4.B2" table:number-rows-spanned="2" table:number-columns-spanned="2" office:value-type="string">
            <text:p text:style-name="P14">SYNC_WORD</text:p>
          </table:table-cell>
          <table:covered-table-cell/>
          <table:table-cell table:style-name="Tableau4.D2" table:number-rows-spanned="2" office:value-type="string">
            <text:p text:style-name="P12">Synchronisation word to put at the end of transmitted preambles.</text:p>
          </table:table-cell>
        </table:table-row>
        <table:table-row table:style-name="Tableau4.1">
          <table:table-cell table:style-name="Tableau4.A2" office:value-type="string">
            <text:p text:style-name="P11">0x35</text:p>
          </table:table-cell>
          <table:covered-table-cell/>
          <table:covered-table-cell/>
          <table:covered-table-cell/>
        </table:table-row>
        <table:table-row table:style-name="Tableau4.1">
          <table:table-cell table:style-name="Tableau4.A2" office:value-type="string">
            <text:p text:style-name="P11">0x36</text:p>
          </table:table-cell>
          <table:table-cell table:style-name="Tableau4.B2" table:number-rows-spanned="2" table:number-columns-spanned="2" office:value-type="string">
            <text:p text:style-name="P14">CRCPOLYNO</text:p>
          </table:table-cell>
          <table:covered-table-cell/>
          <table:table-cell table:style-name="Tableau4.D2" table:number-rows-spanned="2" office:value-type="string">
            <text:p text:style-name="P12">Enables the CRC and set its generator's polynomial.</text:p>
          </table:table-cell>
        </table:table-row>
        <table:table-row table:style-name="Tableau4.1">
          <table:table-cell table:style-name="Tableau4.A2" office:value-type="string">
            <text:p text:style-name="P11">0x37</text:p>
          </table:table-cell>
          <table:covered-table-cell/>
          <table:covered-table-cell/>
          <table:covered-table-cell/>
        </table:table-row>
        <table:table-row table:style-name="Tableau4.1">
          <table:table-cell table:style-name="Tableau4.A2" office:value-type="string">
            <text:p text:style-name="P11">0x38</text:p>
          </table:table-cell>
          <table:table-cell table:style-name="Tableau4.B2" table:number-rows-spanned="2" table:number-columns-spanned="2" office:value-type="string">
            <text:p text:style-name="P14">TXADDRESS</text:p>
          </table:table-cell>
          <table:covered-table-cell/>
          <table:table-cell table:style-name="Tableau4.D2" table:number-rows-spanned="2" office:value-type="string">
            <text:p text:style-name="P12">Address to put in the address field of the packets to transmit.</text:p>
          </table:table-cell>
        </table:table-row>
        <table:table-row table:style-name="Tableau4.1">
          <table:table-cell table:style-name="Tableau4.A2" office:value-type="string">
            <text:p text:style-name="P11">0x39</text:p>
          </table:table-cell>
          <table:covered-table-cell/>
          <table:covered-table-cell/>
          <table:covered-table-cell/>
        </table:table-row>
        <table:table-row table:style-name="Tableau4.1">
          <table:table-cell table:style-name="Tableau4.A2" office:value-type="string">
            <text:p text:style-name="P11">0x3A</text:p>
          </table:table-cell>
          <table:table-cell table:style-name="Tableau4.B2" table:number-rows-spanned="2" table:number-columns-spanned="2" office:value-type="string">
            <text:p text:style-name="P14">RXADDRESS</text:p>
          </table:table-cell>
          <table:covered-table-cell/>
          <table:table-cell table:style-name="Tableau4.D2" table:number-rows-spanned="2" office:value-type="string">
            <text:p text:style-name="P12">Address to expect in packets received (when addresses are used).</text:p>
          </table:table-cell>
        </table:table-row>
        <table:table-row table:style-name="Tableau4.1">
          <table:table-cell table:style-name="Tableau4.A2" office:value-type="string">
            <text:p text:style-name="P11">0x3B</text:p>
          </table:table-cell>
          <table:covered-table-cell/>
          <table:covered-table-cell/>
          <table:covered-table-cell/>
        </table:table-row>
        <table:table-row table:style-name="Tableau4.1">
          <table:table-cell table:style-name="Tableau4.A2" office:value-type="string">
            <text:p text:style-name="P11">0x3C</text:p>
          </table:table-cell>
          <table:table-cell table:style-name="Tableau4.B2" table:number-columns-spanned="2" office:value-type="string">
            <text:p text:style-name="P14">TXPKTSIZE</text:p>
          </table:table-cell>
          <table:covered-table-cell/>
          <table:table-cell table:style-name="Tableau4.D2" office:value-type="string">
            <text:p text:style-name="P12">TX packet size (packet size may also be sourced from TX FIFO load).</text:p>
          </table:table-cell>
        </table:table-row>
        <table:table-row table:style-name="Tableau4.1">
          <table:table-cell table:style-name="Tableau4.A2" office:value-type="string">
            <text:p text:style-name="P11">0x3D</text:p>
          </table:table-cell>
          <table:table-cell table:style-name="Tableau4.B2" table:number-columns-spanned="2" office:value-type="string">
            <text:p text:style-name="P14">RXPKTSIZE</text:p>
          </table:table-cell>
          <table:covered-table-cell/>
          <table:table-cell table:style-name="Tableau4.D2" office:value-type="string">
            <text:p text:style-name="P12">Packet data size to expect when no size field is read in received packets.</text:p>
          </table:table-cell>
        </table:table-row>
        <table:table-row table:style-name="Tableau4.1">
          <table:table-cell table:style-name="Tableau4.A2" office:value-type="string">
            <text:p text:style-name="P11">0x3E</text:p>
          </table:table-cell>
          <table:table-cell table:style-name="Tableau4.B2" table:number-columns-spanned="2" office:value-type="string">
            <text:p text:style-name="P14">PKTCONFIG</text:p>
          </table:table-cell>
          <table:covered-table-cell/>
          <table:table-cell table:style-name="Tableau4.D2" office:value-type="string">
            <text:p text:style-name="P12">Bitset configuring modem for packet header and trailer behavior.</text:p>
          </table:table-cell>
        </table:table-row>
        <table:table-row table:style-name="Tableau4.1">
          <table:table-cell table:style-name="Tableau4.A65" office:value-type="string">
            <text:p text:style-name="P11">0x3F</text:p>
          </table:table-cell>
          <table:table-cell table:style-name="Tableau4.B65" office:value-type="string">
            <text:p text:style-name="P14">RXBUFDATA</text:p>
          </table:table-cell>
          <table:table-cell table:style-name="Tableau4.B65" office:value-type="string">
            <text:p text:style-name="P14">TXBUFDATA</text:p>
          </table:table-cell>
          <table:table-cell table:style-name="Tableau4.D65" office:value-type="string">
            <text:p text:style-name="P12">Reads data from reception buffer and writes data to transmission buffer</text:p>
          </table:table-cell>
        </table:table-row>
      </table:table>
      <text:p text:style-name="P9"><text:span text:style-name="T26">Table </text:span><text:span text:style-name="T15">?</text:span><text:span text:style-name="T26">.1 : Address-divided register file</text:span></text:p>
      <table:table table:name="Tableau6" table:style-name="Tableau6">
        <table:table-column table:style-name="Tableau6.A"/>
        <table:table-column table:style-name="Tableau6.B" table:number-columns-repeated="7"/>
        <table:table-column table:style-name="Tableau6.I"/>
        <table:table-row>
          <table:table-cell table:style-name="Tableau6.A1" office:value-type="string">
            <text:p text:style-name="P10">bit #</text:p>
          </table:table-cell>
          <table:table-cell table:style-name="Tableau6.B1" office:value-type="string">
            <text:p text:style-name="P13">7</text:p>
          </table:table-cell>
          <table:table-cell table:style-name="Tableau6.B1" office:value-type="string">
            <text:p text:style-name="P13">6</text:p>
          </table:table-cell>
          <table:table-cell table:style-name="Tableau6.B1" office:value-type="string">
            <text:p text:style-name="P13">5</text:p>
          </table:table-cell>
          <table:table-cell table:style-name="Tableau6.B1" office:value-type="string">
            <text:p text:style-name="P13">4</text:p>
          </table:table-cell>
          <table:table-cell table:style-name="Tableau6.B1" office:value-type="string">
            <text:p text:style-name="P13">3</text:p>
          </table:table-cell>
          <table:table-cell table:style-name="Tableau6.B1" office:value-type="string">
            <text:p text:style-name="P13">2</text:p>
          </table:table-cell>
          <table:table-cell table:style-name="Tableau6.B1" office:value-type="string">
            <text:p text:style-name="P13">1</text:p>
          </table:table-cell>
          <table:table-cell table:style-name="Tableau6.I1" office:value-type="string">
            <text:p text:style-name="P13">0</text:p>
          </table:table-cell>
        </table:table-row>
        <table:table-row>
          <table:table-cell table:style-name="Tableau6.A2" office:value-type="string">
            <text:p text:style-name="P10">read</text:p>
          </table:table-cell>
          <table:table-cell table:style-name="Tableau6.B2" office:value-type="string">
            <text:p text:style-name="P16">STAT2IRQ</text:p>
          </table:table-cell>
          <table:table-cell table:style-name="Tableau6.B2" office:value-type="string">
            <text:p text:style-name="P16">WAKEUPI</text:p>
          </table:table-cell>
          <table:table-cell table:style-name="Tableau6.B2" office:value-type="string">
            <text:p text:style-name="P16">NOISYTXI</text:p>
          </table:table-cell>
          <table:table-cell table:style-name="Tableau6.B2" office:value-type="string">
            <text:p text:style-name="P16">TXENDI</text:p>
          </table:table-cell>
          <table:table-cell table:style-name="Tableau6.B2" office:value-type="string">
            <text:p text:style-name="P16">NEWPKTI</text:p>
          </table:table-cell>
          <table:table-cell table:style-name="Tableau6.B2" office:value-type="string">
            <text:p text:style-name="P16">ADDRMATI</text:p>
          </table:table-cell>
          <table:table-cell table:style-name="Tableau6.B2" office:value-type="string">
            <text:p text:style-name="P16">BRDCASTI</text:p>
          </table:table-cell>
          <table:table-cell table:style-name="Tableau6.I2" office:value-type="string">
            <text:p text:style-name="P16">CRCERROI</text:p>
          </table:table-cell>
        </table:table-row>
        <table:table-row>
          <table:table-cell table:style-name="Tableau6.A2" office:value-type="string">
            <text:p text:style-name="P10">write</text:p>
          </table:table-cell>
          <table:table-cell table:style-name="Tableau6.B2" office:value-type="string">
            <text:p text:style-name="P16">IPINPOL</text:p>
          </table:table-cell>
          <table:table-cell table:style-name="Tableau6.B2" office:value-type="string">
            <text:p text:style-name="P16">WAKEUPE</text:p>
          </table:table-cell>
          <table:table-cell table:style-name="Tableau6.B2" office:value-type="string">
            <text:p text:style-name="P16">NOISYTXE</text:p>
          </table:table-cell>
          <table:table-cell table:style-name="Tableau6.B2" office:value-type="string">
            <text:p text:style-name="P16">TXENDE</text:p>
          </table:table-cell>
          <table:table-cell table:style-name="Tableau6.B2" office:value-type="string">
            <text:p text:style-name="P16">NEWPKTE</text:p>
          </table:table-cell>
          <table:table-cell table:style-name="Tableau6.B2" office:value-type="string">
            <text:p text:style-name="P16">ADDRMATE</text:p>
          </table:table-cell>
          <table:table-cell table:style-name="Tableau6.B2" office:value-type="string">
            <text:p text:style-name="P16">BRDCASTE</text:p>
          </table:table-cell>
          <table:table-cell table:style-name="Tableau6.I2" office:value-type="string">
            <text:p text:style-name="P16">CRCERROE</text:p>
          </table:table-cell>
        </table:table-row>
        <table:table-row>
          <table:table-cell table:style-name="Tableau6.A4" office:value-type="string">
            <text:p text:style-name="P10">default</text:p>
          </table:table-cell>
          <table:table-cell table:style-name="Tableau6.B4" office:value-type="string">
            <text:p text:style-name="P16">1</text:p>
          </table:table-cell>
          <table:table-cell table:style-name="Tableau6.B4" office:value-type="string">
            <text:p text:style-name="P16">0</text:p>
          </table:table-cell>
          <table:table-cell table:style-name="Tableau6.B4" office:value-type="string">
            <text:p text:style-name="P16">0</text:p>
          </table:table-cell>
          <table:table-cell table:style-name="Tableau6.B4" office:value-type="string">
            <text:p text:style-name="P16">1</text:p>
          </table:table-cell>
          <table:table-cell table:style-name="Tableau6.B4" office:value-type="string">
            <text:p text:style-name="P16">1</text:p>
          </table:table-cell>
          <table:table-cell table:style-name="Tableau6.B4" office:value-type="string">
            <text:p text:style-name="P16">0</text:p>
          </table:table-cell>
          <table:table-cell table:style-name="Tableau6.B4" office:value-type="string">
            <text:p text:style-name="P16">0</text:p>
          </table:table-cell>
          <table:table-cell table:style-name="Tableau6.I4" office:value-type="string">
            <text:p text:style-name="P16">1</text:p>
          </table:table-cell>
        </table:table-row>
      </table:table>
      <text:p text:style-name="P8"><text:span text:style-name="T17">Table </text:span><text:span text:style-name="T14">?</text:span><text:span text:style-name="T17">.2 : Detailed register address 0x00</text:span></text:p>
      <text:p text:style-name="P7">Address 0x00 of register file contains the first half of status bits that can be used to drive t<text:span text:style-name="T16">he </text:span><text:span text:style-name="T21">IRQ</text:span><text:span text:style-name="T16"> pin and potentially trigger an interrupt in the on-board controller to which this device is linked. Bits 6 down to 0 of the readable bits are sticky bits. This means that whichever event triggers a sticky bit, it sets the bit to '1' (the bit stays a '1' if it already was a '1') and remains a </text:span><text:soft-page-break/><text:span text:style-name="T16">'1' until it is read as a '1' therefore guaranteeing that a sticky bit being set once will be read as a '1' once and only once.</text:span></text:p>
      <text:p text:style-name="P7"><text:span text:style-name="T16">The writing access to this register serves mostly as a bit mask for the status bits read from this same address to filter which status bit can affect the state of the </text:span><text:span text:style-name="T21">IRQ</text:span><text:span text:style-name="T16"> pin and trigger an interrupt. This, however, will not prevent any status bits from being readable through the SPI.</text:span></text:p>
      <text:list xml:id="list2633240045189808562" text:style-name="L1">
        <text:list-item>
          <text:p text:style-name="P20"><text:span text:style-name="T18">STAT2IRQ</text:span> = Secondary status bit asserting <text:span text:style-name="T18">IRQ</text:span> pin: The value of this bit tells whether the <text:span text:style-name="T18">IRQ</text:span> signal is held asserted/active (when <text:span text:style-name="T18">IRQ</text:span> = <text:span text:style-name="T18">IPINPOL</text:span>), i.e. whether there's at least one interrupt originating from one of the bits of the secondary status register (<text:span text:style-name="T18">STATUS2</text:span>) at address 0x01.</text:p>
        </text:list-item>
        <text:list-item>
          <text:p text:style-name="P20"><text:span text:style-name="T18">IPINPOL</text:span> = <text:span text:style-name="T18">IRQ</text:span> pin polarity: This bit sets the polarity of the <text:span text:style-name="T18">IRQ</text:span> pin. If <text:span text:style-name="T18">IPINPOL</text:span> = '1', <text:span text:style-name="T18">IRQ</text:span> is held at '1' when an interrupt is enabled and set and at '0' when no interrupt is enabled and set at once. If <text:span text:style-name="T18">IPINPOL</text:span> = '0', the state of the <text:span text:style-name="T18">IRQ</text:span> pin is simply always the opposite of what it is when <text:span text:style-name="T18">IPINPOL</text:span> = '1'.</text:p>
        </text:list-item>
        <text:list-item>
          <text:p text:style-name="P20"><text:span text:style-name="T18">WAKEUPI</text:span> = Device wake-up interrupt (event): This bit is a sticky bit that is set every time the DLL turns on. The DLL is the last power cycled module to be turned on when the device is waking up, it is always on when the device is 'awake' and always off when the device is asleep, therefore it is used to signal when the device just finished waking up which is most useful when the device is configured to automatically wake up from sleep.</text:p>
        </text:list-item>
        <text:list-item>
          <text:p text:style-name="P20"><text:span text:style-name="T18">WAKEUPE</text:span> = Device wake-up interrupt enable: The value of this bit determines whether the <text:span text:style-name="T18">WAKEUPI</text:span> bit can set the state of the <text:span text:style-name="T18">IRQ</text:span> pin. If '1', the state of <text:span text:style-name="T18">IRQ</text:span> pin is dependent on <text:span text:style-name="T18">WAKEUPI</text:span>, if '0', only the value read at address 0x00 is affected.</text:p>
        </text:list-item>
        <text:list-item>
          <text:p text:style-name="P20"><text:span text:style-name="T18">NOISYTXI</text:span> = Medium too noisy interrupt (event): This bit is a sticky bit that is set everytime the modem performs an interference measurement and the transmission medium is noisier than a given threshold set by register field <text:span text:style-name="T18">INTERFTH</text:span> at address 0x2E.</text:p>
        </text:list-item>
        <text:list-item>
          <text:p text:style-name="P20"><text:span text:style-name="T18">NOISYTXE</text:span> = Medium too noisy interrupt enable: The value of this bit determines whether the <text:span text:style-name="T18">NOISYTXI</text:span> bit can set the state of the <text:span text:style-name="T18">IRQ</text:span> pin. If '1', the state of <text:span text:style-name="T18">IRQ</text:span> pin is dependent on <text:span text:style-name="T18">NOISYTXI</text:span>, if '0', only the value read at address 0x00 is affected.</text:p>
        </text:list-item>
        <text:list-item>
          <text:p text:style-name="P20"><text:span text:style-name="T18">TXENDI</text:span> = Transmission end interrupt (event): This bit is a sticky bit that is set when the wireless transmission of a packet has just been completed.</text:p>
        </text:list-item>
        <text:list-item>
          <text:p text:style-name="P20"><text:span text:style-name="T18">TXENDE</text:span> = Transmission end interrupt enable: The value of this bit determines whether the <text:span text:style-name="T18">TXENDI</text:span> bit can set the state of the <text:span text:style-name="T18">IRQ</text:span> pin. If '1', the state of <text:span text:style-name="T18">IRQ</text:span> pin is dependent on <text:span text:style-name="T18">TXENDI</text:span>, if '0', only the value read at address 0x00 is affected.</text:p>
        </text:list-item>
        <text:list-item>
          <text:p text:style-name="P20"><text:span text:style-name="T18">NEWPKTI</text:span> = New packet reception interrupt (event): This bit is a sticky bit that is set whenever the wireless reception of any packet of data has just been completed.</text:p>
        </text:list-item>
        <text:list-item>
          <text:p text:style-name="P20"><text:span text:style-name="T18">NEWPKTE</text:span> = New packet reception interrupt enable: The value of this bit determines whether the <text:span text:style-name="T18">NEWPKTI</text:span> bit can set the state of the <text:span text:style-name="T18">IRQ</text:span> pin. If '1', the state of <text:span text:style-name="T18">IRQ</text:span> pin is dependent on <text:span text:style-name="T18">NEWPKTI</text:span>, if '0', only the value read at address 0x00 is affected.</text:p>
        </text:list-item>
        <text:list-item>
          <text:p text:style-name="P20"><text:span text:style-name="T18">ADDRMATI</text:span> = New packet's address match interrupt (event): This bit is a sticky bit that is set whenever the wireless reception of a packet of data with an address field that either matches the device's own address or own subnetwork broadcast/multicast address has just been completed.</text:p>
        </text:list-item>
        <text:list-item>
          <text:p text:style-name="P20"><text:soft-page-break/><text:span text:style-name="T18">ADDRMATE</text:span> = New packet's address match interrupt enable: The value of this bit determines whether the <text:span text:style-name="T18">ADDRMATI</text:span> bit can set the state of the <text:span text:style-name="T18">IRQ</text:span> pin. If '1', the state of <text:span text:style-name="T18">IRQ</text:span> pin is dependent on <text:span text:style-name="T18">ADDRMATI</text:span>, if '0', only the value read at address 0x00 is affected.</text:p>
        </text:list-item>
        <text:list-item>
          <text:p text:style-name="P20"><text:span text:style-name="T18">BRDCASTI</text:span> = New packet is broadcast interrupt (event): This bit is a sticky bit that is set whenever the wireless reception of a packet of data with any broadcast address has just been completed.</text:p>
        </text:list-item>
        <text:list-item>
          <text:p text:style-name="P20"><text:span text:style-name="T18">BRDCASTE</text:span> = New packet is broadcast interrupt enable: The value of this bit determines whether the <text:span text:style-name="T18">BRDCASTI</text:span> bit can set the state of the <text:span text:style-name="T18">IRQ</text:span> pin. If '1', the state of <text:span text:style-name="T18">IRQ</text:span> pin is dependent on <text:span text:style-name="T18">BRDCASTI</text:span>, if '0', only the value read at address 0x00 is affected.</text:p>
        </text:list-item>
        <text:list-item>
          <text:p text:style-name="P20"><text:span text:style-name="T18">CRCERROI</text:span> = New packet has error(s) interrupt (event): This bit is a sticky bit that is set whenever the wireless reception of a new packet of data has just been completed but the CRC field doesn't match the CRC code computed from the data received beforehand.</text:p>
        </text:list-item>
        <text:list-item>
          <text:p text:style-name="P20"><text:span text:style-name="T18">CRCERROE</text:span> = New packet has error(s) interrupt enable: The value of this bit determines whether the <text:span text:style-name="T18">CRCERROI</text:span> bit can set the state of the <text:span text:style-name="T18">IRQ</text:span> pin. If '1', the state of <text:span text:style-name="T18">IRQ</text:span> pin is dependent on <text:span text:style-name="T18">CRCERROI</text:span>, if '0', only the value read at address 0x00 is affected.</text:p>
        </text:list-item>
      </text:list>
      <text:p text:style-name="P7"/>
      <table:table table:name="Tableau7" table:style-name="Tableau7">
        <table:table-column table:style-name="Tableau7.A"/>
        <table:table-column table:style-name="Tableau7.B" table:number-columns-repeated="7"/>
        <table:table-column table:style-name="Tableau7.I"/>
        <table:table-row>
          <table:table-cell table:style-name="Tableau7.A1" office:value-type="string">
            <text:p text:style-name="P10">bit #</text:p>
          </table:table-cell>
          <table:table-cell table:style-name="Tableau7.B1" office:value-type="string">
            <text:p text:style-name="P13">7</text:p>
          </table:table-cell>
          <table:table-cell table:style-name="Tableau7.B1" office:value-type="string">
            <text:p text:style-name="P13">6</text:p>
          </table:table-cell>
          <table:table-cell table:style-name="Tableau7.B1" office:value-type="string">
            <text:p text:style-name="P13">5</text:p>
          </table:table-cell>
          <table:table-cell table:style-name="Tableau7.B1" office:value-type="string">
            <text:p text:style-name="P13">4</text:p>
          </table:table-cell>
          <table:table-cell table:style-name="Tableau7.B1" office:value-type="string">
            <text:p text:style-name="P13">3</text:p>
          </table:table-cell>
          <table:table-cell table:style-name="Tableau7.B1" office:value-type="string">
            <text:p text:style-name="P13">2</text:p>
          </table:table-cell>
          <table:table-cell table:style-name="Tableau7.B1" office:value-type="string">
            <text:p text:style-name="P13">1</text:p>
          </table:table-cell>
          <table:table-cell table:style-name="Tableau7.I1" office:value-type="string">
            <text:p text:style-name="P13">0</text:p>
          </table:table-cell>
        </table:table-row>
        <table:table-row>
          <table:table-cell table:style-name="Tableau7.A2" office:value-type="string">
            <text:p text:style-name="P10">read</text:p>
          </table:table-cell>
          <table:table-cell table:style-name="Tableau7.B2" office:value-type="string">
            <text:p text:style-name="P16">CALIBRTI</text:p>
          </table:table-cell>
          <table:table-cell table:style-name="Tableau7.B2" office:value-type="string">
            <text:p text:style-name="P16">XOTIMERI</text:p>
          </table:table-cell>
          <table:table-cell table:style-name="Tableau7.B2" office:value-type="string">
            <text:p text:style-name="P16">RXTOUTI</text:p>
          </table:table-cell>
          <table:table-cell table:style-name="Tableau7.B2" office:value-type="string">
            <text:p text:style-name="P16">TXUDRFLI</text:p>
          </table:table-cell>
          <table:table-cell table:style-name="Tableau7.B2" office:value-type="string">
            <text:p text:style-name="P16">RXOVRFLI</text:p>
          </table:table-cell>
          <table:table-cell table:style-name="Tableau7.B2" office:value-type="string">
            <text:p text:style-name="P16">TXOVRFLI</text:p>
          </table:table-cell>
          <table:table-cell table:style-name="Tableau7.B2" office:value-type="string">
            <text:p text:style-name="P16">BUFLOADI</text:p>
          </table:table-cell>
          <table:table-cell table:style-name="Tableau7.I2" office:value-type="string">
            <text:p text:style-name="P16">BUFSTOPI</text:p>
          </table:table-cell>
        </table:table-row>
        <table:table-row>
          <table:table-cell table:style-name="Tableau7.A2" office:value-type="string">
            <text:p text:style-name="P10">write</text:p>
          </table:table-cell>
          <table:table-cell table:style-name="Tableau7.B2" office:value-type="string">
            <text:p text:style-name="P16">CALIBRTE</text:p>
          </table:table-cell>
          <table:table-cell table:style-name="Tableau7.B2" office:value-type="string">
            <text:p text:style-name="P16">XOTIMERE</text:p>
          </table:table-cell>
          <table:table-cell table:style-name="Tableau7.B2" office:value-type="string">
            <text:p text:style-name="P16">RXTOUTE</text:p>
          </table:table-cell>
          <table:table-cell table:style-name="Tableau7.B2" office:value-type="string">
            <text:p text:style-name="P16">TXUDRFLE</text:p>
          </table:table-cell>
          <table:table-cell table:style-name="Tableau7.B2" office:value-type="string">
            <text:p text:style-name="P16">RXOVRFLE</text:p>
          </table:table-cell>
          <table:table-cell table:style-name="Tableau7.B2" office:value-type="string">
            <text:p text:style-name="P16">TXOVRFLE</text:p>
          </table:table-cell>
          <table:table-cell table:style-name="Tableau7.B2" office:value-type="string">
            <text:p text:style-name="P16">BUFLOADE</text:p>
          </table:table-cell>
          <table:table-cell table:style-name="Tableau7.I2" office:value-type="string">
            <text:p text:style-name="P16">BUFSTOPE</text:p>
          </table:table-cell>
        </table:table-row>
        <table:table-row>
          <table:table-cell table:style-name="Tableau7.A4" office:value-type="string">
            <text:p text:style-name="P10">default</text:p>
          </table:table-cell>
          <table:table-cell table:style-name="Tableau7.B4" office:value-type="string">
            <text:p text:style-name="P16">1</text:p>
          </table:table-cell>
          <table:table-cell table:style-name="Tableau7.B4" office:value-type="string">
            <text:p text:style-name="P16">0</text:p>
          </table:table-cell>
          <table:table-cell table:style-name="Tableau7.B4" office:value-type="string">
            <text:p text:style-name="P16">0</text:p>
          </table:table-cell>
          <table:table-cell table:style-name="Tableau7.B4" office:value-type="string">
            <text:p text:style-name="P16">1</text:p>
          </table:table-cell>
          <table:table-cell table:style-name="Tableau7.B4" office:value-type="string">
            <text:p text:style-name="P16">1</text:p>
          </table:table-cell>
          <table:table-cell table:style-name="Tableau7.B4" office:value-type="string">
            <text:p text:style-name="P16">1</text:p>
          </table:table-cell>
          <table:table-cell table:style-name="Tableau7.B4" office:value-type="string">
            <text:p text:style-name="P16">0</text:p>
          </table:table-cell>
          <table:table-cell table:style-name="Tableau7.I4" office:value-type="string">
            <text:p text:style-name="P16">0</text:p>
          </table:table-cell>
        </table:table-row>
      </table:table>
      <text:p text:style-name="P8"><text:span text:style-name="T17">Table </text:span><text:span text:style-name="T14">?</text:span><text:span text:style-name="T17">.3 : Detailed register address 0x01</text:span></text:p>
      <text:p text:style-name="P7">Address 0x01 of register file contains the second half of status bits that can be used to drive t<text:span text:style-name="T16">he </text:span><text:span text:style-name="T21">IRQ</text:span><text:span text:style-name="T16"> pin and potentially trigger an interrupt in the on-board controller to which this device is linked. The higher half (index-wise) of the readable bits are sticky bits.</text:span></text:p>
      <text:p text:style-name="P7"><text:span text:style-name="T16">The writing access to this register serves no other purpose than to mask any combination of these status bits from affecting the state of the </text:span><text:span text:style-name="T21">IRQ</text:span><text:span text:style-name="T16"> pin. This, however, will not prevent any status bits from being readable through the SPI.</text:span></text:p>
      <text:list xml:id="list37381858" text:continue-numbering="true" text:style-name="L1">
        <text:list-item>
          <text:p text:style-name="P20"><text:span text:style-name="T18">CALIBRTI</text:span> = Calibration end interrupt (event): This bit is a sticky bit that is set when the calibration module has just finished it's measurements and has new results that can be read in <text:span text:style-name="T18">CALRESULT</text:span> at address 0x1E.</text:p>
        </text:list-item>
        <text:list-item>
          <text:p text:style-name="P20"><text:span text:style-name="T18">CALIBRTE</text:span> = Calibration end interrupt enable: The value of this bit determines whether the <text:span text:style-name="T18">CALIBRTI</text:span> bit can set the state of the <text:span text:style-name="T18">IRQ</text:span> pin. If '1', the state of <text:span text:style-name="T18">IRQ</text:span> pin is dependent on <text:span text:style-name="T18">CALIBRTI</text:span>, if '0', only the value read at address 0x01 is affected.</text:p>
        </text:list-item>
        <text:list-item>
          <text:p text:style-name="P20"><text:span text:style-name="T18">XOTIMERI</text:span> = Crystal oscillator timer interrupt (event): This bit is a sticky bit that is set whenever the timer running on the low-frequency crystal oscillator reaches zero (and restart counting a new time period).</text:p>
        </text:list-item>
        <text:list-item>
          <text:p text:style-name="P20"><text:span text:style-name="T18">XOTIMERE</text:span> = Crystal oscillator timer interrupt enable: The value of this bit determines whether the <text:span text:style-name="T18">XOTIMERI</text:span> bit can set the state of the <text:span text:style-name="T18">IRQ</text:span> pin. If '1', the state of <text:span text:style-name="T18">IRQ</text:span> pin is dependent on <text:span text:style-name="T18">XOTIMERI</text:span>, if '0', only the value read at address 0x01 is affected.</text:p>
        </text:list-item>
        <text:list-item>
          <text:p text:style-name="P20"><text:soft-page-break/><text:span text:style-name="T18">RXTOUTI</text:span> = Receiver time-out interrupt (event): This bit is a sticky bit that is set when the analog receiver have been powered up and idle for more than 100 µs without receiving any UWB microwave signal indicative of a packet being transmitted (duration may vary depending on noise).</text:p>
        </text:list-item>
        <text:list-item>
          <text:p text:style-name="P20"><text:span text:style-name="T18">RXTOUTE</text:span> = Receiver time-out interrupt enable: The value of this bit determines whether the <text:span text:style-name="T18">RXTOUTI</text:span> bit can set the state of the <text:span text:style-name="T18">IRQ</text:span> pin. If '1', the state of <text:span text:style-name="T18">IRQ</text:span> pin is dependent on <text:span text:style-name="T18">RXTOUTI</text:span>, if '0', only the value read at address 0x01 is affected.</text:p>
        </text:list-item>
        <text:list-item>
          <text:p text:style-name="P20"><text:span text:style-name="T18">TXUDRFLI</text:span> = Transmission buffer underflow interrupt (event): This bit is a sticky bit that is set when the transmission buffer runs out of bytes to transmit before the end of the transmission of the data of a packet.</text:p>
        </text:list-item>
        <text:list-item>
          <text:p text:style-name="P20"><text:span text:style-name="T18">TXUDRFLE</text:span> = Transmission buffer underflow interrupt enable: The value of this bit determines whether the <text:span text:style-name="T18">TXUDRFLI</text:span> bit can set the state of the <text:span text:style-name="T18">IRQ</text:span> pin. If '1', the state of <text:span text:style-name="T18">IRQ</text:span> pin is dependent on <text:span text:style-name="T18">TXUDRFLI</text:span>, if '0', only the value read at address 0x01 is affected.</text:p>
        </text:list-item>
        <text:list-item>
          <text:p text:style-name="P20"><text:span text:style-name="T18">RXOVRFLI</text:span> = Reception buffer overflow interrupt: This bit tells whether the RX buffer has overflown since the last time it has been flushed. Issue command <text:span text:style-name="T18">FLUSHRX</text:span> to clear this bit, flush all the remaining data in the buffer and be able to tell if and when is the next time this buffer overflows. In case the RX buffer overflows, the data that would otherwise be written in this buffer is dropped instead of overwriting valid data already present in the buffer. This prevents any overflowing occurrences to corrupt the data of another packet previously received and stored in the RX buffer but not yet completely extracted from it.</text:p>
        </text:list-item>
        <text:list-item>
          <text:p text:style-name="P20"><text:span text:style-name="T18">RXOVRFLE</text:span> = Reception buffer overflow interrupt enable: The value of this bit determines whether the <text:span text:style-name="T18">RXOVRFLI</text:span> bit can set the state of the <text:span text:style-name="T18">IRQ</text:span> pin. If '1', the state of <text:span text:style-name="T18">IRQ</text:span> pin is dependent on <text:span text:style-name="T18">RXOVRFLI</text:span>, if '0', only the value read at address 0x01 is affected.</text:p>
        </text:list-item>
        <text:list-item>
          <text:p text:style-name="P20"><text:span text:style-name="T18">TXOVRFLI</text:span> = Transmission buffer overflow interrupt: This bit tells whether the TX buffer has overflown since the last time it has been flushed. Issue command <text:span text:style-name="T18">FLUSHTX</text:span> to clear this bit, flush all the remaining data in the buffer and be able to tell if and when is the next time this buffer overflows.</text:p>
        </text:list-item>
        <text:list-item>
          <text:p text:style-name="P20"><text:span text:style-name="T18">TXOVRFLE</text:span> = Transmission buffer overflow interrupt enable: The value of this bit determines whether the <text:span text:style-name="T18">TXOVRFLI</text:span> bit can set the state of the <text:span text:style-name="T18">IRQ</text:span> pin. If '1', the state of <text:span text:style-name="T18">IRQ</text:span> pin is dependent on <text:span text:style-name="T18">TXOVRFLI</text:span>, if '0', only the value read at address 0x01 is affected.</text:p>
        </text:list-item>
        <text:list-item>
          <text:p text:style-name="P20"><text:span text:style-name="T18">BUFLOADI</text:span> = Buffer load threshold interrupt: This bit reflects whether the buffer load of the corresponding operation mode (RX buffer ignored when device is in transmit mode and vice-versa) has met its threshold condition. In other words, if the device is in transmit mode, this bit will be set only when the data load in number of bytes in the TX buffer is <text:span text:style-name="T17">less than</text:span> the TX buffer's threshold (see address 0x02). Conversely, when the device is in receive mode, this bit will be set only when the data load in number of bytes in the RX buffer is <text:span text:style-name="T17">greater than</text:span> the RX buffer's threshold (see address 0x03).</text:p>
        </text:list-item>
        <text:list-item>
          <text:p text:style-name="P20"><text:span text:style-name="T18">BUFLOADE</text:span> = Buffer load threshold interrupt enable: The value of this bit determines whether the <text:span text:style-name="T18">BUFLOADI</text:span> bit can set the state of the <text:span text:style-name="T18">IRQ</text:span> pin. If '1', the state of <text:span text:style-name="T18">IRQ</text:span> pin is dependent on <text:span text:style-name="T18">BUFLOADI</text:span>, if '0', only the value read at address 0x01 is affected.</text:p>
        </text:list-item>
        <text:list-item>
          <text:p text:style-name="P20"><text:span text:style-name="T18">BUFSTOPI</text:span> = Stop buffer access interrupt: This bit is set when the buffer load of the corresponding operation mode is about to be full/empty. Whereas <text:span text:style-name="T18">BUFLOADI</text:span> can be used to tell when to start filling the TX buffer before it runs empty and when to start extracting from the RX buffer before it overflows, <text:span text:style-name="T18">BUFSTOPI</text:span> can be used to tell when to <text:span text:style-name="T17">stop</text:span> doing these operations: If the device is in transmit mode, the <text:span text:style-name="T18">BUFSTOPI</text:span> bit is set when the TX buffer load is at maximum capacity minus one <text:soft-page-break/>byte (127/128 bytes filled) or more and cleared otherwise. Conversely, if the device is in receive mode, this bit is set when the RX buffer has only one or zero bytes of data left to be extracted.</text:p>
        </text:list-item>
        <text:list-item>
          <text:p text:style-name="P20"><text:span text:style-name="T18">BUFSTOPE</text:span> = Stop buffer access interrupt enable: The value of this bit determines whether the <text:span text:style-name="T18">BUFSTOPI</text:span> bit can set the state of the <text:span text:style-name="T18">IRQ</text:span> pin. If '1', the state of <text:span text:style-name="T18">IRQ</text:span> pin is dependent on <text:span text:style-name="T18">BUFSTOPI</text:span>, if '0', only the value read at address 0x01 is affected.</text:p>
        </text:list-item>
      </text:list>
      <text:p text:style-name="P7"/>
      <table:table table:name="Tableau8" table:style-name="Tableau8">
        <table:table-column table:style-name="Tableau8.A"/>
        <table:table-column table:style-name="Tableau8.B" table:number-columns-repeated="7"/>
        <table:table-column table:style-name="Tableau8.I"/>
        <table:table-row>
          <table:table-cell table:style-name="Tableau8.A1" office:value-type="string">
            <text:p text:style-name="P10">bit #</text:p>
          </table:table-cell>
          <table:table-cell table:style-name="Tableau8.B1" office:value-type="string">
            <text:p text:style-name="P13">7</text:p>
          </table:table-cell>
          <table:table-cell table:style-name="Tableau8.B1" office:value-type="string">
            <text:p text:style-name="P13">6</text:p>
          </table:table-cell>
          <table:table-cell table:style-name="Tableau8.B1" office:value-type="string">
            <text:p text:style-name="P13">5</text:p>
          </table:table-cell>
          <table:table-cell table:style-name="Tableau8.B1" office:value-type="string">
            <text:p text:style-name="P13">4</text:p>
          </table:table-cell>
          <table:table-cell table:style-name="Tableau8.B1" office:value-type="string">
            <text:p text:style-name="P13">3</text:p>
          </table:table-cell>
          <table:table-cell table:style-name="Tableau8.B1" office:value-type="string">
            <text:p text:style-name="P13">2</text:p>
          </table:table-cell>
          <table:table-cell table:style-name="Tableau8.B1" office:value-type="string">
            <text:p text:style-name="P13">1</text:p>
          </table:table-cell>
          <table:table-cell table:style-name="Tableau8.I1" office:value-type="string">
            <text:p text:style-name="P13">0</text:p>
          </table:table-cell>
        </table:table-row>
        <table:table-row>
          <table:table-cell table:style-name="Tableau8.A2" office:value-type="string">
            <text:p text:style-name="P10">read</text:p>
          </table:table-cell>
          <table:table-cell table:style-name="Tableau8.B2" table:number-columns-spanned="8" office:value-type="string">
            <text:p text:style-name="P16">TXLOAD</text:p>
          </table:table-cell>
          <table:covered-table-cell/>
          <table:covered-table-cell/>
          <table:covered-table-cell/>
          <table:covered-table-cell/>
          <table:covered-table-cell/>
          <table:covered-table-cell/>
          <table:covered-table-cell/>
        </table:table-row>
        <table:table-row>
          <table:table-cell table:style-name="Tableau8.A2" office:value-type="string">
            <text:p text:style-name="P10">write</text:p>
          </table:table-cell>
          <table:table-cell table:style-name="Tableau8.B3" office:value-type="string">
            <text:p text:style-name="P16">TXLOADIE</text:p>
          </table:table-cell>
          <table:table-cell table:style-name="Tableau8.B2" table:number-columns-spanned="7" office:value-type="string">
            <text:p text:style-name="P16">TXBUFTHR</text:p>
          </table:table-cell>
          <table:covered-table-cell/>
          <table:covered-table-cell/>
          <table:covered-table-cell/>
          <table:covered-table-cell/>
          <table:covered-table-cell/>
          <table:covered-table-cell/>
        </table:table-row>
        <table:table-row>
          <table:table-cell table:style-name="Tableau8.A4" office:value-type="string">
            <text:p text:style-name="P10">default</text:p>
          </table:table-cell>
          <table:table-cell table:style-name="Tableau8.B4" office:value-type="string">
            <text:p text:style-name="P16">0</text:p>
          </table:table-cell>
          <table:table-cell table:style-name="Tableau8.C4" table:number-columns-spanned="7" office:value-type="string">
            <text:p text:style-name="P16">0b0000000</text:p>
          </table: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4 : Detailed register address 0x02</text:span></text:p>
      <text:p text:style-name="P7">Reading the register address 0x02 will tell the state of the transmission buffer while writing at the same address will set the conditions for raising status flag<text:span text:style-name="T16"> </text:span><text:span text:style-name="T21">BUFLOADI</text:span><text:span text:style-name="T16"> </text:span>at address 0x01.</text:p>
      <text:list xml:id="list6188631447639806315" text:style-name="L2">
        <text:list-item>
          <text:p text:style-name="P21"><text:span text:style-name="T18">TX</text:span><text:span text:style-name="T18">LOAD</text:span> = Transmission buffer load: Tells how much data is stored in the TX buffer in number of bytes (maximum 128 bytes).</text:p>
        </text:list-item>
        <text:list-item>
          <text:p text:style-name="P21"><text:span text:style-name="T18">TXLOADIE</text:span> = Transmission buffer load interrupt enable: This bit enables the buffer load comparison with the threshold set by <text:span text:style-name="T18">TXBUFTHR</text:span>.</text:p>
        </text:list-item>
        <text:list-item>
          <text:p text:style-name="P21"><text:span text:style-name="T18">TXBUFTHR</text:span> = Transmission buffer load interrupt threshold: This is the configurable threshold that can warn an on-board controller through interrupt or any other controlling device that the TX buffer is coming close to become empty. When the device is in transmit mode, the <text:span text:style-name="T18">BUFLOADI</text:span> flag will tell whether the TX buffer's load is above or below the threshold set by <text:span text:style-name="T18">TXBUFTHR</text:span> (<text:span text:style-name="T18">BUFLOADI</text:span> = '1' if below, else <text:span text:style-name="T18">BUFLOADI</text:span> = '0'). When the device is in receive mode or when <text:span text:style-name="T18">TXLOADIE</text:span> = '0', <text:span text:style-name="T18">TXBUFTHR</text:span> has no effect.</text:p>
        </text:list-item>
      </text:list>
      <text:p text:style-name="P7"/>
      <table:table table:name="Tableau9" table:style-name="Tableau9">
        <table:table-column table:style-name="Tableau9.A"/>
        <table:table-column table:style-name="Tableau9.B" table:number-columns-repeated="7"/>
        <table:table-column table:style-name="Tableau9.I"/>
        <table:table-row>
          <table:table-cell table:style-name="Tableau9.A1" office:value-type="string">
            <text:p text:style-name="P10">bit #</text:p>
          </table:table-cell>
          <table:table-cell table:style-name="Tableau9.B1" office:value-type="string">
            <text:p text:style-name="P13">7</text:p>
          </table:table-cell>
          <table:table-cell table:style-name="Tableau9.B1" office:value-type="string">
            <text:p text:style-name="P13">6</text:p>
          </table:table-cell>
          <table:table-cell table:style-name="Tableau9.B1" office:value-type="string">
            <text:p text:style-name="P13">5</text:p>
          </table:table-cell>
          <table:table-cell table:style-name="Tableau9.B1" office:value-type="string">
            <text:p text:style-name="P13">4</text:p>
          </table:table-cell>
          <table:table-cell table:style-name="Tableau9.B1" office:value-type="string">
            <text:p text:style-name="P13">3</text:p>
          </table:table-cell>
          <table:table-cell table:style-name="Tableau9.B1" office:value-type="string">
            <text:p text:style-name="P13">2</text:p>
          </table:table-cell>
          <table:table-cell table:style-name="Tableau9.B1" office:value-type="string">
            <text:p text:style-name="P13">1</text:p>
          </table:table-cell>
          <table:table-cell table:style-name="Tableau9.I1" office:value-type="string">
            <text:p text:style-name="P13">0</text:p>
          </table:table-cell>
        </table:table-row>
        <table:table-row>
          <table:table-cell table:style-name="Tableau9.A2" office:value-type="string">
            <text:p text:style-name="P10">read</text:p>
          </table:table-cell>
          <table:table-cell table:style-name="Tableau9.B2" table:number-columns-spanned="8" office:value-type="string">
            <text:p text:style-name="P16">RXLOAD</text:p>
          </table:table-cell>
          <table:covered-table-cell/>
          <table:covered-table-cell/>
          <table:covered-table-cell/>
          <table:covered-table-cell/>
          <table:covered-table-cell/>
          <table:covered-table-cell/>
          <table:covered-table-cell/>
        </table:table-row>
        <table:table-row>
          <table:table-cell table:style-name="Tableau9.A2" office:value-type="string">
            <text:p text:style-name="P10">write</text:p>
          </table:table-cell>
          <table:table-cell table:style-name="Tableau9.B3" office:value-type="string">
            <text:p text:style-name="P16">RXLOADIE</text:p>
          </table:table-cell>
          <table:table-cell table:style-name="Tableau9.B2" table:number-columns-spanned="7" office:value-type="string">
            <text:p text:style-name="P16">RXBUFTHR</text:p>
          </table:table-cell>
          <table:covered-table-cell/>
          <table:covered-table-cell/>
          <table:covered-table-cell/>
          <table:covered-table-cell/>
          <table:covered-table-cell/>
          <table:covered-table-cell/>
        </table:table-row>
        <table:table-row>
          <table:table-cell table:style-name="Tableau9.A4" office:value-type="string">
            <text:p text:style-name="P10">default</text:p>
          </table:table-cell>
          <table:table-cell table:style-name="Tableau9.B4" office:value-type="string">
            <text:p text:style-name="P16">0</text:p>
          </table:table-cell>
          <table:table-cell table:style-name="Tableau9.C4" table:number-columns-spanned="7" office:value-type="string">
            <text:p text:style-name="P16">0b0000000</text:p>
          </table: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5 : Detailed register address 0x03</text:span></text:p>
      <text:p text:style-name="P7">Reading the register address 0x03 will tell the state of the reception buffer while writing at the same address will set the conditions for raising status flag<text:span text:style-name="T16"> </text:span><text:span text:style-name="T21">BUFLOADI</text:span><text:span text:style-name="T16"> </text:span>at address 0x01.</text:p>
      <text:list xml:id="list37378968" text:continue-numbering="true" text:style-name="L2">
        <text:list-item>
          <text:p text:style-name="P21"><text:span text:style-name="T18">RX</text:span><text:span text:style-name="T18">LOAD</text:span> = Reception buffer load: Tells how much data is stored in the RX buffer in number of bytes (maximum 128 bytes).</text:p>
        </text:list-item>
        <text:list-item>
          <text:p text:style-name="P21"><text:span text:style-name="T18">RXLOADIE</text:span> = Reception buffer load interrupt enable: This bit enables the buffer load comparison with the threshold set by <text:span text:style-name="T18">RXBUFTHR</text:span>.</text:p>
        </text:list-item>
        <text:list-item>
          <text:p text:style-name="P21"><text:span text:style-name="T18">RXBUFTHR</text:span> = Reception buffer load interrupt threshold: This is the configurable threshold that can warn an on-board controller through interrupt or any other controlling device that the RX buffer is <text:soft-page-break/>coming close to be full. When the device is in receive mode, the <text:span text:style-name="T18">BUFLOADI</text:span> flag will tell whether the RX buffer's load is above or below the threshold set by <text:span text:style-name="T18">RXBUFTHR</text:span> (<text:span text:style-name="T18">BUFLOADI</text:span> = '1' if above, else <text:span text:style-name="T18">BUFLOADI</text:span> = '0'). When the device is in transmit mode, <text:span text:style-name="T18">RXBUFTHR</text:span> has no effect.</text:p>
        </text:list-item>
      </text:list>
      <text:p text:style-name="P7"/>
      <table:table table:name="Tableau10" table:style-name="Tableau10">
        <table:table-column table:style-name="Tableau10.A"/>
        <table:table-column table:style-name="Tableau10.B" table:number-columns-repeated="7"/>
        <table:table-column table:style-name="Tableau10.I"/>
        <table:table-row>
          <table:table-cell table:style-name="Tableau10.A1" office:value-type="string">
            <text:p text:style-name="P10">bit #</text:p>
          </table:table-cell>
          <table:table-cell table:style-name="Tableau10.B1" office:value-type="string">
            <text:p text:style-name="P13">7</text:p>
          </table:table-cell>
          <table:table-cell table:style-name="Tableau10.B1" office:value-type="string">
            <text:p text:style-name="P13">6</text:p>
          </table:table-cell>
          <table:table-cell table:style-name="Tableau10.B1" office:value-type="string">
            <text:p text:style-name="P13">5</text:p>
          </table:table-cell>
          <table:table-cell table:style-name="Tableau10.B1" office:value-type="string">
            <text:p text:style-name="P13">4</text:p>
          </table:table-cell>
          <table:table-cell table:style-name="Tableau10.B1" office:value-type="string">
            <text:p text:style-name="P13">3</text:p>
          </table:table-cell>
          <table:table-cell table:style-name="Tableau10.B1" office:value-type="string">
            <text:p text:style-name="P13">2</text:p>
          </table:table-cell>
          <table:table-cell table:style-name="Tableau10.B1" office:value-type="string">
            <text:p text:style-name="P13">1</text:p>
          </table:table-cell>
          <table:table-cell table:style-name="Tableau10.I1" office:value-type="string">
            <text:p text:style-name="P13">0</text:p>
          </table:table-cell>
        </table:table-row>
        <table:table-row>
          <table:table-cell table:style-name="Tableau10.A2" office:value-type="string">
            <text:p text:style-name="P10">r/w</text:p>
          </table:table-cell>
          <table:table-cell table:style-name="Tableau10.B2" table:number-columns-spanned="2" office:value-type="string">
            <text:p text:style-name="P16">SLPDEPTH</text:p>
          </table:table-cell>
          <table:covered-table-cell/>
          <table:table-cell table:style-name="Tableau10.B2" office:value-type="string">
            <text:p text:style-name="P16">AUSRXTO</text:p>
          </table:table-cell>
          <table:table-cell table:style-name="Tableau10.B2" office:value-type="string">
            <text:p text:style-name="P16">AUSTXEND</text:p>
          </table:table-cell>
          <table:table-cell table:style-name="Tableau10.B2" office:value-type="string">
            <text:p text:style-name="P16">AUSRXEND</text:p>
          </table:table-cell>
          <table:table-cell table:style-name="Tableau10.B2" office:value-type="string">
            <text:p text:style-name="P16">AUSMATCH</text:p>
          </table:table-cell>
          <table:table-cell table:style-name="Tableau10.B2" office:value-type="string">
            <text:p text:style-name="P16">AUSBRDCA</text:p>
          </table:table-cell>
          <table:table-cell table:style-name="Tableau10.I2" office:value-type="string">
            <text:p text:style-name="P16">AUSNOISY</text:p>
          </table:table-cell>
        </table:table-row>
        <table:table-row>
          <table:table-cell table:style-name="Tableau10.A3" office:value-type="string">
            <text:p text:style-name="P10">default</text:p>
          </table:table-cell>
          <table:table-cell table:style-name="Tableau10.B3" table:number-columns-spanned="2" office:value-type="string">
            <text:p text:style-name="P16">0b11</text:p>
          </table:table-cell>
          <table:covered-table-cell/>
          <table:table-cell table:style-name="Tableau10.B3" office:value-type="string">
            <text:p text:style-name="P16">0</text:p>
          </table:table-cell>
          <table:table-cell table:style-name="Tableau10.B3" office:value-type="string">
            <text:p text:style-name="P16">0</text:p>
          </table:table-cell>
          <table:table-cell table:style-name="Tableau10.B3" office:value-type="string">
            <text:p text:style-name="P16">0</text:p>
          </table:table-cell>
          <table:table-cell table:style-name="Tableau10.B3" office:value-type="string">
            <text:p text:style-name="P16">0</text:p>
          </table:table-cell>
          <table:table-cell table:style-name="Tableau10.B3" office:value-type="string">
            <text:p text:style-name="P16">0</text:p>
          </table:table-cell>
          <table:table-cell table:style-name="Tableau10.I3" office:value-type="string">
            <text:p text:style-name="P16">0</text:p>
          </table:table-cell>
        </table:table-row>
      </table:table>
      <text:p text:style-name="P8"><text:span text:style-name="T17">Table </text:span><text:span text:style-name="T14">?</text:span><text:span text:style-name="T17">.6 : Detailed register address 0x04</text:span></text:p>
      <text:p text:style-name="P7">The register <text:span text:style-name="T21">SLEEP_CFG</text:span><text:span text:style-name="T16"> </text:span>at address 0x04 is a read and write configuration register and therefore the value read from this address reflects exactly what is written to it. It includes various bits related to the sleeping conditions of the device.</text:p>
      <text:list xml:id="list658299655645250993" text:style-name="L3">
        <text:list-item>
          <text:p text:style-name="P22"><text:span text:style-name="T18">SLPDEPTH</text:span> = Sleep “depth”: This register field tells what to turn off and what to keep powered up in the chip while going to sleep (triggered by command <text:span text:style-name="T18">GOTOSLP</text:span> at address 0x1F). Since there's three different sleep levels, two bits are used for this field. If <text:span text:style-name="T18">SLPDEPTH</text:span> = “11”, everything that can be powered down is powered down when <text:span text:style-name="T18">GOTOSLP</text:span> is set, this is the deepest sleep level and once this sleep level is entered, the value read at address 0x1F should be 0x00. If <text:span text:style-name="T18">SLPDEPTH</text:span> = “01”, the bandgap reference buffers and the PLL stay on while the device is asleep allowing for a much shorter wake-up period. If <text:span text:style-name="T18">SLPDEPTH</text:span> = “00” or “10”, only the DLL along with the transceiver itself are powered down, the DC/DC converter stays on and the relevant sleep timer is the one running in the modem itself on the PLL clock instead of the one running on the crystal oscillator. Writing to the <text:span text:style-name="T18">SLPDEPTH</text:span> register field while the device is already fully asleep will not have any immediate effect and the new value will only apply to the next time the device goes to sleep.</text:p>
        </text:list-item>
        <text:list-item>
          <text:p text:style-name="P22"><text:span text:style-name="T18">AUSRXTO</text:span> = Auto-sleep on receiver time-out: If <text:span text:style-name="T18">AUSRXTO</text:span> = '1', the device will go to sleep as soon as the <text:span text:style-name="T18">RXTOUTI</text:span> flag is raised. If <text:span text:style-name="T18">AUSRXTO</text:span> = '0', the receiver's time-out event will not trigger any power cycling function.</text:p>
        </text:list-item>
        <text:list-item>
          <text:p text:style-name="P22"><text:span text:style-name="T18">AUSTXEND</text:span> = Auto-sleep on end of transmission: If <text:span text:style-name="T18">AUSTXEND</text:span> = '1', the device will go to sleep as soon as the <text:span text:style-name="T18">TXENDI</text:span> flag is raised. If <text:span text:style-name="T18">AUSTXEND</text:span> = '0', the end of a transmission will not trigger any power cycling function.</text:p>
        </text:list-item>
        <text:list-item>
          <text:p text:style-name="P22"><text:span text:style-name="T18">AUSRXEND</text:span> = Auto-sleep on new packet reception: If <text:span text:style-name="T18">AUSRXEND</text:span> = '1', the device will go to sleep as soon as the <text:span text:style-name="T18">NEWPKTI</text:span> flag is raised. If <text:span text:style-name="T18">AUSRXEND</text:span> = '0', the <text:span text:style-name="T18">NEWPKTI</text:span> flag raising will not trigger any power cycling function.</text:p>
        </text:list-item>
        <text:list-item>
          <text:p text:style-name="P22"><text:span text:style-name="T18">AUSMATCH</text:span> = Auto-sleep on address matching packet reception: If <text:span text:style-name="T18">AUSMATCH</text:span> = '1', the device will go to sleep as soon as the <text:span text:style-name="T18">NEWPKTI</text:span> flag is raised along with the <text:span text:style-name="T18">ADDRMATI</text:span> flag. If <text:span text:style-name="T18">AUSMATCH</text:span> = '0', the <text:span text:style-name="T18">ADDRMATI</text:span> flag raising will not trigger any power cycling function.</text:p>
        </text:list-item>
        <text:list-item>
          <text:p text:style-name="P22"><text:span text:style-name="T18">AUSBRDCA</text:span> = Auto-sleep on broadcasted packet reception: If <text:span text:style-name="T18">AUSBRDCA</text:span> = '1', the device will go to sleep as soon as the <text:span text:style-name="T18">NEWPKTI</text:span> flag is raised along with the <text:span text:style-name="T18">BRDCASTI</text:span> flag. If <text:span text:style-name="T18">AUSBRDCA</text:span> = '0', the <text:span text:style-name="T18">BRDCASTI</text:span> flag raising will not trigger any power cycling function.</text:p>
        </text:list-item>
        <text:list-item>
          <text:p text:style-name="P30"><text:span text:style-name="T20">AUSNOISY</text:span><text:span text:style-name="T27"> = Auto-sleep on medium too noisy: If </text:span><text:span text:style-name="T20">AUSNOISY</text:span><text:span text:style-name="T27"> = '1', the device will go to sleep as soon as the </text:span><text:span text:style-name="T20">NOISYTXI</text:span><text:span text:style-name="T27"> flag is raised. If </text:span><text:span text:style-name="T20">AUSNOISY</text:span><text:span text:style-name="T27"> = '0', the </text:span><text:span text:style-name="T20">NOISYTXI</text:span><text:span text:style-name="T27"> flag raising will not trigger any power cycling function.</text:span></text:p>
        </text:list-item>
      </text:list>
      <table:table table:name="Tableau11" table:style-name="Tableau11">
        <table:table-column table:style-name="Tableau11.A"/>
        <table:table-column table:style-name="Tableau11.B" table:number-columns-repeated="7"/>
        <table:table-column table:style-name="Tableau11.I"/>
        <text:soft-page-break/>
        <table:table-row>
          <table:table-cell table:style-name="Tableau11.A1" office:value-type="string">
            <text:p text:style-name="P10">bit #</text:p>
          </table:table-cell>
          <table:table-cell table:style-name="Tableau11.B1" office:value-type="string">
            <text:p text:style-name="P13">7</text:p>
          </table:table-cell>
          <table:table-cell table:style-name="Tableau11.B1" office:value-type="string">
            <text:p text:style-name="P13">6</text:p>
          </table:table-cell>
          <table:table-cell table:style-name="Tableau11.B1" office:value-type="string">
            <text:p text:style-name="P13">5</text:p>
          </table:table-cell>
          <table:table-cell table:style-name="Tableau11.B1" office:value-type="string">
            <text:p text:style-name="P13">4</text:p>
          </table:table-cell>
          <table:table-cell table:style-name="Tableau11.B1" office:value-type="string">
            <text:p text:style-name="P13">3</text:p>
          </table:table-cell>
          <table:table-cell table:style-name="Tableau11.B1" office:value-type="string">
            <text:p text:style-name="P13">2</text:p>
          </table:table-cell>
          <table:table-cell table:style-name="Tableau11.B1" office:value-type="string">
            <text:p text:style-name="P13">1</text:p>
          </table:table-cell>
          <table:table-cell table:style-name="Tableau11.I1" office:value-type="string">
            <text:p text:style-name="P13">0</text:p>
          </table:table-cell>
        </table:table-row>
        <table:table-row>
          <table:table-cell table:style-name="Tableau11.A2" office:value-type="string">
            <text:p text:style-name="P10">r/w</text:p>
          </table:table-cell>
          <table:table-cell table:style-name="Tableau11.B2" office:value-type="string">
            <text:p text:style-name="P16">-</text:p>
          </table:table-cell>
          <table:table-cell table:style-name="Tableau11.B2" office:value-type="string">
            <text:p text:style-name="P16">ACUXOSLP</text:p>
          </table:table-cell>
          <table:table-cell table:style-name="Tableau11.B2" office:value-type="string">
            <text:p text:style-name="P16">SYNRXTO</text:p>
          </table:table-cell>
          <table:table-cell table:style-name="Tableau11.B2" office:value-type="string">
            <text:p text:style-name="P16">SYNTXSTA</text:p>
          </table:table-cell>
          <table:table-cell table:style-name="Tableau11.B2" office:value-type="string">
            <text:p text:style-name="P16">SYNRXSTA</text:p>
          </table:table-cell>
          <table:table-cell table:style-name="Tableau11.B2" office:value-type="string">
            <text:p text:style-name="P16">SYNMATCH</text:p>
          </table:table-cell>
          <table:table-cell table:style-name="Tableau11.B2" office:value-type="string">
            <text:p text:style-name="P16">SYNBRDCA</text:p>
          </table:table-cell>
          <table:table-cell table:style-name="Tableau11.I2" office:value-type="string">
            <text:p text:style-name="P16">AUTOWAKE</text:p>
          </table:table-cell>
        </table:table-row>
        <table:table-row>
          <table:table-cell table:style-name="Tableau11.A3" office:value-type="string">
            <text:p text:style-name="P10">default</text:p>
          </table:table-cell>
          <table:table-cell table:style-name="Tableau11.B3" office:value-type="string">
            <text:p text:style-name="P16">-</text:p>
          </table:table-cell>
          <table:table-cell table:style-name="Tableau11.B3" office:value-type="string">
            <text:p text:style-name="P16">0</text:p>
          </table:table-cell>
          <table:table-cell table:style-name="Tableau11.B3" office:value-type="string">
            <text:p text:style-name="P16">0</text:p>
          </table:table-cell>
          <table:table-cell table:style-name="Tableau11.B3" office:value-type="string">
            <text:p text:style-name="P16">0</text:p>
          </table:table-cell>
          <table:table-cell table:style-name="Tableau11.B3" office:value-type="string">
            <text:p text:style-name="P16">0</text:p>
          </table:table-cell>
          <table:table-cell table:style-name="Tableau11.B3" office:value-type="string">
            <text:p text:style-name="P16">0</text:p>
          </table:table-cell>
          <table:table-cell table:style-name="Tableau11.B3" office:value-type="string">
            <text:p text:style-name="P16">0</text:p>
          </table:table-cell>
          <table:table-cell table:style-name="Tableau11.I3" office:value-type="string">
            <text:p text:style-name="P16">0</text:p>
          </table:table-cell>
        </table:table-row>
      </table:table>
      <text:p text:style-name="P8"><text:span text:style-name="T17">Table </text:span><text:span text:style-name="T14">?</text:span><text:span text:style-name="T17">.7 : Detailed register address 0x05</text:span></text:p>
      <text:p text:style-name="P7">The register <text:span text:style-name="T21">TIMER_CFG</text:span><text:span text:style-name="T16"> </text:span>at address 0x05 is a read and write configuration register and therefore the value read from this address reflects exactly what is written to it. It includes various bits related to the sleep timer configuration.</text:p>
      <text:list xml:id="list37397959" text:continue-numbering="true" text:style-name="L3">
        <text:list-item>
          <text:p text:style-name="P22"><text:span text:style-name="T18">ACUXOSLP</text:span> = : Ultra accurate crystal oscillator timed sleep: If this bit is set and the sleep level (<text:span text:style-name="T18">SLPDEPTH</text:span>) involves putting the DC/DC converter to sleep (hence using the timer running on the low-frequency crystal clock), the device will delay its own power-up sequence of events by a fraction of a crystal clock cycle in order to narrow down the uncertainty in time between the exact instant the timer synchronisation occurs and the instant the device wakes up from sleep to within a single PLL clock cycle instead of a much wider crystal clock cycle. The real accuracy in time of the instant the device wakes up is also dependant on the crystal oscillator's jitter, phase noise and the duration of the sleeping period. Therefore, this feature is most effective for shorter sleeping periods. <text:span text:style-name="T17">DUE TO THE LATE PLL DIVIDER DESIGN CHANGE, THIS FEATURE HAS BEEN DISAFFECTED</text:span>.</text:p>
        </text:list-item>
        <text:list-item>
          <text:p text:style-name="P22"><text:span text:style-name="T18">SYNRXTO</text:span> = Synchronisation on receiver time-out: If <text:span text:style-name="T18">SYNRXTO</text:span> = '1', the sleep timer will be reinitialized everytime the <text:span text:style-name="T18">RXTOUTI</text:span> flag is raised. If <text:span text:style-name="T18">SYNRXTO</text:span> = '0', the receiver's time-out event will have no effect on the sleep timer.</text:p>
        </text:list-item>
        <text:list-item>
          <text:p text:style-name="P22"><text:span text:style-name="T18">SYNTXSTA</text:span> = Synchronisation on start of transmission: If <text:span text:style-name="T18">SYNTXSTA</text:span> = '1', the sleep timer will be reinitialized everytime the modem starts transmitting the payload of a packet. If <text:span text:style-name="T18">SYNTXSTA</text:span> = '0', the transmission of a packet will have no effect on the sleep timer.</text:p>
        </text:list-item>
        <text:list-item>
          <text:p text:style-name="P22"><text:span text:style-name="T18">SYNRXSTA</text:span> = Synchronisation on new packet reception: If <text:span text:style-name="T18">SYNRXSTA</text:span> = '1', the sleep timer will be reinitialized everytime the modem starts receiving the payload of a packet.</text:p>
        </text:list-item>
        <text:list-item>
          <text:p text:style-name="P22"><text:span text:style-name="T18">SYNMATCH</text:span> = Synchronisation on reception of a matching address field: If <text:span text:style-name="T18">SYNMATCH</text:span> = '1', the sleep timer will be reinitialized everytime the modem reads an address that matches its own address from an incoming packet. This happens at the very instant the address field is fully received.</text:p>
        </text:list-item>
        <text:list-item>
          <text:p text:style-name="P22"><text:span text:style-name="T18">SYNBRDCA</text:span> = Synchronisation on reception of a broadcast address: If <text:span text:style-name="T18">SYNBRDCA</text:span> = '1', the sleep timer will be reinitialized everytime the modem reads a broadcast address from an incoming packet. This happens at the very instant the address field is fully received.</text:p>
        </text:list-item>
        <text:list-item>
          <text:p text:style-name="P22"><text:span text:style-name="T18">AUTOWAKE</text:span> = Auto-wake from sleep: This bit sets the device wake up method. If <text:span text:style-name="T18">AUTOWAKE</text:span> = '1', the internal sleep timer corresponding to the current sleep level is used to wake up the device at the desired instant without immediate external intervention: If <text:span text:style-name="T18">SLPDEPTH</text:span> = “01” or “11”, then the DC/DC converter is off during sleep and the timer that triggers the device wake-up is the one running on the low-frequency crystal oscillator, otherwise the timer running on the PLL clock is the one that can wake up the device. If <text:span text:style-name="T18">AUTOWAKE</text:span> = '0', a '0' must be written in the bit <text:span text:style-name="T18">GOTOSLP</text:span> at address 0x1F to wake up the device and the sleep timers along with the rest of this register are irrelevants.</text:p>
        </text:list-item>
      </text:list>
      <text:p text:style-name="P7"/>
      <table:table table:name="Tableau12" table:style-name="Tableau12">
        <table:table-column table:style-name="Tableau12.A"/>
        <table:table-column table:style-name="Tableau12.B" table:number-columns-repeated="7"/>
        <table:table-column table:style-name="Tableau12.I"/>
        <text:soft-page-break/>
        <table:table-row>
          <table:table-cell table:style-name="Tableau12.A1" office:value-type="string">
            <text:p text:style-name="P10">bit #</text:p>
          </table:table-cell>
          <table:table-cell table:style-name="Tableau12.B1" office:value-type="string">
            <text:p text:style-name="P13">15</text:p>
          </table:table-cell>
          <table:table-cell table:style-name="Tableau12.B1" office:value-type="string">
            <text:p text:style-name="P13">14</text:p>
          </table:table-cell>
          <table:table-cell table:style-name="Tableau12.B1" office:value-type="string">
            <text:p text:style-name="P13">13</text:p>
          </table:table-cell>
          <table:table-cell table:style-name="Tableau12.B1" office:value-type="string">
            <text:p text:style-name="P13">12</text:p>
          </table:table-cell>
          <table:table-cell table:style-name="Tableau12.B1" office:value-type="string">
            <text:p text:style-name="P13">11</text:p>
          </table:table-cell>
          <table:table-cell table:style-name="Tableau12.B1" office:value-type="string">
            <text:p text:style-name="P13">10</text:p>
          </table:table-cell>
          <table:table-cell table:style-name="Tableau12.B1" office:value-type="string">
            <text:p text:style-name="P13">9</text:p>
          </table:table-cell>
          <table:table-cell table:style-name="Tableau12.I1" office:value-type="string">
            <text:p text:style-name="P13">8</text:p>
          </table:table-cell>
        </table:table-row>
        <table:table-row>
          <table:table-cell table:style-name="Tableau12.A2" office:value-type="string">
            <text:p text:style-name="P10">read</text:p>
          </table:table-cell>
          <table:table-cell table:style-name="Tableau12.B2" table:number-columns-spanned="8" office:value-type="string">
            <text:p text:style-name="P16">XTMRCOUNT</text:p>
          </table:table-cell>
          <table:covered-table-cell/>
          <table:covered-table-cell/>
          <table:covered-table-cell/>
          <table:covered-table-cell/>
          <table:covered-table-cell/>
          <table:covered-table-cell/>
          <table:covered-table-cell/>
        </table:table-row>
        <table:table-row>
          <table:table-cell table:style-name="Tableau12.A2" office:value-type="string">
            <text:p text:style-name="P10">write</text:p>
          </table:table-cell>
          <table:table-cell table:style-name="Tableau12.B2" table:number-columns-spanned="8" office:value-type="string">
            <text:p text:style-name="P16">TMRPERIOD</text:p>
          </table:table-cell>
          <table:covered-table-cell/>
          <table:covered-table-cell/>
          <table:covered-table-cell/>
          <table:covered-table-cell/>
          <table:covered-table-cell/>
          <table:covered-table-cell/>
          <table:covered-table-cell/>
        </table:table-row>
        <table:table-row>
          <table:table-cell table:style-name="Tableau12.A4" office:value-type="string">
            <text:p text:style-name="P10">default</text:p>
          </table:table-cell>
          <table:table-cell table:style-name="Tableau12.B4" table:number-columns-spanned="8" office:value-type="string">
            <text:p text:style-name="P16">0xFF</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8 : Detailed register address 0x06</text:span></text:p>
      <table:table table:name="Tableau13" table:style-name="Tableau13">
        <table:table-column table:style-name="Tableau13.A"/>
        <table:table-column table:style-name="Tableau13.B" table:number-columns-repeated="7"/>
        <table:table-column table:style-name="Tableau13.I"/>
        <table:table-row>
          <table:table-cell table:style-name="Tableau13.A1" office:value-type="string">
            <text:p text:style-name="P10">bit #</text:p>
          </table:table-cell>
          <table:table-cell table:style-name="Tableau13.B1" office:value-type="string">
            <text:p text:style-name="P13">7</text:p>
          </table:table-cell>
          <table:table-cell table:style-name="Tableau13.B1" office:value-type="string">
            <text:p text:style-name="P13">6</text:p>
          </table:table-cell>
          <table:table-cell table:style-name="Tableau13.B1" office:value-type="string">
            <text:p text:style-name="P13">5</text:p>
          </table:table-cell>
          <table:table-cell table:style-name="Tableau13.B1" office:value-type="string">
            <text:p text:style-name="P13">4</text:p>
          </table:table-cell>
          <table:table-cell table:style-name="Tableau13.B1" office:value-type="string">
            <text:p text:style-name="P13">3</text:p>
          </table:table-cell>
          <table:table-cell table:style-name="Tableau13.B1" office:value-type="string">
            <text:p text:style-name="P13">2</text:p>
          </table:table-cell>
          <table:table-cell table:style-name="Tableau13.B1" office:value-type="string">
            <text:p text:style-name="P13">1</text:p>
          </table:table-cell>
          <table:table-cell table:style-name="Tableau13.I1" office:value-type="string">
            <text:p text:style-name="P13">0</text:p>
          </table:table-cell>
        </table:table-row>
        <table:table-row>
          <table:table-cell table:style-name="Tableau13.A2" office:value-type="string">
            <text:p text:style-name="P10">read</text:p>
          </table:table-cell>
          <table:table-cell table:style-name="Tableau13.B2" table:number-columns-spanned="8" office:value-type="string">
            <text:p text:style-name="P16">XTMRCOUNT</text:p>
          </table:table-cell>
          <table:covered-table-cell/>
          <table:covered-table-cell/>
          <table:covered-table-cell/>
          <table:covered-table-cell/>
          <table:covered-table-cell/>
          <table:covered-table-cell/>
          <table:covered-table-cell/>
        </table:table-row>
        <table:table-row>
          <table:table-cell table:style-name="Tableau13.A2" office:value-type="string">
            <text:p text:style-name="P10">write</text:p>
          </table:table-cell>
          <table:table-cell table:style-name="Tableau13.B2" table:number-columns-spanned="8" office:value-type="string">
            <text:p text:style-name="P16">TMRPERIOD</text:p>
          </table:table-cell>
          <table:covered-table-cell/>
          <table:covered-table-cell/>
          <table:covered-table-cell/>
          <table:covered-table-cell/>
          <table:covered-table-cell/>
          <table:covered-table-cell/>
          <table:covered-table-cell/>
        </table:table-row>
        <table:table-row>
          <table:table-cell table:style-name="Tableau13.A4" office:value-type="string">
            <text:p text:style-name="P10">default</text:p>
          </table:table-cell>
          <table:table-cell table:style-name="Tableau13.B4" table:number-columns-spanned="8" office:value-type="string">
            <text:p text:style-name="P16">0xFF</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9 : Detailed register address 0x07</text:span></text:p>
      <text:p text:style-name="P7">Reading the register addresses 0x06 and 0x07 will tell the state of the sleep timer running on the low-frequency crystal oscillator while writing at the same address will set both sleep timers' period.</text:p>
      <text:list xml:id="list3130968706874610650" text:style-name="L4">
        <text:list-item>
          <text:p text:style-name="P32"><text:span text:style-name="T22">XTMRCOUNT</text:span><text:span text:style-name="T4"> = Crystal oscillator's timer count: This is the current count of the sleep timer running on the crystal clock signal (current at the moment the SPI transaction started). The other timer's count running on the PLL clock isn't observable.</text:span></text:p>
        </text:list-item>
        <text:list-item>
          <text:p text:style-name="P32"><text:span text:style-name="T22">TMRPERIOD</text:span><text:span text:style-name="T4"> = Sleep timer period: This is the 16-bits count at which both sleep timers are initialized when a </text:span><text:span text:style-name="T22">SYNTIMER</text:span><text:span text:style-name="T4"> command is issued, an event configured to trigger a timer synchronisation occurs or when the timers reach zero. The actual sleeping period is highly dependant on whether the device's sleep involves turning off the DC/DC converter since this determines which sleep timer is in effect. This means </text:span><text:span text:style-name="T22">TMRPERIOD</text:span><text:span text:style-name="T4"> defines a time period in number of crystal clock cycles if the selected sleep level involves turning off the DC/DC converter and in number of PLL clock cycles otherwise.</text:span></text:p>
        </text:list-item>
      </text:list>
      <text:p text:style-name="P7"/>
      <table:table table:name="Tableau14" table:style-name="Tableau14">
        <table:table-column table:style-name="Tableau14.A"/>
        <table:table-column table:style-name="Tableau14.B" table:number-columns-repeated="7"/>
        <table:table-column table:style-name="Tableau14.I"/>
        <table:table-row>
          <table:table-cell table:style-name="Tableau14.A1" office:value-type="string">
            <text:p text:style-name="P10">bit #</text:p>
          </table:table-cell>
          <table:table-cell table:style-name="Tableau14.B1" office:value-type="string">
            <text:p text:style-name="P13">7</text:p>
          </table:table-cell>
          <table:table-cell table:style-name="Tableau14.B1" office:value-type="string">
            <text:p text:style-name="P13">6</text:p>
          </table:table-cell>
          <table:table-cell table:style-name="Tableau14.B1" office:value-type="string">
            <text:p text:style-name="P13">5</text:p>
          </table:table-cell>
          <table:table-cell table:style-name="Tableau14.B1" office:value-type="string">
            <text:p text:style-name="P13">4</text:p>
          </table:table-cell>
          <table:table-cell table:style-name="Tableau14.B1" office:value-type="string">
            <text:p text:style-name="P13">3</text:p>
          </table:table-cell>
          <table:table-cell table:style-name="Tableau14.B1" office:value-type="string">
            <text:p text:style-name="P13">2</text:p>
          </table:table-cell>
          <table:table-cell table:style-name="Tableau14.B1" office:value-type="string">
            <text:p text:style-name="P13">1</text:p>
          </table:table-cell>
          <table:table-cell table:style-name="Tableau14.I1" office:value-type="string">
            <text:p text:style-name="P13">0</text:p>
          </table:table-cell>
        </table:table-row>
        <table:table-row>
          <table:table-cell table:style-name="Tableau14.A2" office:value-type="string">
            <text:p text:style-name="P10">r/w</text:p>
          </table:table-cell>
          <table:table-cell table:style-name="Tableau14.B2" table:number-columns-spanned="8" office:value-type="string">
            <text:p text:style-name="P16">RX_PWRUP</text:p>
          </table:table-cell>
          <table:covered-table-cell/>
          <table:covered-table-cell/>
          <table:covered-table-cell/>
          <table:covered-table-cell/>
          <table:covered-table-cell/>
          <table:covered-table-cell/>
          <table:covered-table-cell/>
        </table:table-row>
        <table:table-row>
          <table:table-cell table:style-name="Tableau14.A3" office:value-type="string">
            <text:p text:style-name="P10">default</text:p>
          </table:table-cell>
          <table:table-cell table:style-name="Tableau14.B3" table:number-columns-spanned="8" office:value-type="string">
            <text:p text:style-name="P16">0x04</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10 : Detailed register address 0x08</text:span></text:p>
      <text:p text:style-name="P7">The register <text:span text:style-name="T21">RX_PWRUP</text:span><text:span text:style-name="T16"> </text:span>at address 0x08 is a read and write configuration register and therefore the value read from this address reflects exactly what is written to it.</text:p>
      <text:list xml:id="list4963919856842992872" text:style-name="L5">
        <text:list-item>
          <text:p text:style-name="P23"><text:span text:style-name="T18">RX_PWRUP</text:span> = RX power-up waiting period: This value is used to tell how long in PLL clock cycles should the wake-up delay should be to accomodate the stabilisation of the UWB receiver after it's been powered up.</text:p>
        </text:list-item>
      </text:list>
      <text:p text:style-name="P7"/>
      <table:table table:name="Tableau15" table:style-name="Tableau15">
        <table:table-column table:style-name="Tableau15.A"/>
        <table:table-column table:style-name="Tableau15.B" table:number-columns-repeated="7"/>
        <table:table-column table:style-name="Tableau15.I"/>
        <table:table-row>
          <table:table-cell table:style-name="Tableau15.A1" office:value-type="string">
            <text:p text:style-name="P10">bit #</text:p>
          </table:table-cell>
          <table:table-cell table:style-name="Tableau15.B1" office:value-type="string">
            <text:p text:style-name="P13">7</text:p>
          </table:table-cell>
          <table:table-cell table:style-name="Tableau15.B1" office:value-type="string">
            <text:p text:style-name="P13">6</text:p>
          </table:table-cell>
          <table:table-cell table:style-name="Tableau15.B1" office:value-type="string">
            <text:p text:style-name="P13">5</text:p>
          </table:table-cell>
          <table:table-cell table:style-name="Tableau15.B1" office:value-type="string">
            <text:p text:style-name="P13">4</text:p>
          </table:table-cell>
          <table:table-cell table:style-name="Tableau15.B1" office:value-type="string">
            <text:p text:style-name="P13">3</text:p>
          </table:table-cell>
          <table:table-cell table:style-name="Tableau15.B1" office:value-type="string">
            <text:p text:style-name="P13">2</text:p>
          </table:table-cell>
          <table:table-cell table:style-name="Tableau15.B1" office:value-type="string">
            <text:p text:style-name="P13">1</text:p>
          </table:table-cell>
          <table:table-cell table:style-name="Tableau15.I1" office:value-type="string">
            <text:p text:style-name="P13">0</text:p>
          </table:table-cell>
        </table:table-row>
        <table:table-row>
          <table:table-cell table:style-name="Tableau15.A2" office:value-type="string">
            <text:p text:style-name="P10">r/w</text:p>
          </table:table-cell>
          <table:table-cell table:style-name="Tableau15.B2" table:number-columns-spanned="8" office:value-type="string">
            <text:p text:style-name="P16">TX_DELAY</text:p>
          </table:table-cell>
          <table:covered-table-cell/>
          <table:covered-table-cell/>
          <table:covered-table-cell/>
          <table:covered-table-cell/>
          <table:covered-table-cell/>
          <table:covered-table-cell/>
          <table:covered-table-cell/>
        </table:table-row>
        <table:table-row>
          <table:table-cell table:style-name="Tableau15.A3" office:value-type="string">
            <text:p text:style-name="P10">default</text:p>
          </table:table-cell>
          <table:table-cell table:style-name="Tableau15.B3" table:number-columns-spanned="8" office:value-type="string">
            <text:p text:style-name="P16">0x40</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11 : Detailed register address 0x09</text:span></text:p>
      <text:p text:style-name="P7"><text:soft-page-break/>The register <text:span text:style-name="T21">TX_DELAY</text:span><text:span text:style-name="T16"> </text:span>at address 0x09 is a read and write configuration register and therefore the value read from this address reflects exactly what is written to it.</text:p>
      <text:list xml:id="list37390438" text:continue-numbering="true" text:style-name="L5">
        <text:list-item>
          <text:p text:style-name="P23"><text:span text:style-name="T18">TX_DELAY</text:span> = DLL power-up waiting period with extra delay for TX : This value is used to tell how long in PLL clock cycles should the wake-up delay be to accomodate the stabilisation of the UWB receiver after it's been powered up. This register is used only if the UWB radio is in TX mode (when <text:span text:style-name="T18">RXMODE</text:span> = '0'). This register is identical in functionality to <text:span text:style-name="T18">DLL_PWRUP</text:span> and the sole purpose to have a duplicate of this register is to make the waiting period for the transmitting radio longer than for the receiving one so that two radios in synchronisation with nonzero clock frequency offset wont fail to exchange data because the TX starts transmitting slightly too early for the RX to successfully receive the transmission. Hence, <text:span text:style-name="T18">TX_DELAY</text:span>'s value is <text:span text:style-name="T24">intended</text:span> to be equal or larger than <text:span text:style-name="T18">DLL_PWRUP</text:span>'s.</text:p>
        </text:list-item>
      </text:list>
      <text:p text:style-name="P7"/>
      <table:table table:name="Tableau16" table:style-name="Tableau16">
        <table:table-column table:style-name="Tableau16.A"/>
        <table:table-column table:style-name="Tableau16.B" table:number-columns-repeated="7"/>
        <table:table-column table:style-name="Tableau16.I"/>
        <table:table-row>
          <table:table-cell table:style-name="Tableau16.A1" office:value-type="string">
            <text:p text:style-name="P10">bit #</text:p>
          </table:table-cell>
          <table:table-cell table:style-name="Tableau16.B1" office:value-type="string">
            <text:p text:style-name="P13">7</text:p>
          </table:table-cell>
          <table:table-cell table:style-name="Tableau16.B1" office:value-type="string">
            <text:p text:style-name="P13">6</text:p>
          </table:table-cell>
          <table:table-cell table:style-name="Tableau16.B1" office:value-type="string">
            <text:p text:style-name="P13">5</text:p>
          </table:table-cell>
          <table:table-cell table:style-name="Tableau16.B1" office:value-type="string">
            <text:p text:style-name="P13">4</text:p>
          </table:table-cell>
          <table:table-cell table:style-name="Tableau16.B1" office:value-type="string">
            <text:p text:style-name="P13">3</text:p>
          </table:table-cell>
          <table:table-cell table:style-name="Tableau16.B1" office:value-type="string">
            <text:p text:style-name="P13">2</text:p>
          </table:table-cell>
          <table:table-cell table:style-name="Tableau16.B1" office:value-type="string">
            <text:p text:style-name="P13">1</text:p>
          </table:table-cell>
          <table:table-cell table:style-name="Tableau16.I1" office:value-type="string">
            <text:p text:style-name="P13">0</text:p>
          </table:table-cell>
        </table:table-row>
        <table:table-row>
          <table:table-cell table:style-name="Tableau16.A2" office:value-type="string">
            <text:p text:style-name="P10">r/w</text:p>
          </table:table-cell>
          <table:table-cell table:style-name="Tableau16.B2" table:number-columns-spanned="8" office:value-type="string">
            <text:p text:style-name="P16">DLL_PWRUP</text:p>
          </table:table-cell>
          <table:covered-table-cell/>
          <table:covered-table-cell/>
          <table:covered-table-cell/>
          <table:covered-table-cell/>
          <table:covered-table-cell/>
          <table:covered-table-cell/>
          <table:covered-table-cell/>
        </table:table-row>
        <table:table-row>
          <table:table-cell table:style-name="Tableau16.A3" office:value-type="string">
            <text:p text:style-name="P10">default</text:p>
          </table:table-cell>
          <table:table-cell table:style-name="Tableau16.B3" table:number-columns-spanned="8" office:value-type="string">
            <text:p text:style-name="P16">0x3C</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12 : Detailed register address 0x0A</text:span></text:p>
      <text:p text:style-name="P7">The register <text:span text:style-name="T21">DLL_PWRUP</text:span><text:span text:style-name="T16"> </text:span>at address 0x0A is a read and write configuration register and therefore the value read from this address reflects exactly what is written to it.</text:p>
      <text:list xml:id="list37400420" text:continue-numbering="true" text:style-name="L5">
        <text:list-item>
          <text:p text:style-name="P23"><text:span text:style-name="T18">DLL_PWRUP</text:span> = DLL power-up waiting period : This value is used to tell how long in PLL clock cycles should the wake-up delay be to accomodate the stabilisation of the UWB receiver after it's been powered up. This register is used only if the UWB radio is in RX mode (when <text:span text:style-name="T18">RXMODE</text:span> = '1'). This register is identical in functionality to <text:span text:style-name="T18">TX_DELAY</text:span> and the sole purpose to have a duplicate of this register is to make the waiting period for the transmitting radio longer than for the receiving one so that two radios in synchronisation with nonzero clock frequency offset wont fail to exchange data because the TX starts transmitting slightly too early for the RX to successfully receive the transmission. Hence, <text:span text:style-name="T18">TX_DELAY</text:span>'s value is <text:span text:style-name="T24">intended</text:span> to be equal or larger than <text:span text:style-name="T18">DLL_PWRUP</text:span>'s.</text:p>
        </text:list-item>
      </text:list>
      <text:p text:style-name="P7"/>
      <table:table table:name="Tableau17" table:style-name="Tableau17">
        <table:table-column table:style-name="Tableau17.A"/>
        <table:table-column table:style-name="Tableau17.B" table:number-columns-repeated="7"/>
        <table:table-column table:style-name="Tableau17.I"/>
        <table:table-row>
          <table:table-cell table:style-name="Tableau17.A1" office:value-type="string">
            <text:p text:style-name="P10">bit #</text:p>
          </table:table-cell>
          <table:table-cell table:style-name="Tableau17.B1" office:value-type="string">
            <text:p text:style-name="P13">7</text:p>
          </table:table-cell>
          <table:table-cell table:style-name="Tableau17.B1" office:value-type="string">
            <text:p text:style-name="P13">6</text:p>
          </table:table-cell>
          <table:table-cell table:style-name="Tableau17.B1" office:value-type="string">
            <text:p text:style-name="P13">5</text:p>
          </table:table-cell>
          <table:table-cell table:style-name="Tableau17.B1" office:value-type="string">
            <text:p text:style-name="P13">4</text:p>
          </table:table-cell>
          <table:table-cell table:style-name="Tableau17.B1" office:value-type="string">
            <text:p text:style-name="P13">3</text:p>
          </table:table-cell>
          <table:table-cell table:style-name="Tableau17.B1" office:value-type="string">
            <text:p text:style-name="P13">2</text:p>
          </table:table-cell>
          <table:table-cell table:style-name="Tableau17.B1" office:value-type="string">
            <text:p text:style-name="P13">1</text:p>
          </table:table-cell>
          <table:table-cell table:style-name="Tableau17.I1" office:value-type="string">
            <text:p text:style-name="P13">0</text:p>
          </table:table-cell>
        </table:table-row>
        <table:table-row>
          <table:table-cell table:style-name="Tableau17.A2" office:value-type="string">
            <text:p text:style-name="P10">r/w</text:p>
          </table:table-cell>
          <table:table-cell table:style-name="Tableau17.B2" table:number-columns-spanned="8" office:value-type="string">
            <text:p text:style-name="P16">PLL_PWRUP</text:p>
          </table:table-cell>
          <table:covered-table-cell/>
          <table:covered-table-cell/>
          <table:covered-table-cell/>
          <table:covered-table-cell/>
          <table:covered-table-cell/>
          <table:covered-table-cell/>
          <table:covered-table-cell/>
        </table:table-row>
        <table:table-row>
          <table:table-cell table:style-name="Tableau17.A3" office:value-type="string">
            <text:p text:style-name="P10">default</text:p>
          </table:table-cell>
          <table:table-cell table:style-name="Tableau17.B3" table:number-columns-spanned="8" office:value-type="string">
            <text:p text:style-name="P16">0x20</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13 : Detailed register address 0x0B</text:span></text:p>
      <text:p text:style-name="P7">The register <text:span text:style-name="T21">PLL_PWRUP</text:span><text:span text:style-name="T16"> </text:span>at address 0x0B is a read and write configuration register and therefore the value read from this address reflects exactly what is written to it.</text:p>
      <text:list xml:id="list37377891" text:continue-numbering="true" text:style-name="L5">
        <text:list-item>
          <text:p text:style-name="P23"><text:span text:style-name="T18">PLL_PWRUP</text:span> = PLL power-up waiting period: This value is used to tell how long in crystal clock cycles should the wake-up sequence stretch in time to accomodate the stabilisation of the Phase-Locked Loop after it's been powered up. This register is used only if the PLL is powered down during sleep (when <text:span text:style-name="T18">SLPDEPTH</text:span> = “11”).</text:p>
        </text:list-item>
      </text:list>
      <text:p text:style-name="P7"/>
      <table:table table:name="Tableau18" table:style-name="Tableau18">
        <table:table-column table:style-name="Tableau18.A"/>
        <table:table-column table:style-name="Tableau18.B" table:number-columns-repeated="7"/>
        <table:table-column table:style-name="Tableau18.I"/>
        <text:soft-page-break/>
        <table:table-row>
          <table:table-cell table:style-name="Tableau18.A1" office:value-type="string">
            <text:p text:style-name="P10">bit #</text:p>
          </table:table-cell>
          <table:table-cell table:style-name="Tableau18.B1" office:value-type="string">
            <text:p text:style-name="P13">7</text:p>
          </table:table-cell>
          <table:table-cell table:style-name="Tableau18.B1" office:value-type="string">
            <text:p text:style-name="P13">6</text:p>
          </table:table-cell>
          <table:table-cell table:style-name="Tableau18.B1" office:value-type="string">
            <text:p text:style-name="P13">5</text:p>
          </table:table-cell>
          <table:table-cell table:style-name="Tableau18.B1" office:value-type="string">
            <text:p text:style-name="P13">4</text:p>
          </table:table-cell>
          <table:table-cell table:style-name="Tableau18.B1" office:value-type="string">
            <text:p text:style-name="P13">3</text:p>
          </table:table-cell>
          <table:table-cell table:style-name="Tableau18.B1" office:value-type="string">
            <text:p text:style-name="P13">2</text:p>
          </table:table-cell>
          <table:table-cell table:style-name="Tableau18.B1" office:value-type="string">
            <text:p text:style-name="P13">1</text:p>
          </table:table-cell>
          <table:table-cell table:style-name="Tableau18.I1" office:value-type="string">
            <text:p text:style-name="P13">0</text:p>
          </table:table-cell>
        </table:table-row>
        <table:table-row>
          <table:table-cell table:style-name="Tableau18.A2" office:value-type="string">
            <text:p text:style-name="P10">read</text:p>
          </table:table-cell>
          <table:table-cell table:style-name="Tableau18.B2" table:number-columns-spanned="8" office:value-type="string">
            <text:p text:style-name="P16">PLLDIVDEL</text:p>
          </table:table-cell>
          <table:covered-table-cell/>
          <table:covered-table-cell/>
          <table:covered-table-cell/>
          <table:covered-table-cell/>
          <table:covered-table-cell/>
          <table:covered-table-cell/>
          <table:covered-table-cell/>
        </table:table-row>
        <table:table-row>
          <table:table-cell table:style-name="Tableau18.A2" office:value-type="string">
            <text:p text:style-name="P10">write</text:p>
          </table:table-cell>
          <table:table-cell table:style-name="Tableau18.B2" table:number-columns-spanned="8" office:value-type="string">
            <text:p text:style-name="P16">PLL_RATIO</text:p>
          </table:table-cell>
          <table:covered-table-cell/>
          <table:covered-table-cell/>
          <table:covered-table-cell/>
          <table:covered-table-cell/>
          <table:covered-table-cell/>
          <table:covered-table-cell/>
          <table:covered-table-cell/>
        </table:table-row>
        <table:table-row>
          <table:table-cell table:style-name="Tableau18.A4" office:value-type="string">
            <text:p text:style-name="P10">default</text:p>
          </table:table-cell>
          <table:table-cell table:style-name="Tableau18.B4" table:number-columns-spanned="8" office:value-type="string">
            <text:p text:style-name="P16">0xFA</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14 : Detailed register address 0x0C</text:span></text:p>
      <text:p text:style-name="P7">Reading the register address 0x0C will tell how much longer will the modem wait before waking up the DLL and other radio components in number of PLL clock cycles while writing at the same address will set the PLL divider ratio.</text:p>
      <text:list xml:id="list37399606" text:continue-list="list3130968706874610650" text:style-name="L4">
        <text:list-item>
          <text:p text:style-name="P32"><text:span text:style-name="T22">PLLDIVDEL</text:span><text:span text:style-name="T4"> = PLL divider state delay : This value is set equal to the PLL divider state (counter) right when the time synchronisation is triggered (associated command is </text:span><text:span text:style-name="T22">SYNTIMER</text:span><text:span text:style-name="T4">) and sleep timers are reseted, hence it cannot be written directly through SPI. The purpose of this register is to hold the fractional portion of the waiting period (in crystal oscillator clock cycles) before waking up the transceiver to make it possible to keep a more accurate synchronisation (see </text:span><text:span text:style-name="T22">ACUXOSLP</text:span><text:span text:style-name="T4"> of register </text:span><text:span text:style-name="T22">TIMER_CFG</text:span><text:span text:style-name="T4"> for more details). This value can be nonzero only if </text:span><text:span text:style-name="T22">ACUXOSLP</text:span><text:span text:style-name="T4"> of register </text:span><text:span text:style-name="T22">TIMER_CFG</text:span><text:span text:style-name="T4"> at address 0x05 is set to '1'. </text:span><text:span text:style-name="T5">DUE TO THE LATE PLL DIVIDER DESIGN CHANGE, THIS FEATURE HAS BEEN DISAFFECTED</text:span><text:span text:style-name="T4">. Reading it always return 0x00.</text:span></text:p>
        </text:list-item>
        <text:list-item>
          <text:p text:style-name="P32"><text:span text:style-name="T22">PLL_RATIO</text:span><text:span text:style-name="T4"> = PLL divider ratio : This value is used to obtain the symbol rate (20 MHz) from the low-frequency crystal oscillator by dividing the period of the crystal oscillator by this ratio. [</text:span><text:span text:style-name="T12">ask Michiel how it is actually wired</text:span><text:span text:style-name="T4">]</text:span></text:p>
        </text:list-item>
      </text:list>
      <text:p text:style-name="P7"/>
      <table:table table:name="Tableau19" table:style-name="Tableau19">
        <table:table-column table:style-name="Tableau19.A"/>
        <table:table-column table:style-name="Tableau19.B" table:number-columns-repeated="7"/>
        <table:table-column table:style-name="Tableau19.I"/>
        <table:table-row>
          <table:table-cell table:style-name="Tableau19.A1" office:value-type="string">
            <text:p text:style-name="P10">bit #</text:p>
          </table:table-cell>
          <table:table-cell table:style-name="Tableau19.B1" office:value-type="string">
            <text:p text:style-name="P13">7</text:p>
          </table:table-cell>
          <table:table-cell table:style-name="Tableau19.B1" office:value-type="string">
            <text:p text:style-name="P13">6</text:p>
          </table:table-cell>
          <table:table-cell table:style-name="Tableau19.B1" office:value-type="string">
            <text:p text:style-name="P13">5</text:p>
          </table:table-cell>
          <table:table-cell table:style-name="Tableau19.B1" office:value-type="string">
            <text:p text:style-name="P13">4</text:p>
          </table:table-cell>
          <table:table-cell table:style-name="Tableau19.B1" office:value-type="string">
            <text:p text:style-name="P13">3</text:p>
          </table:table-cell>
          <table:table-cell table:style-name="Tableau19.B1" office:value-type="string">
            <text:p text:style-name="P13">2</text:p>
          </table:table-cell>
          <table:table-cell table:style-name="Tableau19.B1" office:value-type="string">
            <text:p text:style-name="P13">1</text:p>
          </table:table-cell>
          <table:table-cell table:style-name="Tableau19.I1" office:value-type="string">
            <text:p text:style-name="P13">0</text:p>
          </table:table-cell>
        </table:table-row>
        <table:table-row>
          <table:table-cell table:style-name="Tableau19.A2" office:value-type="string">
            <text:p text:style-name="P10">r/w</text:p>
          </table:table-cell>
          <table:table-cell table:style-name="Tableau19.B2" office:value-type="string">
            <text:p text:style-name="P16">-</text:p>
          </table:table-cell>
          <table:table-cell table:style-name="Tableau19.B2" office:value-type="string">
            <text:p text:style-name="P16">-</text:p>
          </table:table-cell>
          <table:table-cell table:style-name="Tableau19.B2" office:value-type="string">
            <text:p text:style-name="P16">-</text:p>
          </table:table-cell>
          <table:table-cell table:style-name="Tableau19.B2" table:number-columns-spanned="3" office:value-type="string">
            <text:p text:style-name="P16">PLL_RES</text:p>
          </table:table-cell>
          <table:covered-table-cell/>
          <table:covered-table-cell/>
          <table:table-cell table:style-name="Tableau19.H2" table:number-columns-spanned="2" office:value-type="string">
            <text:p text:style-name="P16">REF_TUNE</text:p>
          </table:table-cell>
          <table:covered-table-cell/>
        </table:table-row>
        <table:table-row>
          <table:table-cell table:style-name="Tableau19.A3" office:value-type="string">
            <text:p text:style-name="P10">default</text:p>
          </table:table-cell>
          <table:table-cell table:style-name="Tableau19.B3" office:value-type="string">
            <text:p text:style-name="P16">-</text:p>
          </table:table-cell>
          <table:table-cell table:style-name="Tableau19.B3" office:value-type="string">
            <text:p text:style-name="P16">-</text:p>
          </table:table-cell>
          <table:table-cell table:style-name="Tableau19.B3" office:value-type="string">
            <text:p text:style-name="P16">-</text:p>
          </table:table-cell>
          <table:table-cell table:style-name="Tableau19.B3" table:number-columns-spanned="3" office:value-type="string">
            <text:p text:style-name="P16">0b000</text:p>
          </table:table-cell>
          <table:covered-table-cell/>
          <table:covered-table-cell/>
          <table:table-cell table:style-name="Tableau19.H3" table:number-columns-spanned="2" office:value-type="string">
            <text:p text:style-name="P16">0b00</text:p>
          </table:table-cell>
          <table:covered-table-cell/>
        </table:table-row>
      </table:table>
      <text:p text:style-name="P9"><text:span text:style-name="T26">Table </text:span><text:span text:style-name="T15">?</text:span><text:span text:style-name="T26">.15 : Detailed register address 0x0D</text:span></text:p>
      <text:p text:style-name="P7">[<text:span text:style-name="T10">Left to Michiel to detail accurately</text:span>]</text:p>
      <text:p text:style-name="P7"/>
      <table:table table:name="Tableau20" table:style-name="Tableau20">
        <table:table-column table:style-name="Tableau20.A"/>
        <table:table-column table:style-name="Tableau20.B" table:number-columns-repeated="7"/>
        <table:table-column table:style-name="Tableau20.I"/>
        <table:table-row>
          <table:table-cell table:style-name="Tableau20.A1" office:value-type="string">
            <text:p text:style-name="P10">bit #</text:p>
          </table:table-cell>
          <table:table-cell table:style-name="Tableau20.B1" office:value-type="string">
            <text:p text:style-name="P13">7</text:p>
          </table:table-cell>
          <table:table-cell table:style-name="Tableau20.B1" office:value-type="string">
            <text:p text:style-name="P13">6</text:p>
          </table:table-cell>
          <table:table-cell table:style-name="Tableau20.B1" office:value-type="string">
            <text:p text:style-name="P13">5</text:p>
          </table:table-cell>
          <table:table-cell table:style-name="Tableau20.B1" office:value-type="string">
            <text:p text:style-name="P13">4</text:p>
          </table:table-cell>
          <table:table-cell table:style-name="Tableau20.B1" office:value-type="string">
            <text:p text:style-name="P13">3</text:p>
          </table:table-cell>
          <table:table-cell table:style-name="Tableau20.B1" office:value-type="string">
            <text:p text:style-name="P13">2</text:p>
          </table:table-cell>
          <table:table-cell table:style-name="Tableau20.B1" office:value-type="string">
            <text:p text:style-name="P13">1</text:p>
          </table:table-cell>
          <table:table-cell table:style-name="Tableau20.I1" office:value-type="string">
            <text:p text:style-name="P13">0</text:p>
          </table:table-cell>
        </table:table-row>
        <table:table-row>
          <table:table-cell table:style-name="Tableau20.A2" office:value-type="string">
            <text:p text:style-name="P10">r/w</text:p>
          </table:table-cell>
          <table:table-cell table:style-name="Tableau20.B2" table:number-columns-spanned="8" office:value-type="string">
            <text:p text:style-name="P16">DLL_TUNE</text:p>
          </table:table-cell>
          <table:covered-table-cell/>
          <table:covered-table-cell/>
          <table:covered-table-cell/>
          <table:covered-table-cell/>
          <table:covered-table-cell/>
          <table:covered-table-cell/>
          <table:covered-table-cell/>
        </table:table-row>
        <table:table-row>
          <table:table-cell table:style-name="Tableau20.A3" office:value-type="string">
            <text:p text:style-name="P10">default</text:p>
          </table:table-cell>
          <table:table-cell table:style-name="Tableau20.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16 : Detailed register address 0x0E</text:span></text:p>
      <text:p text:style-name="P7">[<text:span text:style-name="T10">Left to Michiel to detail accurately</text:span>]</text:p>
      <text:p text:style-name="P7"/>
      <table:table table:name="Tableau21" table:style-name="Tableau21">
        <table:table-column table:style-name="Tableau21.A"/>
        <table:table-column table:style-name="Tableau21.B" table:number-columns-repeated="7"/>
        <table:table-column table:style-name="Tableau21.I"/>
        <table:table-row>
          <table:table-cell table:style-name="Tableau21.A1" office:value-type="string">
            <text:p text:style-name="P10">bit #</text:p>
          </table:table-cell>
          <table:table-cell table:style-name="Tableau21.B1" office:value-type="string">
            <text:p text:style-name="P13">7</text:p>
          </table:table-cell>
          <table:table-cell table:style-name="Tableau21.B1" office:value-type="string">
            <text:p text:style-name="P13">6</text:p>
          </table:table-cell>
          <table:table-cell table:style-name="Tableau21.B1" office:value-type="string">
            <text:p text:style-name="P13">5</text:p>
          </table:table-cell>
          <table:table-cell table:style-name="Tableau21.B1" office:value-type="string">
            <text:p text:style-name="P13">4</text:p>
          </table:table-cell>
          <table:table-cell table:style-name="Tableau21.B1" office:value-type="string">
            <text:p text:style-name="P13">3</text:p>
          </table:table-cell>
          <table:table-cell table:style-name="Tableau21.B1" office:value-type="string">
            <text:p text:style-name="P13">2</text:p>
          </table:table-cell>
          <table:table-cell table:style-name="Tableau21.B1" office:value-type="string">
            <text:p text:style-name="P13">1</text:p>
          </table:table-cell>
          <table:table-cell table:style-name="Tableau21.I1" office:value-type="string">
            <text:p text:style-name="P13">0</text:p>
          </table:table-cell>
        </table:table-row>
        <table:table-row>
          <table:table-cell table:style-name="Tableau21.A2" office:value-type="string">
            <text:p text:style-name="P10">r/w</text:p>
          </table:table-cell>
          <table:table-cell table:style-name="Tableau21.B2" office:value-type="string">
            <text:p text:style-name="P16">-</text:p>
          </table:table-cell>
          <table:table-cell table:style-name="Tableau21.B2" office:value-type="string">
            <text:p text:style-name="P16">-</text:p>
          </table:table-cell>
          <table:table-cell table:style-name="Tableau21.B2" office:value-type="string">
            <text:p text:style-name="P16">-</text:p>
          </table:table-cell>
          <table:table-cell table:style-name="Tableau21.B2" office:value-type="string">
            <text:p text:style-name="P16">-</text:p>
          </table:table-cell>
          <table:table-cell table:style-name="Tableau21.B2" office:value-type="string">
            <text:p text:style-name="P16">-</text:p>
          </table:table-cell>
          <table:table-cell table:style-name="Tableau21.B2" office:value-type="string">
            <text:p text:style-name="P16">-</text:p>
          </table:table-cell>
          <table:table-cell table:style-name="Tableau21.B2" office:value-type="string">
            <text:p text:style-name="P16">-</text:p>
          </table:table-cell>
          <table:table-cell table:style-name="Tableau21.I2" office:value-type="string">
            <text:p text:style-name="P16">RDN_PHS</text:p>
          </table:table-cell>
        </table:table-row>
        <table:table-row>
          <table:table-cell table:style-name="Tableau21.A3" office:value-type="string">
            <text:p text:style-name="P10">default</text:p>
          </table:table-cell>
          <table:table-cell table:style-name="Tableau21.B3" office:value-type="string">
            <text:p text:style-name="P16">-</text:p>
          </table:table-cell>
          <table:table-cell table:style-name="Tableau21.B3" office:value-type="string">
            <text:p text:style-name="P16">-</text:p>
          </table:table-cell>
          <table:table-cell table:style-name="Tableau21.B3" office:value-type="string">
            <text:p text:style-name="P16">-</text:p>
          </table:table-cell>
          <table:table-cell table:style-name="Tableau21.B3" office:value-type="string">
            <text:p text:style-name="P16">-</text:p>
          </table:table-cell>
          <table:table-cell table:style-name="Tableau21.B3" office:value-type="string">
            <text:p text:style-name="P16">-</text:p>
          </table:table-cell>
          <table:table-cell table:style-name="Tableau21.B3" office:value-type="string">
            <text:p text:style-name="P16">-</text:p>
          </table:table-cell>
          <table:table-cell table:style-name="Tableau21.B3" office:value-type="string">
            <text:p text:style-name="P16">-</text:p>
          </table:table-cell>
          <table:table-cell table:style-name="Tableau21.I3" office:value-type="string">
            <text:p text:style-name="P16">1</text:p>
          </table:table-cell>
        </table:table-row>
      </table:table>
      <text:p text:style-name="P8"><text:span text:style-name="T17">Table </text:span><text:span text:style-name="T14">?</text:span><text:span text:style-name="T17">.17 : Detailed register address 0x0F</text:span></text:p>
      <text:p text:style-name="P7"><text:soft-page-break/>[<text:span text:style-name="T10">Left to Michiel to detail accurately</text:span>]</text:p>
      <text:p text:style-name="P7"/>
      <table:table table:name="Tableau23" table:style-name="Tableau23">
        <table:table-column table:style-name="Tableau23.A"/>
        <table:table-column table:style-name="Tableau23.B" table:number-columns-repeated="7"/>
        <table:table-column table:style-name="Tableau23.I"/>
        <table:table-row>
          <table:table-cell table:style-name="Tableau23.A1" office:value-type="string">
            <text:p text:style-name="P10">bit #</text:p>
          </table:table-cell>
          <table:table-cell table:style-name="Tableau23.B1" office:value-type="string">
            <text:p text:style-name="P13">95</text:p>
          </table:table-cell>
          <table:table-cell table:style-name="Tableau23.B1" office:value-type="string">
            <text:p text:style-name="P13">94</text:p>
          </table:table-cell>
          <table:table-cell table:style-name="Tableau23.B1" office:value-type="string">
            <text:p text:style-name="P13">93</text:p>
          </table:table-cell>
          <table:table-cell table:style-name="Tableau23.B1" office:value-type="string">
            <text:p text:style-name="P13">92</text:p>
          </table:table-cell>
          <table:table-cell table:style-name="Tableau23.B1" office:value-type="string">
            <text:p text:style-name="P13">91</text:p>
          </table:table-cell>
          <table:table-cell table:style-name="Tableau23.B1" office:value-type="string">
            <text:p text:style-name="P13">90</text:p>
          </table:table-cell>
          <table:table-cell table:style-name="Tableau23.B1" office:value-type="string">
            <text:p text:style-name="P13">89</text:p>
          </table:table-cell>
          <table:table-cell table:style-name="Tableau23.I1" office:value-type="string">
            <text:p text:style-name="P13">88</text:p>
          </table:table-cell>
        </table:table-row>
        <table:table-row>
          <table:table-cell table:style-name="Tableau23.A2" office:value-type="string">
            <text:p text:style-name="P10">r/w</text:p>
          </table:table-cell>
          <table:table-cell table:style-name="Tableau23.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23.A3" office:value-type="string">
            <text:p text:style-name="P10">default</text:p>
          </table:table-cell>
          <table:table-cell table:style-name="Tableau23.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18 : Detailed register address 0x10</text:span></text:p>
      <table:table table:name="Tableau24" table:style-name="Tableau24">
        <table:table-column table:style-name="Tableau24.A"/>
        <table:table-column table:style-name="Tableau24.B" table:number-columns-repeated="7"/>
        <table:table-column table:style-name="Tableau24.I"/>
        <table:table-row>
          <table:table-cell table:style-name="Tableau24.A1" office:value-type="string">
            <text:p text:style-name="P10">bit #</text:p>
          </table:table-cell>
          <table:table-cell table:style-name="Tableau24.B1" office:value-type="string">
            <text:p text:style-name="P13">87</text:p>
          </table:table-cell>
          <table:table-cell table:style-name="Tableau24.B1" office:value-type="string">
            <text:p text:style-name="P13">86</text:p>
          </table:table-cell>
          <table:table-cell table:style-name="Tableau24.B1" office:value-type="string">
            <text:p text:style-name="P13">85</text:p>
          </table:table-cell>
          <table:table-cell table:style-name="Tableau24.B1" office:value-type="string">
            <text:p text:style-name="P13">84</text:p>
          </table:table-cell>
          <table:table-cell table:style-name="Tableau24.B1" office:value-type="string">
            <text:p text:style-name="P13">83</text:p>
          </table:table-cell>
          <table:table-cell table:style-name="Tableau24.B1" office:value-type="string">
            <text:p text:style-name="P13">82</text:p>
          </table:table-cell>
          <table:table-cell table:style-name="Tableau24.B1" office:value-type="string">
            <text:p text:style-name="P13">81</text:p>
          </table:table-cell>
          <table:table-cell table:style-name="Tableau24.I1" office:value-type="string">
            <text:p text:style-name="P13">80</text:p>
          </table:table-cell>
        </table:table-row>
        <table:table-row>
          <table:table-cell table:style-name="Tableau24.A2" office:value-type="string">
            <text:p text:style-name="P10">r/w</text:p>
          </table:table-cell>
          <table:table-cell table:style-name="Tableau24.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24.A3" office:value-type="string">
            <text:p text:style-name="P10">default</text:p>
          </table:table-cell>
          <table:table-cell table:style-name="Tableau24.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19 : Detailed register address 0x11</text:span></text:p>
      <table:table table:name="Tableau25" table:style-name="Tableau25">
        <table:table-column table:style-name="Tableau25.A"/>
        <table:table-column table:style-name="Tableau25.B" table:number-columns-repeated="7"/>
        <table:table-column table:style-name="Tableau25.I"/>
        <table:table-row>
          <table:table-cell table:style-name="Tableau25.A1" office:value-type="string">
            <text:p text:style-name="P10">bit #</text:p>
          </table:table-cell>
          <table:table-cell table:style-name="Tableau25.B1" office:value-type="string">
            <text:p text:style-name="P13">79</text:p>
          </table:table-cell>
          <table:table-cell table:style-name="Tableau25.B1" office:value-type="string">
            <text:p text:style-name="P13">78</text:p>
          </table:table-cell>
          <table:table-cell table:style-name="Tableau25.B1" office:value-type="string">
            <text:p text:style-name="P13">77</text:p>
          </table:table-cell>
          <table:table-cell table:style-name="Tableau25.B1" office:value-type="string">
            <text:p text:style-name="P13">76</text:p>
          </table:table-cell>
          <table:table-cell table:style-name="Tableau25.B1" office:value-type="string">
            <text:p text:style-name="P13">75</text:p>
          </table:table-cell>
          <table:table-cell table:style-name="Tableau25.B1" office:value-type="string">
            <text:p text:style-name="P13">74</text:p>
          </table:table-cell>
          <table:table-cell table:style-name="Tableau25.B1" office:value-type="string">
            <text:p text:style-name="P13">73</text:p>
          </table:table-cell>
          <table:table-cell table:style-name="Tableau25.I1" office:value-type="string">
            <text:p text:style-name="P13">72</text:p>
          </table:table-cell>
        </table:table-row>
        <table:table-row>
          <table:table-cell table:style-name="Tableau25.A2" office:value-type="string">
            <text:p text:style-name="P10">r/w</text:p>
          </table:table-cell>
          <table:table-cell table:style-name="Tableau25.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25.A3" office:value-type="string">
            <text:p text:style-name="P10">default</text:p>
          </table:table-cell>
          <table:table-cell table:style-name="Tableau25.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0 : Detailed register address 0x12</text:span></text:p>
      <table:table table:name="Tableau26" table:style-name="Tableau26">
        <table:table-column table:style-name="Tableau26.A"/>
        <table:table-column table:style-name="Tableau26.B" table:number-columns-repeated="7"/>
        <table:table-column table:style-name="Tableau26.I"/>
        <table:table-row>
          <table:table-cell table:style-name="Tableau26.A1" office:value-type="string">
            <text:p text:style-name="P10">bit #</text:p>
          </table:table-cell>
          <table:table-cell table:style-name="Tableau26.B1" office:value-type="string">
            <text:p text:style-name="P13">71</text:p>
          </table:table-cell>
          <table:table-cell table:style-name="Tableau26.B1" office:value-type="string">
            <text:p text:style-name="P13">70</text:p>
          </table:table-cell>
          <table:table-cell table:style-name="Tableau26.B1" office:value-type="string">
            <text:p text:style-name="P13">69</text:p>
          </table:table-cell>
          <table:table-cell table:style-name="Tableau26.B1" office:value-type="string">
            <text:p text:style-name="P13">68</text:p>
          </table:table-cell>
          <table:table-cell table:style-name="Tableau26.B1" office:value-type="string">
            <text:p text:style-name="P13">67</text:p>
          </table:table-cell>
          <table:table-cell table:style-name="Tableau26.B1" office:value-type="string">
            <text:p text:style-name="P13">66</text:p>
          </table:table-cell>
          <table:table-cell table:style-name="Tableau26.B1" office:value-type="string">
            <text:p text:style-name="P13">65</text:p>
          </table:table-cell>
          <table:table-cell table:style-name="Tableau26.I1" office:value-type="string">
            <text:p text:style-name="P13">64</text:p>
          </table:table-cell>
        </table:table-row>
        <table:table-row>
          <table:table-cell table:style-name="Tableau26.A2" office:value-type="string">
            <text:p text:style-name="P10">r/w</text:p>
          </table:table-cell>
          <table:table-cell table:style-name="Tableau26.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26.A3" office:value-type="string">
            <text:p text:style-name="P10">default</text:p>
          </table:table-cell>
          <table:table-cell table:style-name="Tableau26.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1 : Detailed register address 0x13</text:span></text:p>
      <table:table table:name="Tableau27" table:style-name="Tableau27">
        <table:table-column table:style-name="Tableau27.A"/>
        <table:table-column table:style-name="Tableau27.B" table:number-columns-repeated="7"/>
        <table:table-column table:style-name="Tableau27.I"/>
        <table:table-row>
          <table:table-cell table:style-name="Tableau27.A1" office:value-type="string">
            <text:p text:style-name="P10">bit #</text:p>
          </table:table-cell>
          <table:table-cell table:style-name="Tableau27.B1" office:value-type="string">
            <text:p text:style-name="P13">63</text:p>
          </table:table-cell>
          <table:table-cell table:style-name="Tableau27.B1" office:value-type="string">
            <text:p text:style-name="P13">62</text:p>
          </table:table-cell>
          <table:table-cell table:style-name="Tableau27.B1" office:value-type="string">
            <text:p text:style-name="P13">61</text:p>
          </table:table-cell>
          <table:table-cell table:style-name="Tableau27.B1" office:value-type="string">
            <text:p text:style-name="P13">60</text:p>
          </table:table-cell>
          <table:table-cell table:style-name="Tableau27.B1" office:value-type="string">
            <text:p text:style-name="P13">59</text:p>
          </table:table-cell>
          <table:table-cell table:style-name="Tableau27.B1" office:value-type="string">
            <text:p text:style-name="P13">58</text:p>
          </table:table-cell>
          <table:table-cell table:style-name="Tableau27.B1" office:value-type="string">
            <text:p text:style-name="P13">57</text:p>
          </table:table-cell>
          <table:table-cell table:style-name="Tableau27.I1" office:value-type="string">
            <text:p text:style-name="P13">56</text:p>
          </table:table-cell>
        </table:table-row>
        <table:table-row>
          <table:table-cell table:style-name="Tableau27.A2" office:value-type="string">
            <text:p text:style-name="P10">r/w</text:p>
          </table:table-cell>
          <table:table-cell table:style-name="Tableau27.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27.A3" office:value-type="string">
            <text:p text:style-name="P10">default</text:p>
          </table:table-cell>
          <table:table-cell table:style-name="Tableau27.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2 : Detailed register address 0x14</text:span></text:p>
      <table:table table:name="Tableau28" table:style-name="Tableau28">
        <table:table-column table:style-name="Tableau28.A"/>
        <table:table-column table:style-name="Tableau28.B" table:number-columns-repeated="7"/>
        <table:table-column table:style-name="Tableau28.I"/>
        <table:table-row>
          <table:table-cell table:style-name="Tableau28.A1" office:value-type="string">
            <text:p text:style-name="P10">bit #</text:p>
          </table:table-cell>
          <table:table-cell table:style-name="Tableau28.B1" office:value-type="string">
            <text:p text:style-name="P13">55</text:p>
          </table:table-cell>
          <table:table-cell table:style-name="Tableau28.B1" office:value-type="string">
            <text:p text:style-name="P13">54</text:p>
          </table:table-cell>
          <table:table-cell table:style-name="Tableau28.B1" office:value-type="string">
            <text:p text:style-name="P13">53</text:p>
          </table:table-cell>
          <table:table-cell table:style-name="Tableau28.B1" office:value-type="string">
            <text:p text:style-name="P13">52</text:p>
          </table:table-cell>
          <table:table-cell table:style-name="Tableau28.B1" office:value-type="string">
            <text:p text:style-name="P13">51</text:p>
          </table:table-cell>
          <table:table-cell table:style-name="Tableau28.B1" office:value-type="string">
            <text:p text:style-name="P13">50</text:p>
          </table:table-cell>
          <table:table-cell table:style-name="Tableau28.B1" office:value-type="string">
            <text:p text:style-name="P13">49</text:p>
          </table:table-cell>
          <table:table-cell table:style-name="Tableau28.I1" office:value-type="string">
            <text:p text:style-name="P13">48</text:p>
          </table:table-cell>
        </table:table-row>
        <table:table-row>
          <table:table-cell table:style-name="Tableau28.A2" office:value-type="string">
            <text:p text:style-name="P10">r/w</text:p>
          </table:table-cell>
          <table:table-cell table:style-name="Tableau28.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28.A3" office:value-type="string">
            <text:p text:style-name="P10">default</text:p>
          </table:table-cell>
          <table:table-cell table:style-name="Tableau28.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3 : Detailed register address 0x15</text:span></text:p>
      <table:table table:name="Tableau29" table:style-name="Tableau29">
        <table:table-column table:style-name="Tableau29.A"/>
        <table:table-column table:style-name="Tableau29.B" table:number-columns-repeated="7"/>
        <table:table-column table:style-name="Tableau29.I"/>
        <table:table-row>
          <table:table-cell table:style-name="Tableau29.A1" office:value-type="string">
            <text:p text:style-name="P10">bit #</text:p>
          </table:table-cell>
          <table:table-cell table:style-name="Tableau29.B1" office:value-type="string">
            <text:p text:style-name="P13">47</text:p>
          </table:table-cell>
          <table:table-cell table:style-name="Tableau29.B1" office:value-type="string">
            <text:p text:style-name="P13">46</text:p>
          </table:table-cell>
          <table:table-cell table:style-name="Tableau29.B1" office:value-type="string">
            <text:p text:style-name="P13">45</text:p>
          </table:table-cell>
          <table:table-cell table:style-name="Tableau29.B1" office:value-type="string">
            <text:p text:style-name="P13">44</text:p>
          </table:table-cell>
          <table:table-cell table:style-name="Tableau29.B1" office:value-type="string">
            <text:p text:style-name="P13">43</text:p>
          </table:table-cell>
          <table:table-cell table:style-name="Tableau29.B1" office:value-type="string">
            <text:p text:style-name="P13">42</text:p>
          </table:table-cell>
          <table:table-cell table:style-name="Tableau29.B1" office:value-type="string">
            <text:p text:style-name="P13">41</text:p>
          </table:table-cell>
          <table:table-cell table:style-name="Tableau29.I1" office:value-type="string">
            <text:p text:style-name="P13">40</text:p>
          </table:table-cell>
        </table:table-row>
        <table:table-row>
          <table:table-cell table:style-name="Tableau29.A2" office:value-type="string">
            <text:p text:style-name="P10">r/w</text:p>
          </table:table-cell>
          <table:table-cell table:style-name="Tableau29.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29.A3" office:value-type="string">
            <text:p text:style-name="P10">default</text:p>
          </table:table-cell>
          <table:table-cell table:style-name="Tableau29.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4 : Detailed register address 0x16</text:span></text:p>
      <table:table table:name="Tableau30" table:style-name="Tableau30">
        <table:table-column table:style-name="Tableau30.A"/>
        <table:table-column table:style-name="Tableau30.B" table:number-columns-repeated="7"/>
        <table:table-column table:style-name="Tableau30.I"/>
        <table:table-row>
          <table:table-cell table:style-name="Tableau30.A1" office:value-type="string">
            <text:p text:style-name="P10">bit #</text:p>
          </table:table-cell>
          <table:table-cell table:style-name="Tableau30.B1" office:value-type="string">
            <text:p text:style-name="P13">39</text:p>
          </table:table-cell>
          <table:table-cell table:style-name="Tableau30.B1" office:value-type="string">
            <text:p text:style-name="P13">38</text:p>
          </table:table-cell>
          <table:table-cell table:style-name="Tableau30.B1" office:value-type="string">
            <text:p text:style-name="P13">37</text:p>
          </table:table-cell>
          <table:table-cell table:style-name="Tableau30.B1" office:value-type="string">
            <text:p text:style-name="P13">36</text:p>
          </table:table-cell>
          <table:table-cell table:style-name="Tableau30.B1" office:value-type="string">
            <text:p text:style-name="P13">35</text:p>
          </table:table-cell>
          <table:table-cell table:style-name="Tableau30.B1" office:value-type="string">
            <text:p text:style-name="P13">34</text:p>
          </table:table-cell>
          <table:table-cell table:style-name="Tableau30.B1" office:value-type="string">
            <text:p text:style-name="P13">33</text:p>
          </table:table-cell>
          <table:table-cell table:style-name="Tableau30.I1" office:value-type="string">
            <text:p text:style-name="P13">32</text:p>
          </table:table-cell>
        </table:table-row>
        <table:table-row>
          <table:table-cell table:style-name="Tableau30.A2" office:value-type="string">
            <text:p text:style-name="P10">r/w</text:p>
          </table:table-cell>
          <table:table-cell table:style-name="Tableau30.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30.A3" office:value-type="string">
            <text:p text:style-name="P10">default</text:p>
          </table:table-cell>
          <table:table-cell table:style-name="Tableau30.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5 : Detailed register address 0x17</text:span></text:p>
      <table:table table:name="Tableau31" table:style-name="Tableau31">
        <table:table-column table:style-name="Tableau31.A"/>
        <table:table-column table:style-name="Tableau31.B" table:number-columns-repeated="7"/>
        <table:table-column table:style-name="Tableau31.I"/>
        <text:soft-page-break/>
        <table:table-row>
          <table:table-cell table:style-name="Tableau31.A1" office:value-type="string">
            <text:p text:style-name="P10">bit #</text:p>
          </table:table-cell>
          <table:table-cell table:style-name="Tableau31.B1" office:value-type="string">
            <text:p text:style-name="P13">31</text:p>
          </table:table-cell>
          <table:table-cell table:style-name="Tableau31.B1" office:value-type="string">
            <text:p text:style-name="P13">30</text:p>
          </table:table-cell>
          <table:table-cell table:style-name="Tableau31.B1" office:value-type="string">
            <text:p text:style-name="P13">29</text:p>
          </table:table-cell>
          <table:table-cell table:style-name="Tableau31.B1" office:value-type="string">
            <text:p text:style-name="P13">28</text:p>
          </table:table-cell>
          <table:table-cell table:style-name="Tableau31.B1" office:value-type="string">
            <text:p text:style-name="P13">27</text:p>
          </table:table-cell>
          <table:table-cell table:style-name="Tableau31.B1" office:value-type="string">
            <text:p text:style-name="P13">26</text:p>
          </table:table-cell>
          <table:table-cell table:style-name="Tableau31.B1" office:value-type="string">
            <text:p text:style-name="P13">25</text:p>
          </table:table-cell>
          <table:table-cell table:style-name="Tableau31.I1" office:value-type="string">
            <text:p text:style-name="P13">24</text:p>
          </table:table-cell>
        </table:table-row>
        <table:table-row>
          <table:table-cell table:style-name="Tableau31.A2" office:value-type="string">
            <text:p text:style-name="P10">r/w</text:p>
          </table:table-cell>
          <table:table-cell table:style-name="Tableau31.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31.A3" office:value-type="string">
            <text:p text:style-name="P10">default</text:p>
          </table:table-cell>
          <table:table-cell table:style-name="Tableau31.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6 : Detailed register address 0x18</text:span></text:p>
      <table:table table:name="Tableau32" table:style-name="Tableau32">
        <table:table-column table:style-name="Tableau32.A"/>
        <table:table-column table:style-name="Tableau32.B" table:number-columns-repeated="7"/>
        <table:table-column table:style-name="Tableau32.I"/>
        <table:table-row>
          <table:table-cell table:style-name="Tableau32.A1" office:value-type="string">
            <text:p text:style-name="P10">bit #</text:p>
          </table:table-cell>
          <table:table-cell table:style-name="Tableau32.B1" office:value-type="string">
            <text:p text:style-name="P13">23</text:p>
          </table:table-cell>
          <table:table-cell table:style-name="Tableau32.B1" office:value-type="string">
            <text:p text:style-name="P13">22</text:p>
          </table:table-cell>
          <table:table-cell table:style-name="Tableau32.B1" office:value-type="string">
            <text:p text:style-name="P13">21</text:p>
          </table:table-cell>
          <table:table-cell table:style-name="Tableau32.B1" office:value-type="string">
            <text:p text:style-name="P13">20</text:p>
          </table:table-cell>
          <table:table-cell table:style-name="Tableau32.B1" office:value-type="string">
            <text:p text:style-name="P13">19</text:p>
          </table:table-cell>
          <table:table-cell table:style-name="Tableau32.B1" office:value-type="string">
            <text:p text:style-name="P13">18</text:p>
          </table:table-cell>
          <table:table-cell table:style-name="Tableau32.B1" office:value-type="string">
            <text:p text:style-name="P13">17</text:p>
          </table:table-cell>
          <table:table-cell table:style-name="Tableau32.I1" office:value-type="string">
            <text:p text:style-name="P13">16</text:p>
          </table:table-cell>
        </table:table-row>
        <table:table-row>
          <table:table-cell table:style-name="Tableau32.A2" office:value-type="string">
            <text:p text:style-name="P10">r/w</text:p>
          </table:table-cell>
          <table:table-cell table:style-name="Tableau32.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32.A3" office:value-type="string">
            <text:p text:style-name="P10">default</text:p>
          </table:table-cell>
          <table:table-cell table:style-name="Tableau32.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7 : Detailed register address 0x19</text:span></text:p>
      <table:table table:name="Tableau33" table:style-name="Tableau33">
        <table:table-column table:style-name="Tableau33.A"/>
        <table:table-column table:style-name="Tableau33.B" table:number-columns-repeated="7"/>
        <table:table-column table:style-name="Tableau33.I"/>
        <table:table-row>
          <table:table-cell table:style-name="Tableau33.A1" office:value-type="string">
            <text:p text:style-name="P10">bit #</text:p>
          </table:table-cell>
          <table:table-cell table:style-name="Tableau33.B1" office:value-type="string">
            <text:p text:style-name="P13">15</text:p>
          </table:table-cell>
          <table:table-cell table:style-name="Tableau33.B1" office:value-type="string">
            <text:p text:style-name="P13">14</text:p>
          </table:table-cell>
          <table:table-cell table:style-name="Tableau33.B1" office:value-type="string">
            <text:p text:style-name="P13">13</text:p>
          </table:table-cell>
          <table:table-cell table:style-name="Tableau33.B1" office:value-type="string">
            <text:p text:style-name="P13">12</text:p>
          </table:table-cell>
          <table:table-cell table:style-name="Tableau33.B1" office:value-type="string">
            <text:p text:style-name="P13">11</text:p>
          </table:table-cell>
          <table:table-cell table:style-name="Tableau33.B1" office:value-type="string">
            <text:p text:style-name="P13">10</text:p>
          </table:table-cell>
          <table:table-cell table:style-name="Tableau33.B1" office:value-type="string">
            <text:p text:style-name="P13">9</text:p>
          </table:table-cell>
          <table:table-cell table:style-name="Tableau33.I1" office:value-type="string">
            <text:p text:style-name="P13">8</text:p>
          </table:table-cell>
        </table:table-row>
        <table:table-row>
          <table:table-cell table:style-name="Tableau33.A2" office:value-type="string">
            <text:p text:style-name="P10">r/w</text:p>
          </table:table-cell>
          <table:table-cell table:style-name="Tableau33.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33.A3" office:value-type="string">
            <text:p text:style-name="P10">default</text:p>
          </table:table-cell>
          <table:table-cell table:style-name="Tableau33.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28 : Detailed register address 0x1A</text:span></text:p>
      <table:table table:name="Tableau66" table:style-name="Tableau66">
        <table:table-column table:style-name="Tableau66.A"/>
        <table:table-column table:style-name="Tableau66.B" table:number-columns-repeated="7"/>
        <table:table-column table:style-name="Tableau66.I"/>
        <table:table-row>
          <table:table-cell table:style-name="Tableau66.A1" office:value-type="string">
            <text:p text:style-name="P10">bit #</text:p>
          </table:table-cell>
          <table:table-cell table:style-name="Tableau66.B1" office:value-type="string">
            <text:p text:style-name="P13">7</text:p>
          </table:table-cell>
          <table:table-cell table:style-name="Tableau66.B1" office:value-type="string">
            <text:p text:style-name="P13">6</text:p>
          </table:table-cell>
          <table:table-cell table:style-name="Tableau66.B1" office:value-type="string">
            <text:p text:style-name="P13">5</text:p>
          </table:table-cell>
          <table:table-cell table:style-name="Tableau66.B1" office:value-type="string">
            <text:p text:style-name="P13">4</text:p>
          </table:table-cell>
          <table:table-cell table:style-name="Tableau66.B1" office:value-type="string">
            <text:p text:style-name="P13">3</text:p>
          </table:table-cell>
          <table:table-cell table:style-name="Tableau66.B1" office:value-type="string">
            <text:p text:style-name="P13">2</text:p>
          </table:table-cell>
          <table:table-cell table:style-name="Tableau66.B1" office:value-type="string">
            <text:p text:style-name="P13">1</text:p>
          </table:table-cell>
          <table:table-cell table:style-name="Tableau66.I1" office:value-type="string">
            <text:p text:style-name="P13">0</text:p>
          </table:table-cell>
        </table:table-row>
        <table:table-row>
          <table:table-cell table:style-name="Tableau66.A2" office:value-type="string">
            <text:p text:style-name="P10">r/w</text:p>
          </table:table-cell>
          <table:table-cell table:style-name="Tableau66.B2" table:number-columns-spanned="8" office:value-type="string">
            <text:p text:style-name="P16">TXPATTERN</text:p>
          </table:table-cell>
          <table:covered-table-cell/>
          <table:covered-table-cell/>
          <table:covered-table-cell/>
          <table:covered-table-cell/>
          <table:covered-table-cell/>
          <table:covered-table-cell/>
          <table:covered-table-cell/>
        </table:table-row>
        <table:table-row>
          <table:table-cell table:style-name="Tableau66.A3" office:value-type="string">
            <text:p text:style-name="P10">default</text:p>
          </table:table-cell>
          <table:table-cell table:style-name="Tableau66.B3"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29 : Detailed register address 0x1B</text:span></text:p>
      <text:p text:style-name="P7">[<text:span text:style-name="T10">Left to Michiel to detail accurately</text:span>]</text:p>
      <text:p text:style-name="P7"/>
      <table:table table:name="Tableau34" table:style-name="Tableau34">
        <table:table-column table:style-name="Tableau34.A"/>
        <table:table-column table:style-name="Tableau34.B" table:number-columns-repeated="7"/>
        <table:table-column table:style-name="Tableau34.I"/>
        <table:table-row>
          <table:table-cell table:style-name="Tableau34.A1" office:value-type="string">
            <text:p text:style-name="P10">bit #</text:p>
          </table:table-cell>
          <table:table-cell table:style-name="Tableau34.B1" office:value-type="string">
            <text:p text:style-name="P13">7</text:p>
          </table:table-cell>
          <table:table-cell table:style-name="Tableau34.B1" office:value-type="string">
            <text:p text:style-name="P13">6</text:p>
          </table:table-cell>
          <table:table-cell table:style-name="Tableau34.B1" office:value-type="string">
            <text:p text:style-name="P13">5</text:p>
          </table:table-cell>
          <table:table-cell table:style-name="Tableau34.B1" office:value-type="string">
            <text:p text:style-name="P13">4</text:p>
          </table:table-cell>
          <table:table-cell table:style-name="Tableau34.B1" office:value-type="string">
            <text:p text:style-name="P13">3</text:p>
          </table:table-cell>
          <table:table-cell table:style-name="Tableau34.B1" office:value-type="string">
            <text:p text:style-name="P13">2</text:p>
          </table:table-cell>
          <table:table-cell table:style-name="Tableau34.B1" office:value-type="string">
            <text:p text:style-name="P13">1</text:p>
          </table:table-cell>
          <table:table-cell table:style-name="Tableau34.I1" office:value-type="string">
            <text:p text:style-name="P13">0</text:p>
          </table:table-cell>
        </table:table-row>
        <table:table-row>
          <table:table-cell table:style-name="Tableau34.A2" office:value-type="string">
            <text:p text:style-name="P10">r/w</text:p>
          </table:table-cell>
          <table:table-cell table:style-name="Tableau34.B2" office:value-type="string">
            <text:p text:style-name="P16">-</text:p>
          </table:table-cell>
          <table:table-cell table:style-name="Tableau34.B2" office:value-type="string">
            <text:p text:style-name="P16">-</text:p>
          </table:table-cell>
          <table:table-cell table:style-name="Tableau34.B2" office:value-type="string">
            <text:p text:style-name="P16">NPATH_EN</text:p>
          </table:table-cell>
          <table:table-cell table:style-name="Tableau34.B2" office:value-type="string">
            <text:p text:style-name="P16">NOTCH_EN</text:p>
          </table:table-cell>
          <table:table-cell table:style-name="Tableau34.F2" table:number-columns-spanned="4" office:value-type="string">
            <text:p text:style-name="P16">NOTCH</text:p>
          </table:table-cell>
          <table:covered-table-cell/>
          <table:covered-table-cell/>
          <table:covered-table-cell/>
        </table:table-row>
        <table:table-row>
          <table:table-cell table:style-name="Tableau34.A3" office:value-type="string">
            <text:p text:style-name="P10">default</text:p>
          </table:table-cell>
          <table:table-cell table:style-name="Tableau34.B3" office:value-type="string">
            <text:p text:style-name="P16">-</text:p>
          </table:table-cell>
          <table:table-cell table:style-name="Tableau34.B3" office:value-type="string">
            <text:p text:style-name="P16">-</text:p>
          </table:table-cell>
          <table:table-cell table:style-name="Tableau34.B3" office:value-type="string">
            <text:p text:style-name="P19">?</text:p>
          </table:table-cell>
          <table:table-cell table:style-name="Tableau34.B3" office:value-type="string">
            <text:p text:style-name="P19">?</text:p>
          </table:table-cell>
          <table:table-cell table:style-name="Tableau34.F3" table:number-columns-spanned="4" office:value-type="string">
            <text:p text:style-name="P19">0x?</text:p>
          </table:table-cell>
          <table:covered-table-cell/>
          <table:covered-table-cell/>
          <table:covered-table-cell/>
        </table:table-row>
      </table:table>
      <text:p text:style-name="P9"><text:span text:style-name="T26">Table </text:span><text:span text:style-name="T15">?</text:span><text:span text:style-name="T26">.30 : Detailed register address 0x1C</text:span></text:p>
      <text:p text:style-name="P7">[<text:span text:style-name="T10">Left to Michiel to detail accurately</text:span>]</text:p>
      <text:p text:style-name="P7"/>
      <table:table table:name="Tableau1" table:style-name="Tableau1">
        <table:table-column table:style-name="Tableau1.A"/>
        <table:table-column table:style-name="Tableau1.B" table:number-columns-repeated="7"/>
        <table:table-column table:style-name="Tableau1.I"/>
        <table:table-row>
          <table:table-cell table:style-name="Tableau1.A1" office:value-type="string">
            <text:p text:style-name="P10">bit #</text:p>
          </table:table-cell>
          <table:table-cell table:style-name="Tableau1.B1" office:value-type="string">
            <text:p text:style-name="P13">7</text:p>
          </table:table-cell>
          <table:table-cell table:style-name="Tableau1.B1" office:value-type="string">
            <text:p text:style-name="P13">6</text:p>
          </table:table-cell>
          <table:table-cell table:style-name="Tableau1.B1" office:value-type="string">
            <text:p text:style-name="P13">5</text:p>
          </table:table-cell>
          <table:table-cell table:style-name="Tableau1.B1" office:value-type="string">
            <text:p text:style-name="P13">4</text:p>
          </table:table-cell>
          <table:table-cell table:style-name="Tableau1.B1" office:value-type="string">
            <text:p text:style-name="P13">3</text:p>
          </table:table-cell>
          <table:table-cell table:style-name="Tableau1.B1" office:value-type="string">
            <text:p text:style-name="P13">2</text:p>
          </table:table-cell>
          <table:table-cell table:style-name="Tableau1.B1" office:value-type="string">
            <text:p text:style-name="P13">1</text:p>
          </table:table-cell>
          <table:table-cell table:style-name="Tableau1.I1" office:value-type="string">
            <text:p text:style-name="P13">0</text:p>
          </table:table-cell>
        </table:table-row>
        <table:table-row>
          <table:table-cell table:style-name="Tableau1.A2" office:value-type="string">
            <text:p text:style-name="P10">read</text:p>
          </table:table-cell>
          <table:table-cell table:style-name="Tableau1.B2" office:value-type="string">
            <text:p text:style-name="P16">-</text:p>
          </table:table-cell>
          <table:table-cell table:style-name="Tableau1.B2" office:value-type="string">
            <text:p text:style-name="P16">-</text:p>
          </table:table-cell>
          <table:table-cell table:style-name="Tableau1.D2" table:number-columns-spanned="6" office:value-type="string">
            <text:p text:style-name="P16">RXGAINNOW</text:p>
          </table:table-cell>
          <table:covered-table-cell/>
          <table:covered-table-cell/>
          <table:covered-table-cell/>
          <table:covered-table-cell/>
          <table:covered-table-cell/>
        </table:table-row>
        <table:table-row>
          <table:table-cell table:style-name="Tableau1.A2" office:value-type="string">
            <text:p text:style-name="P10">write</text:p>
          </table:table-cell>
          <table:table-cell table:style-name="Tableau1.B2" office:value-type="string">
            <text:p text:style-name="P16">-</text:p>
          </table:table-cell>
          <table:table-cell table:style-name="Tableau1.B2" office:value-type="string">
            <text:p text:style-name="P16">-</text:p>
          </table:table-cell>
          <table:table-cell table:style-name="Tableau1.D2" table:number-columns-spanned="6" office:value-type="string">
            <text:p text:style-name="P16">RXGAINSET</text:p>
          </table:table-cell>
          <table:covered-table-cell/>
          <table:covered-table-cell/>
          <table:covered-table-cell/>
          <table:covered-table-cell/>
          <table:covered-table-cell/>
        </table:table-row>
        <table:table-row>
          <table:table-cell table:style-name="Tableau1.A4" office:value-type="string">
            <text:p text:style-name="P10">default</text:p>
          </table:table-cell>
          <table:table-cell table:style-name="Tableau1.B4" office:value-type="string">
            <text:p text:style-name="P16">-</text:p>
          </table:table-cell>
          <table:table-cell table:style-name="Tableau1.B4" office:value-type="string">
            <text:p text:style-name="P16">-</text:p>
          </table:table-cell>
          <table:table-cell table:style-name="Tableau1.D4" table:number-columns-spanned="6" office:value-type="string">
            <text:p text:style-name="P16">0b010000</text:p>
          </table:table-cell>
          <table:covered-table-cell/>
          <table:covered-table-cell/>
          <table:covered-table-cell/>
          <table:covered-table-cell/>
          <table:covered-table-cell/>
        </table:table-row>
      </table:table>
      <text:p text:style-name="P8"><text:span text:style-name="T17">Table </text:span><text:span text:style-name="T14">?</text:span><text:span text:style-name="T17">.31 : Detailed register address 0x1D</text:span></text:p>
      <text:p text:style-name="P7">Reading the register address 0x1D will tell the current state of the receiver's gain while writing at the same address will set that receiver's gain but only when the manual gain control is enabled (<text:span text:style-name="T21">MANUGAIN</text:span> = '1' at address 0x31) otherwise, <text:span text:style-name="T21">RXGAINSET</text:span> has no effect. Both values are unsigned integers of multiples of 2 dB amplification increments.</text:p>
      <text:list xml:id="list3582119348752856492" text:style-name="L6">
        <text:list-item>
          <text:p text:style-name="P24"><text:soft-page-break/><text:span text:style-name="T18">RXGAINNOW</text:span> = Current receiver's gain: This bit vector is the encoded version of the current gain setting of the VGAs and integrator therefore if the manual gain control is enabled, this register will reflect the value written in <text:span text:style-name="T18">RXGAINSET</text:span> below.</text:p>
        </text:list-item>
        <text:list-item>
          <text:p text:style-name="P24"><text:span text:style-name="T18">RXGAINSET</text:span> = Receiver's gain setting (manual).</text:p>
        </text:list-item>
      </text:list>
      <text:p text:style-name="P7"/>
      <table:table table:name="Tableau2" table:style-name="Tableau2">
        <table:table-column table:style-name="Tableau2.A"/>
        <table:table-column table:style-name="Tableau2.B" table:number-columns-repeated="7"/>
        <table:table-column table:style-name="Tableau2.I"/>
        <table:table-row>
          <table:table-cell table:style-name="Tableau2.A1" office:value-type="string">
            <text:p text:style-name="P10">bit #</text:p>
          </table:table-cell>
          <table:table-cell table:style-name="Tableau2.B1" office:value-type="string">
            <text:p text:style-name="P13">7</text:p>
          </table:table-cell>
          <table:table-cell table:style-name="Tableau2.B1" office:value-type="string">
            <text:p text:style-name="P13">6</text:p>
          </table:table-cell>
          <table:table-cell table:style-name="Tableau2.B1" office:value-type="string">
            <text:p text:style-name="P13">5</text:p>
          </table:table-cell>
          <table:table-cell table:style-name="Tableau2.B1" office:value-type="string">
            <text:p text:style-name="P13">4</text:p>
          </table:table-cell>
          <table:table-cell table:style-name="Tableau2.B1" office:value-type="string">
            <text:p text:style-name="P13">3</text:p>
          </table:table-cell>
          <table:table-cell table:style-name="Tableau2.B1" office:value-type="string">
            <text:p text:style-name="P13">2</text:p>
          </table:table-cell>
          <table:table-cell table:style-name="Tableau2.B1" office:value-type="string">
            <text:p text:style-name="P13">1</text:p>
          </table:table-cell>
          <table:table-cell table:style-name="Tableau2.I1" office:value-type="string">
            <text:p text:style-name="P13">0</text:p>
          </table:table-cell>
        </table:table-row>
        <table:table-row>
          <table:table-cell table:style-name="Tableau2.A2" office:value-type="string">
            <text:p text:style-name="P10">read</text:p>
          </table:table-cell>
          <table:table-cell table:style-name="Tableau2.B2" office:value-type="string">
            <text:p text:style-name="P16">-</text:p>
          </table:table-cell>
          <table:table-cell table:style-name="Tableau2.B2" office:value-type="string">
            <text:p text:style-name="P16">-</text:p>
          </table:table-cell>
          <table:table-cell table:style-name="Tableau2.B2" office:value-type="string">
            <text:p text:style-name="P16">-</text:p>
          </table:table-cell>
          <table:table-cell table:style-name="Tableau2.B2" office:value-type="string">
            <text:p text:style-name="P16">-</text:p>
          </table:table-cell>
          <table:table-cell table:style-name="Tableau2.F2" table:number-columns-spanned="4" office:value-type="string">
            <text:p text:style-name="P16">CALRESULT</text:p>
          </table:table-cell>
          <table:covered-table-cell/>
          <table:covered-table-cell/>
          <table:covered-table-cell/>
        </table:table-row>
        <table:table-row>
          <table:table-cell table:style-name="Tableau2.A2" office:value-type="string">
            <text:p text:style-name="P10">write</text:p>
          </table:table-cell>
          <table:table-cell table:style-name="Tableau2.F2" table:number-columns-spanned="8" office:value-type="string">
            <text:p text:style-name="P16">CALIBRSET</text:p>
          </table:table-cell>
          <table:covered-table-cell/>
          <table:covered-table-cell/>
          <table:covered-table-cell/>
          <table:covered-table-cell/>
          <table:covered-table-cell/>
          <table:covered-table-cell/>
          <table:covered-table-cell/>
        </table:table-row>
        <table:table-row>
          <table:table-cell table:style-name="Tableau2.A4" office:value-type="string">
            <text:p text:style-name="P10">default</text:p>
          </table:table-cell>
          <table:table-cell table:style-name="Tableau2.B4" table:number-columns-spanned="8" office:value-type="string">
            <text:p text:style-name="P19">0x??</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32 : Detailed register address 0x1E</text:span></text:p>
      <text:p text:style-name="P7">[<text:span text:style-name="T10">Left to Michiel to detail accurately</text:span>]</text:p>
      <text:p text:style-name="P7"/>
      <table:table table:name="Tableau3" table:style-name="Tableau3">
        <table:table-column table:style-name="Tableau3.A"/>
        <table:table-column table:style-name="Tableau3.B" table:number-columns-repeated="7"/>
        <table:table-column table:style-name="Tableau3.I"/>
        <table:table-row>
          <table:table-cell table:style-name="Tableau3.A1" office:value-type="string">
            <text:p text:style-name="P10">bit #</text:p>
          </table:table-cell>
          <table:table-cell table:style-name="Tableau3.B1" office:value-type="string">
            <text:p text:style-name="P13">7</text:p>
          </table:table-cell>
          <table:table-cell table:style-name="Tableau3.B1" office:value-type="string">
            <text:p text:style-name="P13">6</text:p>
          </table:table-cell>
          <table:table-cell table:style-name="Tableau3.B1" office:value-type="string">
            <text:p text:style-name="P13">5</text:p>
          </table:table-cell>
          <table:table-cell table:style-name="Tableau3.B1" office:value-type="string">
            <text:p text:style-name="P13">4</text:p>
          </table:table-cell>
          <table:table-cell table:style-name="Tableau3.B1" office:value-type="string">
            <text:p text:style-name="P13">3</text:p>
          </table:table-cell>
          <table:table-cell table:style-name="Tableau3.B1" office:value-type="string">
            <text:p text:style-name="P13">2</text:p>
          </table:table-cell>
          <table:table-cell table:style-name="Tableau3.B1" office:value-type="string">
            <text:p text:style-name="P13">1</text:p>
          </table:table-cell>
          <table:table-cell table:style-name="Tableau3.I1" office:value-type="string">
            <text:p text:style-name="P13">0</text:p>
          </table:table-cell>
        </table:table-row>
        <table:table-row>
          <table:table-cell table:style-name="Tableau3.A2" office:value-type="string">
            <text:p text:style-name="P10">read</text:p>
          </table:table-cell>
          <table:table-cell table:style-name="Tableau3.B2" office:value-type="string">
            <text:p text:style-name="P16">LEAD_LAG</text:p>
          </table:table-cell>
          <table:table-cell table:style-name="Tableau3.B2" office:value-type="string">
            <text:p text:style-name="P16">RXIDLE</text:p>
          </table:table-cell>
          <table:table-cell table:style-name="Tableau3.B2" office:value-type="string">
            <text:p text:style-name="P16">RXPWRD</text:p>
          </table:table-cell>
          <table:table-cell table:style-name="Tableau3.B2" office:value-type="string">
            <text:p text:style-name="P16">TXPWRD</text:p>
          </table:table-cell>
          <table:table-cell table:style-name="Tableau3.B2" office:value-type="string">
            <text:p text:style-name="P16">DLLPWRD</text:p>
          </table:table-cell>
          <table:table-cell table:style-name="Tableau3.B2" office:value-type="string">
            <text:p text:style-name="P16">DCDCPWRD</text:p>
          </table:table-cell>
          <table:table-cell table:style-name="Tableau3.B2" office:value-type="string">
            <text:p text:style-name="P16">PLLPWRD</text:p>
          </table:table-cell>
          <table:table-cell table:style-name="Tableau3.I2" office:value-type="string">
            <text:p text:style-name="P16">REFPWRD</text:p>
          </table:table-cell>
        </table:table-row>
        <table:table-row>
          <table:table-cell table:style-name="Tableau3.A2" office:value-type="string">
            <text:p text:style-name="P10">write</text:p>
          </table:table-cell>
          <table:table-cell table:style-name="Tableau3.B2" office:value-type="string">
            <text:p text:style-name="P16">CALIBRAT</text:p>
          </table:table-cell>
          <table:table-cell table:style-name="Tableau3.B2" office:value-type="string">
            <text:p text:style-name="P16">SKIPWAKE</text:p>
          </table:table-cell>
          <table:table-cell table:style-name="Tableau3.B2" office:value-type="string">
            <text:p text:style-name="P16">RXMODE</text:p>
          </table:table-cell>
          <table:table-cell table:style-name="Tableau3.B2" office:value-type="string">
            <text:p text:style-name="P16">STARTTX</text:p>
          </table:table-cell>
          <table:table-cell table:style-name="Tableau3.B2" office:value-type="string">
            <text:p text:style-name="P16">SYNTIMER</text:p>
          </table:table-cell>
          <table:table-cell table:style-name="Tableau3.B2" office:value-type="string">
            <text:p text:style-name="P16">GOTOSLP</text:p>
          </table:table-cell>
          <table:table-cell table:style-name="Tableau3.B2" office:value-type="string">
            <text:p text:style-name="P16">FLUSHRX</text:p>
          </table:table-cell>
          <table:table-cell table:style-name="Tableau3.I2" office:value-type="string">
            <text:p text:style-name="P16">FLUSHTX</text:p>
          </table:table-cell>
        </table:table-row>
        <table:table-row>
          <table:table-cell table:style-name="Tableau3.A4" office:value-type="string">
            <text:p text:style-name="P10">initial</text:p>
          </table:table-cell>
          <table:table-cell table:style-name="Tableau3.B4" office:value-type="string">
            <text:p text:style-name="P16">0</text:p>
          </table:table-cell>
          <table:table-cell table:style-name="Tableau3.B4" office:value-type="string">
            <text:p text:style-name="P16">0</text:p>
          </table:table-cell>
          <table:table-cell table:style-name="Tableau3.B4" office:value-type="string">
            <text:p text:style-name="P16">1</text:p>
          </table:table-cell>
          <table:table-cell table:style-name="Tableau3.B4" office:value-type="string">
            <text:p text:style-name="P16">0</text:p>
          </table:table-cell>
          <table:table-cell table:style-name="Tableau3.B4" office:value-type="string">
            <text:p text:style-name="P16">1</text:p>
          </table:table-cell>
          <table:table-cell table:style-name="Tableau3.B4" office:value-type="string">
            <text:p text:style-name="P16">1</text:p>
          </table:table-cell>
          <table:table-cell table:style-name="Tableau3.B4" office:value-type="string">
            <text:p text:style-name="P16">1</text:p>
          </table:table-cell>
          <table:table-cell table:style-name="Tableau3.I4" office:value-type="string">
            <text:p text:style-name="P16">1</text:p>
          </table:table-cell>
        </table:table-row>
      </table:table>
      <text:p text:style-name="P8"><text:span text:style-name="T17">Table </text:span><text:span text:style-name="T14">?</text:span><text:span text:style-name="T17">.33 : Detailed register address 0x1F</text:span></text:p>
      <text:p text:style-name="P7">The <text:span text:style-name="T21">PWR_STATE</text:span> read-only register is there to tell which subcircuits are currently powered and is useful to tell if the device is in sleep and at what sleeping “depth” as well as telling what is the current state of the transceiver. It does not have closely tied bit for bit relations with every bit of its write-only counterpart <text:span text:style-name="T18">COMMANDS</text:span> sharing the same address.</text:p>
      <text:list xml:id="list4155778684655810266" text:style-name="L7">
        <text:list-item>
          <text:p text:style-name="P25"><text:span text:style-name="T18">LEAD_LAG</text:span> = [<text:span text:style-name="T10">Left to Michiel to detail accurately</text:span>].</text:p>
        </text:list-item>
        <text:list-item>
          <text:p text:style-name="P25"><text:span text:style-name="T18">RXIDLE</text:span> = RX idle : This bit is set when the RX is powered-up and running but no packet is detected.</text:p>
        </text:list-item>
        <text:list-item>
          <text:p text:style-name="P25"><text:span text:style-name="T18">RXPWRD</text:span> = RX powered: This bit is set when the UWB receiver is powered.</text:p>
        </text:list-item>
        <text:list-item>
          <text:p text:style-name="P25"><text:span text:style-name="T18">TXPWRD</text:span> = TX powered: This bit is set when the UWB transmitter is powered.</text:p>
        </text:list-item>
        <text:list-item>
          <text:p text:style-name="P25"><text:span text:style-name="T18">DLLPWRD</text:span> = DLL powered: This bit is set when the transceiver's Delay-Locked Loop is powered.</text:p>
        </text:list-item>
        <text:list-item>
          <text:p text:style-name="P25"><text:span text:style-name="T18">DCDCPWRD</text:span> = DC/DC converter powered: This bit is set when the DC/DC converter supplying the 1V supply voltage is powered.</text:p>
        </text:list-item>
        <text:list-item>
          <text:p text:style-name="P25"><text:span text:style-name="T18">PLLPWRD</text:span> = PLL powered: This bit is set when the device's Phase-Locked Loop is powered.</text:p>
        </text:list-item>
        <text:list-item>
          <text:p text:style-name="P25"><text:span text:style-name="T18">REFPWRD</text:span> = Bandgap reference buffers powered: This bit is set when the bandgap's reference buffers are powered.</text:p>
        </text:list-item>
      </text:list>
      <text:p text:style-name="P7">The <text:span text:style-name="T18">COMMANDS</text:span> register only includes the most important action triggering bits. Among the <text:span text:style-name="T18">COMMANDS</text:span> write-only register's bits, most of them operate as sticky bits outgoing from the SPI: They're being set by writing a '1' and writing a '0' does not affect their state. They're only cleared when their corresponding action is triggered in the device.</text:p>
      <text:list xml:id="list37395530" text:continue-numbering="true" text:style-name="L7">
        <text:list-item>
          <text:p text:style-name="P25"><text:soft-page-break/><text:span text:style-name="T18">CALIBRAT</text:span> = Calibrate (Start calibration module): This bit is a sticky bit and setting it to '1' will trigger the calibration module when it will be powered if it is not already powered. The DC/DC converter must be on for the calibration module to work and clear this bit automatically after finishing the calibration process.</text:p>
        </text:list-item>
        <text:list-item>
          <text:p text:style-name="P25"><text:span text:style-name="T18">SKIPWAKE</text:span> = Skip next wake-up event: This bit is a sticky bit and setting it to '1' will prevent the device from waking up the next time the sleep timer reaches zero. This can only take effect with the timer running on the crystal oscillator and therefore has no effect if the sleep timer in use is the one running on the PLL clock (see <text:span text:style-name="T18">SLPDEPTH</text:span> at address 0x04). This feature allows to extent the sleeping period beyond the 16-bits range the sleep timer can normally count without losing synchronisation or just 'skip a beat' when desired in the most efficient way possible. Issuing a <text:span text:style-name="T18">SKIPWAKE</text:span> command only take effect on one sleep timer event and once this timer has resetted its count to its period value on its own, another <text:span text:style-name="T18">SKIPWAKE</text:span> command must be issued to prevent the device from waking up the next time the timer reaches zero.</text:p>
        </text:list-item>
        <text:list-item>
          <text:p text:style-name="P25"><text:span text:style-name="T18">RXMODE</text:span> = Transceiver's operation mode (direction): Setting this bit to '1' will set the transceiver operation mode and any other relevant subcircuit of the device to reception mode and writing a '0' will put them in transmit mode. This bit is <text:span text:style-name="T17">not</text:span> a sticky bit, only a writing operation from the SPI can change its state.</text:p>
        </text:list-item>
        <text:list-item>
          <text:p text:style-name="P25"><text:span text:style-name="T18">STARTTX</text:span> = Start transmission: This bit is a sticky bit and setting it to '1' tells the modem and transceiver to start transmitting a packet with the caracteristics given by the modem registers (from 0x30 to 0x3E) and what's in the transmission buffer whenever the transmitter is ready to do so. This means that this bit can be set to '1' while the device is asleep, in receive mode or currently transmitting another packet without immediate effects and the transceiver will start to transmit the new packet as soon as it is awake, in transmit mode <text:span text:style-name="T24">and</text:span> idle. It is therefore easy to transmit multiple packets of data juxtaposed in time if the data in available in time by simply setting this bit for packet B to be transmitted when packet A is not completely transmitted and is currently keeping the transceiver busy or just to tell the device to start transmitting as soon as it wakes up without waiting for any signal from the SPI or the <text:span text:style-name="T18">IRQ</text:span> pin.</text:p>
        </text:list-item>
        <text:list-item>
          <text:p text:style-name="P25"><text:span text:style-name="T18">SYNTIMER</text:span> = Synchronize timer: Writing a '1' to this sticky bit will reset the sleep timers. Typically, the sleep timers are meant to be resetted automatically by some internal event in the chip (see <text:span text:style-name="T18">TIMER_CFG</text:span> at address 0x05) but this SPI command allows it to be done manually.</text:p>
        </text:list-item>
        <text:list-item>
          <text:p text:style-name="P25"><text:span text:style-name="T18">GOTOSLP</text:span> = Go to sleep: Setting this bit to '1' signals the device to immediately go to sleep regardless of the current state of the modem or the transceiver and depending on the sleep level configured, the device may take tens of microseconds to fully go to sleep (see <text:span text:style-name="T18">SLPDEPTH</text:span> at address 0x04). This bit may or may not behave like a sticky bit and it depends solely on whether the automatic wake-up is enabled (see <text:span text:style-name="T18">AUTOWAKE</text:span> at address 0x05). If it is disabled (manual wake-up required), a '0' must be written to this bit to wake up the device, otherwise writing a '0' will have no effect and the device will wake up automatically when the internal sleep counter runs out.</text:p>
        </text:list-item>
        <text:list-item>
          <text:p text:style-name="P25"><text:span text:style-name="T18">FLUSHRX</text:span> = Flush reception buffer: This bit is a sticky bit and setting it will clear the <text:span text:style-name="T18">RXOVRFLI</text:span> flag (at address 0x01) as well as flush any data left in the reception buffer.</text:p>
        </text:list-item>
        <text:list-item>
          <text:p text:style-name="P25"><text:span text:style-name="T18">FLUSHTX</text:span> = Flush transmission buffer: This bit is a sticky bit and setting it will clear the <text:span text:style-name="T18">TXOVRFLI</text:span> flag (at address 0x01) as well as flush any data left in the transmission buffer.</text:p>
        </text:list-item>
      </text:list>
      <text:p text:style-name="P7"/>
      <table:table table:name="Tableau5" table:style-name="Tableau5">
        <table:table-column table:style-name="Tableau5.A"/>
        <table:table-column table:style-name="Tableau5.B" table:number-columns-repeated="7"/>
        <table:table-column table:style-name="Tableau5.I"/>
        <text:soft-page-break/>
        <table:table-row>
          <table:table-cell table:style-name="Tableau5.A1" office:value-type="string">
            <text:p text:style-name="P10">bit #</text:p>
          </table:table-cell>
          <table:table-cell table:style-name="Tableau5.B1" office:value-type="string">
            <text:p text:style-name="P13">15</text:p>
          </table:table-cell>
          <table:table-cell table:style-name="Tableau5.B1" office:value-type="string">
            <text:p text:style-name="P13">14</text:p>
          </table:table-cell>
          <table:table-cell table:style-name="Tableau5.B1" office:value-type="string">
            <text:p text:style-name="P13">13</text:p>
          </table:table-cell>
          <table:table-cell table:style-name="Tableau5.B1" office:value-type="string">
            <text:p text:style-name="P13">12</text:p>
          </table:table-cell>
          <table:table-cell table:style-name="Tableau5.B1" office:value-type="string">
            <text:p text:style-name="P13">11</text:p>
          </table:table-cell>
          <table:table-cell table:style-name="Tableau5.B1" office:value-type="string">
            <text:p text:style-name="P13">10</text:p>
          </table:table-cell>
          <table:table-cell table:style-name="Tableau5.B1" office:value-type="string">
            <text:p text:style-name="P13">9</text:p>
          </table:table-cell>
          <table:table-cell table:style-name="Tableau5.I1" office:value-type="string">
            <text:p text:style-name="P13">8</text:p>
          </table:table-cell>
        </table:table-row>
        <table:table-row>
          <table:table-cell table:style-name="Tableau5.A2" office:value-type="string">
            <text:p text:style-name="P10">read</text:p>
          </table:table-cell>
          <table:table-cell table:style-name="Tableau5.B2" table:number-columns-spanned="8" office:value-type="string">
            <text:p text:style-name="P16">RX_WAITED</text:p>
          </table:table-cell>
          <table:covered-table-cell/>
          <table:covered-table-cell/>
          <table:covered-table-cell/>
          <table:covered-table-cell/>
          <table:covered-table-cell/>
          <table:covered-table-cell/>
          <table:covered-table-cell/>
        </table:table-row>
        <table:table-row>
          <table:table-cell table:style-name="Tableau5.A2" office:value-type="string">
            <text:p text:style-name="P10">write</text:p>
          </table:table-cell>
          <table:table-cell table:style-name="Tableau5.B2" table:number-columns-spanned="8" office:value-type="string">
            <text:p text:style-name="P16">-</text:p>
          </table:table-cell>
          <table:covered-table-cell/>
          <table:covered-table-cell/>
          <table:covered-table-cell/>
          <table:covered-table-cell/>
          <table:covered-table-cell/>
          <table:covered-table-cell/>
          <table:covered-table-cell/>
        </table:table-row>
        <table:table-row>
          <table:table-cell table:style-name="Tableau5.A4" office:value-type="string">
            <text:p text:style-name="P10">default</text:p>
          </table:table-cell>
          <table:table-cell table:style-name="Tableau5.B4" table:number-columns-spanned="8" office:value-type="string">
            <text:p text:style-name="P16">-</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34 : Detailed register address 0x20</text:span></text:p>
      <table:table table:name="Tableau35" table:style-name="Tableau35">
        <table:table-column table:style-name="Tableau35.A"/>
        <table:table-column table:style-name="Tableau35.B" table:number-columns-repeated="7"/>
        <table:table-column table:style-name="Tableau35.I"/>
        <table:table-row>
          <table:table-cell table:style-name="Tableau35.A1" office:value-type="string">
            <text:p text:style-name="P10">bit #</text:p>
          </table:table-cell>
          <table:table-cell table:style-name="Tableau35.B1" office:value-type="string">
            <text:p text:style-name="P13">7</text:p>
          </table:table-cell>
          <table:table-cell table:style-name="Tableau35.B1" office:value-type="string">
            <text:p text:style-name="P13">6</text:p>
          </table:table-cell>
          <table:table-cell table:style-name="Tableau35.B1" office:value-type="string">
            <text:p text:style-name="P13">5</text:p>
          </table:table-cell>
          <table:table-cell table:style-name="Tableau35.B1" office:value-type="string">
            <text:p text:style-name="P13">4</text:p>
          </table:table-cell>
          <table:table-cell table:style-name="Tableau35.B1" office:value-type="string">
            <text:p text:style-name="P13">3</text:p>
          </table:table-cell>
          <table:table-cell table:style-name="Tableau35.B1" office:value-type="string">
            <text:p text:style-name="P13">2</text:p>
          </table:table-cell>
          <table:table-cell table:style-name="Tableau35.B1" office:value-type="string">
            <text:p text:style-name="P13">1</text:p>
          </table:table-cell>
          <table:table-cell table:style-name="Tableau35.I1" office:value-type="string">
            <text:p text:style-name="P13">0</text:p>
          </table:table-cell>
        </table:table-row>
        <table:table-row>
          <table:table-cell table:style-name="Tableau35.A2" office:value-type="string">
            <text:p text:style-name="P10">read</text:p>
          </table:table-cell>
          <table:table-cell table:style-name="Tableau35.B2" table:number-columns-spanned="7" office:value-type="string">
            <text:p text:style-name="P16">RX_WAITED</text:p>
          </table:table-cell>
          <table:covered-table-cell/>
          <table:covered-table-cell/>
          <table:covered-table-cell/>
          <table:covered-table-cell/>
          <table:covered-table-cell/>
          <table:covered-table-cell/>
          <table:table-cell table:style-name="Tableau35.I2" office:value-type="string">
            <text:p text:style-name="P16">-</text:p>
          </table:table-cell>
        </table:table-row>
        <table:table-row>
          <table:table-cell table:style-name="Tableau35.A2" office:value-type="string">
            <text:p text:style-name="P10">write</text:p>
          </table:table-cell>
          <table:table-cell table:style-name="Tableau35.B2" table:number-columns-spanned="7" office:value-type="string">
            <text:p text:style-name="P16">-</text:p>
          </table:table-cell>
          <table:covered-table-cell/>
          <table:covered-table-cell/>
          <table:covered-table-cell/>
          <table:covered-table-cell/>
          <table:covered-table-cell/>
          <table:covered-table-cell/>
          <table:table-cell table:style-name="Tableau35.I2" office:value-type="string">
            <text:p text:style-name="P16">-</text:p>
          </table:table-cell>
        </table:table-row>
        <table:table-row>
          <table:table-cell table:style-name="Tableau35.A4" office:value-type="string">
            <text:p text:style-name="P10">default</text:p>
          </table:table-cell>
          <table:table-cell table:style-name="Tableau35.B4" table:number-columns-spanned="7" office:value-type="string">
            <text:p text:style-name="P16">-</text:p>
          </table:table-cell>
          <table:covered-table-cell/>
          <table:covered-table-cell/>
          <table:covered-table-cell/>
          <table:covered-table-cell/>
          <table:covered-table-cell/>
          <table:covered-table-cell/>
          <table:table-cell table:style-name="Tableau35.I4" office:value-type="string">
            <text:p text:style-name="P16">-</text:p>
          </table:table-cell>
        </table:table-row>
      </table:table>
      <text:p text:style-name="P8"><text:span text:style-name="T17">Table </text:span><text:span text:style-name="T14">?</text:span><text:span text:style-name="T17">.35 : Detailed register address 0x21</text:span></text:p>
      <text:p text:style-name="P7">The register <text:span text:style-name="T21">RX_WAITED</text:span><text:span text:style-name="T16"> </text:span>at addresses 0x20 and 0x21 is a read-only register and therefore writing to its adresses has no effect.</text:p>
      <text:list xml:id="list4342538841507541012" text:style-name="L8">
        <text:list-item>
          <text:p text:style-name="P26"><text:span text:style-name="T18">RX_WAITED</text:span> = Receiver idle time preceding last frame received: This status register's value tells how long the modem was idle in reception mode before transitioning into a non-idle state associated with reception mode (how long was the <text:span text:style-name="T18">RXIDLE</text:span> status bit set). Bit 0 is absent because the output shift register of the modem doesn't have a flip-flop at position 0 (combinatorial path). Therefore, register from bit 15 to bit 1 is a modulo counter representing the time waited in multiples of PLL clock cycles (50 ns). This is useful for studying how the currently used configuration perform synchronisation-wise, if the device runs the risk of receiving the next frame too early or too late, if the waking margins can be optimised and caracterising the clock offset and jitter between this device and the remote device sending the frames.</text:p>
        </text:list-item>
      </text:list>
      <text:p text:style-name="P7"/>
      <table:table table:name="Tableau36" table:style-name="Tableau36">
        <table:table-column table:style-name="Tableau36.A"/>
        <table:table-column table:style-name="Tableau36.B" table:number-columns-repeated="7"/>
        <table:table-column table:style-name="Tableau36.I"/>
        <table:table-row>
          <table:table-cell table:style-name="Tableau36.A1" office:value-type="string">
            <text:p text:style-name="P10">bit #</text:p>
          </table:table-cell>
          <table:table-cell table:style-name="Tableau36.B1" office:value-type="string">
            <text:p text:style-name="P13">7</text:p>
          </table:table-cell>
          <table:table-cell table:style-name="Tableau36.B1" office:value-type="string">
            <text:p text:style-name="P13">6</text:p>
          </table:table-cell>
          <table:table-cell table:style-name="Tableau36.B1" office:value-type="string">
            <text:p text:style-name="P13">5</text:p>
          </table:table-cell>
          <table:table-cell table:style-name="Tableau36.B1" office:value-type="string">
            <text:p text:style-name="P13">4</text:p>
          </table:table-cell>
          <table:table-cell table:style-name="Tableau36.B1" office:value-type="string">
            <text:p text:style-name="P13">3</text:p>
          </table:table-cell>
          <table:table-cell table:style-name="Tableau36.B1" office:value-type="string">
            <text:p text:style-name="P13">2</text:p>
          </table:table-cell>
          <table:table-cell table:style-name="Tableau36.B1" office:value-type="string">
            <text:p text:style-name="P13">1</text:p>
          </table:table-cell>
          <table:table-cell table:style-name="Tableau36.I1" office:value-type="string">
            <text:p text:style-name="P13">0</text:p>
          </table:table-cell>
        </table:table-row>
        <table:table-row>
          <table:table-cell table:style-name="Tableau36.A2" office:value-type="string">
            <text:p text:style-name="P10">read</text:p>
          </table:table-cell>
          <table:table-cell table:style-name="Tableau36.B2" office:value-type="string">
            <text:p text:style-name="P16">-</text:p>
          </table:table-cell>
          <table:table-cell table:style-name="Tableau36.B2" office:value-type="string">
            <text:p text:style-name="P16">-</text:p>
          </table:table-cell>
          <table:table-cell table:style-name="Tableau36.D2" table:number-columns-spanned="6" office:value-type="string">
            <text:p text:style-name="P16">RSSI</text:p>
          </table:table-cell>
          <table:covered-table-cell/>
          <table:covered-table-cell/>
          <table:covered-table-cell/>
          <table:covered-table-cell/>
          <table:covered-table-cell/>
        </table:table-row>
        <table:table-row>
          <table:table-cell table:style-name="Tableau36.A2" office:value-type="string">
            <text:p text:style-name="P10">write</text:p>
          </table:table-cell>
          <table:table-cell table:style-name="Tableau36.B2" office:value-type="string">
            <text:p text:style-name="P16">-</text:p>
          </table:table-cell>
          <table:table-cell table:style-name="Tableau36.B2" office:value-type="string">
            <text:p text:style-name="P16">-</text:p>
          </table:table-cell>
          <table:table-cell table:style-name="Tableau36.D2" table:number-columns-spanned="6" office:value-type="string">
            <text:p text:style-name="P16">-</text:p>
          </table:table-cell>
          <table:covered-table-cell/>
          <table:covered-table-cell/>
          <table:covered-table-cell/>
          <table:covered-table-cell/>
          <table:covered-table-cell/>
        </table:table-row>
        <table:table-row>
          <table:table-cell table:style-name="Tableau36.A4" office:value-type="string">
            <text:p text:style-name="P10">default</text:p>
          </table:table-cell>
          <table:table-cell table:style-name="Tableau36.B4" office:value-type="string">
            <text:p text:style-name="P16">-</text:p>
          </table:table-cell>
          <table:table-cell table:style-name="Tableau36.B4" office:value-type="string">
            <text:p text:style-name="P16">-</text:p>
          </table:table-cell>
          <table:table-cell table:style-name="Tableau36.D4" table:number-columns-spanned="6" office:value-type="string">
            <text:p text:style-name="P16">-</text:p>
          </table:table-cell>
          <table:covered-table-cell/>
          <table:covered-table-cell/>
          <table:covered-table-cell/>
          <table:covered-table-cell/>
          <table:covered-table-cell/>
        </table:table-row>
      </table:table>
      <text:p text:style-name="P8"><text:span text:style-name="T17">Table </text:span><text:span text:style-name="T14">?</text:span><text:span text:style-name="T17">.36 : Detailed register address 0x22</text:span></text:p>
      <text:p text:style-name="P7">The register <text:span text:style-name="T21">RSSI</text:span><text:span text:style-name="T16"> </text:span>at address 0x22 is a read-only register and therefore writing to its adress has no effect.</text:p>
      <text:list xml:id="list37405156" text:continue-numbering="true" text:style-name="L8">
        <text:list-item>
          <text:p text:style-name="P26"><text:span text:style-name="T18">RSSI</text:span> = Received Signal Strength Indicator: This register indirectly tells the signal strength of the last received frame by telling at what gain setting was the frame received. Therefore, the actual logarithmic signal strength is inversely proportionnal to the value of this register. This works only when the variable gain loop is controlled by the modem (when <text:span text:style-name="T18">MANUGAIN</text:span> = '0') otherwise, the value read from this register will simply be the value of <text:span text:style-name="T18">RXGAINSET</text:span> when the frame reception ended and wont tell anything about how strong the signal was.</text:p>
        </text:list-item>
      </text:list>
      <text:p text:style-name="P7"/>
      <table:table table:name="Tableau38" table:style-name="Tableau38">
        <table:table-column table:style-name="Tableau38.A"/>
        <table:table-column table:style-name="Tableau38.B" table:number-columns-repeated="7"/>
        <table:table-column table:style-name="Tableau38.I"/>
        <text:soft-page-break/>
        <table:table-row>
          <table:table-cell table:style-name="Tableau38.A1" office:value-type="string">
            <text:p text:style-name="P10">bit #</text:p>
          </table:table-cell>
          <table:table-cell table:style-name="Tableau38.B1" office:value-type="string">
            <text:p text:style-name="P13">7</text:p>
          </table:table-cell>
          <table:table-cell table:style-name="Tableau38.B1" office:value-type="string">
            <text:p text:style-name="P13">6</text:p>
          </table:table-cell>
          <table:table-cell table:style-name="Tableau38.B1" office:value-type="string">
            <text:p text:style-name="P13">5</text:p>
          </table:table-cell>
          <table:table-cell table:style-name="Tableau38.B1" office:value-type="string">
            <text:p text:style-name="P13">4</text:p>
          </table:table-cell>
          <table:table-cell table:style-name="Tableau38.B1" office:value-type="string">
            <text:p text:style-name="P13">3</text:p>
          </table:table-cell>
          <table:table-cell table:style-name="Tableau38.B1" office:value-type="string">
            <text:p text:style-name="P13">2</text:p>
          </table:table-cell>
          <table:table-cell table:style-name="Tableau38.B1" office:value-type="string">
            <text:p text:style-name="P13">1</text:p>
          </table:table-cell>
          <table:table-cell table:style-name="Tableau38.I1" office:value-type="string">
            <text:p text:style-name="P13">0</text:p>
          </table:table-cell>
        </table:table-row>
        <table:table-row>
          <table:table-cell table:style-name="Tableau38.A2" office:value-type="string">
            <text:p text:style-name="P10">read</text:p>
          </table:table-cell>
          <table:table-cell table:style-name="Tableau38.B2" table:number-columns-spanned="8" office:value-type="string">
            <text:p text:style-name="P16">NEWPKTSIZ</text:p>
          </table:table-cell>
          <table:covered-table-cell/>
          <table:covered-table-cell/>
          <table:covered-table-cell/>
          <table:covered-table-cell/>
          <table:covered-table-cell/>
          <table:covered-table-cell/>
          <table:covered-table-cell/>
        </table:table-row>
        <table:table-row>
          <table:table-cell table:style-name="Tableau38.A2" office:value-type="string">
            <text:p text:style-name="P10">write</text:p>
          </table:table-cell>
          <table:table-cell table:style-name="Tableau38.B2" table:number-columns-spanned="8" office:value-type="string">
            <text:p text:style-name="P16">-</text:p>
          </table:table-cell>
          <table:covered-table-cell/>
          <table:covered-table-cell/>
          <table:covered-table-cell/>
          <table:covered-table-cell/>
          <table:covered-table-cell/>
          <table:covered-table-cell/>
          <table:covered-table-cell/>
        </table:table-row>
        <table:table-row>
          <table:table-cell table:style-name="Tableau38.A4" office:value-type="string">
            <text:p text:style-name="P10">default</text:p>
          </table:table-cell>
          <table:table-cell table:style-name="Tableau38.B4" table:number-columns-spanned="8" office:value-type="string">
            <text:p text:style-name="P16">-</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37 : Detailed register address 0x23</text:span></text:p>
      <text:p text:style-name="P7">The register <text:span text:style-name="T21">NEWPKTSIZ</text:span><text:span text:style-name="T16"> </text:span>at address 0x23 is a read-only register and therefore writing to its adress has no effect.</text:p>
      <text:list xml:id="list37383281" text:continue-numbering="true" text:style-name="L8">
        <text:list-item>
          <text:p text:style-name="P26"><text:span text:style-name="T18">NEWPKTSIZ</text:span> = New packet's size field: This register tells what was the payload size of the last UWB frame received. If no size field is enabled (if packet size is fixed by <text:span text:style-name="T18">RXPKTSIZE</text:span>), this whole register should be ignored.</text:p>
        </text:list-item>
      </text:list>
      <text:p text:style-name="P7"/>
      <table:table table:name="Tableau39" table:style-name="Tableau39">
        <table:table-column table:style-name="Tableau39.A"/>
        <table:table-column table:style-name="Tableau39.B" table:number-columns-repeated="7"/>
        <table:table-column table:style-name="Tableau39.I"/>
        <table:table-row>
          <table:table-cell table:style-name="Tableau39.A1" office:value-type="string">
            <text:p text:style-name="P10">bit #</text:p>
          </table:table-cell>
          <table:table-cell table:style-name="Tableau39.B1" office:value-type="string">
            <text:p text:style-name="P13">15</text:p>
          </table:table-cell>
          <table:table-cell table:style-name="Tableau39.B1" office:value-type="string">
            <text:p text:style-name="P13">14</text:p>
          </table:table-cell>
          <table:table-cell table:style-name="Tableau39.B1" office:value-type="string">
            <text:p text:style-name="P13">13</text:p>
          </table:table-cell>
          <table:table-cell table:style-name="Tableau39.B1" office:value-type="string">
            <text:p text:style-name="P13">12</text:p>
          </table:table-cell>
          <table:table-cell table:style-name="Tableau39.B1" office:value-type="string">
            <text:p text:style-name="P13">11</text:p>
          </table:table-cell>
          <table:table-cell table:style-name="Tableau39.B1" office:value-type="string">
            <text:p text:style-name="P13">10</text:p>
          </table:table-cell>
          <table:table-cell table:style-name="Tableau39.B1" office:value-type="string">
            <text:p text:style-name="P13">9</text:p>
          </table:table-cell>
          <table:table-cell table:style-name="Tableau39.I1" office:value-type="string">
            <text:p text:style-name="P13">8</text:p>
          </table:table-cell>
        </table:table-row>
        <table:table-row>
          <table:table-cell table:style-name="Tableau39.A2" office:value-type="string">
            <text:p text:style-name="P10">read</text:p>
          </table:table-cell>
          <table:table-cell table:style-name="Tableau39.B2" table:number-columns-spanned="8" office:value-type="string">
            <text:p text:style-name="P16">NEWPKTADR</text:p>
          </table:table-cell>
          <table:covered-table-cell/>
          <table:covered-table-cell/>
          <table:covered-table-cell/>
          <table:covered-table-cell/>
          <table:covered-table-cell/>
          <table:covered-table-cell/>
          <table:covered-table-cell/>
        </table:table-row>
        <table:table-row>
          <table:table-cell table:style-name="Tableau39.A2" office:value-type="string">
            <text:p text:style-name="P10">write</text:p>
          </table:table-cell>
          <table:table-cell table:style-name="Tableau39.B2" table:number-columns-spanned="8" office:value-type="string">
            <text:p text:style-name="P16">-</text:p>
          </table:table-cell>
          <table:covered-table-cell/>
          <table:covered-table-cell/>
          <table:covered-table-cell/>
          <table:covered-table-cell/>
          <table:covered-table-cell/>
          <table:covered-table-cell/>
          <table:covered-table-cell/>
        </table:table-row>
        <table:table-row>
          <table:table-cell table:style-name="Tableau39.A4" office:value-type="string">
            <text:p text:style-name="P10">default</text:p>
          </table:table-cell>
          <table:table-cell table:style-name="Tableau39.B4" table:number-columns-spanned="8" office:value-type="string">
            <text:p text:style-name="P16">-</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38 : Detailed register address 0x24</text:span></text:p>
      <table:table table:name="Tableau40" table:style-name="Tableau40">
        <table:table-column table:style-name="Tableau40.A"/>
        <table:table-column table:style-name="Tableau40.B" table:number-columns-repeated="7"/>
        <table:table-column table:style-name="Tableau40.I"/>
        <table:table-row>
          <table:table-cell table:style-name="Tableau40.A1" office:value-type="string">
            <text:p text:style-name="P10">bit #</text:p>
          </table:table-cell>
          <table:table-cell table:style-name="Tableau40.B1" office:value-type="string">
            <text:p text:style-name="P13">7</text:p>
          </table:table-cell>
          <table:table-cell table:style-name="Tableau40.B1" office:value-type="string">
            <text:p text:style-name="P13">6</text:p>
          </table:table-cell>
          <table:table-cell table:style-name="Tableau40.B1" office:value-type="string">
            <text:p text:style-name="P13">5</text:p>
          </table:table-cell>
          <table:table-cell table:style-name="Tableau40.B1" office:value-type="string">
            <text:p text:style-name="P13">4</text:p>
          </table:table-cell>
          <table:table-cell table:style-name="Tableau40.B1" office:value-type="string">
            <text:p text:style-name="P13">3</text:p>
          </table:table-cell>
          <table:table-cell table:style-name="Tableau40.B1" office:value-type="string">
            <text:p text:style-name="P13">2</text:p>
          </table:table-cell>
          <table:table-cell table:style-name="Tableau40.B1" office:value-type="string">
            <text:p text:style-name="P13">1</text:p>
          </table:table-cell>
          <table:table-cell table:style-name="Tableau40.I1" office:value-type="string">
            <text:p text:style-name="P13">0</text:p>
          </table:table-cell>
        </table:table-row>
        <table:table-row>
          <table:table-cell table:style-name="Tableau40.A2" office:value-type="string">
            <text:p text:style-name="P10">read</text:p>
          </table:table-cell>
          <table:table-cell table:style-name="Tableau40.B2" table:number-columns-spanned="8" office:value-type="string">
            <text:p text:style-name="P16">NEWPKTADR</text:p>
          </table:table-cell>
          <table:covered-table-cell/>
          <table:covered-table-cell/>
          <table:covered-table-cell/>
          <table:covered-table-cell/>
          <table:covered-table-cell/>
          <table:covered-table-cell/>
          <table:covered-table-cell/>
        </table:table-row>
        <table:table-row>
          <table:table-cell table:style-name="Tableau40.A2" office:value-type="string">
            <text:p text:style-name="P10">write</text:p>
          </table:table-cell>
          <table:table-cell table:style-name="Tableau40.B2" table:number-columns-spanned="8" office:value-type="string">
            <text:p text:style-name="P16">-</text:p>
          </table:table-cell>
          <table:covered-table-cell/>
          <table:covered-table-cell/>
          <table:covered-table-cell/>
          <table:covered-table-cell/>
          <table:covered-table-cell/>
          <table:covered-table-cell/>
          <table:covered-table-cell/>
        </table:table-row>
        <table:table-row>
          <table:table-cell table:style-name="Tableau40.A4" office:value-type="string">
            <text:p text:style-name="P10">default</text:p>
          </table:table-cell>
          <table:table-cell table:style-name="Tableau40.B4" table:number-columns-spanned="8" office:value-type="string">
            <text:p text:style-name="P16">-</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39 : Detailed register address 0x25</text:span></text:p>
      <text:p text:style-name="P7">The register <text:span text:style-name="T21">NEWPKTADR</text:span><text:span text:style-name="T16"> </text:span>at addresses 0x24 and 0x25 is a read-only register and therefore writing to its adresses has no effect.</text:p>
      <text:list xml:id="list37381504" text:continue-numbering="true" text:style-name="L8">
        <text:list-item>
          <text:p text:style-name="P26"><text:span text:style-name="T18">NEWPKTADR</text:span> = New packet's address field: This register tells what was the address of the last UWB frame received. If the address is only 8 bits long, then the value held at address 0x24 is invalid and should be ignored. If no address field is enabled, this whole register should be ignored. This is useful for distinguishing between broadcasted packets (when 8 LSBs of address = 0xFF) and 'unicasted' ones if the content of those packets don't already tell if they are part of a broadcast or not.</text:p>
        </text:list-item>
      </text:list>
      <text:p text:style-name="P7"/>
      <table:table table:name="Tableau41" table:style-name="Tableau41">
        <table:table-column table:style-name="Tableau41.A"/>
        <table:table-column table:style-name="Tableau41.B" table:number-columns-repeated="7"/>
        <table:table-column table:style-name="Tableau41.I"/>
        <table:table-row>
          <table:table-cell table:style-name="Tableau41.A1" office:value-type="string">
            <text:p text:style-name="P10">bit #</text:p>
          </table:table-cell>
          <table:table-cell table:style-name="Tableau41.B1" office:value-type="string">
            <text:p text:style-name="P13">15</text:p>
          </table:table-cell>
          <table:table-cell table:style-name="Tableau41.B1" office:value-type="string">
            <text:p text:style-name="P13">14</text:p>
          </table:table-cell>
          <table:table-cell table:style-name="Tableau41.B1" office:value-type="string">
            <text:p text:style-name="P13">13</text:p>
          </table:table-cell>
          <table:table-cell table:style-name="Tableau41.B1" office:value-type="string">
            <text:p text:style-name="P13">12</text:p>
          </table:table-cell>
          <table:table-cell table:style-name="Tableau41.B1" office:value-type="string">
            <text:p text:style-name="P13">11</text:p>
          </table:table-cell>
          <table:table-cell table:style-name="Tableau41.B1" office:value-type="string">
            <text:p text:style-name="P13">10</text:p>
          </table:table-cell>
          <table:table-cell table:style-name="Tableau41.B1" office:value-type="string">
            <text:p text:style-name="P13">9</text:p>
          </table:table-cell>
          <table:table-cell table:style-name="Tableau41.I1" office:value-type="string">
            <text:p text:style-name="P13">8</text:p>
          </table:table-cell>
        </table:table-row>
        <table:table-row>
          <table:table-cell table:style-name="Tableau41.A2" office:value-type="string">
            <text:p text:style-name="P10">read</text:p>
          </table:table-cell>
          <table:table-cell table:style-name="Tableau41.B2" table:number-columns-spanned="8" office:value-type="string">
            <text:p text:style-name="P16">NEWPKTCRC</text:p>
          </table:table-cell>
          <table:covered-table-cell/>
          <table:covered-table-cell/>
          <table:covered-table-cell/>
          <table:covered-table-cell/>
          <table:covered-table-cell/>
          <table:covered-table-cell/>
          <table:covered-table-cell/>
        </table:table-row>
        <table:table-row>
          <table:table-cell table:style-name="Tableau41.A2" office:value-type="string">
            <text:p text:style-name="P10">write</text:p>
          </table:table-cell>
          <table:table-cell table:style-name="Tableau41.B2" table:number-columns-spanned="8" office:value-type="string">
            <text:p text:style-name="P16">-</text:p>
          </table:table-cell>
          <table:covered-table-cell/>
          <table:covered-table-cell/>
          <table:covered-table-cell/>
          <table:covered-table-cell/>
          <table:covered-table-cell/>
          <table:covered-table-cell/>
          <table:covered-table-cell/>
        </table:table-row>
        <table:table-row>
          <table:table-cell table:style-name="Tableau41.A4" office:value-type="string">
            <text:p text:style-name="P10">default</text:p>
          </table:table-cell>
          <table:table-cell table:style-name="Tableau41.B4" table:number-columns-spanned="8" office:value-type="string">
            <text:p text:style-name="P16">-</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40 : Detailed register address 0x26</text:span></text:p>
      <table:table table:name="Tableau65" table:style-name="Tableau65">
        <table:table-column table:style-name="Tableau65.A"/>
        <table:table-column table:style-name="Tableau65.B" table:number-columns-repeated="7"/>
        <table:table-column table:style-name="Tableau65.I"/>
        <text:soft-page-break/>
        <table:table-row>
          <table:table-cell table:style-name="Tableau65.A1" office:value-type="string">
            <text:p text:style-name="P10">bit #</text:p>
          </table:table-cell>
          <table:table-cell table:style-name="Tableau65.B1" office:value-type="string">
            <text:p text:style-name="P13">7</text:p>
          </table:table-cell>
          <table:table-cell table:style-name="Tableau65.B1" office:value-type="string">
            <text:p text:style-name="P13">6</text:p>
          </table:table-cell>
          <table:table-cell table:style-name="Tableau65.B1" office:value-type="string">
            <text:p text:style-name="P13">5</text:p>
          </table:table-cell>
          <table:table-cell table:style-name="Tableau65.B1" office:value-type="string">
            <text:p text:style-name="P13">4</text:p>
          </table:table-cell>
          <table:table-cell table:style-name="Tableau65.B1" office:value-type="string">
            <text:p text:style-name="P13">3</text:p>
          </table:table-cell>
          <table:table-cell table:style-name="Tableau65.B1" office:value-type="string">
            <text:p text:style-name="P13">2</text:p>
          </table:table-cell>
          <table:table-cell table:style-name="Tableau65.B1" office:value-type="string">
            <text:p text:style-name="P13">1</text:p>
          </table:table-cell>
          <table:table-cell table:style-name="Tableau65.I1" office:value-type="string">
            <text:p text:style-name="P13">0</text:p>
          </table:table-cell>
        </table:table-row>
        <table:table-row>
          <table:table-cell table:style-name="Tableau65.A2" office:value-type="string">
            <text:p text:style-name="P10">read</text:p>
          </table:table-cell>
          <table:table-cell table:style-name="Tableau65.B2" table:number-columns-spanned="8" office:value-type="string">
            <text:p text:style-name="P16">NEWPKTCRC</text:p>
          </table:table-cell>
          <table:covered-table-cell/>
          <table:covered-table-cell/>
          <table:covered-table-cell/>
          <table:covered-table-cell/>
          <table:covered-table-cell/>
          <table:covered-table-cell/>
          <table:covered-table-cell/>
        </table:table-row>
        <table:table-row>
          <table:table-cell table:style-name="Tableau65.A2" office:value-type="string">
            <text:p text:style-name="P10">write</text:p>
          </table:table-cell>
          <table:table-cell table:style-name="Tableau65.B2" table:number-columns-spanned="8" office:value-type="string">
            <text:p text:style-name="P16">-</text:p>
          </table:table-cell>
          <table:covered-table-cell/>
          <table:covered-table-cell/>
          <table:covered-table-cell/>
          <table:covered-table-cell/>
          <table:covered-table-cell/>
          <table:covered-table-cell/>
          <table:covered-table-cell/>
        </table:table-row>
        <table:table-row>
          <table:table-cell table:style-name="Tableau65.A4" office:value-type="string">
            <text:p text:style-name="P10">default</text:p>
          </table:table-cell>
          <table:table-cell table:style-name="Tableau65.B4" table:number-columns-spanned="8" office:value-type="string">
            <text:p text:style-name="P16">-</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41 : Detailed register address 0x27</text:span></text:p>
      <text:p text:style-name="P7">The register <text:span text:style-name="T21">NEWPKTCRC</text:span><text:span text:style-name="T16"> </text:span>at addresses 0x26 and 0x27 is a read-only register and therefore writing to its adresses has no effect.</text:p>
      <text:list xml:id="list37384227" text:continue-numbering="true" text:style-name="L8">
        <text:list-item>
          <text:p text:style-name="P26"><text:span text:style-name="T18">NEWPKTCRC</text:span> = New packet's CRC field: This register tells what was the CRC code of the last UWB frame received. If the CRC code is only 8 bits long then the value held at address 0x26 is invalid and should be ignored. If no CRC field is enabled, this whole register should be ignored.</text:p>
        </text:list-item>
      </text:list>
      <text:p text:style-name="P7"/>
      <table:table table:name="Tableau42" table:style-name="Tableau42">
        <table:table-column table:style-name="Tableau42.A"/>
        <table:table-column table:style-name="Tableau42.B" table:number-columns-repeated="7"/>
        <table:table-column table:style-name="Tableau42.I"/>
        <table:table-row>
          <table:table-cell table:style-name="Tableau42.A1" office:value-type="string">
            <text:p text:style-name="P10">bit #</text:p>
          </table:table-cell>
          <table:table-cell table:style-name="Tableau42.B1" office:value-type="string">
            <text:p text:style-name="P13">7</text:p>
          </table:table-cell>
          <table:table-cell table:style-name="Tableau42.B1" office:value-type="string">
            <text:p text:style-name="P13">6</text:p>
          </table:table-cell>
          <table:table-cell table:style-name="Tableau42.B1" office:value-type="string">
            <text:p text:style-name="P13">5</text:p>
          </table:table-cell>
          <table:table-cell table:style-name="Tableau42.B1" office:value-type="string">
            <text:p text:style-name="P13">4</text:p>
          </table:table-cell>
          <table:table-cell table:style-name="Tableau42.B1" office:value-type="string">
            <text:p text:style-name="P13">3</text:p>
          </table:table-cell>
          <table:table-cell table:style-name="Tableau42.B1" office:value-type="string">
            <text:p text:style-name="P13">2</text:p>
          </table:table-cell>
          <table:table-cell table:style-name="Tableau42.B1" office:value-type="string">
            <text:p text:style-name="P13">1</text:p>
          </table:table-cell>
          <table:table-cell table:style-name="Tableau42.I1" office:value-type="string">
            <text:p text:style-name="P13">0</text:p>
          </table:table-cell>
        </table:table-row>
        <table:table-row>
          <table:table-cell table:style-name="Tableau42.A2" office:value-type="string">
            <text:p text:style-name="P10">read</text:p>
          </table:table-cell>
          <table:table-cell table:style-name="Tableau42.B2" office:value-type="string">
            <text:p text:style-name="P16">-</text:p>
          </table:table-cell>
          <table:table-cell table:style-name="Tableau42.B2" office:value-type="string">
            <text:p text:style-name="P16">-</text:p>
          </table:table-cell>
          <table:table-cell table:style-name="Tableau42.D2" table:number-columns-spanned="6" office:value-type="string">
            <text:p text:style-name="P16">RNSI</text:p>
          </table:table-cell>
          <table:covered-table-cell/>
          <table:covered-table-cell/>
          <table:covered-table-cell/>
          <table:covered-table-cell/>
          <table:covered-table-cell/>
        </table:table-row>
        <table:table-row>
          <table:table-cell table:style-name="Tableau42.A2" office:value-type="string">
            <text:p text:style-name="P10">write</text:p>
          </table:table-cell>
          <table:table-cell table:style-name="Tableau42.B2" office:value-type="string">
            <text:p text:style-name="P16">-</text:p>
          </table:table-cell>
          <table:table-cell table:style-name="Tableau42.B2" office:value-type="string">
            <text:p text:style-name="P16">-</text:p>
          </table:table-cell>
          <table:table-cell table:style-name="Tableau42.D2" table:number-columns-spanned="6" office:value-type="string">
            <text:p text:style-name="P14">MAXNOILVL</text:p>
          </table:table-cell>
          <table:covered-table-cell/>
          <table:covered-table-cell/>
          <table:covered-table-cell/>
          <table:covered-table-cell/>
          <table:covered-table-cell/>
        </table:table-row>
        <table:table-row>
          <table:table-cell table:style-name="Tableau42.A4" office:value-type="string">
            <text:p text:style-name="P10">default</text:p>
          </table:table-cell>
          <table:table-cell table:style-name="Tableau42.B4" office:value-type="string">
            <text:p text:style-name="P16">-</text:p>
          </table:table-cell>
          <table:table-cell table:style-name="Tableau42.B4" office:value-type="string">
            <text:p text:style-name="P16">-</text:p>
          </table:table-cell>
          <table:table-cell table:style-name="Tableau42.D4" table:number-columns-spanned="6" office:value-type="string">
            <text:p text:style-name="P16">0b100101</text:p>
          </table:table-cell>
          <table:covered-table-cell/>
          <table:covered-table-cell/>
          <table:covered-table-cell/>
          <table:covered-table-cell/>
          <table:covered-table-cell/>
        </table:table-row>
      </table:table>
      <text:p text:style-name="P8"><text:span text:style-name="T17">Table </text:span><text:span text:style-name="T14">?</text:span><text:span text:style-name="T17">.42 : Detailed register address 0x28</text:span></text:p>
      <text:p text:style-name="P31">Reading the register address 0x28 will tell at what gain value did the gain loop control of the receiver settled for the last packet received while seeking the noise floor whereas writing at the same address will set one of the two comparison threshold for the process setting the RX VGA gain prior to detecting a preamble.</text:p>
      <text:list xml:id="list5054491101393679391" text:style-name="L9">
        <text:list-item>
          <text:p text:style-name="P27"><text:span text:style-name="T18">RNSI</text:span> = Received Noise Strength Indicator: This register holds the gain value at which the gain loop control of the receiver settled for the last packet received while seeking the noise floor. Similarly to register <text:span text:style-name="T18">RSSI</text:span> at address 0x22, the actual logarithmic noise level is inversely proportionnal to the value of this register. This works only when the variable gain loop is controlled by the modem (when <text:span text:style-name="T18">MANUGAIN</text:span> = '0') otherwise, the value read from this register will simply be the value of <text:span text:style-name="T18">RXGAINSET</text:span> just before the preamble reception started and wont tell anything about how strong the signal was.</text:p>
        </text:list-item>
        <text:list-item>
          <text:p text:style-name="P27"><text:span text:style-name="T18">MAXNOILVL</text:span> = Maximum RX noise floor level at ADC output: This register holds the baseband processor's accumulators value below which the VGA gain control loop will try to keep the average ADC output's noise level to keep a sufficient range and degree of robustness for preamble detection. Said average value is calculated over 9 symbol periods, hence the default value of 0b100101 implies that an average ADC output of 0b100 (4) is just low enough to not trigger a decrease in receiver's gain. Due to an internally hardcoded value, this will not work below an average ADC output of 0b011 (3) which amounts to 0b011011. If <text:span text:style-name="T18">MAXNOILVL</text:span>'s and <text:span text:style-name="T18">MINNOILVL</text:span>'s values are too close to each other (closer than what amounts to a 2 dB increment), the VGA gain loop may oscillate between two values and never settle.</text:p>
        </text:list-item>
      </text:list>
      <text:p text:style-name="P7"/>
      <table:table table:name="Tableau43" table:style-name="Tableau43">
        <table:table-column table:style-name="Tableau43.A"/>
        <table:table-column table:style-name="Tableau43.B" table:number-columns-repeated="7"/>
        <table:table-column table:style-name="Tableau43.I"/>
        <table:table-row>
          <table:table-cell table:style-name="Tableau43.A1" office:value-type="string">
            <text:p text:style-name="P10">bit #</text:p>
          </table:table-cell>
          <table:table-cell table:style-name="Tableau43.B1" office:value-type="string">
            <text:p text:style-name="P13">7</text:p>
          </table:table-cell>
          <table:table-cell table:style-name="Tableau43.B1" office:value-type="string">
            <text:p text:style-name="P13">6</text:p>
          </table:table-cell>
          <table:table-cell table:style-name="Tableau43.B1" office:value-type="string">
            <text:p text:style-name="P13">5</text:p>
          </table:table-cell>
          <table:table-cell table:style-name="Tableau43.B1" office:value-type="string">
            <text:p text:style-name="P13">4</text:p>
          </table:table-cell>
          <table:table-cell table:style-name="Tableau43.B1" office:value-type="string">
            <text:p text:style-name="P13">3</text:p>
          </table:table-cell>
          <table:table-cell table:style-name="Tableau43.B1" office:value-type="string">
            <text:p text:style-name="P13">2</text:p>
          </table:table-cell>
          <table:table-cell table:style-name="Tableau43.B1" office:value-type="string">
            <text:p text:style-name="P13">1</text:p>
          </table:table-cell>
          <table:table-cell table:style-name="Tableau43.I1" office:value-type="string">
            <text:p text:style-name="P13">0</text:p>
          </table:table-cell>
        </table:table-row>
        <table:table-row>
          <table:table-cell table:style-name="Tableau43.A2" office:value-type="string">
            <text:p text:style-name="P10">r/w</text:p>
          </table:table-cell>
          <table:table-cell table:style-name="Tableau43.B2" office:value-type="string">
            <text:p text:style-name="P16">-</text:p>
          </table:table-cell>
          <table:table-cell table:style-name="Tableau43.B2" office:value-type="string">
            <text:p text:style-name="P16">-</text:p>
          </table:table-cell>
          <table:table-cell table:style-name="Tableau43.D2" table:number-columns-spanned="6" office:value-type="string">
            <text:p text:style-name="P14">MINNOILVL</text:p>
          </table:table-cell>
          <table:covered-table-cell/>
          <table:covered-table-cell/>
          <table:covered-table-cell/>
          <table:covered-table-cell/>
          <table:covered-table-cell/>
        </table:table-row>
        <table:table-row>
          <table:table-cell table:style-name="Tableau43.A3" office:value-type="string">
            <text:p text:style-name="P10">default</text:p>
          </table:table-cell>
          <table:table-cell table:style-name="Tableau43.B3" office:value-type="string">
            <text:p text:style-name="P16">-</text:p>
          </table:table-cell>
          <table:table-cell table:style-name="Tableau43.B3" office:value-type="string">
            <text:p text:style-name="P16">-</text:p>
          </table:table-cell>
          <table:table-cell table:style-name="Tableau43.D3" table:number-columns-spanned="6" office:value-type="string">
            <text:p text:style-name="P16">0b010001</text:p>
          </table:table-cell>
          <table:covered-table-cell/>
          <table:covered-table-cell/>
          <table:covered-table-cell/>
          <table:covered-table-cell/>
          <table:covered-table-cell/>
        </table:table-row>
      </table:table>
      <text:p text:style-name="P9"><text:soft-page-break/><text:span text:style-name="T26">Table </text:span><text:span text:style-name="T15">?</text:span><text:span text:style-name="T26">.43 : Detailed register address 0x29</text:span></text:p>
      <text:p text:style-name="P7">The register <text:span text:style-name="T21">MINNOILVL</text:span><text:span text:style-name="T16"> </text:span>at address 0x29 is a read and write configuration register and therefore the value read from this address reflects exactly what is written to<text:span text:style-name="T16"> it. This register is used to set one of the two comparison threshold for the process setting the RX VGA gain prior to detecting a preamble.</text:span></text:p>
      <text:list xml:id="list37392144" text:continue-numbering="true" text:style-name="L9">
        <text:list-item>
          <text:p text:style-name="P27"><text:span text:style-name="T18">MINNOILVL</text:span> = Minimum RX noise floor level at ADC output: This register holds the baseband processor's accumulators value at or above which the VGA gain control loop will try to keep the average ADC output's noise level to keep a sufficient sensitivity for preamble detection. Said average value is calculated over 9 symbol periods, hence the default value of 0b010001 implies that an average ADC output of 0b010 (2) is just enough to not trigger an increase in receiver's gain. Due to an internally hardcoded value, this will not work above an average ADC output of 0b011 (3) which amounts to 0b011011. If <text:span text:style-name="T18">MAXNOILVL</text:span>'s and <text:span text:style-name="T18">MINNOILVL</text:span>'s values are too close to each other (closer than what amounts to a 2 dB increment), the VGA gain loop may oscillate between two values and never settle.</text:p>
        </text:list-item>
      </text:list>
      <text:p text:style-name="P7"/>
      <table:table table:name="Tableau44" table:style-name="Tableau44">
        <table:table-column table:style-name="Tableau44.A"/>
        <table:table-column table:style-name="Tableau44.B" table:number-columns-repeated="7"/>
        <table:table-column table:style-name="Tableau44.I"/>
        <table:table-row>
          <table:table-cell table:style-name="Tableau44.A1" office:value-type="string">
            <text:p text:style-name="P10">bit #</text:p>
          </table:table-cell>
          <table:table-cell table:style-name="Tableau44.B1" office:value-type="string">
            <text:p text:style-name="P13">7</text:p>
          </table:table-cell>
          <table:table-cell table:style-name="Tableau44.B1" office:value-type="string">
            <text:p text:style-name="P13">6</text:p>
          </table:table-cell>
          <table:table-cell table:style-name="Tableau44.B1" office:value-type="string">
            <text:p text:style-name="P13">5</text:p>
          </table:table-cell>
          <table:table-cell table:style-name="Tableau44.B1" office:value-type="string">
            <text:p text:style-name="P13">4</text:p>
          </table:table-cell>
          <table:table-cell table:style-name="Tableau44.B1" office:value-type="string">
            <text:p text:style-name="P13">3</text:p>
          </table:table-cell>
          <table:table-cell table:style-name="Tableau44.B1" office:value-type="string">
            <text:p text:style-name="P13">2</text:p>
          </table:table-cell>
          <table:table-cell table:style-name="Tableau44.B1" office:value-type="string">
            <text:p text:style-name="P13">1</text:p>
          </table:table-cell>
          <table:table-cell table:style-name="Tableau44.I1" office:value-type="string">
            <text:p text:style-name="P13">0</text:p>
          </table:table-cell>
        </table:table-row>
        <table:table-row>
          <table:table-cell table:style-name="Tableau44.A2" office:value-type="string">
            <text:p text:style-name="P10">r/w</text:p>
          </table:table-cell>
          <table:table-cell table:style-name="Tableau44.B2" office:value-type="string">
            <text:p text:style-name="P16">-</text:p>
          </table:table-cell>
          <table:table-cell table:style-name="Tableau44.B2" office:value-type="string">
            <text:p text:style-name="P16">-</text:p>
          </table:table-cell>
          <table:table-cell table:style-name="Tableau44.D2" table:number-columns-spanned="6" office:value-type="string">
            <text:p text:style-name="P14">MINPULAMP</text:p>
          </table:table-cell>
          <table:covered-table-cell/>
          <table:covered-table-cell/>
          <table:covered-table-cell/>
          <table:covered-table-cell/>
          <table:covered-table-cell/>
        </table:table-row>
        <table:table-row>
          <table:table-cell table:style-name="Tableau44.A3" office:value-type="string">
            <text:p text:style-name="P10">default</text:p>
          </table:table-cell>
          <table:table-cell table:style-name="Tableau44.B3" office:value-type="string">
            <text:p text:style-name="P16">-</text:p>
          </table:table-cell>
          <table:table-cell table:style-name="Tableau44.B3" office:value-type="string">
            <text:p text:style-name="P16">-</text:p>
          </table:table-cell>
          <table:table-cell table:style-name="Tableau44.D3" table:number-columns-spanned="6" office:value-type="string">
            <text:p text:style-name="P16">0b101010</text:p>
          </table:table-cell>
          <table:covered-table-cell/>
          <table:covered-table-cell/>
          <table:covered-table-cell/>
          <table:covered-table-cell/>
          <table:covered-table-cell/>
        </table:table-row>
      </table:table>
      <text:p text:style-name="P9"><text:span text:style-name="T26">Table </text:span><text:span text:style-name="T15">?</text:span><text:span text:style-name="T26">.44 : Detailed register address 0x2A</text:span></text:p>
      <text:p text:style-name="P7">The register <text:span text:style-name="T21">MINPULAMP</text:span><text:span text:style-name="T16"> </text:span>at address 0x2A is a read and write configuration register and therefore the value read from this address reflects exactly what is written to<text:span text:style-name="T16"> it. </text:span></text:p>
      <text:list xml:id="list682497258838522084" text:style-name="L10">
        <text:list-item>
          <text:p text:style-name="P28"><text:span text:style-name="T18">MINPULAMP</text:span> = Minimum (target) pulse amplitude: Writing this bit sets the minimum average amplitude that a '1' should have after making the final gain adjustment. After detecting a preamble with a likely very high gain setting used to maximise the receiver's sensitivity, the baseband processor quickly dials down the VGA gain setting until the pulses no longer reach the maximum ADC value. This guarantees that the baseband processor will find a near optimal gain setting at which are no longer clipping severely with the maximum ADC output. The following step involves incrementing the gain setting slowly until the pulses average amplitude exceeds one seventh the value of <text:span text:style-name="T18">MINPULAMP</text:span>. At this point, the VGA gain setting is considered optimal for the demodulation and reading of the incoming packet. It is possible that pulses end up being clipped very slightly from time to time but this clipping shouldn't be of any significance for the BER if <text:span text:style-name="T18">MINPULAMP</text:span> is set at a reasonable value which it already is by default ( 0b101010 = 7 pulses x 6 ).</text:p>
        </text:list-item>
      </text:list>
      <text:p text:style-name="P7"/>
      <table:table table:name="Tableau45" table:style-name="Tableau45">
        <table:table-column table:style-name="Tableau45.A"/>
        <table:table-column table:style-name="Tableau45.B" table:number-columns-repeated="7"/>
        <table:table-column table:style-name="Tableau45.I"/>
        <table:table-row>
          <table:table-cell table:style-name="Tableau45.A1" office:value-type="string">
            <text:p text:style-name="P10">bit #</text:p>
          </table:table-cell>
          <table:table-cell table:style-name="Tableau45.B1" office:value-type="string">
            <text:p text:style-name="P13">7</text:p>
          </table:table-cell>
          <table:table-cell table:style-name="Tableau45.B1" office:value-type="string">
            <text:p text:style-name="P13">6</text:p>
          </table:table-cell>
          <table:table-cell table:style-name="Tableau45.B1" office:value-type="string">
            <text:p text:style-name="P13">5</text:p>
          </table:table-cell>
          <table:table-cell table:style-name="Tableau45.B1" office:value-type="string">
            <text:p text:style-name="P13">4</text:p>
          </table:table-cell>
          <table:table-cell table:style-name="Tableau45.B1" office:value-type="string">
            <text:p text:style-name="P13">3</text:p>
          </table:table-cell>
          <table:table-cell table:style-name="Tableau45.B1" office:value-type="string">
            <text:p text:style-name="P13">2</text:p>
          </table:table-cell>
          <table:table-cell table:style-name="Tableau45.B1" office:value-type="string">
            <text:p text:style-name="P13">1</text:p>
          </table:table-cell>
          <table:table-cell table:style-name="Tableau45.I1" office:value-type="string">
            <text:p text:style-name="P13">0</text:p>
          </table:table-cell>
        </table:table-row>
        <table:table-row>
          <table:table-cell table:style-name="Tableau45.A2" office:value-type="string">
            <text:p text:style-name="P10">r/w</text:p>
          </table:table-cell>
          <table:table-cell table:style-name="Tableau45.B2" office:value-type="string">
            <text:p text:style-name="P16">-</text:p>
          </table:table-cell>
          <table:table-cell table:style-name="Tableau45.B2" office:value-type="string">
            <text:p text:style-name="P16">-</text:p>
          </table:table-cell>
          <table:table-cell table:style-name="Tableau45.D2" table:number-columns-spanned="6" office:value-type="string">
            <text:p text:style-name="P14">MINSIGSTR</text:p>
          </table:table-cell>
          <table:covered-table-cell/>
          <table:covered-table-cell/>
          <table:covered-table-cell/>
          <table:covered-table-cell/>
          <table:covered-table-cell/>
        </table:table-row>
        <table:table-row>
          <table:table-cell table:style-name="Tableau45.A3" office:value-type="string">
            <text:p text:style-name="P10">default</text:p>
          </table:table-cell>
          <table:table-cell table:style-name="Tableau45.B3" office:value-type="string">
            <text:p text:style-name="P16">-</text:p>
          </table:table-cell>
          <table:table-cell table:style-name="Tableau45.B3" office:value-type="string">
            <text:p text:style-name="P16">-</text:p>
          </table:table-cell>
          <table:table-cell table:style-name="Tableau45.D3" table:number-columns-spanned="6" office:value-type="string">
            <text:p text:style-name="P16">0b010010</text:p>
          </table:table-cell>
          <table:covered-table-cell/>
          <table:covered-table-cell/>
          <table:covered-table-cell/>
          <table:covered-table-cell/>
          <table:covered-table-cell/>
        </table:table-row>
      </table:table>
      <text:p text:style-name="P8"><text:span text:style-name="T17">Table </text:span><text:span text:style-name="T14">?</text:span><text:span text:style-name="T17">.45 : Detailed register address 0x2B</text:span></text:p>
      <text:p text:style-name="P7">The register <text:span text:style-name="T21">MINSIGSTR</text:span><text:span text:style-name="T16"> </text:span>at address 0x2B is a read and write configuration register and therefore the value read from this address reflects exactly what is written to<text:span text:style-name="T16"> it. </text:span></text:p>
      <text:list xml:id="list37377356" text:continue-numbering="true" text:style-name="L10">
        <text:list-item>
          <text:p text:style-name="P28"><text:soft-page-break/><text:span text:style-name="T18">MINSIGSTR</text:span> = Receiver's minimum signal strenght: Writing this register sets the detection threshold for preamble searches. If the difference between the average amplitude (in ADC output value) of odd count symbols and the average amplitude of even count symbols is equal or superior to one eighth of <text:span text:style-name="T18">MINSIGSTR</text:span>, the baseband processor of the receiver considers it is listening to a packet preamble and behaves accordingly. Said average for <text:span text:style-name="T18">MINSIGSTR</text:span> is calculated over 8 symbol periods for each accumulator (odd and even – for a total of 16 symbol periods). Hence, the default value of 0b010010 implies that the average difference of amplitude at the ADC output between '1's and '0's of a preamble needs to be at least 2.25 ADC LSB steps to be detected by the baseband processor. This register along with the register field <text:span text:style-name="T18">PREDETX2</text:span> can help a lot to find the best compromise between preamble efficiency, sensitivity and robustness to potential false detections mostly due to noise.</text:p>
        </text:list-item>
      </text:list>
      <text:p text:style-name="P7"/>
      <table:table table:name="Tableau46" table:style-name="Tableau46">
        <table:table-column table:style-name="Tableau46.A"/>
        <table:table-column table:style-name="Tableau46.B" table:number-columns-repeated="7"/>
        <table:table-column table:style-name="Tableau46.I"/>
        <table:table-row>
          <table:table-cell table:style-name="Tableau46.A1" office:value-type="string">
            <text:p text:style-name="P10">bit #</text:p>
          </table:table-cell>
          <table:table-cell table:style-name="Tableau46.B1" office:value-type="string">
            <text:p text:style-name="P13">15</text:p>
          </table:table-cell>
          <table:table-cell table:style-name="Tableau46.B1" office:value-type="string">
            <text:p text:style-name="P13">14</text:p>
          </table:table-cell>
          <table:table-cell table:style-name="Tableau46.B1" office:value-type="string">
            <text:p text:style-name="P13">13</text:p>
          </table:table-cell>
          <table:table-cell table:style-name="Tableau46.B1" office:value-type="string">
            <text:p text:style-name="P13">12</text:p>
          </table:table-cell>
          <table:table-cell table:style-name="Tableau46.B1" office:value-type="string">
            <text:p text:style-name="P13">11</text:p>
          </table:table-cell>
          <table:table-cell table:style-name="Tableau46.B1" office:value-type="string">
            <text:p text:style-name="P13">10</text:p>
          </table:table-cell>
          <table:table-cell table:style-name="Tableau46.B1" office:value-type="string">
            <text:p text:style-name="P13">9</text:p>
          </table:table-cell>
          <table:table-cell table:style-name="Tableau46.I1" office:value-type="string">
            <text:p text:style-name="P13">8</text:p>
          </table:table-cell>
        </table:table-row>
        <table:table-row>
          <table:table-cell table:style-name="Tableau46.A2" office:value-type="string">
            <text:p text:style-name="P10">r/w</text:p>
          </table:table-cell>
          <table:table-cell table:style-name="Tableau46.B2" office:value-type="string">
            <text:p text:style-name="P16">-</text:p>
          </table:table-cell>
          <table:table-cell table:style-name="Tableau46.B2" office:value-type="string">
            <text:p text:style-name="P16">-</text:p>
          </table:table-cell>
          <table:table-cell table:style-name="Tableau46.B2" office:value-type="string">
            <text:p text:style-name="P16">-</text:p>
          </table:table-cell>
          <table:table-cell table:style-name="Tableau46.B2" office:value-type="string">
            <text:p text:style-name="P16">-</text:p>
          </table:table-cell>
          <table:table-cell table:style-name="Tableau46.F2" table:number-columns-spanned="4" office:value-type="string">
            <text:p text:style-name="P14">RX_PERIOD</text:p>
          </table:table-cell>
          <table:covered-table-cell/>
          <table:covered-table-cell/>
          <table:covered-table-cell/>
        </table:table-row>
        <table:table-row>
          <table:table-cell table:style-name="Tableau46.A3" office:value-type="string">
            <text:p text:style-name="P10">default</text:p>
          </table:table-cell>
          <table:table-cell table:style-name="Tableau46.B3" office:value-type="string">
            <text:p text:style-name="P16">-</text:p>
          </table:table-cell>
          <table:table-cell table:style-name="Tableau46.B3" office:value-type="string">
            <text:p text:style-name="P16">-</text:p>
          </table:table-cell>
          <table:table-cell table:style-name="Tableau46.B3" office:value-type="string">
            <text:p text:style-name="P16">-</text:p>
          </table:table-cell>
          <table:table-cell table:style-name="Tableau46.B3" office:value-type="string">
            <text:p text:style-name="P16">-</text:p>
          </table:table-cell>
          <table:table-cell table:style-name="Tableau46.F3" table:number-columns-spanned="4" office:value-type="string">
            <text:p text:style-name="P16">0xF</text:p>
          </table:table-cell>
          <table:covered-table-cell/>
          <table:covered-table-cell/>
          <table:covered-table-cell/>
        </table:table-row>
      </table:table>
      <text:p text:style-name="P9"><text:span text:style-name="T26">Table </text:span><text:span text:style-name="T15">?</text:span><text:span text:style-name="T26">.46 : Detailed register address 0x2C</text:span></text:p>
      <table:table table:name="Tableau47" table:style-name="Tableau47">
        <table:table-column table:style-name="Tableau47.A"/>
        <table:table-column table:style-name="Tableau47.B" table:number-columns-repeated="7"/>
        <table:table-column table:style-name="Tableau47.I"/>
        <table:table-row>
          <table:table-cell table:style-name="Tableau47.A1" office:value-type="string">
            <text:p text:style-name="P10">bit #</text:p>
          </table:table-cell>
          <table:table-cell table:style-name="Tableau47.B1" office:value-type="string">
            <text:p text:style-name="P13">7</text:p>
          </table:table-cell>
          <table:table-cell table:style-name="Tableau47.B1" office:value-type="string">
            <text:p text:style-name="P13">6</text:p>
          </table:table-cell>
          <table:table-cell table:style-name="Tableau47.B1" office:value-type="string">
            <text:p text:style-name="P13">5</text:p>
          </table:table-cell>
          <table:table-cell table:style-name="Tableau47.B1" office:value-type="string">
            <text:p text:style-name="P13">4</text:p>
          </table:table-cell>
          <table:table-cell table:style-name="Tableau47.B1" office:value-type="string">
            <text:p text:style-name="P13">3</text:p>
          </table:table-cell>
          <table:table-cell table:style-name="Tableau47.B1" office:value-type="string">
            <text:p text:style-name="P13">2</text:p>
          </table:table-cell>
          <table:table-cell table:style-name="Tableau47.B1" office:value-type="string">
            <text:p text:style-name="P13">1</text:p>
          </table:table-cell>
          <table:table-cell table:style-name="Tableau47.I1" office:value-type="string">
            <text:p text:style-name="P13">0</text:p>
          </table:table-cell>
        </table:table-row>
        <table:table-row>
          <table:table-cell table:style-name="Tableau47.A2" office:value-type="string">
            <text:p text:style-name="P10">r/w</text:p>
          </table:table-cell>
          <table:table-cell table:style-name="Tableau47.B2" table:number-columns-spanned="8" office:value-type="string">
            <text:p text:style-name="P14">RX_PERIOD</text:p>
          </table:table-cell>
          <table:covered-table-cell/>
          <table:covered-table-cell/>
          <table:covered-table-cell/>
          <table:covered-table-cell/>
          <table:covered-table-cell/>
          <table:covered-table-cell/>
          <table:covered-table-cell/>
        </table:table-row>
        <table:table-row>
          <table:table-cell table:style-name="Tableau47.A3" office:value-type="string">
            <text:p text:style-name="P10">default</text:p>
          </table:table-cell>
          <table:table-cell table:style-name="Tableau47.B3" table:number-columns-spanned="8" office:value-type="string">
            <text:p text:style-name="P16">0xFF</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47 : Detailed register address 0x2D</text:span></text:p>
      <text:p text:style-name="P7">The register <text:span text:style-name="T21">RX_PERIOD</text:span><text:span text:style-name="T16"> </text:span>at addresses 0x2C and 0x2D is a read and write configuration register and therefore the value read from this address reflects exactly what is written to it.</text:p>
      <text:list xml:id="list37403479" text:continue-list="list37384227" text:style-name="L8">
        <text:list-item>
          <text:p text:style-name="P26"><text:span text:style-name="T18">RX_PERIOD</text:span> = Reception's listening period: When in RX mode, this 12-bits register tells the modem how long to listen and wait for a preamble before triggering an 'RX timeout' event (setting the <text:span text:style-name="T18">RXTOUTI</text:span> flag). This register's value is in multiples of 8 PLL clock periods (~400 ns per increment for a maximum of ~1638 µs).</text:p>
        </text:list-item>
      </text:list>
      <text:p text:style-name="P7"/>
      <table:table table:name="Tableau48" table:style-name="Tableau48">
        <table:table-column table:style-name="Tableau48.A"/>
        <table:table-column table:style-name="Tableau48.B" table:number-columns-repeated="7"/>
        <table:table-column table:style-name="Tableau48.I"/>
        <table:table-row>
          <table:table-cell table:style-name="Tableau48.A1" office:value-type="string">
            <text:p text:style-name="P10">bit #</text:p>
          </table:table-cell>
          <table:table-cell table:style-name="Tableau48.B1" office:value-type="string">
            <text:p text:style-name="P13">7</text:p>
          </table:table-cell>
          <table:table-cell table:style-name="Tableau48.B1" office:value-type="string">
            <text:p text:style-name="P13">6</text:p>
          </table:table-cell>
          <table:table-cell table:style-name="Tableau48.B1" office:value-type="string">
            <text:p text:style-name="P13">5</text:p>
          </table:table-cell>
          <table:table-cell table:style-name="Tableau48.B1" office:value-type="string">
            <text:p text:style-name="P13">4</text:p>
          </table:table-cell>
          <table:table-cell table:style-name="Tableau48.B1" office:value-type="string">
            <text:p text:style-name="P13">3</text:p>
          </table:table-cell>
          <table:table-cell table:style-name="Tableau48.B1" office:value-type="string">
            <text:p text:style-name="P13">2</text:p>
          </table:table-cell>
          <table:table-cell table:style-name="Tableau48.B1" office:value-type="string">
            <text:p text:style-name="P13">1</text:p>
          </table:table-cell>
          <table:table-cell table:style-name="Tableau48.I1" office:value-type="string">
            <text:p text:style-name="P13">0</text:p>
          </table:table-cell>
        </table:table-row>
        <table:table-row>
          <table:table-cell table:style-name="Tableau48.A2" office:value-type="string">
            <text:p text:style-name="P10">r/w</text:p>
          </table:table-cell>
          <table:table-cell table:style-name="Tableau48.B2" office:value-type="string">
            <text:p text:style-name="P16">-</text:p>
          </table:table-cell>
          <table:table-cell table:style-name="Tableau48.B2" office:value-type="string">
            <text:p text:style-name="P16">CLRCHKEN</text:p>
          </table:table-cell>
          <table:table-cell table:style-name="Tableau48.D2" table:number-columns-spanned="6" office:value-type="string">
            <text:p text:style-name="P16">INTERFTH</text:p>
          </table:table-cell>
          <table:covered-table-cell/>
          <table:covered-table-cell/>
          <table:covered-table-cell/>
          <table:covered-table-cell/>
          <table:covered-table-cell/>
        </table:table-row>
        <table:table-row>
          <table:table-cell table:style-name="Tableau48.A3" office:value-type="string">
            <text:p text:style-name="P10">default</text:p>
          </table:table-cell>
          <table:table-cell table:style-name="Tableau48.B3" office:value-type="string">
            <text:p text:style-name="P16">-</text:p>
          </table:table-cell>
          <table:table-cell table:style-name="Tableau48.B3" office:value-type="string">
            <text:p text:style-name="P16">0</text:p>
          </table:table-cell>
          <table:table-cell table:style-name="Tableau48.D3" table:number-columns-spanned="6" office:value-type="string">
            <text:p text:style-name="P16">0b010000</text:p>
          </table:table-cell>
          <table:covered-table-cell/>
          <table:covered-table-cell/>
          <table:covered-table-cell/>
          <table:covered-table-cell/>
          <table:covered-table-cell/>
        </table:table-row>
      </table:table>
      <text:p text:style-name="P8"><text:span text:style-name="T17">Table </text:span><text:span text:style-name="T14">?</text:span><text:span text:style-name="T17">.48 : Detailed register address 0x2E</text:span></text:p>
      <text:p text:style-name="P7">The register <text:span text:style-name="T21">CHCLRCHK</text:span><text:span text:style-name="T16"> </text:span>at address 0x2E is a read and write configuration register and therefore the value read from this address reflects exactly what is written to it. This register is used for experimental wireless interference detection prior to transmission in order to prevent packet clashes with other devices that may be transmitting at the same time.</text:p>
      <text:list xml:id="list6018718269949611183" text:style-name="L11">
        <text:list-item>
          <text:p text:style-name="P29"><text:span text:style-name="T18">CLRCHKEN</text:span> = Clear channel check enable: Writing a '1' to this bit enables the interference measurement with the receiver which in turn aborts the packet transmission that was about to begin if the interference measurement is too high. When this bit is set to '1' and the device is in transmit mode, the analog receiver will be powered and the analog transmitter will be shutdown whenever the modem is idle in order to be ready to make a new interference measurement for an eventual future <text:soft-page-break/>transmission. This is the only case the device's power state does not reflect the state of the <text:span text:style-name="T18">RXMODE</text:span> register bit dictating the operation mode of the device.</text:p>
        </text:list-item>
        <text:list-item>
          <text:p text:style-name="P29"><text:span text:style-name="T18">INTERFTHR</text:span> = Interference threshold for transmission cancellation: This register's value dictate at which gain setting of the receiver after its automatic convergence is the UWB transmission medium is considered too noisy. If the gain setting converges and settle above the value in <text:span text:style-name="T18">INTERFTHR</text:span>, the transmission medium is considered quiet enough and the transmitter is then powered to initiate the requested packet transmission. If the gain setting converges at or below the value in <text:span text:style-name="T18">INTERFTHR</text:span>, the packet transmission is delayed by the amount set by <text:span text:style-name="T18">NOISEWAIT</text:span>'s value at address 0x2F and the flag <text:span text:style-name="T18">NOISYTXI</text:span> is set. The actual interference threshold in term of noise power may vary slightly based on <text:span text:style-name="T18">MAXNOILVL</text:span> and <text:span text:style-name="T18">MINNOILVL</text:span>'s value at addresses 0x28 and 0x29.</text:p>
        </text:list-item>
      </text:list>
      <text:p text:style-name="P7"/>
      <table:table table:name="Tableau49" table:style-name="Tableau49">
        <table:table-column table:style-name="Tableau49.A"/>
        <table:table-column table:style-name="Tableau49.B" table:number-columns-repeated="7"/>
        <table:table-column table:style-name="Tableau49.I"/>
        <table:table-row>
          <table:table-cell table:style-name="Tableau49.A1" office:value-type="string">
            <text:p text:style-name="P10">bit #</text:p>
          </table:table-cell>
          <table:table-cell table:style-name="Tableau49.B1" office:value-type="string">
            <text:p text:style-name="P13">7</text:p>
          </table:table-cell>
          <table:table-cell table:style-name="Tableau49.B1" office:value-type="string">
            <text:p text:style-name="P13">6</text:p>
          </table:table-cell>
          <table:table-cell table:style-name="Tableau49.B1" office:value-type="string">
            <text:p text:style-name="P13">5</text:p>
          </table:table-cell>
          <table:table-cell table:style-name="Tableau49.B1" office:value-type="string">
            <text:p text:style-name="P13">4</text:p>
          </table:table-cell>
          <table:table-cell table:style-name="Tableau49.B1" office:value-type="string">
            <text:p text:style-name="P13">3</text:p>
          </table:table-cell>
          <table:table-cell table:style-name="Tableau49.B1" office:value-type="string">
            <text:p text:style-name="P13">2</text:p>
          </table:table-cell>
          <table:table-cell table:style-name="Tableau49.B1" office:value-type="string">
            <text:p text:style-name="P13">1</text:p>
          </table:table-cell>
          <table:table-cell table:style-name="Tableau49.I1" office:value-type="string">
            <text:p text:style-name="P13">0</text:p>
          </table:table-cell>
        </table:table-row>
        <table:table-row>
          <table:table-cell table:style-name="Tableau49.A2" office:value-type="string">
            <text:p text:style-name="P10">r/w</text:p>
          </table:table-cell>
          <table:table-cell table:style-name="Tableau49.B2" table:number-columns-spanned="8" office:value-type="string">
            <text:p text:style-name="P14">NOISEWAIT</text:p>
          </table:table-cell>
          <table:covered-table-cell/>
          <table:covered-table-cell/>
          <table:covered-table-cell/>
          <table:covered-table-cell/>
          <table:covered-table-cell/>
          <table:covered-table-cell/>
          <table:covered-table-cell/>
        </table:table-row>
        <table:table-row>
          <table:table-cell table:style-name="Tableau49.A3" office:value-type="string">
            <text:p text:style-name="P10">default</text:p>
          </table:table-cell>
          <table:table-cell table:style-name="Tableau49.B3" table:number-columns-spanned="8" office:value-type="string">
            <text:p text:style-name="P16">0x08</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49 : Detailed register address 0x2F</text:span></text:p>
      <text:p text:style-name="P7">The register <text:span text:style-name="T21">CHCLRCHK</text:span><text:span text:style-name="T16"> </text:span>at address 0x2F is a read and write configuration register and therefore the value read from this address reflects exactly what is written to it.</text:p>
      <text:list xml:id="list37403132" text:continue-numbering="true" text:style-name="L11">
        <text:list-item>
          <text:p text:style-name="P29"><text:span text:style-name="T18">NOISEWAIT</text:span> = Interference (noise) detection waiting interval: This register tells the modem how long to wait before performing another interference/noise measurement if the first measurement shows too much interference/noise. This is useful to wait for long periods of time before the noise level goes down without excessive energy consumption from the RX.</text:p>
        </text:list-item>
      </text:list>
      <text:p text:style-name="P7"/>
      <table:table table:name="Tableau50" table:style-name="Tableau50">
        <table:table-column table:style-name="Tableau50.A"/>
        <table:table-column table:style-name="Tableau50.B" table:number-columns-repeated="7"/>
        <table:table-column table:style-name="Tableau50.I"/>
        <table:table-row>
          <table:table-cell table:style-name="Tableau50.A1" office:value-type="string">
            <text:p text:style-name="P10">bit #</text:p>
          </table:table-cell>
          <table:table-cell table:style-name="Tableau50.B1" office:value-type="string">
            <text:p text:style-name="P13">7</text:p>
          </table:table-cell>
          <table:table-cell table:style-name="Tableau50.B1" office:value-type="string">
            <text:p text:style-name="P13">6</text:p>
          </table:table-cell>
          <table:table-cell table:style-name="Tableau50.B1" office:value-type="string">
            <text:p text:style-name="P13">5</text:p>
          </table:table-cell>
          <table:table-cell table:style-name="Tableau50.B1" office:value-type="string">
            <text:p text:style-name="P13">4</text:p>
          </table:table-cell>
          <table:table-cell table:style-name="Tableau50.B1" office:value-type="string">
            <text:p text:style-name="P13">3</text:p>
          </table:table-cell>
          <table:table-cell table:style-name="Tableau50.B1" office:value-type="string">
            <text:p text:style-name="P13">2</text:p>
          </table:table-cell>
          <table:table-cell table:style-name="Tableau50.B1" office:value-type="string">
            <text:p text:style-name="P13">1</text:p>
          </table:table-cell>
          <table:table-cell table:style-name="Tableau50.I1" office:value-type="string">
            <text:p text:style-name="P13">0</text:p>
          </table:table-cell>
        </table:table-row>
        <table:table-row>
          <table:table-cell table:style-name="Tableau50.A2" office:value-type="string">
            <text:p text:style-name="P10">r/w</text:p>
          </table:table-cell>
          <table:table-cell table:style-name="Tableau50.B2" office:value-type="string">
            <text:p text:style-name="P16">PPM</text:p>
          </table:table-cell>
          <table:table-cell table:style-name="Tableau50.B2" office:value-type="string">
            <text:p text:style-name="P16">SCRAMBLE</text:p>
          </table:table-cell>
          <table:table-cell table:style-name="Tableau50.B2" table:number-columns-spanned="2" office:value-type="string">
            <text:p text:style-name="P16">DATASRC</text:p>
          </table:table-cell>
          <table:covered-table-cell/>
          <table:table-cell table:style-name="Tableau50.B2" office:value-type="string">
            <text:p text:style-name="P16">BYPASS</text:p>
          </table:table-cell>
          <table:table-cell table:style-name="Tableau50.B2" office:value-type="string">
            <text:p text:style-name="P16">STREAMEN</text:p>
          </table:table-cell>
          <table:table-cell table:style-name="Tableau50.H2" table:number-columns-spanned="2" office:value-type="string">
            <text:p text:style-name="P16">STRMCHAN</text:p>
          </table:table-cell>
          <table:covered-table-cell/>
        </table:table-row>
        <table:table-row>
          <table:table-cell table:style-name="Tableau50.A3" office:value-type="string">
            <text:p text:style-name="P10">default</text:p>
          </table:table-cell>
          <table:table-cell table:style-name="Tableau50.B3" office:value-type="string">
            <text:p text:style-name="P16">0</text:p>
          </table:table-cell>
          <table:table-cell table:style-name="Tableau50.B3" office:value-type="string">
            <text:p text:style-name="P16">0</text:p>
          </table:table-cell>
          <table:table-cell table:style-name="Tableau50.B3" table:number-columns-spanned="2" office:value-type="string">
            <text:p text:style-name="P16">0b00</text:p>
          </table:table-cell>
          <table:covered-table-cell/>
          <table:table-cell table:style-name="Tableau50.B3" office:value-type="string">
            <text:p text:style-name="P16">0</text:p>
          </table:table-cell>
          <table:table-cell table:style-name="Tableau50.B3" office:value-type="string">
            <text:p text:style-name="P16">0</text:p>
          </table:table-cell>
          <table:table-cell table:style-name="Tableau50.H3" table:number-columns-spanned="2" office:value-type="string">
            <text:p text:style-name="P16">0b00</text:p>
          </table:table-cell>
          <table:covered-table-cell/>
        </table:table-row>
      </table:table>
      <text:p text:style-name="P8"><text:span text:style-name="T17">Table </text:span><text:span text:style-name="T14">?</text:span><text:span text:style-name="T17">.50 : Detailed register address 0x30</text:span></text:p>
      <text:p text:style-name="P7">The register <text:span text:style-name="T21">MAINCTRL</text:span><text:span text:style-name="T16"> </text:span>at address 0x30 is a read and write configuration register and therefore the value read from this address reflects exactly what is written to it.</text:p>
      <text:list xml:id="list37378813" text:continue-numbering="true" text:style-name="L11">
        <text:list-item>
          <text:p text:style-name="P29"><text:span text:style-name="T18">PPM</text:span> = Pulse Positioning Modulation: If <text:span text:style-name="T18">PPM</text:span> = '0', the modulation used by the transceiver is OOK (the modem outputs a '1' to communicate a '1' and a '0' for a '0'). If <text:span text:style-name="T18">PPM</text:span> = '1', each bit that would be transmitted by the modem with OOK is immediately followed by its opposite : to communicate a '1' to the remote receiver, a transmitting modem will send a '1' immediately followed by a '0' and vice versa for communicating a '0'. Hence, data exchanges with PPM needs twice the power and twice the time (data rate halved) but could in theory improve SNR by 3 dB.</text:p>
        </text:list-item>
        <text:list-item>
          <text:p text:style-name="P29"><text:span text:style-name="T18">SCRAMBLE</text:span> = Data scrambling (whitening) enable: If <text:span text:style-name="T18">SCRAMBLE</text:span> = '1', data to transmit is “XORed” with a deterministic pseudo-random sequence generated by the modem's LFSR prior to transmission in order to even out the number of '1's and '0's transmitted. If <text:span text:style-name="T18">SCRAMBLE</text:span> = '0', data skips past the LFSR unaffected. This feature is relevant only if <text:span text:style-name="T18">DATASRC</text:span> = 0b00.</text:p>
        </text:list-item>
        <text:list-item>
          <text:p text:style-name="P29"><text:soft-page-break/><text:span text:style-name="T18">DATASRC</text:span> = Packet data source: This register field dictates to the modem where to get the data to fill the payload of an UWB frame. If <text:span text:style-name="T18">DATASRC</text:span> = 0b00, the modem is configured for normal operation. It uses the data in the transmission buffer to fill the payload of transmitted frame and put the whole payload it gets from received frames into the reception buffer. If <text:span text:style-name="T18">DATASRC</text:span> is any other value than 0b00, frame payloads are filled with 'fake' data that is a predetermined pattern for debugging and BER measurment. In this case, the modem that receives a frame in that mode of operation will write only one byte in the reception buffer per frame as an unsigned value indicating how many errors there were in the received frame. The only difference between the settings 0b01, 0b10 and 0b11 for <text:span text:style-name="T18">DATASRC</text:span> is the chosen pattern: When <text:span text:style-name="T18">DATASRC</text:span> = 0b01, the pseudo-random sequence of the LFSR fills the payloads of each frame. When <text:span text:style-name="T18">DATASRC</text:span> = 0b10, payloads are filled with alternating '1's and '0's just like preambles. When <text:span text:style-name="T18">DATASRC</text:span> = 0b11, payloads are filled with only '1's constituting the worst case scenario for EM emissions and energy consumption with OOK modulation. Obviously, this is another debugging feature.</text:p>
        </text:list-item>
        <text:list-item>
          <text:p text:style-name="P29"><text:span text:style-name="T18">BYPASS</text:span> = Bypass digital circuits: When this bit is set to '1', the <text:span text:style-name="T18">STRM_OUT</text:span> pins are driven by the ADC channel determined by register field <text:span text:style-name="T18">STRMCHAN</text:span>, the analog transmitter's serial input is driven by the <text:span text:style-name="T18">STRM_IN</text:span> input pin and the modem have no control over what is being transmitted. Normal device operation is acheived when this bit is cleared in which case the <text:span text:style-name="T18">STRM_IN</text:span> pin remains unused. This is another debugging feature.</text:p>
        </text:list-item>
        <text:list-item>
          <text:p text:style-name="P29"><text:span text:style-name="T18">STREAMEN</text:span> = Receiver streaming enable: When this bit is set to '1', the baseband processor completely skips the preamble detection and gain adjustment procedures and directly stream to the RX buffer everything it reads from the ADC channel selected by register field <text:span text:style-name="T18">STRMCHAN</text:span> as if it is continously reading data. This is another debugging feature and it must be noted that the reception buffer fills up very quickly when this is used.</text:p>
        </text:list-item>
        <text:list-item>
          <text:p text:style-name="P29"><text:span text:style-name="T18">STRMCHAN</text:span> = Receiver's streaming channel: Writing to this register selects which one of the four ADC channels of the receiver is the chosen channel to stream data from. The selected channel can also be observed through <text:span text:style-name="T18">STRM_OUT</text:span> pins when <text:span text:style-name="T18">BYPASS</text:span> is set to '1'. This is another debugging feature.</text:p>
        </text:list-item>
      </text:list>
      <text:p text:style-name="P7"/>
      <table:table table:name="Tableau51" table:style-name="Tableau51">
        <table:table-column table:style-name="Tableau51.A"/>
        <table:table-column table:style-name="Tableau51.B" table:number-columns-repeated="7"/>
        <table:table-column table:style-name="Tableau51.I"/>
        <table:table-row>
          <table:table-cell table:style-name="Tableau51.A1" office:value-type="string">
            <text:p text:style-name="P10">bit #</text:p>
          </table:table-cell>
          <table:table-cell table:style-name="Tableau51.B1" office:value-type="string">
            <text:p text:style-name="P13">7</text:p>
          </table:table-cell>
          <table:table-cell table:style-name="Tableau51.B1" office:value-type="string">
            <text:p text:style-name="P13">6</text:p>
          </table:table-cell>
          <table:table-cell table:style-name="Tableau51.B1" office:value-type="string">
            <text:p text:style-name="P13">5</text:p>
          </table:table-cell>
          <table:table-cell table:style-name="Tableau51.B1" office:value-type="string">
            <text:p text:style-name="P13">4</text:p>
          </table:table-cell>
          <table:table-cell table:style-name="Tableau51.B1" office:value-type="string">
            <text:p text:style-name="P13">3</text:p>
          </table:table-cell>
          <table:table-cell table:style-name="Tableau51.B1" office:value-type="string">
            <text:p text:style-name="P13">2</text:p>
          </table:table-cell>
          <table:table-cell table:style-name="Tableau51.B1" office:value-type="string">
            <text:p text:style-name="P13">1</text:p>
          </table:table-cell>
          <table:table-cell table:style-name="Tableau51.I1" office:value-type="string">
            <text:p text:style-name="P13">0</text:p>
          </table:table-cell>
        </table:table-row>
        <table:table-row>
          <table:table-cell table:style-name="Tableau51.A2" office:value-type="string">
            <text:p text:style-name="P10">r/w</text:p>
          </table:table-cell>
          <table:table-cell table:style-name="Tableau51.B2" office:value-type="string">
            <text:p text:style-name="P16">-</text:p>
          </table:table-cell>
          <table:table-cell table:style-name="Tableau51.B2" office:value-type="string">
            <text:p text:style-name="P16">AUTO_TX</text:p>
          </table:table-cell>
          <table:table-cell table:style-name="Tableau51.B2" office:value-type="string">
            <text:p text:style-name="P16">MANUGAIN</text:p>
          </table:table-cell>
          <table:table-cell table:style-name="Tableau51.B2" office:value-type="string">
            <text:p text:style-name="P16">MANUTHRS</text:p>
          </table:table-cell>
          <table:table-cell table:style-name="Tableau51.F2" table:number-columns-spanned="4" office:value-type="string">
            <text:p text:style-name="P16">THRESHOL</text:p>
          </table:table-cell>
          <table:covered-table-cell/>
          <table:covered-table-cell/>
          <table:covered-table-cell/>
        </table:table-row>
        <table:table-row>
          <table:table-cell table:style-name="Tableau51.A3" office:value-type="string">
            <text:p text:style-name="P10">default</text:p>
          </table:table-cell>
          <table:table-cell table:style-name="Tableau51.B3" office:value-type="string">
            <text:p text:style-name="P16">-</text:p>
          </table:table-cell>
          <table:table-cell table:style-name="Tableau51.B3" office:value-type="string">
            <text:p text:style-name="P16">0</text:p>
          </table:table-cell>
          <table:table-cell table:style-name="Tableau51.B3" office:value-type="string">
            <text:p text:style-name="P16">0</text:p>
          </table:table-cell>
          <table:table-cell table:style-name="Tableau51.B3" office:value-type="string">
            <text:p text:style-name="P16">0</text:p>
          </table:table-cell>
          <table:table-cell table:style-name="Tableau51.F3" table:number-columns-spanned="4" office:value-type="string">
            <text:p text:style-name="P16">0x0</text:p>
          </table:table-cell>
          <table:covered-table-cell/>
          <table:covered-table-cell/>
          <table:covered-table-cell/>
        </table:table-row>
      </table:table>
      <text:p text:style-name="P8"><text:span text:style-name="T17">Table </text:span><text:span text:style-name="T14">?</text:span><text:span text:style-name="T17">.51 : Detailed register address 0x31</text:span></text:p>
      <text:p text:style-name="P7">The register <text:span text:style-name="T21">MANUCTRL</text:span><text:span text:style-name="T16"> </text:span>at address 0x31 is a read and write configuration register and therefore the value read from this address reflects exactly what is written to it. This register is comprised of debugging features only.</text:p>
      <text:list xml:id="list37376942" text:continue-numbering="true" text:style-name="L11">
        <text:list-item>
          <text:p text:style-name="P29"><text:span text:style-name="T18">AUTO_TX</text:span> = Automatic transmission: When this bit is set to '1', everytime the transceiver wakes up (when the DLL is powered-up), the write-only sticky bit <text:s/>is set. This results in an attempt to transmit a packet everytime the transceiver enters in TX mode for the first time after a wake-up. For example, transitioning from sleep to RX mode, to TX mode, to RX mode then to TX mode again will result in an attempt to transmit only at the beginning of the first TX mode period. This feature is merely a debugging commodity that was requested by Michiel and is intended for debugging with a transmitter sending 'fake' (debugging) data (when <text:span text:style-name="T18">DATASRC</text:span> is not 0b00), going to sleep then waking up and <text:soft-page-break/>sending again periodically without having to issue any command to the device. If <text:s/>= '0', transmissions only occur as described with the sticky bit <text:span text:style-name="T18">STARTTX</text:span> at address 0x1F.</text:p>
        </text:list-item>
        <text:list-item>
          <text:p text:style-name="P29"><text:span text:style-name="T18">MANUGAIN</text:span> = Manual gain control enable: If <text:span text:style-name="T18">MANUGAIN</text:span> = '1', the variable gain of the receiver is controlled by the register field <text:span text:style-name="T18">RXGAINSET</text:span> at address 0x1D and all the gain adjustment processes of the modem are overriden. If <text:span text:style-name="T18">MANUGAIN</text:span> = '0', the gain loop control is left to the modem as normal operation entails and the value of register field <text:span text:style-name="T18">RXGAINSET</text:span> is irrelevant.</text:p>
        </text:list-item>
        <text:list-item>
          <text:p text:style-name="P29"><text:span text:style-name="T18">MANUTHRS</text:span> = Manual bit decision threshold enable: If <text:span text:style-name="T18">MANUTHRS</text:span> = '1', the threshold that matches ADC sample values to bit values is fixed by the register field <text:span text:style-name="T18">THRESHOL</text:span> below and the modem can't decide which threshold is optimal for receiving UWB frames. If <text:span text:style-name="T18">MANUTHRS</text:span> = '0', the modem decides automatically what samples constitute a '1' and what samples constitute a '0'.</text:p>
        </text:list-item>
        <text:list-item>
          <text:p text:style-name="P29"><text:span text:style-name="T18">THRESHOL</text:span> = Bit decision threshold (manual): If the selected modulation is OOK (when <text:span text:style-name="T18">PPM</text:span> = '0'), the default value of the decision threshold is 4 (0b0100) which means any ADC sample above 0b100 is interpreted as a '1' and anything at or below 0b100 is interpreted as a '0'. If the selected modulation is PPM (when <text:span text:style-name="T18">PPM</text:span> = '1'), the default value of the decision threshold is 7 (0b0111) and the way a PPM sample is obtained is by inverting the value of the second ADC sample of a symbol and summing it up with the first ADC sample. The equivalent arithmetic operation to obtain a PPM “symbol” is the following; first_sample – second_sample + 7. Therefore, the threshold with PPM modulation should always be 7 (0b0111) and the same comparison takes place to determine whether the symbol represents a '1' or a '0'; anything above the threshold is a '1' and anything at or below is a '0'. This register is in effect only if <text:span text:style-name="T18">MANUTHRS</text:span> = '1'.</text:p>
        </text:list-item>
      </text:list>
      <text:p text:style-name="P7"/>
      <table:table table:name="Tableau52" table:style-name="Tableau52">
        <table:table-column table:style-name="Tableau52.A"/>
        <table:table-column table:style-name="Tableau52.B" table:number-columns-repeated="7"/>
        <table:table-column table:style-name="Tableau52.I"/>
        <table:table-row>
          <table:table-cell table:style-name="Tableau52.A1" office:value-type="string">
            <text:p text:style-name="P10">bit #</text:p>
          </table:table-cell>
          <table:table-cell table:style-name="Tableau52.B1" office:value-type="string">
            <text:p text:style-name="P13">7</text:p>
          </table:table-cell>
          <table:table-cell table:style-name="Tableau52.B1" office:value-type="string">
            <text:p text:style-name="P13">6</text:p>
          </table:table-cell>
          <table:table-cell table:style-name="Tableau52.B1" office:value-type="string">
            <text:p text:style-name="P13">5</text:p>
          </table:table-cell>
          <table:table-cell table:style-name="Tableau52.B1" office:value-type="string">
            <text:p text:style-name="P13">4</text:p>
          </table:table-cell>
          <table:table-cell table:style-name="Tableau52.B1" office:value-type="string">
            <text:p text:style-name="P13">3</text:p>
          </table:table-cell>
          <table:table-cell table:style-name="Tableau52.B1" office:value-type="string">
            <text:p text:style-name="P13">2</text:p>
          </table:table-cell>
          <table:table-cell table:style-name="Tableau52.B1" office:value-type="string">
            <text:p text:style-name="P13">1</text:p>
          </table:table-cell>
          <table:table-cell table:style-name="Tableau52.I1" office:value-type="string">
            <text:p text:style-name="P13">0</text:p>
          </table:table-cell>
        </table:table-row>
        <table:table-row>
          <table:table-cell table:style-name="Tableau52.A2" office:value-type="string">
            <text:p text:style-name="P10">r/w</text:p>
          </table:table-cell>
          <table:table-cell table:style-name="Tableau52.B2" office:value-type="string">
            <text:p text:style-name="P16">-</text:p>
          </table:table-cell>
          <table:table-cell table:style-name="Tableau52.B2" office:value-type="string">
            <text:p text:style-name="P16">-</text:p>
          </table:table-cell>
          <table:table-cell table:style-name="Tableau52.B2" office:value-type="string">
            <text:p text:style-name="P16">-</text:p>
          </table:table-cell>
          <table:table-cell table:style-name="Tableau52.B2" office:value-type="string">
            <text:p text:style-name="P16">PREAMBX2</text:p>
          </table:table-cell>
          <table:table-cell table:style-name="Tableau52.B2" office:value-type="string">
            <text:p text:style-name="P16">SYNCWLEN</text:p>
          </table:table-cell>
          <table:table-cell table:style-name="Tableau52.B2" office:value-type="string">
            <text:p text:style-name="P16">SYNCWRX2</text:p>
          </table:table-cell>
          <table:table-cell table:style-name="Tableau52.H2" table:number-columns-spanned="2" office:value-type="string">
            <text:p text:style-name="P16">SYNCWTOL</text:p>
          </table:table-cell>
          <table:covered-table-cell/>
        </table:table-row>
        <table:table-row>
          <table:table-cell table:style-name="Tableau52.A3" office:value-type="string">
            <text:p text:style-name="P10">default</text:p>
          </table:table-cell>
          <table:table-cell table:style-name="Tableau52.B3" office:value-type="string">
            <text:p text:style-name="P16">-</text:p>
          </table:table-cell>
          <table:table-cell table:style-name="Tableau52.B3" office:value-type="string">
            <text:p text:style-name="P16">-</text:p>
          </table:table-cell>
          <table:table-cell table:style-name="Tableau52.B3" office:value-type="string">
            <text:p text:style-name="P16">-</text:p>
          </table:table-cell>
          <table:table-cell table:style-name="Tableau52.B3" office:value-type="string">
            <text:p text:style-name="P16">1</text:p>
          </table:table-cell>
          <table:table-cell table:style-name="Tableau52.B3" office:value-type="string">
            <text:p text:style-name="P16">1</text:p>
          </table:table-cell>
          <table:table-cell table:style-name="Tableau52.B3" office:value-type="string">
            <text:p text:style-name="P16">0</text:p>
          </table:table-cell>
          <table:table-cell table:style-name="Tableau52.H3" table:number-columns-spanned="2" office:value-type="string">
            <text:p text:style-name="P16">0b00</text:p>
          </table:table-cell>
          <table:covered-table-cell/>
        </table:table-row>
      </table:table>
      <text:p text:style-name="P8"><text:span text:style-name="T17">Table </text:span><text:span text:style-name="T14">?</text:span><text:span text:style-name="T17">.52 : Detailed register address 0x32</text:span></text:p>
      <text:p text:style-name="P7">The regis<text:span text:style-name="T16">ter </text:span><text:span text:style-name="T21">PREFRAME</text:span><text:span text:style-name="T16"> </text:span>at address 0x32 is a read and write configuration register and therefore the value read from this address reflects exactly what is written to it.</text:p>
      <text:list xml:id="list37388087" text:continue-numbering="true" text:style-name="L11">
        <text:list-item>
          <text:p text:style-name="P29"><text:span text:style-name="T18">PREAMBX2</text:span> = Perform preamble detection twice: If this bit is set to '1', the condition for triggering preamble detection has to be met for two consecutive accumulations for a preamble to be considered detected by the baseband processor (see register description at address 0x2B). <text:s/>This is generally very helpful to reach a better compromise between high preamble detection sensitivity and low probability of false preamble detection. <text:s/>The only possible downside is that the minimum preamble length for a successful wireless data exchange may need to be slightly longer (2 additional bytes <text:span text:style-name="T24">at most</text:span>).</text:p>
        </text:list-item>
        <text:list-item>
          <text:p text:style-name="P29"><text:span text:style-name="T18">SYNCWLEN</text:span> = Synchronisation word length: If this bit is set to '1', the synchronisation word is two bytes long. If this bit is set to '0' then the synchronisation word is only one byte long and only the register address 0x35 defines the synchronisation word.</text:p>
        </text:list-item>
        <text:list-item>
          <text:p text:style-name="P29"><text:span text:style-name="T18">SYNCWRX2</text:span> = Double synchronisation word: If this bit is set to '1', the synchronisation word is sent and expected to be received twice instead of once.</text:p>
        </text:list-item>
        <text:list-item>
          <text:p text:style-name="P29"><text:span text:style-name="T18">SYNCWTOL</text:span> = Synchronisation word matching tolerance: When this register is cleared, the bit reading of a synchronisation word needs to match exactly the synchronisation word looked for by the baseband processor (set in register <text:span text:style-name="T18">SYNCWORD</text:span> at addresses 0x34 and 0x35). If <text:span text:style-name="T18">SYNCWTOL</text:span> is set to <text:soft-page-break/>0b01, the baseband processor will tolerate only one bit error per synchronisation word to trigger the start of the frame reading. If <text:span text:style-name="T18">SYNCWTOL</text:span> is set to 0b10 or 0b11, the baseband processor will tolerate one bit error per <text:span text:style-name="T25">byte</text:span> of synchronisation. This implies that when <text:span text:style-name="T18">SYNCWTOL</text:span> = 0b10 or 0b11, the modem's behavior stays identical to when <text:span text:style-name="T18">SYNCWTOL</text:span> = 0b01 if synchronisation words are only one byte long. Thus, when <text:span text:style-name="T18">SYNCWORD</text:span> = 0b00, the false readings of a synchronisation byte are far less likely but on the other hand, a packet could be completely lost simply due to a single bit error in its synchronisation word(s). This register bit along with <text:span text:style-name="T18">SYNCWRX2</text:span> and <text:span text:style-name="T18">SYNCWLEN</text:span> can help considerably to reach the best compromise between transmission efficiency (time and energy), robustness to false detections and tolerance to single bit errors.</text:p>
        </text:list-item>
      </text:list>
      <text:p text:style-name="P7"/>
      <table:table table:name="Tableau53" table:style-name="Tableau53">
        <table:table-column table:style-name="Tableau53.A"/>
        <table:table-column table:style-name="Tableau53.B" table:number-columns-repeated="7"/>
        <table:table-column table:style-name="Tableau53.I"/>
        <table:table-row>
          <table:table-cell table:style-name="Tableau53.A1" office:value-type="string">
            <text:p text:style-name="P10">bit #</text:p>
          </table:table-cell>
          <table:table-cell table:style-name="Tableau53.B1" office:value-type="string">
            <text:p text:style-name="P13">7</text:p>
          </table:table-cell>
          <table:table-cell table:style-name="Tableau53.B1" office:value-type="string">
            <text:p text:style-name="P13">6</text:p>
          </table:table-cell>
          <table:table-cell table:style-name="Tableau53.B1" office:value-type="string">
            <text:p text:style-name="P13">5</text:p>
          </table:table-cell>
          <table:table-cell table:style-name="Tableau53.B1" office:value-type="string">
            <text:p text:style-name="P13">4</text:p>
          </table:table-cell>
          <table:table-cell table:style-name="Tableau53.B1" office:value-type="string">
            <text:p text:style-name="P13">3</text:p>
          </table:table-cell>
          <table:table-cell table:style-name="Tableau53.B1" office:value-type="string">
            <text:p text:style-name="P13">2</text:p>
          </table:table-cell>
          <table:table-cell table:style-name="Tableau53.B1" office:value-type="string">
            <text:p text:style-name="P13">1</text:p>
          </table:table-cell>
          <table:table-cell table:style-name="Tableau53.I1" office:value-type="string">
            <text:p text:style-name="P13">0</text:p>
          </table:table-cell>
        </table:table-row>
        <table:table-row>
          <table:table-cell table:style-name="Tableau53.A2" office:value-type="string">
            <text:p text:style-name="P10">r/w</text:p>
          </table:table-cell>
          <table:table-cell table:style-name="Tableau53.B2" table:number-columns-spanned="8" office:value-type="string">
            <text:p text:style-name="P16">PREAMBLEN</text:p>
          </table:table-cell>
          <table:covered-table-cell/>
          <table:covered-table-cell/>
          <table:covered-table-cell/>
          <table:covered-table-cell/>
          <table:covered-table-cell/>
          <table:covered-table-cell/>
          <table:covered-table-cell/>
        </table:table-row>
        <table:table-row>
          <table:table-cell table:style-name="Tableau53.A3" office:value-type="string">
            <text:p text:style-name="P10">default</text:p>
          </table:table-cell>
          <table:table-cell table:style-name="Tableau53.B3" table:number-columns-spanned="8" office:value-type="string">
            <text:p text:style-name="P16">0x09</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53 : Detailed register address 0x33</text:span></text:p>
      <text:p text:style-name="P7">The register <text:span text:style-name="T21">PREAMBLEN</text:span><text:span text:style-name="T16"> </text:span>at address 0x33 is a read and write configuration register and therefore the value read from this address reflects exactly what is written to it.</text:p>
      <text:list xml:id="list37388745" text:continue-list="list37403479" text:style-name="L8">
        <text:list-item>
          <text:p text:style-name="P26"><text:span text:style-name="T18">PREAMBLEN</text:span> = Packet preamble length: This register's value dictates the number of bytes of preamble bits to transmit before sending the byte synchronisation word<text:note text:id="ftn1" text:note-class="footnote"><text:note-citation>1</text:note-citation><text:note-body><text:p text:style-name="Footnote">The actual length of the preamble is around [<text:span text:style-name="T19">PREAMBLEN</text:span> + 2 <text:span text:style-name="T29">¾</text:span>] bytes and varies slightly depending on the used modulation (see <text:span text:style-name="T19">PPM</text:span> at address 0x30)</text:p></text:note-body></text:note>. A higher value can make wireless packet detection and reception more robust at the cost of reduced effective data bandwidth and reduced energy efficiency. This register's value also informs the receiver on how long it should expect an incoming preamble to be. Thus, the receiver will spend more or less time tuning the VGA's gain to minimize the BER according to this value.</text:p>
        </text:list-item>
      </text:list>
      <text:p text:style-name="P7"/>
      <table:table table:name="Tableau54" table:style-name="Tableau54">
        <table:table-column table:style-name="Tableau54.A"/>
        <table:table-column table:style-name="Tableau54.B" table:number-columns-repeated="7"/>
        <table:table-column table:style-name="Tableau54.I"/>
        <table:table-row>
          <table:table-cell table:style-name="Tableau54.A1" office:value-type="string">
            <text:p text:style-name="P10">bit #</text:p>
          </table:table-cell>
          <table:table-cell table:style-name="Tableau54.B1" office:value-type="string">
            <text:p text:style-name="P13">15</text:p>
          </table:table-cell>
          <table:table-cell table:style-name="Tableau54.B1" office:value-type="string">
            <text:p text:style-name="P13">14</text:p>
          </table:table-cell>
          <table:table-cell table:style-name="Tableau54.B1" office:value-type="string">
            <text:p text:style-name="P13">13</text:p>
          </table:table-cell>
          <table:table-cell table:style-name="Tableau54.B1" office:value-type="string">
            <text:p text:style-name="P13">12</text:p>
          </table:table-cell>
          <table:table-cell table:style-name="Tableau54.B1" office:value-type="string">
            <text:p text:style-name="P13">11</text:p>
          </table:table-cell>
          <table:table-cell table:style-name="Tableau54.B1" office:value-type="string">
            <text:p text:style-name="P13">10</text:p>
          </table:table-cell>
          <table:table-cell table:style-name="Tableau54.B1" office:value-type="string">
            <text:p text:style-name="P13">9</text:p>
          </table:table-cell>
          <table:table-cell table:style-name="Tableau54.I1" office:value-type="string">
            <text:p text:style-name="P13">8</text:p>
          </table:table-cell>
        </table:table-row>
        <table:table-row>
          <table:table-cell table:style-name="Tableau54.A2" office:value-type="string">
            <text:p text:style-name="P10">r/w</text:p>
          </table:table-cell>
          <table:table-cell table:style-name="Tableau54.B2" table:number-columns-spanned="8" office:value-type="string">
            <text:p text:style-name="P16">SYNCWORD</text:p>
          </table:table-cell>
          <table:covered-table-cell/>
          <table:covered-table-cell/>
          <table:covered-table-cell/>
          <table:covered-table-cell/>
          <table:covered-table-cell/>
          <table:covered-table-cell/>
          <table:covered-table-cell/>
        </table:table-row>
        <table:table-row>
          <table:table-cell table:style-name="Tableau54.A3" office:value-type="string">
            <text:p text:style-name="P10">default</text:p>
          </table:table-cell>
          <table:table-cell table:style-name="Tableau54.B3" table:number-columns-spanned="8" office:value-type="string">
            <text:p text:style-name="P16">0xAA</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54 : Detailed register address 0x34</text:span></text:p>
      <table:table table:name="Tableau55" table:style-name="Tableau55">
        <table:table-column table:style-name="Tableau55.A"/>
        <table:table-column table:style-name="Tableau55.B" table:number-columns-repeated="7"/>
        <table:table-column table:style-name="Tableau55.I"/>
        <table:table-row>
          <table:table-cell table:style-name="Tableau55.A1" office:value-type="string">
            <text:p text:style-name="P10">bit #</text:p>
          </table:table-cell>
          <table:table-cell table:style-name="Tableau55.B1" office:value-type="string">
            <text:p text:style-name="P13">7</text:p>
          </table:table-cell>
          <table:table-cell table:style-name="Tableau55.B1" office:value-type="string">
            <text:p text:style-name="P13">6</text:p>
          </table:table-cell>
          <table:table-cell table:style-name="Tableau55.B1" office:value-type="string">
            <text:p text:style-name="P13">5</text:p>
          </table:table-cell>
          <table:table-cell table:style-name="Tableau55.B1" office:value-type="string">
            <text:p text:style-name="P13">4</text:p>
          </table:table-cell>
          <table:table-cell table:style-name="Tableau55.B1" office:value-type="string">
            <text:p text:style-name="P13">3</text:p>
          </table:table-cell>
          <table:table-cell table:style-name="Tableau55.B1" office:value-type="string">
            <text:p text:style-name="P13">2</text:p>
          </table:table-cell>
          <table:table-cell table:style-name="Tableau55.B1" office:value-type="string">
            <text:p text:style-name="P13">1</text:p>
          </table:table-cell>
          <table:table-cell table:style-name="Tableau55.I1" office:value-type="string">
            <text:p text:style-name="P13">0</text:p>
          </table:table-cell>
        </table:table-row>
        <table:table-row>
          <table:table-cell table:style-name="Tableau55.A2" office:value-type="string">
            <text:p text:style-name="P10">r/w</text:p>
          </table:table-cell>
          <table:table-cell table:style-name="Tableau55.B2" table:number-columns-spanned="8" office:value-type="string">
            <text:p text:style-name="P16">SYNCWORD</text:p>
          </table:table-cell>
          <table:covered-table-cell/>
          <table:covered-table-cell/>
          <table:covered-table-cell/>
          <table:covered-table-cell/>
          <table:covered-table-cell/>
          <table:covered-table-cell/>
          <table:covered-table-cell/>
        </table:table-row>
        <table:table-row>
          <table:table-cell table:style-name="Tableau55.A3" office:value-type="string">
            <text:p text:style-name="P10">default</text:p>
          </table:table-cell>
          <table:table-cell table:style-name="Tableau55.B3" table:number-columns-spanned="8" office:value-type="string">
            <text:p text:style-name="P16">0xA5</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55 : Detailed register address 0x35</text:span></text:p>
      <text:p text:style-name="P7">The register <text:span text:style-name="T21">SYNCWORD</text:span><text:span text:style-name="T16"> </text:span>at addresses 0x34 and 0x35 is a read and write configuration register and therefore the value read from this address reflects exactly what is written to it.</text:p>
      <text:list xml:id="list37378259" text:continue-numbering="true" text:style-name="L8">
        <text:list-item>
          <text:p text:style-name="P26"><text:span text:style-name="T18">SYNCWORD</text:span> = Packet synchronisation word: This 16-bits register gives the synchronisation word to transmit immediately after the preamble and to expect at the end of every preamble received. A good <text:soft-page-break/>value for this register generally involves a byte value than can't be mistaken for any part of the preamble even with noise induced errors. </text:p>
        </text:list-item>
      </text:list>
      <text:p text:style-name="P7"/>
      <table:table table:name="Tableau56" table:style-name="Tableau56">
        <table:table-column table:style-name="Tableau56.A"/>
        <table:table-column table:style-name="Tableau56.B" table:number-columns-repeated="7"/>
        <table:table-column table:style-name="Tableau56.I"/>
        <table:table-row>
          <table:table-cell table:style-name="Tableau56.A1" office:value-type="string">
            <text:p text:style-name="P10">bit #</text:p>
          </table:table-cell>
          <table:table-cell table:style-name="Tableau56.B1" office:value-type="string">
            <text:p text:style-name="P13">15</text:p>
          </table:table-cell>
          <table:table-cell table:style-name="Tableau56.B1" office:value-type="string">
            <text:p text:style-name="P13">14</text:p>
          </table:table-cell>
          <table:table-cell table:style-name="Tableau56.B1" office:value-type="string">
            <text:p text:style-name="P13">13</text:p>
          </table:table-cell>
          <table:table-cell table:style-name="Tableau56.B1" office:value-type="string">
            <text:p text:style-name="P13">12</text:p>
          </table:table-cell>
          <table:table-cell table:style-name="Tableau56.B1" office:value-type="string">
            <text:p text:style-name="P13">11</text:p>
          </table:table-cell>
          <table:table-cell table:style-name="Tableau56.B1" office:value-type="string">
            <text:p text:style-name="P13">10</text:p>
          </table:table-cell>
          <table:table-cell table:style-name="Tableau56.B1" office:value-type="string">
            <text:p text:style-name="P13">9</text:p>
          </table:table-cell>
          <table:table-cell table:style-name="Tableau56.I1" office:value-type="string">
            <text:p text:style-name="P13">8</text:p>
          </table:table-cell>
        </table:table-row>
        <table:table-row>
          <table:table-cell table:style-name="Tableau56.A2" office:value-type="string">
            <text:p text:style-name="P10">r/w</text:p>
          </table:table-cell>
          <table:table-cell table:style-name="Tableau56.B2" table:number-columns-spanned="8" office:value-type="string">
            <text:p text:style-name="P16">CRCPOLYNO</text:p>
          </table:table-cell>
          <table:covered-table-cell/>
          <table:covered-table-cell/>
          <table:covered-table-cell/>
          <table:covered-table-cell/>
          <table:covered-table-cell/>
          <table:covered-table-cell/>
          <table:covered-table-cell/>
        </table:table-row>
        <table:table-row>
          <table:table-cell table:style-name="Tableau56.A3" office:value-type="string">
            <text:p text:style-name="P10">default</text:p>
          </table:table-cell>
          <table:table-cell table:style-name="Tableau56.B3" table:number-columns-spanned="8" office:value-type="string">
            <text:p text:style-name="P16">0x00</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56 : Detailed register address 0x36</text:span></text:p>
      <table:table table:name="Tableau57" table:style-name="Tableau57">
        <table:table-column table:style-name="Tableau57.A"/>
        <table:table-column table:style-name="Tableau57.B" table:number-columns-repeated="7"/>
        <table:table-column table:style-name="Tableau57.I"/>
        <table:table-row>
          <table:table-cell table:style-name="Tableau57.A1" office:value-type="string">
            <text:p text:style-name="P10">bit #</text:p>
          </table:table-cell>
          <table:table-cell table:style-name="Tableau57.B1" office:value-type="string">
            <text:p text:style-name="P13">7</text:p>
          </table:table-cell>
          <table:table-cell table:style-name="Tableau57.B1" office:value-type="string">
            <text:p text:style-name="P13">6</text:p>
          </table:table-cell>
          <table:table-cell table:style-name="Tableau57.B1" office:value-type="string">
            <text:p text:style-name="P13">5</text:p>
          </table:table-cell>
          <table:table-cell table:style-name="Tableau57.B1" office:value-type="string">
            <text:p text:style-name="P13">4</text:p>
          </table:table-cell>
          <table:table-cell table:style-name="Tableau57.B1" office:value-type="string">
            <text:p text:style-name="P13">3</text:p>
          </table:table-cell>
          <table:table-cell table:style-name="Tableau57.B1" office:value-type="string">
            <text:p text:style-name="P13">2</text:p>
          </table:table-cell>
          <table:table-cell table:style-name="Tableau57.B1" office:value-type="string">
            <text:p text:style-name="P13">1</text:p>
          </table:table-cell>
          <table:table-cell table:style-name="Tableau57.I1" office:value-type="string">
            <text:p text:style-name="P13">0</text:p>
          </table:table-cell>
        </table:table-row>
        <table:table-row>
          <table:table-cell table:style-name="Tableau57.A2" office:value-type="string">
            <text:p text:style-name="P10">r/w</text:p>
          </table:table-cell>
          <table:table-cell table:style-name="Tableau57.B2" table:number-columns-spanned="8" office:value-type="string">
            <text:p text:style-name="P16">CRCPOLYNO</text:p>
          </table:table-cell>
          <table:covered-table-cell/>
          <table:covered-table-cell/>
          <table:covered-table-cell/>
          <table:covered-table-cell/>
          <table:covered-table-cell/>
          <table:covered-table-cell/>
          <table:covered-table-cell/>
        </table:table-row>
        <table:table-row>
          <table:table-cell table:style-name="Tableau57.A3" office:value-type="string">
            <text:p text:style-name="P10">default</text:p>
          </table:table-cell>
          <table:table-cell table:style-name="Tableau57.B3" table:number-columns-spanned="8" office:value-type="string">
            <text:p text:style-name="P16">0x00</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57 : Detailed register address 0x37</text:span></text:p>
      <text:p text:style-name="P7">The register <text:span text:style-name="T21">CRCPOLYNO</text:span><text:span text:style-name="T16"> </text:span>at addresses 0x36 and 0x37 is a read and write configuration register and therefore the value read from this address reflects exactly what is written to it.</text:p>
      <text:list xml:id="list37399790" text:continue-numbering="true" text:style-name="L8">
        <text:list-item>
          <text:p text:style-name="P26"><text:span text:style-name="T18">CRCPOLYNO</text:span> = CRC generator's polynomial: This register field enables and sets the cyclic redundancy check's polynomial. For a CRC polynomial to work properly, both its least significant and most significant bits must be set. Whatever value is between those two extremes may affect performance but does not prevent a CRC feature from working. For obtaining a CRC verification code of N bits from a stream of bits, N+1 bits are needed for a polynomial. In this system, CRC verification codes can be 8 or 16 bits long, therefore used CRC polynomials must be 9 or 17 bits. Since the least significant bit should always be set, it is omitted from the register and presumed to be set to '1' at nonexistant position <text:span text:style-name="T24">-1</text:span> leaving 16 bits to be defined for this register and since the most significant bit of a polynomial must also be set, the presence of a '1' at position 15 or 7 is used to determine whether the polynomial is 17 bits long, 9 bits long or absent in which case the CRC feature is simply disabled: If bit 15 is set to '1', the polynomial is 17 bits long and <text:span text:style-name="T18">CRCPOLYNO</text:span>'s value represents the 16 most significant bits of that polynomial. If bit 15 is cleared but bit 7 is set, the polynomial is 9 bits long and only the least significant byte (address 0x37) is used to define the polynomial. If both bits 15 and 7 are cleared, no CRC field will be present or used for frame exchanges.</text:p>
        </text:list-item>
      </text:list>
      <text:p text:style-name="P7"/>
      <table:table table:name="Tableau58" table:style-name="Tableau58">
        <table:table-column table:style-name="Tableau58.A"/>
        <table:table-column table:style-name="Tableau58.B" table:number-columns-repeated="7"/>
        <table:table-column table:style-name="Tableau58.I"/>
        <table:table-row>
          <table:table-cell table:style-name="Tableau58.A1" office:value-type="string">
            <text:p text:style-name="P10">bit #</text:p>
          </table:table-cell>
          <table:table-cell table:style-name="Tableau58.B1" office:value-type="string">
            <text:p text:style-name="P13">15</text:p>
          </table:table-cell>
          <table:table-cell table:style-name="Tableau58.B1" office:value-type="string">
            <text:p text:style-name="P13">14</text:p>
          </table:table-cell>
          <table:table-cell table:style-name="Tableau58.B1" office:value-type="string">
            <text:p text:style-name="P13">13</text:p>
          </table:table-cell>
          <table:table-cell table:style-name="Tableau58.B1" office:value-type="string">
            <text:p text:style-name="P13">12</text:p>
          </table:table-cell>
          <table:table-cell table:style-name="Tableau58.B1" office:value-type="string">
            <text:p text:style-name="P13">11</text:p>
          </table:table-cell>
          <table:table-cell table:style-name="Tableau58.B1" office:value-type="string">
            <text:p text:style-name="P13">10</text:p>
          </table:table-cell>
          <table:table-cell table:style-name="Tableau58.B1" office:value-type="string">
            <text:p text:style-name="P13">9</text:p>
          </table:table-cell>
          <table:table-cell table:style-name="Tableau58.I1" office:value-type="string">
            <text:p text:style-name="P13">8</text:p>
          </table:table-cell>
        </table:table-row>
        <table:table-row>
          <table:table-cell table:style-name="Tableau58.A2" office:value-type="string">
            <text:p text:style-name="P10">r/w</text:p>
          </table:table-cell>
          <table:table-cell table:style-name="Tableau58.B2" table:number-columns-spanned="8" office:value-type="string">
            <text:p text:style-name="P16">TXADDRESS</text:p>
          </table:table-cell>
          <table:covered-table-cell/>
          <table:covered-table-cell/>
          <table:covered-table-cell/>
          <table:covered-table-cell/>
          <table:covered-table-cell/>
          <table:covered-table-cell/>
          <table:covered-table-cell/>
        </table:table-row>
        <table:table-row>
          <table:table-cell table:style-name="Tableau58.A3" office:value-type="string">
            <text:p text:style-name="P10">default</text:p>
          </table:table-cell>
          <table:table-cell table:style-name="Tableau58.B3" table:number-columns-spanned="8" office:value-type="string">
            <text:p text:style-name="P16">0x00</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58 : Detailed register address 0x38</text:span></text:p>
      <table:table table:name="Tableau59" table:style-name="Tableau59">
        <table:table-column table:style-name="Tableau59.A"/>
        <table:table-column table:style-name="Tableau59.B" table:number-columns-repeated="7"/>
        <table:table-column table:style-name="Tableau59.I"/>
        <table:table-row>
          <table:table-cell table:style-name="Tableau59.A1" office:value-type="string">
            <text:p text:style-name="P10">bit #</text:p>
          </table:table-cell>
          <table:table-cell table:style-name="Tableau59.B1" office:value-type="string">
            <text:p text:style-name="P13">7</text:p>
          </table:table-cell>
          <table:table-cell table:style-name="Tableau59.B1" office:value-type="string">
            <text:p text:style-name="P13">6</text:p>
          </table:table-cell>
          <table:table-cell table:style-name="Tableau59.B1" office:value-type="string">
            <text:p text:style-name="P13">5</text:p>
          </table:table-cell>
          <table:table-cell table:style-name="Tableau59.B1" office:value-type="string">
            <text:p text:style-name="P13">4</text:p>
          </table:table-cell>
          <table:table-cell table:style-name="Tableau59.B1" office:value-type="string">
            <text:p text:style-name="P13">3</text:p>
          </table:table-cell>
          <table:table-cell table:style-name="Tableau59.B1" office:value-type="string">
            <text:p text:style-name="P13">2</text:p>
          </table:table-cell>
          <table:table-cell table:style-name="Tableau59.B1" office:value-type="string">
            <text:p text:style-name="P13">1</text:p>
          </table:table-cell>
          <table:table-cell table:style-name="Tableau59.I1" office:value-type="string">
            <text:p text:style-name="P13">0</text:p>
          </table:table-cell>
        </table:table-row>
        <table:table-row>
          <table:table-cell table:style-name="Tableau59.A2" office:value-type="string">
            <text:p text:style-name="P10">r/w</text:p>
          </table:table-cell>
          <table:table-cell table:style-name="Tableau59.B2" table:number-columns-spanned="8" office:value-type="string">
            <text:p text:style-name="P16">TXADDRESS</text:p>
          </table:table-cell>
          <table:covered-table-cell/>
          <table:covered-table-cell/>
          <table:covered-table-cell/>
          <table:covered-table-cell/>
          <table:covered-table-cell/>
          <table:covered-table-cell/>
          <table:covered-table-cell/>
        </table:table-row>
        <table:table-row>
          <table:table-cell table:style-name="Tableau59.A3" office:value-type="string">
            <text:p text:style-name="P10">default</text:p>
          </table:table-cell>
          <table:table-cell table:style-name="Tableau59.B3" table:number-columns-spanned="8" office:value-type="string">
            <text:p text:style-name="P16">0x00</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59 : Detailed register address 0x39</text:span></text:p>
      <text:p text:style-name="P7">The register <text:span text:style-name="T21">TXADDRESS</text:span><text:span text:style-name="T16"> </text:span>at addresses 0x38 and 0x39 is a read and write configuration register and therefore the value read from this address reflects exactly what is written to it.</text:p>
      <text:list xml:id="list37389491" text:continue-numbering="true" text:style-name="L8">
        <text:list-item>
          <text:p text:style-name="P26"><text:soft-page-break/><text:span text:style-name="T18">TXADDRESS</text:span> = Transmitted remote receiver's address: This 16-bits register gives the address byte to put in the address field of the packet headers to transmit. This register is used only if the address field is enabled (see <text:span text:style-name="T18">HDRADDRE</text:span> at register address 0x3E).</text:p>
        </text:list-item>
      </text:list>
      <text:p text:style-name="P7"/>
      <table:table table:name="Tableau60" table:style-name="Tableau60">
        <table:table-column table:style-name="Tableau60.A"/>
        <table:table-column table:style-name="Tableau60.B" table:number-columns-repeated="7"/>
        <table:table-column table:style-name="Tableau60.I"/>
        <table:table-row>
          <table:table-cell table:style-name="Tableau60.A1" office:value-type="string">
            <text:p text:style-name="P10">bit #</text:p>
          </table:table-cell>
          <table:table-cell table:style-name="Tableau60.B1" office:value-type="string">
            <text:p text:style-name="P13">15</text:p>
          </table:table-cell>
          <table:table-cell table:style-name="Tableau60.B1" office:value-type="string">
            <text:p text:style-name="P13">14</text:p>
          </table:table-cell>
          <table:table-cell table:style-name="Tableau60.B1" office:value-type="string">
            <text:p text:style-name="P13">13</text:p>
          </table:table-cell>
          <table:table-cell table:style-name="Tableau60.B1" office:value-type="string">
            <text:p text:style-name="P13">12</text:p>
          </table:table-cell>
          <table:table-cell table:style-name="Tableau60.B1" office:value-type="string">
            <text:p text:style-name="P13">11</text:p>
          </table:table-cell>
          <table:table-cell table:style-name="Tableau60.B1" office:value-type="string">
            <text:p text:style-name="P13">10</text:p>
          </table:table-cell>
          <table:table-cell table:style-name="Tableau60.B1" office:value-type="string">
            <text:p text:style-name="P13">9</text:p>
          </table:table-cell>
          <table:table-cell table:style-name="Tableau60.I1" office:value-type="string">
            <text:p text:style-name="P13">8</text:p>
          </table:table-cell>
        </table:table-row>
        <table:table-row>
          <table:table-cell table:style-name="Tableau60.A2" office:value-type="string">
            <text:p text:style-name="P10">r/w</text:p>
          </table:table-cell>
          <table:table-cell table:style-name="Tableau60.B2" table:number-columns-spanned="8" office:value-type="string">
            <text:p text:style-name="P16">RXADDRESS</text:p>
          </table:table-cell>
          <table:covered-table-cell/>
          <table:covered-table-cell/>
          <table:covered-table-cell/>
          <table:covered-table-cell/>
          <table:covered-table-cell/>
          <table:covered-table-cell/>
          <table:covered-table-cell/>
        </table:table-row>
        <table:table-row>
          <table:table-cell table:style-name="Tableau60.A3" office:value-type="string">
            <text:p text:style-name="P10">default</text:p>
          </table:table-cell>
          <table:table-cell table:style-name="Tableau60.B3" table:number-columns-spanned="8" office:value-type="string">
            <text:p text:style-name="P16">0x00</text:p>
          </table:table-cell>
          <table:covered-table-cell/>
          <table:covered-table-cell/>
          <table:covered-table-cell/>
          <table:covered-table-cell/>
          <table:covered-table-cell/>
          <table:covered-table-cell/>
          <table:covered-table-cell/>
        </table:table-row>
      </table:table>
      <text:p text:style-name="P9"><text:span text:style-name="T26">Table </text:span><text:span text:style-name="T15">?</text:span><text:span text:style-name="T26">.60 : Detailed register address 0x3A</text:span></text:p>
      <table:table table:name="Tableau61" table:style-name="Tableau61">
        <table:table-column table:style-name="Tableau61.A"/>
        <table:table-column table:style-name="Tableau61.B" table:number-columns-repeated="7"/>
        <table:table-column table:style-name="Tableau61.I"/>
        <table:table-row>
          <table:table-cell table:style-name="Tableau61.A1" office:value-type="string">
            <text:p text:style-name="P10">bit #</text:p>
          </table:table-cell>
          <table:table-cell table:style-name="Tableau61.B1" office:value-type="string">
            <text:p text:style-name="P13">7</text:p>
          </table:table-cell>
          <table:table-cell table:style-name="Tableau61.B1" office:value-type="string">
            <text:p text:style-name="P13">6</text:p>
          </table:table-cell>
          <table:table-cell table:style-name="Tableau61.B1" office:value-type="string">
            <text:p text:style-name="P13">5</text:p>
          </table:table-cell>
          <table:table-cell table:style-name="Tableau61.B1" office:value-type="string">
            <text:p text:style-name="P13">4</text:p>
          </table:table-cell>
          <table:table-cell table:style-name="Tableau61.B1" office:value-type="string">
            <text:p text:style-name="P13">3</text:p>
          </table:table-cell>
          <table:table-cell table:style-name="Tableau61.B1" office:value-type="string">
            <text:p text:style-name="P13">2</text:p>
          </table:table-cell>
          <table:table-cell table:style-name="Tableau61.B1" office:value-type="string">
            <text:p text:style-name="P13">1</text:p>
          </table:table-cell>
          <table:table-cell table:style-name="Tableau61.I1" office:value-type="string">
            <text:p text:style-name="P13">0</text:p>
          </table:table-cell>
        </table:table-row>
        <table:table-row>
          <table:table-cell table:style-name="Tableau61.A2" office:value-type="string">
            <text:p text:style-name="P10">r/w</text:p>
          </table:table-cell>
          <table:table-cell table:style-name="Tableau61.B2" table:number-columns-spanned="8" office:value-type="string">
            <text:p text:style-name="P16">RXADDRESS</text:p>
          </table:table-cell>
          <table:covered-table-cell/>
          <table:covered-table-cell/>
          <table:covered-table-cell/>
          <table:covered-table-cell/>
          <table:covered-table-cell/>
          <table:covered-table-cell/>
          <table:covered-table-cell/>
        </table:table-row>
        <table:table-row>
          <table:table-cell table:style-name="Tableau61.A3" office:value-type="string">
            <text:p text:style-name="P10">default</text:p>
          </table:table-cell>
          <table:table-cell table:style-name="Tableau61.B3" table:number-columns-spanned="8" office:value-type="string">
            <text:p text:style-name="P16">0x00</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61 : Detailed register address 0x3B</text:span></text:p>
      <text:p text:style-name="P7">The register <text:span text:style-name="T21">RXADDRESS</text:span><text:span text:style-name="T16"> </text:span>at addresses 0x3A and 0x3B is a read and write configuration register and therefore the value read from this address reflects exactly what is written to it.</text:p>
      <text:list xml:id="list37397022" text:continue-numbering="true" text:style-name="L8">
        <text:list-item>
          <text:p text:style-name="P26"><text:span text:style-name="T18">RXADDRESS</text:span> = Local receiver's address: This 16-bits register determines its own chip's 16-bits address to expect from every packet received. This allows the device to easily discard packets that aren't destined to it. This register is used only if the address field is enabled (see <text:span text:style-name="T18">HDRADDRE</text:span> at register address 0x3E).</text:p>
        </text:list-item>
      </text:list>
      <text:p text:style-name="P7"/>
      <table:table table:name="Tableau62" table:style-name="Tableau62">
        <table:table-column table:style-name="Tableau62.A"/>
        <table:table-column table:style-name="Tableau62.B" table:number-columns-repeated="7"/>
        <table:table-column table:style-name="Tableau62.I"/>
        <table:table-row>
          <table:table-cell table:style-name="Tableau62.A1" office:value-type="string">
            <text:p text:style-name="P10">bit #</text:p>
          </table:table-cell>
          <table:table-cell table:style-name="Tableau62.B1" office:value-type="string">
            <text:p text:style-name="P13">7</text:p>
          </table:table-cell>
          <table:table-cell table:style-name="Tableau62.B1" office:value-type="string">
            <text:p text:style-name="P13">6</text:p>
          </table:table-cell>
          <table:table-cell table:style-name="Tableau62.B1" office:value-type="string">
            <text:p text:style-name="P13">5</text:p>
          </table:table-cell>
          <table:table-cell table:style-name="Tableau62.B1" office:value-type="string">
            <text:p text:style-name="P13">4</text:p>
          </table:table-cell>
          <table:table-cell table:style-name="Tableau62.B1" office:value-type="string">
            <text:p text:style-name="P13">3</text:p>
          </table:table-cell>
          <table:table-cell table:style-name="Tableau62.B1" office:value-type="string">
            <text:p text:style-name="P13">2</text:p>
          </table:table-cell>
          <table:table-cell table:style-name="Tableau62.B1" office:value-type="string">
            <text:p text:style-name="P13">1</text:p>
          </table:table-cell>
          <table:table-cell table:style-name="Tableau62.I1" office:value-type="string">
            <text:p text:style-name="P13">0</text:p>
          </table:table-cell>
        </table:table-row>
        <table:table-row>
          <table:table-cell table:style-name="Tableau62.A2" office:value-type="string">
            <text:p text:style-name="P10">r/w</text:p>
          </table:table-cell>
          <table:table-cell table:style-name="Tableau62.B2" table:number-columns-spanned="8" office:value-type="string">
            <text:p text:style-name="P16">TXPKTSIZE</text:p>
          </table:table-cell>
          <table:covered-table-cell/>
          <table:covered-table-cell/>
          <table:covered-table-cell/>
          <table:covered-table-cell/>
          <table:covered-table-cell/>
          <table:covered-table-cell/>
          <table:covered-table-cell/>
        </table:table-row>
        <table:table-row>
          <table:table-cell table:style-name="Tableau62.A3" office:value-type="string">
            <text:p text:style-name="P10">default</text:p>
          </table:table-cell>
          <table:table-cell table:style-name="Tableau62.B3" table:number-columns-spanned="8" office:value-type="string">
            <text:p text:style-name="P16">0x10</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62 : Detailed register address 0x3C</text:span></text:p>
      <text:p text:style-name="P7">The register <text:span text:style-name="T21">TXPKTSIZE</text:span><text:span text:style-name="T16"> </text:span>at address 0x3C is a read and write configuration register and therefore the value read from this address reflects exactly what is written to it.</text:p>
      <text:list xml:id="list37402863" text:continue-numbering="true" text:style-name="L8">
        <text:list-item>
          <text:p text:style-name="P26"><text:span text:style-name="T18">TXPKTSIZE</text:span> = Transmitted packet's data size: This 8-bits register tells how many bytes of data to extract from the TX buffer and transmit wirelessly within the next packet (does not count the header, the synchronisation word(s) or the preamble, only the packet data). An exception exists for the interpretation of this register: For each unsigned integer represented by the value written in this register, this unsigned integer become the number of data bytes to transmit in the next packet <text:span text:style-name="T28">except</text:span> if this value is 0x00 in which case it is interpreted to mean 0x100 (256 bytes of data). Therefore, through this register's value, it is possible to choose to transmit per packet any number of data bytes between 1 and 256. This register is used only if <text:span text:style-name="T18">PKTSZSRC</text:span> = '0' (see register address 0x3E).</text:p>
        </text:list-item>
      </text:list>
      <text:p text:style-name="P7"/>
      <table:table table:name="Tableau63" table:style-name="Tableau63">
        <table:table-column table:style-name="Tableau63.A"/>
        <table:table-column table:style-name="Tableau63.B" table:number-columns-repeated="7"/>
        <table:table-column table:style-name="Tableau63.I"/>
        <table:table-row>
          <table:table-cell table:style-name="Tableau63.A1" office:value-type="string">
            <text:p text:style-name="P10">bit #</text:p>
          </table:table-cell>
          <table:table-cell table:style-name="Tableau63.B1" office:value-type="string">
            <text:p text:style-name="P13">7</text:p>
          </table:table-cell>
          <table:table-cell table:style-name="Tableau63.B1" office:value-type="string">
            <text:p text:style-name="P13">6</text:p>
          </table:table-cell>
          <table:table-cell table:style-name="Tableau63.B1" office:value-type="string">
            <text:p text:style-name="P13">5</text:p>
          </table:table-cell>
          <table:table-cell table:style-name="Tableau63.B1" office:value-type="string">
            <text:p text:style-name="P13">4</text:p>
          </table:table-cell>
          <table:table-cell table:style-name="Tableau63.B1" office:value-type="string">
            <text:p text:style-name="P13">3</text:p>
          </table:table-cell>
          <table:table-cell table:style-name="Tableau63.B1" office:value-type="string">
            <text:p text:style-name="P13">2</text:p>
          </table:table-cell>
          <table:table-cell table:style-name="Tableau63.B1" office:value-type="string">
            <text:p text:style-name="P13">1</text:p>
          </table:table-cell>
          <table:table-cell table:style-name="Tableau63.I1" office:value-type="string">
            <text:p text:style-name="P13">0</text:p>
          </table:table-cell>
        </table:table-row>
        <table:table-row>
          <table:table-cell table:style-name="Tableau63.A2" office:value-type="string">
            <text:p text:style-name="P10">r/w</text:p>
          </table:table-cell>
          <table:table-cell table:style-name="Tableau63.B2" table:number-columns-spanned="8" office:value-type="string">
            <text:p text:style-name="P16">RXPKTSIZE</text:p>
          </table:table-cell>
          <table:covered-table-cell/>
          <table:covered-table-cell/>
          <table:covered-table-cell/>
          <table:covered-table-cell/>
          <table:covered-table-cell/>
          <table:covered-table-cell/>
          <table:covered-table-cell/>
        </table:table-row>
        <table:table-row>
          <table:table-cell table:style-name="Tableau63.A3" office:value-type="string">
            <text:p text:style-name="P10">default</text:p>
          </table:table-cell>
          <table:table-cell table:style-name="Tableau63.B3" table:number-columns-spanned="8" office:value-type="string">
            <text:p text:style-name="P16">0x10</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63 : Detailed register address 0x3D</text:span></text:p>
      <text:p text:style-name="P7"><text:soft-page-break/>The register <text:span text:style-name="T21">RXPKTSIZE</text:span><text:span text:style-name="T16"> </text:span>at address 0x3D is a read and write configuration register and therefore the value read from this address reflects exactly what is written to it.</text:p>
      <text:list xml:id="list37375938" text:continue-numbering="true" text:style-name="L8">
        <text:list-item>
          <text:p text:style-name="P26"><text:span text:style-name="T18">RXPKTSIZE</text:span> = Received packet's data size: This 8-bits register tells how many bytes of data to expect from each packet (does not count the header, the synchronisation word(s) or the preamble, only the packet data). An exception exists for the interpretation of this register: For each unsigned integer represented by the value written in this register, this unsigned integer become the number of data bytes to read from the next packet <text:span text:style-name="T28">except</text:span> if this value is 0x00 in which case it is interpreted to mean 0x100 (256 bytes of data). Therefore, through this register's value, it is possible to choose any number of data bytes between 1 and 256 per packet received. This register is used only if <text:span text:style-name="T18">RXSIZEFE</text:span> = '0' (see register address 0x1E).</text:p>
        </text:list-item>
      </text:list>
      <text:p text:style-name="P7"/>
      <table:table table:name="Tableau64" table:style-name="Tableau64">
        <table:table-column table:style-name="Tableau64.A"/>
        <table:table-column table:style-name="Tableau64.B" table:number-columns-repeated="7"/>
        <table:table-column table:style-name="Tableau64.I"/>
        <table:table-row>
          <table:table-cell table:style-name="Tableau64.A1" office:value-type="string">
            <text:p text:style-name="P10">bit #</text:p>
          </table:table-cell>
          <table:table-cell table:style-name="Tableau64.B1" office:value-type="string">
            <text:p text:style-name="P13">7</text:p>
          </table:table-cell>
          <table:table-cell table:style-name="Tableau64.B1" office:value-type="string">
            <text:p text:style-name="P13">6</text:p>
          </table:table-cell>
          <table:table-cell table:style-name="Tableau64.B1" office:value-type="string">
            <text:p text:style-name="P13">5</text:p>
          </table:table-cell>
          <table:table-cell table:style-name="Tableau64.B1" office:value-type="string">
            <text:p text:style-name="P13">4</text:p>
          </table:table-cell>
          <table:table-cell table:style-name="Tableau64.B1" office:value-type="string">
            <text:p text:style-name="P13">3</text:p>
          </table:table-cell>
          <table:table-cell table:style-name="Tableau64.B1" office:value-type="string">
            <text:p text:style-name="P13">2</text:p>
          </table:table-cell>
          <table:table-cell table:style-name="Tableau64.B1" office:value-type="string">
            <text:p text:style-name="P13">1</text:p>
          </table:table-cell>
          <table:table-cell table:style-name="Tableau64.I1" office:value-type="string">
            <text:p text:style-name="P13">0</text:p>
          </table:table-cell>
        </table:table-row>
        <table:table-row>
          <table:table-cell table:style-name="Tableau64.A2" office:value-type="string">
            <text:p text:style-name="P10">r/w</text:p>
          </table:table-cell>
          <table:table-cell table:style-name="Tableau64.B2" office:value-type="string">
            <text:p text:style-name="P16">SAVECRC</text:p>
          </table:table-cell>
          <table:table-cell table:style-name="Tableau64.B2" office:value-type="string">
            <text:p text:style-name="P16">PKTSZSRC</text:p>
          </table:table-cell>
          <table:table-cell table:style-name="Tableau64.B2" office:value-type="string">
            <text:p text:style-name="P16">ADDRMTOL</text:p>
          </table:table-cell>
          <table:table-cell table:style-name="Tableau64.B2" office:value-type="string">
            <text:p text:style-name="P16">ADDRLEN</text:p>
          </table:table-cell>
          <table:table-cell table:style-name="Tableau64.B2" office:value-type="string">
            <text:p text:style-name="P16">SAVEADDR</text:p>
          </table:table-cell>
          <table:table-cell table:style-name="Tableau64.B2" office:value-type="string">
            <text:p text:style-name="P16">SAVESIZE</text:p>
          </table:table-cell>
          <table:table-cell table:style-name="Tableau64.B2" office:value-type="string">
            <text:p text:style-name="P16">HDRADDRE</text:p>
          </table:table-cell>
          <table:table-cell table:style-name="Tableau64.I2" office:value-type="string">
            <text:p text:style-name="P16">HDRSIZEE</text:p>
          </table:table-cell>
        </table:table-row>
        <table:table-row>
          <table:table-cell table:style-name="Tableau64.A3" office:value-type="string">
            <text:p text:style-name="P10">default</text:p>
          </table:table-cell>
          <table:table-cell table:style-name="Tableau64.B3" office:value-type="string">
            <text:p text:style-name="P16">0</text:p>
          </table:table-cell>
          <table:table-cell table:style-name="Tableau64.B3" office:value-type="string">
            <text:p text:style-name="P16">0</text:p>
          </table:table-cell>
          <table:table-cell table:style-name="Tableau64.B3" office:value-type="string">
            <text:p text:style-name="P16">0</text:p>
          </table:table-cell>
          <table:table-cell table:style-name="Tableau64.B3" office:value-type="string">
            <text:p text:style-name="P16">0</text:p>
          </table:table-cell>
          <table:table-cell table:style-name="Tableau64.B3" office:value-type="string">
            <text:p text:style-name="P16">0</text:p>
          </table:table-cell>
          <table:table-cell table:style-name="Tableau64.B3" office:value-type="string">
            <text:p text:style-name="P16">0</text:p>
          </table:table-cell>
          <table:table-cell table:style-name="Tableau64.B3" office:value-type="string">
            <text:p text:style-name="P16">0</text:p>
          </table:table-cell>
          <table:table-cell table:style-name="Tableau64.I3" office:value-type="string">
            <text:p text:style-name="P16">0</text:p>
          </table:table-cell>
        </table:table-row>
      </table:table>
      <text:p text:style-name="P8"><text:span text:style-name="T17">Table </text:span><text:span text:style-name="T14">?</text:span><text:span text:style-name="T17">.64 : Detailed register address 0x3E</text:span></text:p>
      <text:p text:style-name="P7">The register <text:span text:style-name="T21">PKTCONFIG</text:span><text:span text:style-name="T16"> </text:span>at address 0x3E is a read and write configuration register and therefore the value read from this address reflects exactly what is written to it.</text:p>
      <text:list xml:id="list37404728" text:continue-list="list37388087" text:style-name="L11">
        <text:list-item>
          <text:p text:style-name="P29"><text:span text:style-name="T18">SAVECRC</text:span> = Save CRC field in reception buffer: If this bit is set to '1', the CRC field of each packet received will be included with the frame payload in the reception buffer. If no CRC field is enabled (check register <text:span text:style-name="T18">CRCPOLYNO</text:span> at addresses 0x36 and 0x37), <text:span text:style-name="T18">SAVECRC</text:span>'s value has no effect. This feature is useful for storing multiple short packets that may have software correctable CRC errors in the reception buffer without immediate intervention from the on-board controller.</text:p>
        </text:list-item>
        <text:list-item>
          <text:p text:style-name="P29"><text:span text:style-name="T18">PKTSZSRC</text:span> = Tramission packet data size source: This bit allows the selection between the <text:span text:style-name="T18">TXPKTSIZE</text:span> register value and the TX buffer load value at the beginning of the data transmission to determine how many bytes of data should be transmitted in each packet to transmit. If <text:span text:style-name="T18">PKTSZSRC</text:span> = '0', the modem uses the register <text:span text:style-name="T18">TXPKTSIZE</text:span> to determine the packet payload. This configuration is best suited for packets of constant size but also necessary for packets larger than the TX buffer size ( &gt; 128 bytes) since the TX buffer load signal can't exceed 128 without triggering the buffer's overflow and corrupting its content. If <text:span text:style-name="T18">PKTSZSRC</text:span> = '1', the TX buffer load just before the instant the transmitter starts transmitting the packet data tells the modem how many bytes of data to extract from the TX buffer. This configuration is best suited for packets of variable size and the TX buffer should contain all (and only) the data to transmit in the next packet at the moment its transmission begins.</text:p>
        </text:list-item>
        <text:list-item>
          <text:p text:style-name="P29"><text:span text:style-name="T18">ADDRMTOL</text:span> = Receiver's address matching tolerance: When this bit is cleared, the bit reading of an address byte needs to match exactly the address byte looked for by the baseband processor (set in register <text:span text:style-name="T18">RXADDRESS</text:span> at addresses 0x3A and 0x3B). If <text:span text:style-name="T18">ADDRMTOL</text:span> is set to '1', the baseband processor will tolerate one bit error in the address field. Thus, when <text:span text:style-name="T18">ADDRMTOL</text:span> = '0', the false positive readings of an address field are far less likely allowing a system to have a far more extensive list of distinctive addresses but on the other hand, a packet could be completely lost simply due to a single bit error in its address field. This register field is only relevant if <text:span text:style-name="T18">HDRADDRE</text:span> = '1'.</text:p>
        </text:list-item>
        <text:list-item>
          <text:p text:style-name="P29"><text:soft-page-break/><text:span text:style-name="T18">ADDRLEN</text:span> = Address field length: If this bit is set to '1', the synchronisation word is two bytes long. If this bit is set to '0' then the synchronisation word is only one byte long and only the register address 0x35 defines the synchronisation word.</text:p>
        </text:list-item>
        <text:list-item>
          <text:p text:style-name="P29"><text:span text:style-name="T18">SAVEADDR</text:span> = Save address field in reception buffer: If this bit is set to '1', the address field of each packet received will be included with the frame payload in the reception buffer. If no address field is enabled (check register <text:span text:style-name="T18">HDRADDRE</text:span>), <text:span text:style-name="T18">SAVEADDR</text:span>'s value has no effect. This feature is useful for storing multiple short packets that may have different destination addresses in the reception buffer without immediate intervention from the on-board controller.</text:p>
        </text:list-item>
        <text:list-item>
          <text:p text:style-name="P29"><text:span text:style-name="T18">SAVESIZE</text:span> = Save packet size field in reception buffer: If this bit is set to '1', the size field of each packet received will be included with the frame payload in the reception buffer. If no size field is enabled (check register <text:span text:style-name="T18">HDRSIZEE</text:span>), <text:span text:style-name="T18">SAVESIZE</text:span>'s value has no effect. This feature is useful for storing multiple short packets that may be of different size in the reception buffer without immediate intervention from the on-board controller.</text:p>
        </text:list-item>
        <text:list-item>
          <text:p text:style-name="P29"><text:span text:style-name="T18">HDRADDRE</text:span> = Frame header's address field enabled: If this bit is set to '1', the first one or two bytes (depending on <text:span text:style-name="T18">ADDRLEN</text:span>'s value) after the synchronisation byte(s) of each frame exchanged will be a receiver's address and for each frame, this byte will have to match the destination's UWB receiver address dictated by register <text:span text:style-name="T18">RXADDRESS</text:span> at register addresses 0x3A and 0x3B (with matching tolerance setting given by <text:span text:style-name="T18">ADDRMTOL</text:span>) otherwise, the whole packet received will be ignored. If no address field is enabled in the system, all successfully synchronised packets at the receiver will be read.</text:p>
        </text:list-item>
        <text:list-item>
          <text:p text:style-name="P29"><text:span text:style-name="T18">HDRSIZEE</text:span> = Frame header's size field enabled: If this bit is set to '1', each frame exchanged will contain a packet size field immediately before the frame payload – and after the receiver's address field if it is present. If <text:span text:style-name="T18">HDRSIZEE</text:span> = '1', the register <text:span text:style-name="T18">RXPKTSIZE</text:span> at address 0x3D is ignored and whatever byte will be read at the place of the packet size field in the header of received frames will be used to tell how many bytes of data the receiver must read before ending the packet's reception. This field might be the only way to inform a receiver of how long a transmitted packet is and therefore it is recommended to enable this if the transmitted packet size is variable and cannot be foreseen by the receiver.</text:p>
        </text:list-item>
      </text:list>
      <text:p text:style-name="P7"/>
      <table:table table:name="Tableau37" table:style-name="Tableau37">
        <table:table-column table:style-name="Tableau37.A"/>
        <table:table-column table:style-name="Tableau37.B" table:number-columns-repeated="7"/>
        <table:table-column table:style-name="Tableau37.I"/>
        <table:table-row>
          <table:table-cell table:style-name="Tableau37.A1" office:value-type="string">
            <text:p text:style-name="P10">bit #</text:p>
          </table:table-cell>
          <table:table-cell table:style-name="Tableau37.B1" office:value-type="string">
            <text:p text:style-name="P13">7</text:p>
          </table:table-cell>
          <table:table-cell table:style-name="Tableau37.B1" office:value-type="string">
            <text:p text:style-name="P13">6</text:p>
          </table:table-cell>
          <table:table-cell table:style-name="Tableau37.B1" office:value-type="string">
            <text:p text:style-name="P13">5</text:p>
          </table:table-cell>
          <table:table-cell table:style-name="Tableau37.B1" office:value-type="string">
            <text:p text:style-name="P13">4</text:p>
          </table:table-cell>
          <table:table-cell table:style-name="Tableau37.B1" office:value-type="string">
            <text:p text:style-name="P13">3</text:p>
          </table:table-cell>
          <table:table-cell table:style-name="Tableau37.B1" office:value-type="string">
            <text:p text:style-name="P13">2</text:p>
          </table:table-cell>
          <table:table-cell table:style-name="Tableau37.B1" office:value-type="string">
            <text:p text:style-name="P13">1</text:p>
          </table:table-cell>
          <table:table-cell table:style-name="Tableau37.I1" office:value-type="string">
            <text:p text:style-name="P13">0</text:p>
          </table:table-cell>
        </table:table-row>
        <table:table-row>
          <table:table-cell table:style-name="Tableau37.A2" office:value-type="string">
            <text:p text:style-name="P10">read</text:p>
          </table:table-cell>
          <table:table-cell table:style-name="Tableau37.B2" table:number-columns-spanned="8" office:value-type="string">
            <text:p text:style-name="P16">RXBUFDATA</text:p>
          </table:table-cell>
          <table:covered-table-cell/>
          <table:covered-table-cell/>
          <table:covered-table-cell/>
          <table:covered-table-cell/>
          <table:covered-table-cell/>
          <table:covered-table-cell/>
          <table:covered-table-cell/>
        </table:table-row>
        <table:table-row>
          <table:table-cell table:style-name="Tableau37.A2" office:value-type="string">
            <text:p text:style-name="P10">write</text:p>
          </table:table-cell>
          <table:table-cell table:style-name="Tableau37.B2" table:number-columns-spanned="8" office:value-type="string">
            <text:p text:style-name="P16">TXBUFDATA</text:p>
          </table:table-cell>
          <table:covered-table-cell/>
          <table:covered-table-cell/>
          <table:covered-table-cell/>
          <table:covered-table-cell/>
          <table:covered-table-cell/>
          <table:covered-table-cell/>
          <table:covered-table-cell/>
        </table:table-row>
        <table:table-row>
          <table:table-cell table:style-name="Tableau37.A4" office:value-type="string">
            <text:p text:style-name="P10">default</text:p>
          </table:table-cell>
          <table:table-cell table:style-name="Tableau37.B4" table:number-columns-spanned="8" office:value-type="string">
            <text:p text:style-name="P16">-</text:p>
          </table:table-cell>
          <table:covered-table-cell/>
          <table:covered-table-cell/>
          <table:covered-table-cell/>
          <table:covered-table-cell/>
          <table:covered-table-cell/>
          <table:covered-table-cell/>
          <table:covered-table-cell/>
        </table:table-row>
      </table:table>
      <text:p text:style-name="P8"><text:span text:style-name="T17">Table </text:span><text:span text:style-name="T14">?</text:span><text:span text:style-name="T17">.33 : Detailed register address 0x3F</text:span></text:p>
      <text:p text:style-name="P7">The register address 0x3F does not contain an actual register, its sole use is the aggregation of both buffer access where <text:span text:style-name="T21">RXBUFDATA</text:span> is read-only and <text:span text:style-name="T21">TXBUFDATA</text:span> is write-only.</text:p>
      <text:list xml:id="list346647537679213421" text:style-name="L12">
        <text:list-item>
          <text:p text:style-name="P33"><text:span text:style-name="T22">TXBUFDATA</text:span><text:span text:style-name="T4"> = Transmitter's data buffer: A writing operation on the 0x3F address will push the bytes written in the TX buffer. This will occur even if the buffer is already full in which case the first bytes inserted will get corrupted and the </text:span><text:span text:style-name="T22">TXOVRFLI</text:span><text:span text:style-name="T4"> flag will be raised.</text:span></text:p>
        </text:list-item>
        <text:list-item>
          <text:p text:style-name="P33"><text:span text:style-name="T22">RXBUFDATA</text:span><text:span text:style-name="T4"> = Receiver's data buffer: Conversely, a byte is extracted from the RX buffer and read through the SPI everytime this address is accessed through a reading operation from the SPI if the RX </text:span><text:soft-page-break/><text:span text:style-name="T4">buffer is not empty. If it is empty while this address is being read, the data read will be invalid but the RX buffer won't underflow.</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NewRoman" svg:font-family="TimesNewRoman, 'Times New 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axial" draw:start-color="#eaf1dd" draw:end-color="#c2d69b" draw:start-intensity="100%" draw:end-intensity="100%" draw:angle="3150" draw:border="0%"/>
    <draw:marker draw:name="_35_" draw:display-name="5" svg:viewBox="0 0 0 0" svg:d="M0 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CA"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212cm" fo:margin-bottom="0.212cm"/>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 style:default-outline-level="1" style:class="text">
      <style:paragraph-properties fo:margin-top="0.423cm" fo:margin-bottom="0.635cm" fo:text-align="center" style:justify-single-word="false" fo:break-before="page" fo:keep-with-next="always"/>
      <style:text-properties fo:font-size="20pt" style:letter-kerning="true" style:font-size-asian="20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ab-stops>
          <style:tab-stop style:position="1.501cm"/>
        </style:tab-stops>
      </style:paragraph-properties>
      <style:text-properties fo:font-size="14pt" style:font-size-asian="14pt"/>
    </style:style>
    <style:style style:name="Heading_20_4" style:display-name="Heading 4" style:family="paragraph" style:parent-style-name="Standard" style:next-style-name="Text" style:default-outline-level="4" style:class="text">
      <style:paragraph-properties fo:margin-top="0.423cm" fo:margin-bottom="0.106cm" fo:keep-with-next="always"/>
    </style:style>
    <style:style style:name="Heading_20_5" style:display-name="Heading 5" style:family="paragraph" style:parent-style-name="Standard" style:next-style-name="Text" style:default-outline-level="5" style:class="text">
      <style:paragraph-properties fo:margin-top="0.423cm" fo:margin-bottom="0.106cm"/>
    </style:style>
    <style:style style:name="Heading_20_6" style:display-name="Heading 6" style:family="paragraph" style:parent-style-name="Standard" style:next-style-name="Standard" style:default-outline-level="6" style:class="text">
      <style:paragraph-properties fo:margin-top="0.423cm" fo:margin-bottom="0.106cm"/>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Text" style:family="paragraph" style:parent-style-name="Standard" style:class="extra">
      <style:paragraph-properties fo:margin-top="0cm" fo:margin-bottom="0.423cm"/>
    </style:style>
    <style:style style:name="_31__7c_Sous-titre" style:display-name="1|Sous-titre" style:family="paragraph" style:parent-style-name="Standard">
      <style:paragraph-properties fo:margin-top="0cm" fo:margin-bottom="0.635cm" fo:text-align="center" style:justify-single-word="false"/>
      <style:text-properties fo:font-size="16pt" style:font-size-asian="16pt"/>
    </style:style>
    <style:style style:name="_31__7c_Auteur" style:display-name="1|Auteur" style:family="paragraph" style:parent-style-name="Standard">
      <style:paragraph-properties fo:text-align="center" style:justify-single-word="false"/>
      <style:text-properties fo:font-size="14pt" style:font-size-asian="14pt"/>
    </style:style>
    <style:style style:name="_31__7c_Copyright" style:display-name="1|Copyright" style:family="paragraph" style:parent-style-name="Standard"/>
    <style:style style:name="_31__7c_Dedicace" style:display-name="1|Dedicace" style:family="paragraph" style:parent-style-name="Standard">
      <style:paragraph-properties fo:margin-top="5.292cm" fo:margin-bottom="0cm" fo:text-align="end" style:justify-single-word="false"/>
      <style:text-properties fo:letter-spacing="0.035cm"/>
    </style:style>
    <style:style style:name="_31__7c_Depot" style:display-name="1|Depot" style:family="paragraph" style:parent-style-name="Standard">
      <style:paragraph-properties fo:text-align="center" style:justify-single-word="false"/>
    </style:style>
    <style:style style:name="_31__7c_Dept" style:display-name="1|Dept" style:family="paragraph" style:parent-style-name="Standard">
      <style:paragraph-properties fo:margin-top="0cm" fo:margin-bottom="0.423cm" fo:text-align="center" style:justify-single-word="false"/>
      <style:text-properties fo:font-variant="small-caps" fo:font-size="14pt" fo:language="fr" fo:country="CA" style:font-size-asian="14pt"/>
    </style:style>
    <style:style style:name="_31__7c_Epigraphe" style:display-name="1|Epigraphe" style:family="paragraph" style:parent-style-name="Standard"/>
    <style:style style:name="_31__7c_Faculte" style:display-name="1|Faculte" style:family="paragraph" style:parent-style-name="Standard">
      <style:paragraph-properties fo:margin-top="0cm" fo:margin-bottom="0.423cm" fo:text-align="center" style:justify-single-word="false"/>
      <style:text-properties fo:font-size="14pt" style:font-size-asian="14pt"/>
    </style:style>
    <style:style style:name="_31__7c_Grade" style:display-name="1|Grade" style:family="paragraph" style:parent-style-name="Standard">
      <style:paragraph-properties fo:text-align="center" style:justify-single-word="false"/>
      <style:text-properties fo:font-size="14pt" style:font-size-asian="14pt"/>
    </style:style>
    <style:style style:name="_31__7c_Jury" style:display-name="1|Jury" style:family="paragraph" style:parent-style-name="Standard"/>
    <style:style style:name="LegendeFig" style:family="paragraph" style:parent-style-name="Standard">
      <style:paragraph-properties fo:text-align="center" style:justify-single-word="false"/>
    </style:style>
    <style:style style:name="_31__7c_TitreThese" style:display-name="1|TitreThese" style:family="paragraph" style:parent-style-name="Standard">
      <style:paragraph-properties fo:margin-top="0.635cm" fo:margin-bottom="0.635cm" fo:text-align="center" style:justify-single-word="false"/>
      <style:text-properties fo:font-size="18pt" style:font-size-asian="18pt"/>
    </style:style>
    <style:style style:name="_31__7c_Universite" style:display-name="1|Universite" style:family="paragraph" style:parent-style-name="Standard">
      <style:paragraph-properties fo:margin-top="0cm" fo:margin-bottom="0.635cm" fo:text-align="center" style:justify-single-word="false"/>
      <style:text-properties fo:font-variant="small-caps" fo:font-size="16pt" fo:language="fr" fo:country="CA" style:font-size-asian="16pt"/>
    </style:style>
    <style:style style:name="_33__7c_Ann_5f_titre1" style:display-name="3|Ann_titre1" style:family="paragraph" style:parent-style-name="Standard" style:next-style-name="Text" style:list-style-name="WW8Num4">
      <style:paragraph-properties fo:margin-left="0.76cm" fo:margin-right="0cm" fo:text-align="center" style:justify-single-word="false" fo:text-indent="-0.76cm" style:auto-text-indent="false"/>
      <style:text-properties fo:font-size="18pt" style:font-size-asian="18pt"/>
    </style:style>
    <style:style style:name="_33__7c_Bibli_5f_item" style:display-name="3|Bibli_item" style:family="paragraph" style:parent-style-name="Standard"/>
    <style:style style:name="_33__7c_Bibli_5f_tit1" style:display-name="3|Bibli_tit1" style:family="paragraph" style:parent-style-name="Standard">
      <style:text-properties fo:font-size="18pt" style:font-size-asian="18pt"/>
    </style:style>
    <style:style style:name="_33__7c_Bibli_5f_tit2" style:display-name="3|Bibli_tit2" style:family="paragraph" style:parent-style-name="Standard">
      <style:text-properties fo:font-size="18pt" style:font-size-asian="18pt"/>
    </style:style>
    <style:style style:name="_33__7c_Bibli_5f_tit3" style:display-name="3|Bibli_tit3" style:family="paragraph" style:parent-style-name="Standard">
      <style:text-properties fo:font-size="18pt" style:font-size-asian="18pt"/>
    </style:style>
    <style:style style:name="_33__7c_Bibli_5f_tit4" style:display-name="3|Bibli_tit4" style:family="paragraph" style:parent-style-name="Standard" style:next-style-name="_33__7c_Bibli_5f_item">
      <style:text-properties fo:font-size="18pt" style:font-size-asian="1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itatioBloc1" style:family="paragraph" style:parent-style-name="Standard">
      <style:paragraph-properties fo:margin-left="2.501cm" fo:margin-right="0cm" fo:margin-top="0cm" fo:margin-bottom="0.564cm" fo:line-height="100%" fo:text-indent="0cm" style:auto-text-indent="false"/>
    </style:style>
    <style:style style:name="CitatioBloc2" style:family="paragraph" style:parent-style-name="Text">
      <style:paragraph-properties fo:margin-top="0.423cm" fo:margin-bottom="0.423cm" fo:line-height="100%" fo:text-align="start" style:justify-single-word="false"/>
    </style:style>
    <style:style style:name="Equation" style:family="paragraph" style:parent-style-name="Standard"/>
    <style:style style:name="ListePuce1" style:family="paragraph" style:parent-style-name="Text" style:list-style-name="WW8Num5">
      <style:paragraph-properties fo:margin-top="0cm" fo:margin-bottom="0.212cm"/>
    </style:style>
    <style:style style:name="ListePuce2" style:family="paragraph" style:parent-style-name="ListePuce1" style:list-style-name="WW8Num22">
      <style:paragraph-properties fo:margin-left="1.33cm" fo:margin-right="0cm" fo:text-indent="-0.63cm" style:auto-text-indent="false"/>
    </style:style>
    <style:style style:name="Partie" style:family="paragraph" style:parent-style-name="Standard">
      <style:paragraph-properties fo:margin-top="8.467cm" fo:margin-bottom="0cm" fo:text-align="center" style:justify-single-word="false"/>
      <style:text-properties fo:font-size="24pt" style:font-size-asian="24pt"/>
    </style:style>
    <style:style style:name="_31__7c_EcoleDoct" style:display-name="1|EcoleDoct" style:family="paragraph" style:parent-style-name="Text" style:next-style-name="Text"/>
    <style:style style:name="LegendeTab" style:family="paragraph" style:parent-style-name="Standard">
      <style:paragraph-properties fo:text-align="center" style:justify-single-word="false"/>
    </style:style>
    <style:style style:name="Source" style:family="paragraph" style:parent-style-name="Standard"/>
    <style:style style:name="_31__7c_TitreFront" style:display-name="1|TitreFront" style:family="paragraph" style:parent-style-name="Standard">
      <style:paragraph-properties fo:text-align="center" style:justify-single-word="false"/>
      <style:text-properties fo:font-size="18pt" style:font-size-asian="18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des_20_illustrations" style:display-name="Table des illustrations" style:family="paragraph" style:parent-style-name="Standard" style:next-style-name="Standard">
      <style:paragraph-properties fo:margin-left="0.847cm" fo:margin-right="0cm" fo:text-indent="-0.847cm" style:auto-text-indent="false"/>
    </style:style>
    <style:style style:name="ListeNum1" style:family="paragraph" style:parent-style-name="ListePuce1" style:list-style-name="WW8Num17">
      <style:paragraph-properties fo:margin-left="0.63cm" fo:margin-right="0cm" fo:line-height="100%" fo:text-indent="-0.63cm" style:auto-text-indent="false"/>
    </style:style>
    <style:style style:name="Intro" style:family="paragraph" style:parent-style-name="Heading_20_1" style:next-style-name="Text" style:default-outline-level="" style:list-style-name="">
      <style:paragraph-properties fo:break-before="auto" fo:break-after="auto" fo:keep-with-next="auto"/>
      <style:text-properties fo:font-size="18pt" style:font-size-asian="18pt"/>
    </style:style>
    <style:style style:name="Conclu" style:family="paragraph" style:parent-style-name="Heading_20_1" style:next-style-name="Text" style:default-outline-level="" style:list-style-name="">
      <style:paragraph-properties fo:margin-left="0.762cm" fo:margin-right="0cm" fo:text-indent="-0.762cm" style:auto-text-indent="false" fo:break-before="auto" fo:break-after="auto"/>
      <style:text-properties fo:font-size="18pt" style:font-size-asian="18pt"/>
    </style:style>
    <style:style style:name="ListeTitre" style:family="paragraph" style:parent-style-name="Standard" style:next-style-name="ListeNum1"/>
    <style:style style:name="Strophe" style:family="paragraph" style:parent-style-name="Text">
      <style:paragraph-properties fo:margin-left="1.501cm" fo:margin-right="0cm" fo:margin-top="0cm" fo:margin-bottom="0.564cm" fo:line-height="100%" fo:text-align="start" style:justify-single-word="false" fo:text-indent="0cm" style:auto-text-indent="false"/>
    </style:style>
    <style:style style:name="Entree" style:family="paragraph" style:parent-style-name="Text"/>
    <style:style style:name="_33__7c_Ann_5f_titre2" style:display-name="3|Ann_titre2" style:family="paragraph" style:parent-style-name="Standard" style:next-style-name="Text" style:list-style-name="WW8Num4">
      <style:text-properties fo:font-size="18pt" style:font-size-asian="18pt"/>
    </style:style>
    <style:style style:name="_33__7c_Ann_5f_titre3" style:display-name="3|Ann_titre3" style:family="paragraph" style:parent-style-name="Standard" style:next-style-name="Text" style:list-style-name="WW8Num4">
      <style:text-properties fo:font-size="18pt" style:font-size-asian="18pt"/>
    </style:style>
    <style:style style:name="Figure" style:family="paragraph" style:parent-style-name="Text"/>
    <style:style style:name="_31__7c_TableListe" style:display-name="1|TableListe" style:family="paragraph" style:parent-style-name="Standard">
      <style:paragraph-properties fo:text-align="center" style:justify-single-word="false"/>
      <style:text-properties fo:font-size="18pt" fo:language="fr" fo:country="CA" style:font-size-asian="18pt"/>
    </style:style>
    <style:style style:name="Jalon" style:family="paragraph" style:parent-style-name="Text"/>
    <style:style style:name="closer" style:family="paragraph" style:parent-style-name="Standard">
      <style:paragraph-properties fo:line-height="100%" fo:text-align="end" style:justify-single-word="false">
        <style:tab-stops>
          <style:tab-stop style:position="5.752cm"/>
        </style:tab-stops>
      </style:paragraph-properties>
    </style:style>
    <style:style style:name="Jalon0" style:family="paragraph" style:parent-style-name="Jalon"/>
    <style:style style:name="Jalon1" style:family="paragraph" style:parent-style-name="Jalon"/>
    <style:style style:name="JalonBiblio" style:family="paragraph" style:parent-style-name="Jalon"/>
    <style:style style:name="JalonAnnexe" style:family="paragraph" style:parent-style-name="Jalon"/>
    <style:style style:name="Explorateur_20_de_20_documents" style:display-name="Explorateur de documents" style:family="paragraph" style:parent-style-name="Standard">
      <style:paragraph-properties fo:background-color="#000080">
        <style:background-image/>
      </style:paragraph-properties>
      <style:text-properties style:font-name="Tahoma" style:font-name-complex="Tahoma"/>
    </style:style>
    <style:style style:name="ListeNum2" style:family="paragraph" style:parent-style-name="Standard" style:list-style-name="WW8Num13">
      <style:paragraph-properties fo:margin-left="1.131cm" fo:margin-right="0cm" fo:text-indent="-0.63cm" style:auto-text-indent="false"/>
    </style:style>
    <style:style style:name="ListeSimple" style:family="paragraph" style:parent-style-name="Standard">
      <style:paragraph-properties fo:margin-left="0.501cm" fo:margin-right="0.501cm" fo:margin-top="0cm" fo:margin-bottom="0.212cm" fo:text-indent="0cm" style:auto-text-indent="false" fo:padding-left="0.141cm" fo:padding-right="0.141cm" fo:padding-top="0.035cm" fo:padding-bottom="0.035cm" fo:border="0.018cm solid #000000"/>
    </style:style>
    <style:style style:name="_31__7c_NoOfficiel" style:display-name="1|NoOfficiel" style:family="paragraph" style:parent-style-name="Text" style:next-style-name="Text"/>
    <style:style style:name="_31__7c_Directeur" style:display-name="1|Directeur" style:family="paragraph" style:parent-style-name="Standard">
      <style:paragraph-properties fo:text-align="center" style:justify-single-word="false"/>
      <style:text-properties fo:font-size="14pt" style:font-size-asian="14pt"/>
    </style:style>
    <style:style style:name="_31__7c_Discipline" style:display-name="1|Discipline" style:family="paragraph" style:parent-style-name="Standard">
      <style:paragraph-properties fo:text-align="center" style:justify-single-word="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e_20_de_20_bulles" style:display-name="Texte de bulles" style:family="paragraph" style:parent-style-name="Standard">
      <style:paragraph-properties fo:line-height="100%"/>
      <style:text-properties style:font-name="Tahoma" fo:font-size="8pt" style:font-size-asian="8pt" style:font-name-complex="Tahoma" style:font-size-complex="8pt"/>
    </style:style>
    <style:style style:name="equation" style:family="paragraph" style:parent-style-name="Standard">
      <style:paragraph-properties fo:margin-top="0.423cm" fo:margin-bottom="0.423cm" fo:line-height="90%" fo:text-align="center" style:justify-single-word="false">
        <style:tab-stops>
          <style:tab-stop style:position="4.445cm" style:type="center"/>
          <style:tab-stop style:position="8.89cm" style:type="right"/>
        </style:tab-stops>
      </style:paragraph-properties>
      <style:text-properties style:font-name="Symbol" fo:font-size="10pt" fo:language="en" fo:country="US" style:font-size-asian="10pt" style:font-name-complex="Symbo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Symbol" style:font-name-complex="Symbol"/>
    </style:style>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fo:font-style="italic" style:font-style-asian="italic"/>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TimesNewRoman" fo:language="en" fo:country="CA" style:font-name-complex="TimesNewRoman"/>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style style:name="WW8Num16z0"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Times New Roman" style:font-name-complex="Times New Roman"/>
    </style:style>
    <style:style style:name="Police_20_par_20_défaut" style:display-name="Police par défaut" style:family="text"/>
    <style:style style:name="Citation1" style:family="text" style:parent-style-name="Police_20_par_20_défaut"/>
    <style:style style:name="LangueEtrang" style:family="text" style:parent-style-name="Police_20_par_20_défaut"/>
    <style:style style:name="Definition_20__28_user_29_" style:display-name="Definition (user)" style:family="text" style:parent-style-name="Police_20_par_20_défaut"/>
    <style:style style:name="Page_20_Number" style:display-name="Page Number" style:family="text" style:parent-style-name="Police_20_par_20_défaut"/>
    <style:style style:name="Line_20_numbering" style:display-name="Line numbering"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fo:language="fr" fo:country="FR" style:font-size-asian="8pt" style:font-name-complex="Tahoma" style:font-size-complex="8pt"/>
    </style:style>
    <style:style style:name="Référence_20_pâle" style:display-name="Référence pâle" style:family="text">
      <style:text-properties fo:font-variant="small-caps" fo:color="#c0504d"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1z0" style:num-prefix="Section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1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1z0" style:num-format="1" text:display-levels="3">
        <style:list-level-properties text:list-level-position-and-space-mode="label-alignment">
          <style:list-level-label-alignment text:label-followed-by="listtab" text:list-tab-stop-position="1.905cm" fo:text-indent="-1.27cm" fo:margin-left="1.27cm"/>
        </style:list-level-properties>
      </text:outline-level-style>
      <text:outline-level-style text:level="4" text:style-name="WW8Num11z0" style:num-format="1" text:display-levels="4">
        <style:list-level-properties text:list-level-position-and-space-mode="label-alignment">
          <style:list-level-label-alignment text:label-followed-by="listtab" text:list-tab-stop-position="2.54cm" fo:text-indent="-1.524cm" fo:margin-left="1.524cm"/>
        </style:list-level-properties>
      </text:outline-level-style>
      <text:outline-level-style text:level="5" text:style-name="WW8Num11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Annexe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4z0"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I">
        <style:list-level-properties text:list-level-position-and-space-mode="label-alignment" fo:text-align="end">
          <style:list-level-label-alignment text:label-followed-by="listtab" text:list-tab-stop-position="1.136cm" fo:text-indent="0.501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Section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2.54cm" fo:text-indent="-1.524cm" fo:margin-left="1.524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Chapitre "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I">
        <style:list-level-properties text:list-level-position-and-space-mode="label-alignment" fo:text-align="end">
          <style:list-level-label-alignment text:label-followed-by="listtab" text:list-tab-stop-position="1.136cm" fo:text-indent="0.501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2.54cm" fo:text-indent="-1.524cm" fo:margin-left="1.524cm"/>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3.81cm" fo:text-indent="-2.286cm" fo:margin-left="2.286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4.445cm" fo:text-indent="-2.54cm" fo:margin-left="2.54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5.08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style:tab-stops>
          <style:tab-stop style:position="7.62cm" style:type="center"/>
          <style:tab-stop style:position="16.002cm" style:type="right"/>
        </style:tab-stops>
      </style:paragraph-properties>
      <style:text-properties style:font-name="Calibri" fo:font-size="6pt" fo:language="en" fo:country="CA" style:font-size-asian="6pt" style:font-size-complex="6pt" style:language-complex="ar" style:country-complex="SA"/>
    </style:style>
    <style:style style:name="MP2" style:family="paragraph" style:parent-style-name="Footer">
      <style:paragraph-properties fo:line-height="100%">
        <style:tab-stops>
          <style:tab-stop style:position="7.62cm" style:type="center"/>
          <style:tab-stop style:position="16.002cm" style:type="right"/>
        </style:tab-stops>
      </style:paragraph-properties>
    </style:style>
    <style:style style:name="MP3" style:family="paragraph" style:parent-style-name="Header">
      <style:paragraph-properties fo:text-align="end" style:justify-single-word="false"/>
    </style:style>
    <style:style style:name="MP4" style:family="paragraph" style:parent-style-name="Footer">
      <style:paragraph-properties fo:text-align="center" style:justify-single-word="false"/>
    </style:style>
    <style:style style:name="MP5" style:family="paragraph" style:parent-style-name="Footer">
      <style:paragraph-properties fo:line-height="100%">
        <style:tab-stops>
          <style:tab-stop style:position="7.62cm" style:type="center"/>
          <style:tab-stop style:position="16.002cm" style:type="right"/>
        </style:tab-stops>
      </style:paragraph-properties>
      <style:text-properties fo:font-size="11pt" style:font-size-asian="11pt"/>
    </style:style>
    <style:style style:name="MT1" style:family="text">
      <style:text-properties style:font-name="Calibri" fo:font-size="11pt" fo:language="en" fo:country="CA" style:font-size-asian="11pt" style:language-complex="ar" style:country-complex="SA"/>
    </style:style>
    <style:style style:name="MT2" style:family="text">
      <style:text-properties style:font-name="Calibri" fo:font-size="11pt" fo:language="en" fo:country="CA" style:font-name-asian="Times New Roman" style:font-size-asian="11pt" style:font-name-complex="Times New Roman" style:language-complex="ar" style:country-complex="SA"/>
    </style:style>
    <style:style style:name="MT3" style:family="text">
      <style:text-properties fo:color="#cc0000" style:font-name="Calibri" fo:font-size="11pt" fo:language="en" fo:country="CA" fo:font-weight="bold" style:font-size-asian="11pt" style:font-weight-asian="bold" style:language-complex="ar" style:country-complex="SA" style:font-weight-complex="bold"/>
    </style:style>
    <style:style style:name="MT4" style:family="text">
      <style:text-properties style:font-name="Calibri" fo:language="en" fo:country="CA" style:language-complex="ar" style:country-complex="SA"/>
    </style:style>
    <style:style style:name="MT5" style:family="text"/>
    <style:style style:name="MT6" style:family="text">
      <style:text-properties style:font-name="Symbol"/>
    </style:style>
    <style:style style:name="MT7" style:family="text">
      <style:text-properties style:font-name="Symbol" fo:font-size="11pt" style:font-size-asian="11pt"/>
    </style:style>
    <style:style style:name="MT8" style:family="text">
      <style:text-properties fo:font-size="11pt" style:font-size-asian="11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2cm" fo:margin-left="2.501cm" fo:margin-right="2.50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xlink:href="../Watermark.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499cm" fo:margin-bottom="2.501cm" fo:margin-left="2.501cm" fo:margin-right="2.5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xlink:href="../Watermark.png" xlink:type="simple" xlink:actuate="onLoad" style:position="center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3">
      <style:page-layout-properties fo:page-width="21.001cm" fo:page-height="29.7cm" style:num-format="I" style:print-orientation="portrait" fo:margin-top="1.499cm" fo:margin-bottom="2.501cm" fo:margin-left="2.501cm" fo:margin-right="2.5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true"/>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2.54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cm" fo:margin-left="0cm" fo:margin-right="0cm" fo:margin-top="0cm"/>
      </style:footer-style>
    </style:page-layout>
    <style:page-layout style:name="Mpm6">
      <style:page-layout-properties fo:page-width="21.001cm" fo:page-height="29.7cm" style:num-format="I"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year number:style="long"/>
    </number:date-style>
  </office:automatic-styles>
  <office:master-styles>
    <style:master-page style:name="Standard" style:page-layout-name="Mpm1">
      <style:footer>
        <text:p text:style-name="MP1"/>
        <text:p text:style-name="MP2"><text:span text:style-name="MT1">Spark Microsystems </text:span><text:span text:style-name="MT2">© 2017</text:span><text:span text:style-name="MT1"><text:tab/></text:span><text:span text:style-name="MT3">-CONFIDENTIAL-</text:span><text:span text:style-name="MT1"><text:tab/>Page </text:span><text:span text:style-name="MT1"><text:page-number text:select-page="current">2</text:page-number></text:span><text:span text:style-name="Page_20_Number"><text:span text:style-name="MT4"> of </text:span></text:span><text:span text:style-name="Page_20_Number"><text:span text:style-name="MT4"><text:page-count>29</text:page-count></text:span></text:span></text:p>
      </style:footer>
    </style:master-page>
    <style:master-page style:name="First_20_Page" style:display-name="First Page" style:page-layout-name="Mpm2" style:next-style-name="Standard">
      <style:footer>
        <text:p text:style-name="MP1"/>
        <text:p text:style-name="MP2"><text:span text:style-name="MT1">Spark Microsystems </text:span><text:span text:style-name="MT2">© 2017</text:span><text:span text:style-name="MT1"><text:tab/></text:span><text:span text:style-name="MT3">-CONFIDENTIAL-</text:span><text:span text:style-name="MT1"><text:tab/>Page </text:span><text:span text:style-name="MT1"><text:page-number text:select-page="current">1</text:page-number></text:span><text:span text:style-name="Page_20_Number"><text:span text:style-name="MT4"> of </text:span></text:span><text:span text:style-name="Page_20_Number"><text:span text:style-name="MT4"><text:page-count>29</text:page-count></text:span></text:span></text:p>
      </style:footer>
    </style:master-page>
    <style:master-page style:name="Conversion_20_1" style:display-name="Conversion 1" style:page-layout-name="Mpm3" style:next-style-name="Standard">
      <style:header>
        <text:p text:style-name="MP3"/>
      </style:header>
      <style:footer>
        <text:p text:style-name="Footer"><draw:frame draw:style-name="Mfr1" draw:name="Cadre1" text:anchor-type="paragraph" svg:y="0.002cm" fo:min-width="0.041cm" draw:z-index="0"><draw:text-box fo:min-height="0.058cm"><text:p text:style-name="Footer"><text:span text:style-name="Page_20_Number"><text:page-number text:select-page="current"/></text:span></text:p></draw:text-box></draw:frame></text:p>
      </style:footer>
    </style:master-page>
    <style:master-page style:name="Conversion_20_2" style:display-name="Conversion 2" style:page-layout-name="Mpm4">
      <style:header>
        <text:p text:style-name="MP3"/>
      </style:header>
      <style:footer>
        <text:p text:style-name="Footer"><draw:frame draw:style-name="Mfr1" draw:name="Cadre2" text:anchor-type="paragraph" svg:y="0.002cm" fo:min-width="0.041cm" draw:z-index="0"><draw:text-box fo:min-height="0.058cm"><text:p text:style-name="Footer"><text:span text:style-name="Page_20_Number"><text:page-number text:select-page="current"/></text:span></text:p></draw:text-box></draw:frame></text:p>
        <text:p text:style-name="Footer"><text:span text:style-name="MT6"><text:bookmark-ref text:reference-format="text" text:ref-name="Auteur_macro">Erreur : source de la référence non trouvée</text:bookmark-ref></text:span><text:span text:style-name="MT6"></text:span> <text:date style:data-style-name="N106" text:date-value="2017-04-22T17:20:47.66">2017</text:date><text:tab/><text:tab/>UQAM</text:p>
        <text:p text:style-name="MP4">Département d'informatique</text:p>
      </style:footer>
    </style:master-page>
    <style:master-page style:name="Conversion_20_3" style:display-name="Conversion 3" style:page-layout-name="Mpm5" style:next-style-name="Conversion_20_suivante_20_3">
      <style:header>
        <text:p text:style-name="MP3"/>
      </style:header>
      <style:footer>
        <text:p text:style-name="Footer"><draw:frame draw:style-name="Mfr1" draw:name="Cadre3" text:anchor-type="paragraph" svg:y="0.002cm" fo:min-width="0.041cm" draw:z-index="0"><draw:text-box fo:min-height="0.058cm"><text:p text:style-name="Footer"><text:span text:style-name="Page_20_Number"><text:page-number text:select-page="current"/></text:span></text:p></draw:text-box></draw:frame></text:p>
        <text:p text:style-name="Footer"><text:span text:style-name="MT6"></text:span> <text:date style:data-style-name="N106" text:date-value="2017-04-22T17:20:47.66">2017</text:date><text:tab/><text:tab/>UQAM</text:p>
        <text:p text:style-name="MP4">Département d'informatique</text:p>
      </style:footer>
    </style:master-page>
    <style:master-page style:name="Conversion_20_suivante_20_3" style:display-name="Conversion suivante 3" style:page-layout-name="Mpm6">
      <style:header>
        <text:p text:style-name="MP3"/>
      </style:header>
      <style:footer>
        <text:p text:style-name="MP5">__________________________________________________________________________________</text:p>
        <text:p text:style-name="MP2"><text:span text:style-name="MT7"></text:span><text:span text:style-name="MT8"> </text:span><text:span text:style-name="MT8"><text:date style:data-style-name="N106" text:date-value="2017-04-22T17:20:47.66">2017</text:date></text:span><text:span text:style-name="MT8"> <text:tab/>ING1000 Méthodologie de projet en ingénierie<text:tab/></text:span><text:span text:style-name="Page_20_Number"><text:page-number text:select-page="current"/></text:span></text:p>
        <text:p text:style-name="MP5">Génie microélectronique<text:tab/><text:tab/>UQA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park R4</dc:title>
    <meta:initial-creator>elkhal_n</meta:initial-creator>
    <meta:creation-date>2012-10-04T07:48:00</meta:creation-date>
    <dc:creator>Gabriel Morin-Laporte</dc:creator>
    <dc:date>2017-04-22T17:20:47.57</dc:date>
    <meta:editing-cycles>789</meta:editing-cycles>
    <meta:editing-duration>P2188DT21H35M29S</meta:editing-duration>
    <meta:generator>OpenOffice/4.1.2$Win32 OpenOffice.org_project/412m3$Build-9782</meta:generator>
    <meta:document-statistic meta:table-count="65" meta:image-count="0" meta:object-count="0" meta:page-count="29" meta:paragraph-count="1513" meta:word-count="12823" meta:character-count="70794"/>
  </office:meta>
</office:document-meta>
</file>

<file path=Basic/Standard/NewMacros.xml><?xml version="1.0" encoding="utf-8"?>
<!DOCTYPE module  PUBLIC '-//OpenOffice.org//DTD OfficeDocument 1.0//EN'  'module.dtd'>
<script:module xmlns:script="http://openoffice.org/2000/script" script:name="NewMacros" script:language="StarBasic">Rem Attribute VBA_ModuleType=VBAModule
Sub NewMacros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wMacro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